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PLE_DIFFUSION_SPHE0" table:style-name="ta1">
        <table:shapes>
          <draw:frame draw:z-index="0" draw:style-name="gr1" draw:text-style-name="P1" svg:width="15.999cm" svg:height="8.999cm" svg:x="44.665cm" svg:y="0.551cm">
            <draw:object draw:notify-on-update-of-ranges="SIMPLE_DIFFUSION_SPHE0.B2:SIMPLE_DIFFUSION_SPHE0.U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9485" calcext:value-type="float">
            <text:p>0.00549485</text:p>
          </table:table-cell>
          <table:table-cell office:value-type="float" office:value="0.00548116" calcext:value-type="float">
            <text:p>0.00548116</text:p>
          </table:table-cell>
          <table:table-cell office:value-type="float" office:value="0.00544024" calcext:value-type="float">
            <text:p>0.00544024</text:p>
          </table:table-cell>
          <table:table-cell office:value-type="float" office:value="0.00537274" calcext:value-type="float">
            <text:p>0.00537274</text:p>
          </table:table-cell>
          <table:table-cell office:value-type="float" office:value="0.00527963" calcext:value-type="float">
            <text:p>0.00527963</text:p>
          </table:table-cell>
          <table:table-cell office:value-type="float" office:value="0.0051623" calcext:value-type="float">
            <text:p>0.0051623</text:p>
          </table:table-cell>
          <table:table-cell office:value-type="float" office:value="0.00502242" calcext:value-type="float">
            <text:p>0.00502242</text:p>
          </table:table-cell>
          <table:table-cell office:value-type="float" office:value="0.00486199" calcext:value-type="float">
            <text:p>0.00486199</text:p>
          </table:table-cell>
          <table:table-cell office:value-type="float" office:value="0.00468323" calcext:value-type="float">
            <text:p>0.00468323</text:p>
          </table:table-cell>
          <table:table-cell office:value-type="float" office:value="0.00448857" calcext:value-type="float">
            <text:p>0.00448857</text:p>
          </table:table-cell>
          <table:table-cell office:value-type="float" office:value="0.00428057" calcext:value-type="float">
            <text:p>0.00428057</text:p>
          </table:table-cell>
          <table:table-cell office:value-type="float" office:value="0.00406187" calcext:value-type="float">
            <text:p>0.00406187</text:p>
          </table:table-cell>
          <table:table-cell office:value-type="float" office:value="0.00383514" calcext:value-type="float">
            <text:p>0.00383514</text:p>
          </table:table-cell>
          <table:table-cell office:value-type="float" office:value="0.00360303" calcext:value-type="float">
            <text:p>0.00360303</text:p>
          </table:table-cell>
          <table:table-cell office:value-type="float" office:value="0.0033681" calcext:value-type="float">
            <text:p>0.0033681</text:p>
          </table:table-cell>
          <table:table-cell office:value-type="float" office:value="0.0031328" calcext:value-type="float">
            <text:p>0.0031328</text:p>
          </table:table-cell>
          <table:table-cell office:value-type="float" office:value="0.00289943" calcext:value-type="float">
            <text:p>0.00289943</text:p>
          </table:table-cell>
          <table:table-cell office:value-type="float" office:value="0.00267007" calcext:value-type="float">
            <text:p>0.00267007</text:p>
          </table:table-cell>
          <table:table-cell office:value-type="float" office:value="0.0024468" calcext:value-type="float">
            <text:p>0.0024468</text:p>
          </table:table-cell>
          <table:table-cell office:value-type="float" office:value="0.00223403" calcext:value-type="float">
            <text:p>0.00223403</text:p>
          </table:table-cell>
          <table:table-cell office:value-type="float" office:value="0.00206825" calcext:value-type="float">
            <text:p>0.00206825</text:p>
          </table:table-cell>
        </table:table-row>
        <table:table-row table:style-name="ro1">
          <table:table-cell office:value-type="float" office:value="0.0154754" calcext:value-type="float">
            <text:p>0.0154754</text:p>
          </table:table-cell>
          <table:table-cell office:value-type="float" office:value="0.0154369" calcext:value-type="float">
            <text:p>0.0154369</text:p>
          </table:table-cell>
          <table:table-cell office:value-type="float" office:value="0.0153219" calcext:value-type="float">
            <text:p>0.0153219</text:p>
          </table:table-cell>
          <table:table-cell office:value-type="float" office:value="0.0151322" calcext:value-type="float">
            <text:p>0.0151322</text:p>
          </table:table-cell>
          <table:table-cell office:value-type="float" office:value="0.0148705" calcext:value-type="float">
            <text:p>0.0148705</text:p>
          </table:table-cell>
          <table:table-cell office:value-type="float" office:value="0.0145406" calcext:value-type="float">
            <text:p>0.0145406</text:p>
          </table:table-cell>
          <table:table-cell office:value-type="float" office:value="0.0141474" calcext:value-type="float">
            <text:p>0.0141474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1938" calcext:value-type="float">
            <text:p>0.0131938</text:p>
          </table:table-cell>
          <table:table-cell office:value-type="float" office:value="0.0126465" calcext:value-type="float">
            <text:p>0.0126465</text:p>
          </table:table-cell>
          <table:table-cell office:value-type="float" office:value="0.0120616" calcext:value-type="float">
            <text:p>0.0120616</text:p>
          </table:table-cell>
          <table:table-cell office:value-type="float" office:value="0.0114465" calcext:value-type="float">
            <text:p>0.0114465</text:p>
          </table:table-cell>
          <table:table-cell office:value-type="float" office:value="0.0108088" calcext:value-type="float">
            <text:p>0.0108088</text:p>
          </table:table-cell>
          <table:table-cell office:value-type="float" office:value="0.0101559" calcext:value-type="float">
            <text:p>0.0101559</text:p>
          </table:table-cell>
          <table:table-cell office:value-type="float" office:value="0.00949499" calcext:value-type="float">
            <text:p>0.00949499</text:p>
          </table:table-cell>
          <table:table-cell office:value-type="float" office:value="0.00883295" calcext:value-type="float">
            <text:p>0.00883295</text:p>
          </table:table-cell>
          <table:table-cell office:value-type="float" office:value="0.00817631" calcext:value-type="float">
            <text:p>0.00817631</text:p>
          </table:table-cell>
          <table:table-cell office:value-type="float" office:value="0.00753169" calcext:value-type="float">
            <text:p>0.00753169</text:p>
          </table:table-cell>
          <table:table-cell office:value-type="float" office:value="0.00690993" calcext:value-type="float">
            <text:p>0.00690993</text:p>
          </table:table-cell>
          <table:table-cell office:value-type="float" office:value="0.006348" calcext:value-type="float">
            <text:p>0.006348</text:p>
          </table:table-cell>
          <table:table-cell office:value-type="float" office:value="0.00600279" calcext:value-type="float">
            <text:p>0.00600279</text:p>
          </table:table-cell>
        </table:table-row>
        <table:table-row table:style-name="ro1">
          <table:table-cell office:value-type="float" office:value="0.0265714" calcext:value-type="float">
            <text:p>0.0265714</text:p>
          </table:table-cell>
          <table:table-cell office:value-type="float" office:value="0.0265055" calcext:value-type="float">
            <text:p>0.0265055</text:p>
          </table:table-cell>
          <table:table-cell office:value-type="float" office:value="0.0263085" calcext:value-type="float">
            <text:p>0.0263085</text:p>
          </table:table-cell>
          <table:table-cell office:value-type="float" office:value="0.0259834" calcext:value-type="float">
            <text:p>0.0259834</text:p>
          </table:table-cell>
          <table:table-cell office:value-type="float" office:value="0.025535" calcext:value-type="float">
            <text:p>0.025535</text:p>
          </table:table-cell>
          <table:table-cell office:value-type="float" office:value="0.0249698" calcext:value-type="float">
            <text:p>0.0249698</text:p>
          </table:table-cell>
          <table:table-cell office:value-type="float" office:value="0.0242961" calcext:value-type="float">
            <text:p>0.0242961</text:p>
          </table:table-cell>
          <table:table-cell office:value-type="float" office:value="0.0235232" calcext:value-type="float">
            <text:p>0.0235232</text:p>
          </table:table-cell>
          <table:table-cell office:value-type="float" office:value="0.0226619" calcext:value-type="float">
            <text:p>0.0226619</text:p>
          </table:table-cell>
          <table:table-cell office:value-type="float" office:value="0.0217238" calcext:value-type="float">
            <text:p>0.0217238</text:p>
          </table:table-cell>
          <table:table-cell office:value-type="float" office:value="0.0207213" calcext:value-type="float">
            <text:p>0.0207213</text:p>
          </table:table-cell>
          <table:table-cell office:value-type="float" office:value="0.019667" calcext:value-type="float">
            <text:p>0.019667</text:p>
          </table:table-cell>
          <table:table-cell office:value-type="float" office:value="0.0185737" calcext:value-type="float">
            <text:p>0.0185737</text:p>
          </table:table-cell>
          <table:table-cell office:value-type="float" office:value="0.0174541" calcext:value-type="float">
            <text:p>0.0174541</text:p>
          </table:table-cell>
          <table:table-cell office:value-type="float" office:value="0.0163207" calcext:value-type="float">
            <text:p>0.0163207</text:p>
          </table:table-cell>
          <table:table-cell office:value-type="float" office:value="0.0151854" calcext:value-type="float">
            <text:p>0.0151854</text:p>
          </table:table-cell>
          <table:table-cell office:value-type="float" office:value="0.0140603" calcext:value-type="float">
            <text:p>0.0140603</text:p>
          </table:table-cell>
          <table:table-cell office:value-type="float" office:value="0.0129609" calcext:value-type="float">
            <text:p>0.0129609</text:p>
          </table:table-cell>
          <table:table-cell office:value-type="float" office:value="0.0119202" calcext:value-type="float">
            <text:p>0.0119202</text:p>
          </table:table-cell>
          <table:table-cell office:value-type="float" office:value="0.0110337" calcext:value-type="float">
            <text:p>0.0110337</text:p>
          </table:table-cell>
          <table:table-cell office:value-type="float" office:value="0.0105639" calcext:value-type="float">
            <text:p>0.0105639</text:p>
          </table:table-cell>
        </table:table-row>
        <table:table-row table:style-name="ro1">
          <table:table-cell office:value-type="float" office:value="0.0409284" calcext:value-type="float">
            <text:p>0.0409284</text:p>
          </table:table-cell>
          <table:table-cell office:value-type="float" office:value="0.0408273" calcext:value-type="float">
            <text:p>0.0408273</text:p>
          </table:table-cell>
          <table:table-cell office:value-type="float" office:value="0.0405247" calcext:value-type="float">
            <text:p>0.0405247</text:p>
          </table:table-cell>
          <table:table-cell office:value-type="float" office:value="0.0400253" calcext:value-type="float">
            <text:p>0.0400253</text:p>
          </table:table-cell>
          <table:table-cell office:value-type="float" office:value="0.0393366" calcext:value-type="float">
            <text:p>0.0393366</text:p>
          </table:table-cell>
          <table:table-cell office:value-type="float" office:value="0.0384685" calcext:value-type="float">
            <text:p>0.0384685</text:p>
          </table:table-cell>
          <table:table-cell office:value-type="float" office:value="0.0374334" calcext:value-type="float">
            <text:p>0.0374334</text:p>
          </table:table-cell>
          <table:table-cell office:value-type="float" office:value="0.036246" calcext:value-type="float">
            <text:p>0.036246</text:p>
          </table:table-cell>
          <table:table-cell office:value-type="float" office:value="0.0349226" calcext:value-type="float">
            <text:p>0.0349226</text:p>
          </table:table-cell>
          <table:table-cell office:value-type="float" office:value="0.0334812" calcext:value-type="float">
            <text:p>0.0334812</text:p>
          </table:table-cell>
          <table:table-cell office:value-type="float" office:value="0.0319404" calcext:value-type="float">
            <text:p>0.0319404</text:p>
          </table:table-cell>
          <table:table-cell office:value-type="float" office:value="0.0303198" calcext:value-type="float">
            <text:p>0.0303198</text:p>
          </table:table-cell>
          <table:table-cell office:value-type="float" office:value="0.028639" calcext:value-type="float">
            <text:p>0.028639</text:p>
          </table:table-cell>
          <table:table-cell office:value-type="float" office:value="0.0269177" calcext:value-type="float">
            <text:p>0.0269177</text:p>
          </table:table-cell>
          <table:table-cell office:value-type="float" office:value="0.0251752" calcext:value-type="float">
            <text:p>0.0251752</text:p>
          </table:table-cell>
          <table:table-cell office:value-type="float" office:value="0.0234309" calcext:value-type="float">
            <text:p>0.0234309</text:p>
          </table:table-cell>
          <table:table-cell office:value-type="float" office:value="0.0217077" calcext:value-type="float">
            <text:p>0.0217077</text:p>
          </table:table-cell>
          <table:table-cell office:value-type="float" office:value="0.0200414" calcext:value-type="float">
            <text:p>0.0200414</text:p>
          </table:table-cell>
          <table:table-cell office:value-type="float" office:value="0.0185075" calcext:value-type="float">
            <text:p>0.0185075</text:p>
          </table:table-cell>
          <table:table-cell office:value-type="float" office:value="0.0172757" calcext:value-type="float">
            <text:p>0.0172757</text:p>
          </table:table-cell>
          <table:table-cell office:value-type="float" office:value="0.0166906" calcext:value-type="float">
            <text:p>0.0166906</text:p>
          </table:table-cell>
        </table:table-row>
        <table:table-row table:style-name="ro1">
          <table:table-cell office:value-type="float" office:value="0.0508715" calcext:value-type="float">
            <text:p>0.0508715</text:p>
          </table:table-cell>
          <table:table-cell office:value-type="float" office:value="0.050746" calcext:value-type="float">
            <text:p>0.050746</text:p>
          </table:table-cell>
          <table:table-cell office:value-type="float" office:value="0.0503707" calcext:value-type="float">
            <text:p>0.0503707</text:p>
          </table:table-cell>
          <table:table-cell office:value-type="float" office:value="0.0497513" calcext:value-type="float">
            <text:p>0.0497513</text:p>
          </table:table-cell>
          <table:table-cell office:value-type="float" office:value="0.0488969" calcext:value-type="float">
            <text:p>0.0488969</text:p>
          </table:table-cell>
          <table:table-cell office:value-type="float" office:value="0.0478199" calcext:value-type="float">
            <text:p>0.0478199</text:p>
          </table:table-cell>
          <table:table-cell office:value-type="float" office:value="0.0465358" calcext:value-type="float">
            <text:p>0.0465358</text:p>
          </table:table-cell>
          <table:table-cell office:value-type="float" office:value="0.0450626" calcext:value-type="float">
            <text:p>0.0450626</text:p>
          </table:table-cell>
          <table:table-cell office:value-type="float" office:value="0.0434205" calcext:value-type="float">
            <text:p>0.0434205</text:p>
          </table:table-cell>
          <table:table-cell office:value-type="float" office:value="0.0416318" calcext:value-type="float">
            <text:p>0.0416318</text:p>
          </table:table-cell>
          <table:table-cell office:value-type="float" office:value="0.0397197" calcext:value-type="float">
            <text:p>0.0397197</text:p>
          </table:table-cell>
          <table:table-cell office:value-type="float" office:value="0.0377083" calcext:value-type="float">
            <text:p>0.0377083</text:p>
          </table:table-cell>
          <table:table-cell office:value-type="float" office:value="0.0356222" calcext:value-type="float">
            <text:p>0.0356222</text:p>
          </table:table-cell>
          <table:table-cell office:value-type="float" office:value="0.0334857" calcext:value-type="float">
            <text:p>0.0334857</text:p>
          </table:table-cell>
          <table:table-cell office:value-type="float" office:value="0.0313233" calcext:value-type="float">
            <text:p>0.0313233</text:p>
          </table:table-cell>
          <table:table-cell office:value-type="float" office:value="0.0291613" calcext:value-type="float">
            <text:p>0.0291613</text:p>
          </table:table-cell>
          <table:table-cell office:value-type="float" office:value="0.027033" calcext:value-type="float">
            <text:p>0.027033</text:p>
          </table:table-cell>
          <table:table-cell office:value-type="float" office:value="0.024993" calcext:value-type="float">
            <text:p>0.024993</text:p>
          </table:table-cell>
          <table:table-cell office:value-type="float" office:value="0.023149" calcext:value-type="float">
            <text:p>0.023149</text:p>
          </table:table-cell>
          <table:table-cell office:value-type="float" office:value="0.0217132" calcext:value-type="float">
            <text:p>0.0217132</text:p>
          </table:table-cell>
          <table:table-cell office:value-type="float" office:value="0.0210634" calcext:value-type="float">
            <text:p>0.0210634</text:p>
          </table:table-cell>
        </table:table-row>
        <table:table-row table:style-name="ro1">
          <table:table-cell office:value-type="float" office:value="0.062542" calcext:value-type="float">
            <text:p>0.062542</text:p>
          </table:table-cell>
          <table:table-cell office:value-type="float" office:value="0.0623884" calcext:value-type="float">
            <text:p>0.0623884</text:p>
          </table:table-cell>
          <table:table-cell office:value-type="float" office:value="0.0619281" calcext:value-type="float">
            <text:p>0.0619281</text:p>
          </table:table-cell>
          <table:table-cell office:value-type="float" office:value="0.0611684" calcext:value-type="float">
            <text:p>0.0611684</text:p>
          </table:table-cell>
          <table:table-cell office:value-type="float" office:value="0.0601204" calcext:value-type="float">
            <text:p>0.0601204</text:p>
          </table:table-cell>
          <table:table-cell office:value-type="float" office:value="0.0587993" calcext:value-type="float">
            <text:p>0.0587993</text:p>
          </table:table-cell>
          <table:table-cell office:value-type="float" office:value="0.057224" calcext:value-type="float">
            <text:p>0.057224</text:p>
          </table:table-cell>
          <table:table-cell office:value-type="float" office:value="0.0554166" calcext:value-type="float">
            <text:p>0.0554166</text:p>
          </table:table-cell>
          <table:table-cell office:value-type="float" office:value="0.053402" calcext:value-type="float">
            <text:p>0.053402</text:p>
          </table:table-cell>
          <table:table-cell office:value-type="float" office:value="0.0512072" calcext:value-type="float">
            <text:p>0.0512072</text:p>
          </table:table-cell>
          <table:table-cell office:value-type="float" office:value="0.0488608" calcext:value-type="float">
            <text:p>0.0488608</text:p>
          </table:table-cell>
          <table:table-cell office:value-type="float" office:value="0.0463923" calcext:value-type="float">
            <text:p>0.0463923</text:p>
          </table:table-cell>
          <table:table-cell office:value-type="float" office:value="0.0438319" calcext:value-type="float">
            <text:p>0.0438319</text:p>
          </table:table-cell>
          <table:table-cell office:value-type="float" office:value="0.0412101" calcext:value-type="float">
            <text:p>0.0412101</text:p>
          </table:table-cell>
          <table:table-cell office:value-type="float" office:value="0.0385584" calcext:value-type="float">
            <text:p>0.0385584</text:p>
          </table:table-cell>
          <table:table-cell office:value-type="float" office:value="0.0359126" calcext:value-type="float">
            <text:p>0.0359126</text:p>
          </table:table-cell>
          <table:table-cell office:value-type="float" office:value="0.0333213" calcext:value-type="float">
            <text:p>0.0333213</text:p>
          </table:table-cell>
          <table:table-cell office:value-type="float" office:value="0.0308644" calcext:value-type="float">
            <text:p>0.0308644</text:p>
          </table:table-cell>
          <table:table-cell office:value-type="float" office:value="0.0286854" calcext:value-type="float">
            <text:p>0.0286854</text:p>
          </table:table-cell>
          <table:table-cell office:value-type="float" office:value="0.0270367" calcext:value-type="float">
            <text:p>0.0270367</text:p>
          </table:table-cell>
          <table:table-cell office:value-type="float" office:value="0.0263211" calcext:value-type="float">
            <text:p>0.0263211</text:p>
          </table:table-cell>
        </table:table-row>
        <table:table-row table:style-name="ro1">
          <table:table-cell office:value-type="float" office:value="0.0704507" calcext:value-type="float">
            <text:p>0.0704507</text:p>
          </table:table-cell>
          <table:table-cell office:value-type="float" office:value="0.0702776" calcext:value-type="float">
            <text:p>0.0702776</text:p>
          </table:table-cell>
          <table:table-cell office:value-type="float" office:value="0.0697599" calcext:value-type="float">
            <text:p>0.0697599</text:p>
          </table:table-cell>
          <table:table-cell office:value-type="float" office:value="0.0689054" calcext:value-type="float">
            <text:p>0.0689054</text:p>
          </table:table-cell>
          <table:table-cell office:value-type="float" office:value="0.0677267" calcext:value-type="float">
            <text:p>0.0677267</text:p>
          </table:table-cell>
          <table:table-cell office:value-type="float" office:value="0.0662409" calcext:value-type="float">
            <text:p>0.0662409</text:p>
          </table:table-cell>
          <table:table-cell office:value-type="float" office:value="0.0644691" calcext:value-type="float">
            <text:p>0.0644691</text:p>
          </table:table-cell>
          <table:table-cell office:value-type="float" office:value="0.0624361" calcext:value-type="float">
            <text:p>0.0624361</text:p>
          </table:table-cell>
          <table:table-cell office:value-type="float" office:value="0.0601699" calcext:value-type="float">
            <text:p>0.0601699</text:p>
          </table:table-cell>
          <table:table-cell office:value-type="float" office:value="0.0577008" calcext:value-type="float">
            <text:p>0.0577008</text:p>
          </table:table-cell>
          <table:table-cell office:value-type="float" office:value="0.055061" calcext:value-type="float">
            <text:p>0.055061</text:p>
          </table:table-cell>
          <table:table-cell office:value-type="float" office:value="0.0522838" calcext:value-type="float">
            <text:p>0.0522838</text:p>
          </table:table-cell>
          <table:table-cell office:value-type="float" office:value="0.0494033" calcext:value-type="float">
            <text:p>0.0494033</text:p>
          </table:table-cell>
          <table:table-cell office:value-type="float" office:value="0.0464543" calcext:value-type="float">
            <text:p>0.0464543</text:p>
          </table:table-cell>
          <table:table-cell office:value-type="float" office:value="0.0434737" calcext:value-type="float">
            <text:p>0.0434737</text:p>
          </table:table-cell>
          <table:table-cell office:value-type="float" office:value="0.0405052" calcext:value-type="float">
            <text:p>0.0405052</text:p>
          </table:table-cell>
          <table:table-cell office:value-type="float" office:value="0.0376091" calcext:value-type="float">
            <text:p>0.0376091</text:p>
          </table:table-cell>
          <table:table-cell office:value-type="float" office:value="0.0348828" calcext:value-type="float">
            <text:p>0.0348828</text:p>
          </table:table-cell>
          <table:table-cell office:value-type="float" office:value="0.0324926" calcext:value-type="float">
            <text:p>0.0324926</text:p>
          </table:table-cell>
          <table:table-cell office:value-type="float" office:value="0.0307128" calcext:value-type="float">
            <text:p>0.0307128</text:p>
          </table:table-cell>
          <table:table-cell office:value-type="float" office:value="0.0299573" calcext:value-type="float">
            <text:p>0.0299573</text:p>
          </table:table-cell>
        </table:table-row>
        <table:table-row table:style-name="ro1">
          <table:table-cell office:value-type="float" office:value="0.0800954" calcext:value-type="float">
            <text:p>0.0800954</text:p>
          </table:table-cell>
          <table:table-cell office:value-type="float" office:value="0.0798991" calcext:value-type="float">
            <text:p>0.0798991</text:p>
          </table:table-cell>
          <table:table-cell office:value-type="float" office:value="0.0793116" calcext:value-type="float">
            <text:p>0.0793116</text:p>
          </table:table-cell>
          <table:table-cell office:value-type="float" office:value="0.078342" calcext:value-type="float">
            <text:p>0.078342</text:p>
          </table:table-cell>
          <table:table-cell office:value-type="float" office:value="0.0770046" calcext:value-type="float">
            <text:p>0.0770046</text:p>
          </table:table-cell>
          <table:table-cell office:value-type="float" office:value="0.0753185" calcext:value-type="float">
            <text:p>0.0753185</text:p>
          </table:table-cell>
          <table:table-cell office:value-type="float" office:value="0.0733077" calcext:value-type="float">
            <text:p>0.0733077</text:p>
          </table:table-cell>
          <table:table-cell office:value-type="float" office:value="0.0710005" calcext:value-type="float">
            <text:p>0.0710005</text:p>
          </table:table-cell>
          <table:table-cell office:value-type="float" office:value="0.0684284" calcext:value-type="float">
            <text:p>0.0684284</text:p>
          </table:table-cell>
          <table:table-cell office:value-type="float" office:value="0.0656259" calcext:value-type="float">
            <text:p>0.0656259</text:p>
          </table:table-cell>
          <table:table-cell office:value-type="float" office:value="0.0626294" calcext:value-type="float">
            <text:p>0.0626294</text:p>
          </table:table-cell>
          <table:table-cell office:value-type="float" office:value="0.059477" calcext:value-type="float">
            <text:p>0.059477</text:p>
          </table:table-cell>
          <table:table-cell office:value-type="float" office:value="0.0562075" calcext:value-type="float">
            <text:p>0.0562075</text:p>
          </table:table-cell>
          <table:table-cell office:value-type="float" office:value="0.0528617" calcext:value-type="float">
            <text:p>0.0528617</text:p>
          </table:table-cell>
          <table:table-cell office:value-type="float" office:value="0.0494839" calcext:value-type="float">
            <text:p>0.0494839</text:p>
          </table:table-cell>
          <table:table-cell office:value-type="float" office:value="0.0461284" calcext:value-type="float">
            <text:p>0.0461284</text:p>
          </table:table-cell>
          <table:table-cell office:value-type="float" office:value="0.0428709" calcext:value-type="float">
            <text:p>0.0428709</text:p>
          </table:table-cell>
          <table:table-cell office:value-type="float" office:value="0.0398303" calcext:value-type="float">
            <text:p>0.0398303</text:p>
          </table:table-cell>
          <table:table-cell office:value-type="float" office:value="0.0371979" calcext:value-type="float">
            <text:p>0.0371979</text:p>
          </table:table-cell>
          <table:table-cell office:value-type="float" office:value="0.03527" calcext:value-type="float">
            <text:p>0.03527</text:p>
          </table:table-cell>
          <table:table-cell office:value-type="float" office:value="0.0344698" calcext:value-type="float">
            <text:p>0.0344698</text:p>
          </table:table-cell>
        </table:table-row>
        <table:table-row table:style-name="ro1">
          <table:table-cell office:value-type="float" office:value="0.0909968" calcext:value-type="float">
            <text:p>0.0909968</text:p>
          </table:table-cell>
          <table:table-cell office:value-type="float" office:value="0.090775" calcext:value-type="float">
            <text:p>0.090775</text:p>
          </table:table-cell>
          <table:table-cell office:value-type="float" office:value="0.0901092" calcext:value-type="float">
            <text:p>0.0901092</text:p>
          </table:table-cell>
          <table:table-cell office:value-type="float" office:value="0.0890101" calcext:value-type="float">
            <text:p>0.0890101</text:p>
          </table:table-cell>
          <table:table-cell office:value-type="float" office:value="0.0874938" calcext:value-type="float">
            <text:p>0.0874938</text:p>
          </table:table-cell>
          <table:table-cell office:value-type="float" office:value="0.0855823" calcext:value-type="float">
            <text:p>0.0855823</text:p>
          </table:table-cell>
          <table:table-cell office:value-type="float" office:value="0.0833026" calcext:value-type="float">
            <text:p>0.0833026</text:p>
          </table:table-cell>
          <table:table-cell office:value-type="float" office:value="0.0806865" calcext:value-type="float">
            <text:p>0.0806865</text:p>
          </table:table-cell>
          <table:table-cell office:value-type="float" office:value="0.07777" calcext:value-type="float">
            <text:p>0.07777</text:p>
          </table:table-cell>
          <table:table-cell office:value-type="float" office:value="0.074592" calcext:value-type="float">
            <text:p>0.074592</text:p>
          </table:table-cell>
          <table:table-cell office:value-type="float" office:value="0.0711939" calcext:value-type="float">
            <text:p>0.0711939</text:p>
          </table:table-cell>
          <table:table-cell office:value-type="float" office:value="0.067619" calcext:value-type="float">
            <text:p>0.067619</text:p>
          </table:table-cell>
          <table:table-cell office:value-type="float" office:value="0.0639123" calcext:value-type="float">
            <text:p>0.0639123</text:p>
          </table:table-cell>
          <table:table-cell office:value-type="float" office:value="0.0601217" calcext:value-type="float">
            <text:p>0.0601217</text:p>
          </table:table-cell>
          <table:table-cell office:value-type="float" office:value="0.0563011" calcext:value-type="float">
            <text:p>0.0563011</text:p>
          </table:table-cell>
          <table:table-cell office:value-type="float" office:value="0.0525178" calcext:value-type="float">
            <text:p>0.0525178</text:p>
          </table:table-cell>
          <table:table-cell office:value-type="float" office:value="0.0488661" calcext:value-type="float">
            <text:p>0.0488661</text:p>
          </table:table-cell>
          <table:table-cell office:value-type="float" office:value="0.0454879" calcext:value-type="float">
            <text:p>0.0454879</text:p>
          </table:table-cell>
          <table:table-cell office:value-type="float" office:value="0.0425997" calcext:value-type="float">
            <text:p>0.0425997</text:p>
          </table:table-cell>
          <table:table-cell office:value-type="float" office:value="0.0405176" calcext:value-type="float">
            <text:p>0.0405176</text:p>
          </table:table-cell>
          <table:table-cell office:value-type="float" office:value="0.0396713" calcext:value-type="float">
            <text:p>0.0396713</text:p>
          </table:table-cell>
        </table:table-row>
        <table:table-row table:style-name="ro1">
          <table:table-cell office:value-type="float" office:value="0.0975403" calcext:value-type="float">
            <text:p>0.0975403</text:p>
          </table:table-cell>
          <table:table-cell office:value-type="float" office:value="0.0973019" calcext:value-type="float">
            <text:p>0.0973019</text:p>
          </table:table-cell>
          <table:table-cell office:value-type="float" office:value="0.096589" calcext:value-type="float">
            <text:p>0.096589</text:p>
          </table:table-cell>
          <table:table-cell office:value-type="float" office:value="0.0954125" calcext:value-type="float">
            <text:p>0.0954125</text:p>
          </table:table-cell>
          <table:table-cell office:value-type="float" office:value="0.0937893" calcext:value-type="float">
            <text:p>0.0937893</text:p>
          </table:table-cell>
          <table:table-cell office:value-type="float" office:value="0.091743" calcext:value-type="float">
            <text:p>0.091743</text:p>
          </table:table-cell>
          <table:table-cell office:value-type="float" office:value="0.0893024" calcext:value-type="float">
            <text:p>0.0893024</text:p>
          </table:table-cell>
          <table:table-cell office:value-type="float" office:value="0.0865017" calcext:value-type="float">
            <text:p>0.0865017</text:p>
          </table:table-cell>
          <table:table-cell office:value-type="float" office:value="0.0833791" calcext:value-type="float">
            <text:p>0.0833791</text:p>
          </table:table-cell>
          <table:table-cell office:value-type="float" office:value="0.0799765" calcext:value-type="float">
            <text:p>0.0799765</text:p>
          </table:table-cell>
          <table:table-cell office:value-type="float" office:value="0.0763382" calcext:value-type="float">
            <text:p>0.0763382</text:p>
          </table:table-cell>
          <table:table-cell office:value-type="float" office:value="0.0725109" calcext:value-type="float">
            <text:p>0.0725109</text:p>
          </table:table-cell>
          <table:table-cell office:value-type="float" office:value="0.0685433" calcext:value-type="float">
            <text:p>0.0685433</text:p>
          </table:table-cell>
          <table:table-cell office:value-type="float" office:value="0.0644881" calcext:value-type="float">
            <text:p>0.0644881</text:p>
          </table:table-cell>
          <table:table-cell office:value-type="float" office:value="0.0604052" calcext:value-type="float">
            <text:p>0.0604052</text:p>
          </table:table-cell>
          <table:table-cell office:value-type="float" office:value="0.0563706" calcext:value-type="float">
            <text:p>0.0563706</text:p>
          </table:table-cell>
          <table:table-cell office:value-type="float" office:value="0.0524896" calcext:value-type="float">
            <text:p>0.0524896</text:p>
          </table:table-cell>
          <table:table-cell office:value-type="float" office:value="0.0489175" calcext:value-type="float">
            <text:p>0.0489175</text:p>
          </table:table-cell>
          <table:table-cell office:value-type="float" office:value="0.045884" calcext:value-type="float">
            <text:p>0.045884</text:p>
          </table:table-cell>
          <table:table-cell office:value-type="float" office:value="0.0437152" calcext:value-type="float">
            <text:p>0.0437152</text:p>
          </table:table-cell>
          <table:table-cell office:value-type="float" office:value="0.0428431" calcext:value-type="float">
            <text:p>0.0428431</text:p>
          </table:table-cell>
        </table:table-row>
        <table:table-row table:style-name="ro1">
          <table:table-cell office:value-type="float" office:value="0.105793" calcext:value-type="float">
            <text:p>0.105793</text:p>
          </table:table-cell>
          <table:table-cell office:value-type="float" office:value="0.105535" calcext:value-type="float">
            <text:p>0.105535</text:p>
          </table:table-cell>
          <table:table-cell office:value-type="float" office:value="0.104763" calcext:value-type="float">
            <text:p>0.104763</text:p>
          </table:table-cell>
          <table:table-cell office:value-type="float" office:value="0.103489" calcext:value-type="float">
            <text:p>0.103489</text:p>
          </table:table-cell>
          <table:table-cell office:value-type="float" office:value="0.101732" calcext:value-type="float">
            <text:p>0.101732</text:p>
          </table:table-cell>
          <table:table-cell office:value-type="float" office:value="0.0995158" calcext:value-type="float">
            <text:p>0.0995158</text:p>
          </table:table-cell>
          <table:table-cell office:value-type="float" office:value="0.0968729" calcext:value-type="float">
            <text:p>0.0968729</text:p>
          </table:table-cell>
          <table:table-cell office:value-type="float" office:value="0.0938398" calcext:value-type="float">
            <text:p>0.0938398</text:p>
          </table:table-cell>
          <table:table-cell office:value-type="float" office:value="0.0904582" calcext:value-type="float">
            <text:p>0.0904582</text:p>
          </table:table-cell>
          <table:table-cell office:value-type="float" office:value="0.086773" calcext:value-type="float">
            <text:p>0.086773</text:p>
          </table:table-cell>
          <table:table-cell office:value-type="float" office:value="0.0828328" calcext:value-type="float">
            <text:p>0.0828328</text:p>
          </table:table-cell>
          <table:table-cell office:value-type="float" office:value="0.0786883" calcext:value-type="float">
            <text:p>0.0786883</text:p>
          </table:table-cell>
          <table:table-cell office:value-type="float" office:value="0.0743934" calcext:value-type="float">
            <text:p>0.0743934</text:p>
          </table:table-cell>
          <table:table-cell office:value-type="float" office:value="0.0700072" calcext:value-type="float">
            <text:p>0.0700072</text:p>
          </table:table-cell>
          <table:table-cell office:value-type="float" office:value="0.0655978" calcext:value-type="float">
            <text:p>0.0655978</text:p>
          </table:table-cell>
          <table:table-cell office:value-type="float" office:value="0.0612522" calcext:value-type="float">
            <text:p>0.0612522</text:p>
          </table:table-cell>
          <table:table-cell office:value-type="float" office:value="0.0570897" calcext:value-type="float">
            <text:p>0.0570897</text:p>
          </table:table-cell>
          <table:table-cell office:value-type="float" office:value="0.0532816" calcext:value-type="float">
            <text:p>0.0532816</text:p>
          </table:table-cell>
          <table:table-cell office:value-type="float" office:value="0.0500731" calcext:value-type="float">
            <text:p>0.0500731</text:p>
          </table:table-cell>
          <table:table-cell office:value-type="float" office:value="0.0478005" calcext:value-type="float">
            <text:p>0.0478005</text:p>
          </table:table-cell>
          <table:table-cell office:value-type="float" office:value="0.0468976" calcext:value-type="float">
            <text:p>0.0468976</text:p>
          </table:table-cell>
        </table:table-row>
        <table:table-row table:style-name="ro1">
          <table:table-cell office:value-type="float" office:value="0.116451" calcext:value-type="float">
            <text:p>0.116451</text:p>
          </table:table-cell>
          <table:table-cell office:value-type="float" office:value="0.116168" calcext:value-type="float">
            <text:p>0.116168</text:p>
          </table:table-cell>
          <table:table-cell office:value-type="float" office:value="0.11532" calcext:value-type="float">
            <text:p>0.11532</text:p>
          </table:table-cell>
          <table:table-cell office:value-type="float" office:value="0.113921" calcext:value-type="float">
            <text:p>0.113921</text:p>
          </table:table-cell>
          <table:table-cell office:value-type="float" office:value="0.11199" calcext:value-type="float">
            <text:p>0.11199</text:p>
          </table:table-cell>
          <table:table-cell office:value-type="float" office:value="0.109556" calcext:value-type="float">
            <text:p>0.109556</text:p>
          </table:table-cell>
          <table:table-cell office:value-type="float" office:value="0.106653" calcext:value-type="float">
            <text:p>0.106653</text:p>
          </table:table-cell>
          <table:table-cell office:value-type="float" office:value="0.103321" calcext:value-type="float">
            <text:p>0.103321</text:p>
          </table:table-cell>
          <table:table-cell office:value-type="float" office:value="0.0996059" calcext:value-type="float">
            <text:p>0.0996059</text:p>
          </table:table-cell>
          <table:table-cell office:value-type="float" office:value="0.0955575" calcext:value-type="float">
            <text:p>0.0955575</text:p>
          </table:table-cell>
          <table:table-cell office:value-type="float" office:value="0.091229" calcext:value-type="float">
            <text:p>0.091229</text:p>
          </table:table-cell>
          <table:table-cell office:value-type="float" office:value="0.0866774" calcext:value-type="float">
            <text:p>0.0866774</text:p>
          </table:table-cell>
          <table:table-cell office:value-type="float" office:value="0.0819634" calcext:value-type="float">
            <text:p>0.0819634</text:p>
          </table:table-cell>
          <table:table-cell office:value-type="float" office:value="0.0771548" calcext:value-type="float">
            <text:p>0.0771548</text:p>
          </table:table-cell>
          <table:table-cell office:value-type="float" office:value="0.0723312" calcext:value-type="float">
            <text:p>0.0723312</text:p>
          </table:table-cell>
          <table:table-cell office:value-type="float" office:value="0.0675943" calcext:value-type="float">
            <text:p>0.0675943</text:p>
          </table:table-cell>
          <table:table-cell office:value-type="float" office:value="0.063081" calcext:value-type="float">
            <text:p>0.063081</text:p>
          </table:table-cell>
          <table:table-cell office:value-type="float" office:value="0.0589819" calcext:value-type="float">
            <text:p>0.0589819</text:p>
          </table:table-cell>
          <table:table-cell office:value-type="float" office:value="0.0555594" calcext:value-type="float">
            <text:p>0.0555594</text:p>
          </table:table-cell>
          <table:table-cell office:value-type="float" office:value="0.0531609" calcext:value-type="float">
            <text:p>0.0531609</text:p>
          </table:table-cell>
          <table:table-cell office:value-type="float" office:value="0.0522208" calcext:value-type="float">
            <text:p>0.0522208</text:p>
          </table:table-cell>
        </table:table-row>
        <table:table-row table:style-name="ro1">
          <table:table-cell office:value-type="float" office:value="0.124342" calcext:value-type="float">
            <text:p>0.124342</text:p>
          </table:table-cell>
          <table:table-cell office:value-type="float" office:value="0.12404" calcext:value-type="float">
            <text:p>0.12404</text:p>
          </table:table-cell>
          <table:table-cell office:value-type="float" office:value="0.123137" calcext:value-type="float">
            <text:p>0.123137</text:p>
          </table:table-cell>
          <table:table-cell office:value-type="float" office:value="0.121645" calcext:value-type="float">
            <text:p>0.121645</text:p>
          </table:table-cell>
          <table:table-cell office:value-type="float" office:value="0.119587" calcext:value-type="float">
            <text:p>0.119587</text:p>
          </table:table-cell>
          <table:table-cell office:value-type="float" office:value="0.116992" calcext:value-type="float">
            <text:p>0.116992</text:p>
          </table:table-cell>
          <table:table-cell office:value-type="float" office:value="0.113897" calcext:value-type="float">
            <text:p>0.113897</text:p>
          </table:table-cell>
          <table:table-cell office:value-type="float" office:value="0.110344" calcext:value-type="float">
            <text:p>0.110344</text:p>
          </table:table-cell>
          <table:table-cell office:value-type="float" office:value="0.106383" calcext:value-type="float">
            <text:p>0.106383</text:p>
          </table:table-cell>
          <table:table-cell office:value-type="float" office:value="0.102067" calcext:value-type="float">
            <text:p>0.102067</text:p>
          </table:table-cell>
          <table:table-cell office:value-type="float" office:value="0.0974527" calcext:value-type="float">
            <text:p>0.0974527</text:p>
          </table:table-cell>
          <table:table-cell office:value-type="float" office:value="0.0926016" calcext:value-type="float">
            <text:p>0.0926016</text:p>
          </table:table-cell>
          <table:table-cell office:value-type="float" office:value="0.0875802" calcext:value-type="float">
            <text:p>0.0875802</text:p>
          </table:table-cell>
          <table:table-cell office:value-type="float" office:value="0.082463" calcext:value-type="float">
            <text:p>0.082463</text:p>
          </table:table-cell>
          <table:table-cell office:value-type="float" office:value="0.0773387" calcext:value-type="float">
            <text:p>0.0773387</text:p>
          </table:table-cell>
          <table:table-cell office:value-type="float" office:value="0.0723195" calcext:value-type="float">
            <text:p>0.0723195</text:p>
          </table:table-cell>
          <table:table-cell office:value-type="float" office:value="0.0675555" calcext:value-type="float">
            <text:p>0.0675555</text:p>
          </table:table-cell>
          <table:table-cell office:value-type="float" office:value="0.0632503" calcext:value-type="float">
            <text:p>0.0632503</text:p>
          </table:table-cell>
          <table:table-cell office:value-type="float" office:value="0.0596775" calcext:value-type="float">
            <text:p>0.0596775</text:p>
          </table:table-cell>
          <table:table-cell office:value-type="float" office:value="0.0571912" calcext:value-type="float">
            <text:p>0.0571912</text:p>
          </table:table-cell>
          <table:table-cell office:value-type="float" office:value="0.0562252" calcext:value-type="float">
            <text:p>0.0562252</text:p>
          </table:table-cell>
        </table:table-row>
        <table:table-row table:style-name="ro1">
          <table:table-cell office:value-type="float" office:value="0.133201" calcext:value-type="float">
            <text:p>0.133201</text:p>
          </table:table-cell>
          <table:table-cell office:value-type="float" office:value="0.132878" calcext:value-type="float">
            <text:p>0.132878</text:p>
          </table:table-cell>
          <table:table-cell office:value-type="float" office:value="0.131912" calcext:value-type="float">
            <text:p>0.131912</text:p>
          </table:table-cell>
          <table:table-cell office:value-type="float" office:value="0.130316" calcext:value-type="float">
            <text:p>0.130316</text:p>
          </table:table-cell>
          <table:table-cell office:value-type="float" office:value="0.128116" calcext:value-type="float">
            <text:p>0.128116</text:p>
          </table:table-cell>
          <table:table-cell office:value-type="float" office:value="0.125341" calcext:value-type="float">
            <text:p>0.125341</text:p>
          </table:table-cell>
          <table:table-cell office:value-type="float" office:value="0.122031" calcext:value-type="float">
            <text:p>0.122031</text:p>
          </table:table-cell>
          <table:table-cell office:value-type="float" office:value="0.118232" calcext:value-type="float">
            <text:p>0.118232</text:p>
          </table:table-cell>
          <table:table-cell office:value-type="float" office:value="0.113996" calcext:value-type="float">
            <text:p>0.113996</text:p>
          </table:table-cell>
          <table:table-cell office:value-type="float" office:value="0.10938" calcext:value-type="float">
            <text:p>0.10938</text:p>
          </table:table-cell>
          <table:table-cell office:value-type="float" office:value="0.104447" calcext:value-type="float">
            <text:p>0.104447</text:p>
          </table:table-cell>
          <table:table-cell office:value-type="float" office:value="0.0992619" calcext:value-type="float">
            <text:p>0.0992619</text:p>
          </table:table-cell>
          <table:table-cell office:value-type="float" office:value="0.0938986" calcext:value-type="float">
            <text:p>0.0938986</text:p>
          </table:table-cell>
          <table:table-cell office:value-type="float" office:value="0.0884396" calcext:value-type="float">
            <text:p>0.0884396</text:p>
          </table:table-cell>
          <table:table-cell office:value-type="float" office:value="0.0829838" calcext:value-type="float">
            <text:p>0.0829838</text:p>
          </table:table-cell>
          <table:table-cell office:value-type="float" office:value="0.0776557" calcext:value-type="float">
            <text:p>0.0776557</text:p>
          </table:table-cell>
          <table:table-cell office:value-type="float" office:value="0.0726191" calcext:value-type="float">
            <text:p>0.0726191</text:p>
          </table:table-cell>
          <table:table-cell office:value-type="float" office:value="0.0680914" calcext:value-type="float">
            <text:p>0.0680914</text:p>
          </table:table-cell>
          <table:table-cell office:value-type="float" office:value="0.0643575" calcext:value-type="float">
            <text:p>0.0643575</text:p>
          </table:table-cell>
          <table:table-cell office:value-type="float" office:value="0.0617774" calcext:value-type="float">
            <text:p>0.0617774</text:p>
          </table:table-cell>
          <table:table-cell office:value-type="float" office:value="0.0607839" calcext:value-type="float">
            <text:p>0.0607839</text:p>
          </table:table-cell>
        </table:table-row>
        <table:table-row table:style-name="ro1">
          <table:table-cell office:value-type="float" office:value="0.142768" calcext:value-type="float">
            <text:p>0.142768</text:p>
          </table:table-cell>
          <table:table-cell office:value-type="float" office:value="0.142423" calcext:value-type="float">
            <text:p>0.142423</text:p>
          </table:table-cell>
          <table:table-cell office:value-type="float" office:value="0.141389" calcext:value-type="float">
            <text:p>0.141389</text:p>
          </table:table-cell>
          <table:table-cell office:value-type="float" office:value="0.139683" calcext:value-type="float">
            <text:p>0.139683</text:p>
          </table:table-cell>
          <table:table-cell office:value-type="float" office:value="0.137329" calcext:value-type="float">
            <text:p>0.137329</text:p>
          </table:table-cell>
          <table:table-cell office:value-type="float" office:value="0.13436" calcext:value-type="float">
            <text:p>0.13436</text:p>
          </table:table-cell>
          <table:table-cell office:value-type="float" office:value="0.130819" calcext:value-type="float">
            <text:p>0.130819</text:p>
          </table:table-cell>
          <table:table-cell office:value-type="float" office:value="0.126755" calcext:value-type="float">
            <text:p>0.126755</text:p>
          </table:table-cell>
          <table:table-cell office:value-type="float" office:value="0.122224" calcext:value-type="float">
            <text:p>0.122224</text:p>
          </table:table-cell>
          <table:table-cell office:value-type="float" office:value="0.117286" calcext:value-type="float">
            <text:p>0.117286</text:p>
          </table:table-cell>
          <table:table-cell office:value-type="float" office:value="0.11201" calcext:value-type="float">
            <text:p>0.11201</text:p>
          </table:table-cell>
          <table:table-cell office:value-type="float" office:value="0.106468" calcext:value-type="float">
            <text:p>0.106468</text:p>
          </table:table-cell>
          <table:table-cell office:value-type="float" office:value="0.100739" calcext:value-type="float">
            <text:p>0.100739</text:p>
          </table:table-cell>
          <table:table-cell office:value-type="float" office:value="0.0949172" calcext:value-type="float">
            <text:p>0.0949172</text:p>
          </table:table-cell>
          <table:table-cell office:value-type="float" office:value="0.0891111" calcext:value-type="float">
            <text:p>0.0891111</text:p>
          </table:table-cell>
          <table:table-cell office:value-type="float" office:value="0.0834587" calcext:value-type="float">
            <text:p>0.0834587</text:p>
          </table:table-cell>
          <table:table-cell office:value-type="float" office:value="0.078138" calcext:value-type="float">
            <text:p>0.078138</text:p>
          </table:table-cell>
          <table:table-cell office:value-type="float" office:value="0.07338" calcext:value-type="float">
            <text:p>0.07338</text:p>
          </table:table-cell>
          <table:table-cell office:value-type="float" office:value="0.0694804" calcext:value-type="float">
            <text:p>0.0694804</text:p>
          </table:table-cell>
          <table:table-cell office:value-type="float" office:value="0.0668043" calcext:value-type="float">
            <text:p>0.0668043</text:p>
          </table:table-cell>
          <table:table-cell office:value-type="float" office:value="0.0657826" calcext:value-type="float">
            <text:p>0.0657826</text:p>
          </table:table-cell>
        </table:table-row>
        <table:table-row table:style-name="ro1">
          <table:table-cell office:value-type="float" office:value="0.149992" calcext:value-type="float">
            <text:p>0.149992</text:p>
          </table:table-cell>
          <table:table-cell office:value-type="float" office:value="0.14963" calcext:value-type="float">
            <text:p>0.14963</text:p>
          </table:table-cell>
          <table:table-cell office:value-type="float" office:value="0.148545" calcext:value-type="float">
            <text:p>0.148545</text:p>
          </table:table-cell>
          <table:table-cell office:value-type="float" office:value="0.146755" calcext:value-type="float">
            <text:p>0.146755</text:p>
          </table:table-cell>
          <table:table-cell office:value-type="float" office:value="0.144286" calcext:value-type="float">
            <text:p>0.144286</text:p>
          </table:table-cell>
          <table:table-cell office:value-type="float" office:value="0.141172" calcext:value-type="float">
            <text:p>0.141172</text:p>
          </table:table-cell>
          <table:table-cell office:value-type="float" office:value="0.137457" calcext:value-type="float">
            <text:p>0.137457</text:p>
          </table:table-cell>
          <table:table-cell office:value-type="float" office:value="0.133193" calcext:value-type="float">
            <text:p>0.133193</text:p>
          </table:table-cell>
          <table:table-cell office:value-type="float" office:value="0.12844" calcext:value-type="float">
            <text:p>0.12844</text:p>
          </table:table-cell>
          <table:table-cell office:value-type="float" office:value="0.123261" calcext:value-type="float">
            <text:p>0.123261</text:p>
          </table:table-cell>
          <table:table-cell office:value-type="float" office:value="0.117728" calcext:value-type="float">
            <text:p>0.117728</text:p>
          </table:table-cell>
          <table:table-cell office:value-type="float" office:value="0.111918" calcext:value-type="float">
            <text:p>0.111918</text:p>
          </table:table-cell>
          <table:table-cell office:value-type="float" office:value="0.105917" calcext:value-type="float">
            <text:p>0.105917</text:p>
          </table:table-cell>
          <table:table-cell office:value-type="float" office:value="0.099825" calcext:value-type="float">
            <text:p>0.099825</text:p>
          </table:table-cell>
          <table:table-cell office:value-type="float" office:value="0.0937597" calcext:value-type="float">
            <text:p>0.0937597</text:p>
          </table:table-cell>
          <table:table-cell office:value-type="float" office:value="0.0878688" calcext:value-type="float">
            <text:p>0.0878688</text:p>
          </table:table-cell>
          <table:table-cell office:value-type="float" office:value="0.0823405" calcext:value-type="float">
            <text:p>0.0823405</text:p>
          </table:table-cell>
          <table:table-cell office:value-type="float" office:value="0.0774153" calcext:value-type="float">
            <text:p>0.0774153</text:p>
          </table:table-cell>
          <table:table-cell office:value-type="float" office:value="0.0733958" calcext:value-type="float">
            <text:p>0.0733958</text:p>
          </table:table-cell>
          <table:table-cell office:value-type="float" office:value="0.0706506" calcext:value-type="float">
            <text:p>0.0706506</text:p>
          </table:table-cell>
          <table:table-cell office:value-type="float" office:value="0.0696087" calcext:value-type="float">
            <text:p>0.0696087</text:p>
          </table:table-cell>
        </table:table-row>
        <table:table-row table:style-name="ro1">
          <table:table-cell office:value-type="float" office:value="0.158005" calcext:value-type="float">
            <text:p>0.158005</text:p>
          </table:table-cell>
          <table:table-cell office:value-type="float" office:value="0.157624" calcext:value-type="float">
            <text:p>0.157624</text:p>
          </table:table-cell>
          <table:table-cell office:value-type="float" office:value="0.156483" calcext:value-type="float">
            <text:p>0.156483</text:p>
          </table:table-cell>
          <table:table-cell office:value-type="float" office:value="0.154601" calcext:value-type="float">
            <text:p>0.154601</text:p>
          </table:table-cell>
          <table:table-cell office:value-type="float" office:value="0.152003" calcext:value-type="float">
            <text:p>0.152003</text:p>
          </table:table-cell>
          <table:table-cell office:value-type="float" office:value="0.148728" calcext:value-type="float">
            <text:p>0.148728</text:p>
          </table:table-cell>
          <table:table-cell office:value-type="float" office:value="0.144822" calcext:value-type="float">
            <text:p>0.144822</text:p>
          </table:table-cell>
          <table:table-cell office:value-type="float" office:value="0.140338" calcext:value-type="float">
            <text:p>0.140338</text:p>
          </table:table-cell>
          <table:table-cell office:value-type="float" office:value="0.135339" calcext:value-type="float">
            <text:p>0.135339</text:p>
          </table:table-cell>
          <table:table-cell office:value-type="float" office:value="0.129893" calcext:value-type="float">
            <text:p>0.129893</text:p>
          </table:table-cell>
          <table:table-cell office:value-type="float" office:value="0.124077" calcext:value-type="float">
            <text:p>0.124077</text:p>
          </table:table-cell>
          <table:table-cell office:value-type="float" office:value="0.117973" calcext:value-type="float">
            <text:p>0.117973</text:p>
          </table:table-cell>
          <table:table-cell office:value-type="float" office:value="0.111674" calcext:value-type="float">
            <text:p>0.111674</text:p>
          </table:table-cell>
          <table:table-cell office:value-type="float" office:value="0.105287" calcext:value-type="float">
            <text:p>0.105287</text:p>
          </table:table-cell>
          <table:table-cell office:value-type="float" office:value="0.0989395" calcext:value-type="float">
            <text:p>0.0989395</text:p>
          </table:table-cell>
          <table:table-cell office:value-type="float" office:value="0.0927905" calcext:value-type="float">
            <text:p>0.0927905</text:p>
          </table:table-cell>
          <table:table-cell office:value-type="float" office:value="0.0870385" calcext:value-type="float">
            <text:p>0.0870385</text:p>
          </table:table-cell>
          <table:table-cell office:value-type="float" office:value="0.081934" calcext:value-type="float">
            <text:p>0.081934</text:p>
          </table:table-cell>
          <table:table-cell office:value-type="float" office:value="0.0777867" calcext:value-type="float">
            <text:p>0.0777867</text:p>
          </table:table-cell>
          <table:table-cell office:value-type="float" office:value="0.074968" calcext:value-type="float">
            <text:p>0.074968</text:p>
          </table:table-cell>
          <table:table-cell office:value-type="float" office:value="0.0739046" calcext:value-type="float">
            <text:p>0.0739046</text:p>
          </table:table-cell>
        </table:table-row>
        <table:table-row table:style-name="ro1">
          <table:table-cell office:value-type="float" office:value="0.167271" calcext:value-type="float">
            <text:p>0.167271</text:p>
          </table:table-cell>
          <table:table-cell office:value-type="float" office:value="0.166869" calcext:value-type="float">
            <text:p>0.166869</text:p>
          </table:table-cell>
          <table:table-cell office:value-type="float" office:value="0.165664" calcext:value-type="float">
            <text:p>0.165664</text:p>
          </table:table-cell>
          <table:table-cell office:value-type="float" office:value="0.163675" calcext:value-type="float">
            <text:p>0.163675</text:p>
          </table:table-cell>
          <table:table-cell office:value-type="float" office:value="0.16093" calcext:value-type="float">
            <text:p>0.16093</text:p>
          </table:table-cell>
          <table:table-cell office:value-type="float" office:value="0.15747" calcext:value-type="float">
            <text:p>0.15747</text:p>
          </table:table-cell>
          <table:table-cell office:value-type="float" office:value="0.153342" calcext:value-type="float">
            <text:p>0.153342</text:p>
          </table:table-cell>
          <table:table-cell office:value-type="float" office:value="0.148605" calcext:value-type="float">
            <text:p>0.148605</text:p>
          </table:table-cell>
          <table:table-cell office:value-type="float" office:value="0.143324" calcext:value-type="float">
            <text:p>0.143324</text:p>
          </table:table-cell>
          <table:table-cell office:value-type="float" office:value="0.137572" calcext:value-type="float">
            <text:p>0.137572</text:p>
          </table:table-cell>
          <table:table-cell office:value-type="float" office:value="0.131431" calcext:value-type="float">
            <text:p>0.131431</text:p>
          </table:table-cell>
          <table:table-cell office:value-type="float" office:value="0.12499" calcext:value-type="float">
            <text:p>0.12499</text:p>
          </table:table-cell>
          <table:table-cell office:value-type="float" office:value="0.118351" calcext:value-type="float">
            <text:p>0.118351</text:p>
          </table:table-cell>
          <table:table-cell office:value-type="float" office:value="0.111629" calcext:value-type="float">
            <text:p>0.111629</text:p>
          </table:table-cell>
          <table:table-cell office:value-type="float" office:value="0.104963" calcext:value-type="float">
            <text:p>0.104963</text:p>
          </table:table-cell>
          <table:table-cell office:value-type="float" office:value="0.0985234" calcext:value-type="float">
            <text:p>0.0985234</text:p>
          </table:table-cell>
          <table:table-cell office:value-type="float" office:value="0.0925213" calcext:value-type="float">
            <text:p>0.0925213</text:p>
          </table:table-cell>
          <table:table-cell office:value-type="float" office:value="0.0872173" calcext:value-type="float">
            <text:p>0.0872173</text:p>
          </table:table-cell>
          <table:table-cell office:value-type="float" office:value="0.0829284" calcext:value-type="float">
            <text:p>0.0829284</text:p>
          </table:table-cell>
          <table:table-cell office:value-type="float" office:value="0.0800283" calcext:value-type="float">
            <text:p>0.0800283</text:p>
          </table:table-cell>
          <table:table-cell office:value-type="float" office:value="0.0789413" calcext:value-type="float">
            <text:p>0.0789413</text:p>
          </table:table-cell>
        </table:table-row>
        <table:table-row table:style-name="ro1">
          <table:table-cell office:value-type="float" office:value="0.175302" calcext:value-type="float">
            <text:p>0.175302</text:p>
          </table:table-cell>
          <table:table-cell office:value-type="float" office:value="0.17488" calcext:value-type="float">
            <text:p>0.17488</text:p>
          </table:table-cell>
          <table:table-cell office:value-type="float" office:value="0.17362" calcext:value-type="float">
            <text:p>0.17362</text:p>
          </table:table-cell>
          <table:table-cell office:value-type="float" office:value="0.171539" calcext:value-type="float">
            <text:p>0.171539</text:p>
          </table:table-cell>
          <table:table-cell office:value-type="float" office:value="0.168668" calcext:value-type="float">
            <text:p>0.168668</text:p>
          </table:table-cell>
          <table:table-cell office:value-type="float" office:value="0.165047" calcext:value-type="float">
            <text:p>0.165047</text:p>
          </table:table-cell>
          <table:table-cell office:value-type="float" office:value="0.160729" calcext:value-type="float">
            <text:p>0.160729</text:p>
          </table:table-cell>
          <table:table-cell office:value-type="float" office:value="0.155773" calcext:value-type="float">
            <text:p>0.155773</text:p>
          </table:table-cell>
          <table:table-cell office:value-type="float" office:value="0.150249" calcext:value-type="float">
            <text:p>0.150249</text:p>
          </table:table-cell>
          <table:table-cell office:value-type="float" office:value="0.144234" calcext:value-type="float">
            <text:p>0.144234</text:p>
          </table:table-cell>
          <table:table-cell office:value-type="float" office:value="0.137814" calcext:value-type="float">
            <text:p>0.137814</text:p>
          </table:table-cell>
          <table:table-cell office:value-type="float" office:value="0.131085" calcext:value-type="float">
            <text:p>0.131085</text:p>
          </table:table-cell>
          <table:table-cell office:value-type="float" office:value="0.124155" calcext:value-type="float">
            <text:p>0.124155</text:p>
          </table:table-cell>
          <table:table-cell office:value-type="float" office:value="0.117148" calcext:value-type="float">
            <text:p>0.117148</text:p>
          </table:table-cell>
          <table:table-cell office:value-type="float" office:value="0.110212" calcext:value-type="float">
            <text:p>0.110212</text:p>
          </table:table-cell>
          <table:table-cell office:value-type="float" office:value="0.103528" calcext:value-type="float">
            <text:p>0.103528</text:p>
          </table:table-cell>
          <table:table-cell office:value-type="float" office:value="0.0973166" calcext:value-type="float">
            <text:p>0.0973166</text:p>
          </table:table-cell>
          <table:table-cell office:value-type="float" office:value="0.0918461" calcext:value-type="float">
            <text:p>0.0918461</text:p>
          </table:table-cell>
          <table:table-cell office:value-type="float" office:value="0.0874395" calcext:value-type="float">
            <text:p>0.0874395</text:p>
          </table:table-cell>
          <table:table-cell office:value-type="float" office:value="0.0844722" calcext:value-type="float">
            <text:p>0.0844722</text:p>
          </table:table-cell>
          <table:table-cell office:value-type="float" office:value="0.0833655" calcext:value-type="float">
            <text:p>0.0833655</text:p>
          </table:table-cell>
        </table:table-row>
        <table:table-row table:style-name="ro1">
          <table:table-cell office:value-type="float" office:value="0.183539" calcext:value-type="float">
            <text:p>0.183539</text:p>
          </table:table-cell>
          <table:table-cell office:value-type="float" office:value="0.183098" calcext:value-type="float">
            <text:p>0.183098</text:p>
          </table:table-cell>
          <table:table-cell office:value-type="float" office:value="0.181781" calcext:value-type="float">
            <text:p>0.181781</text:p>
          </table:table-cell>
          <table:table-cell office:value-type="float" office:value="0.179606" calcext:value-type="float">
            <text:p>0.179606</text:p>
          </table:table-cell>
          <table:table-cell office:value-type="float" office:value="0.176605" calcext:value-type="float">
            <text:p>0.176605</text:p>
          </table:table-cell>
          <table:table-cell office:value-type="float" office:value="0.172822" calcext:value-type="float">
            <text:p>0.172822</text:p>
          </table:table-cell>
          <table:table-cell office:value-type="float" office:value="0.168308" calcext:value-type="float">
            <text:p>0.168308</text:p>
          </table:table-cell>
          <table:table-cell office:value-type="float" office:value="0.16313" calcext:value-type="float">
            <text:p>0.16313</text:p>
          </table:table-cell>
          <table:table-cell office:value-type="float" office:value="0.157358" calcext:value-type="float">
            <text:p>0.157358</text:p>
          </table:table-cell>
          <table:table-cell office:value-type="float" office:value="0.151075" calcext:value-type="float">
            <text:p>0.151075</text:p>
          </table:table-cell>
          <table:table-cell office:value-type="float" office:value="0.144372" calcext:value-type="float">
            <text:p>0.144372</text:p>
          </table:table-cell>
          <table:table-cell office:value-type="float" office:value="0.137351" calcext:value-type="float">
            <text:p>0.137351</text:p>
          </table:table-cell>
          <table:table-cell office:value-type="float" office:value="0.130126" calcext:value-type="float">
            <text:p>0.130126</text:p>
          </table:table-cell>
          <table:table-cell office:value-type="float" office:value="0.122833" calcext:value-type="float">
            <text:p>0.122833</text:p>
          </table:table-cell>
          <table:table-cell office:value-type="float" office:value="0.115627" calcext:value-type="float">
            <text:p>0.115627</text:p>
          </table:table-cell>
          <table:table-cell office:value-type="float" office:value="0.108699" calcext:value-type="float">
            <text:p>0.108699</text:p>
          </table:table-cell>
          <table:table-cell office:value-type="float" office:value="0.102279" calcext:value-type="float">
            <text:p>0.102279</text:p>
          </table:table-cell>
          <table:table-cell office:value-type="float" office:value="0.0966436" calcext:value-type="float">
            <text:p>0.0966436</text:p>
          </table:table-cell>
          <table:table-cell office:value-type="float" office:value="0.0921208" calcext:value-type="float">
            <text:p>0.0921208</text:p>
          </table:table-cell>
          <table:table-cell office:value-type="float" office:value="0.0890871" calcext:value-type="float">
            <text:p>0.0890871</text:p>
          </table:table-cell>
          <table:table-cell office:value-type="float" office:value="0.0879612" calcext:value-type="float">
            <text:p>0.0879612</text:p>
          </table:table-cell>
        </table:table-row>
        <table:table-row table:style-name="ro1">
          <table:table-cell office:value-type="float" office:value="0.1917" calcext:value-type="float">
            <text:p>0.1917</text:p>
          </table:table-cell>
          <table:table-cell office:value-type="float" office:value="0.191241" calcext:value-type="float">
            <text:p>0.191241</text:p>
          </table:table-cell>
          <table:table-cell office:value-type="float" office:value="0.189868" calcext:value-type="float">
            <text:p>0.189868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184472" calcext:value-type="float">
            <text:p>0.184472</text:p>
          </table:table-cell>
          <table:table-cell office:value-type="float" office:value="0.180527" calcext:value-type="float">
            <text:p>0.180527</text:p>
          </table:table-cell>
          <table:table-cell office:value-type="float" office:value="0.175822" calcext:value-type="float">
            <text:p>0.175822</text:p>
          </table:table-cell>
          <table:table-cell office:value-type="float" office:value="0.170423" calcext:value-type="float">
            <text:p>0.170423</text:p>
          </table:table-cell>
          <table:table-cell office:value-type="float" office:value="0.164408" calcext:value-type="float">
            <text:p>0.164408</text:p>
          </table:table-cell>
          <table:table-cell office:value-type="float" office:value="0.157861" calcext:value-type="float">
            <text:p>0.157861</text:p>
          </table:table-cell>
          <table:table-cell office:value-type="float" office:value="0.150881" calcext:value-type="float">
            <text:p>0.150881</text:p>
          </table:table-cell>
          <table:table-cell office:value-type="float" office:value="0.143574" calcext:value-type="float">
            <text:p>0.143574</text:p>
          </table:table-cell>
          <table:table-cell office:value-type="float" office:value="0.136063" calcext:value-type="float">
            <text:p>0.136063</text:p>
          </table:table-cell>
          <table:table-cell office:value-type="float" office:value="0.12849" calcext:value-type="float">
            <text:p>0.12849</text:p>
          </table:table-cell>
          <table:table-cell office:value-type="float" office:value="0.121023" calcext:value-type="float">
            <text:p>0.121023</text:p>
          </table:table-cell>
          <table:table-cell office:value-type="float" office:value="0.11386" calcext:value-type="float">
            <text:p>0.11386</text:p>
          </table:table-cell>
          <table:table-cell office:value-type="float" office:value="0.10724" calcext:value-type="float">
            <text:p>0.10724</text:p>
          </table:table-cell>
          <table:table-cell office:value-type="float" office:value="0.101447" calcext:value-type="float">
            <text:p>0.101447</text:p>
          </table:table-cell>
          <table:table-cell office:value-type="float" office:value="0.0968136" calcext:value-type="float">
            <text:p>0.0968136</text:p>
          </table:table-cell>
          <table:table-cell office:value-type="float" office:value="0.0937169" calcext:value-type="float">
            <text:p>0.0937169</text:p>
          </table:table-cell>
          <table:table-cell office:value-type="float" office:value="0.0925726" calcext:value-type="float">
            <text:p>0.0925726</text:p>
          </table:table-cell>
        </table:table-row>
        <table:table-row table:style-name="ro1">
          <table:table-cell office:value-type="float" office:value="0.199788" calcext:value-type="float">
            <text:p>0.199788</text:p>
          </table:table-cell>
          <table:table-cell office:value-type="float" office:value="0.19931" calcext:value-type="float">
            <text:p>0.19931</text:p>
          </table:table-cell>
          <table:table-cell office:value-type="float" office:value="0.197881" calcext:value-type="float">
            <text:p>0.197881</text:p>
          </table:table-cell>
          <table:table-cell office:value-type="float" office:value="0.195522" calcext:value-type="float">
            <text:p>0.195522</text:p>
          </table:table-cell>
          <table:table-cell office:value-type="float" office:value="0.192268" calcext:value-type="float">
            <text:p>0.192268</text:p>
          </table:table-cell>
          <table:table-cell office:value-type="float" office:value="0.188164" calcext:value-type="float">
            <text:p>0.188164</text:p>
          </table:table-cell>
          <table:table-cell office:value-type="float" office:value="0.18327" calcext:value-type="float">
            <text:p>0.18327</text:p>
          </table:table-cell>
          <table:table-cell office:value-type="float" office:value="0.177656" calcext:value-type="float">
            <text:p>0.177656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164595" calcext:value-type="float">
            <text:p>0.164595</text:p>
          </table:table-cell>
          <table:table-cell office:value-type="float" office:value="0.157342" calcext:value-type="float">
            <text:p>0.157342</text:p>
          </table:table-cell>
          <table:table-cell office:value-type="float" office:value="0.149756" calcext:value-type="float">
            <text:p>0.149756</text:p>
          </table:table-cell>
          <table:table-cell office:value-type="float" office:value="0.141966" calcext:value-type="float">
            <text:p>0.141966</text:p>
          </table:table-cell>
          <table:table-cell office:value-type="float" office:value="0.134123" calcext:value-type="float">
            <text:p>0.134123</text:p>
          </table:table-cell>
          <table:table-cell office:value-type="float" office:value="0.126402" calcext:value-type="float">
            <text:p>0.126402</text:p>
          </table:table-cell>
          <table:table-cell office:value-type="float" office:value="0.119012" calcext:value-type="float">
            <text:p>0.119012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06257" calcext:value-type="float">
            <text:p>0.106257</text:p>
          </table:table-cell>
          <table:table-cell office:value-type="float" office:value="0.101517" calcext:value-type="float">
            <text:p>0.101517</text:p>
          </table:table-cell>
          <table:table-cell office:value-type="float" office:value="0.0983607" calcext:value-type="float">
            <text:p>0.0983607</text:p>
          </table:table-cell>
          <table:table-cell office:value-type="float" office:value="0.097199" calcext:value-type="float">
            <text:p>0.097199</text:p>
          </table:table-cell>
        </table:table-row>
        <table:table-row table:style-name="ro1">
          <table:table-cell office:value-type="float" office:value="0.207802" calcext:value-type="float">
            <text:p>0.207802</text:p>
          </table:table-cell>
          <table:table-cell office:value-type="float" office:value="0.207306" calcext:value-type="float">
            <text:p>0.207306</text:p>
          </table:table-cell>
          <table:table-cell office:value-type="float" office:value="0.205823" calcext:value-type="float">
            <text:p>0.205823</text:p>
          </table:table-cell>
          <table:table-cell office:value-type="float" office:value="0.203374" calcext:value-type="float">
            <text:p>0.203374</text:p>
          </table:table-cell>
          <table:table-cell office:value-type="float" office:value="0.199995" calcext:value-type="float">
            <text:p>0.199995</text:p>
          </table:table-cell>
          <table:table-cell office:value-type="float" office:value="0.195735" calcext:value-type="float">
            <text:p>0.195735</text:p>
          </table:table-cell>
          <table:table-cell office:value-type="float" office:value="0.190655" calcext:value-type="float">
            <text:p>0.190655</text:p>
          </table:table-cell>
          <table:table-cell office:value-type="float" office:value="0.184827" calcext:value-type="float">
            <text:p>0.184827</text:p>
          </table:table-cell>
          <table:table-cell office:value-type="float" office:value="0.178336" calcext:value-type="float">
            <text:p>0.178336</text:p>
          </table:table-cell>
          <table:table-cell office:value-type="float" office:value="0.171277" calcext:value-type="float">
            <text:p>0.171277</text:p>
          </table:table-cell>
          <table:table-cell office:value-type="float" office:value="0.163758" calcext:value-type="float">
            <text:p>0.163758</text:p>
          </table:table-cell>
          <table:table-cell office:value-type="float" office:value="0.155898" calcext:value-type="float">
            <text:p>0.155898</text:p>
          </table:table-cell>
          <table:table-cell office:value-type="float" office:value="0.147836" calcext:value-type="float">
            <text:p>0.147836</text:p>
          </table:table-cell>
          <table:table-cell office:value-type="float" office:value="0.13973" calcext:value-type="float">
            <text:p>0.13973</text:p>
          </table:table-cell>
          <table:table-cell office:value-type="float" office:value="0.131765" calcext:value-type="float">
            <text:p>0.131765</text:p>
          </table:table-cell>
          <table:table-cell office:value-type="float" office:value="0.124156" calcext:value-type="float">
            <text:p>0.124156</text:p>
          </table:table-cell>
          <table:table-cell office:value-type="float" office:value="0.11716" calcext:value-type="float">
            <text:p>0.11716</text:p>
          </table:table-cell>
          <table:table-cell office:value-type="float" office:value="0.111072" calcext:value-type="float">
            <text:p>0.111072</text:p>
          </table:table-cell>
          <table:table-cell office:value-type="float" office:value="0.106232" calcext:value-type="float">
            <text:p>0.106232</text:p>
          </table:table-cell>
          <table:table-cell office:value-type="float" office:value="0.103018" calcext:value-type="float">
            <text:p>0.103018</text:p>
          </table:table-cell>
          <table:table-cell office:value-type="float" office:value="0.10184" calcext:value-type="float">
            <text:p>0.10184</text:p>
          </table:table-cell>
        </table:table-row>
        <table:table-row table:style-name="ro1">
          <table:table-cell office:value-type="float" office:value="0.215744" calcext:value-type="float">
            <text:p>0.215744</text:p>
          </table:table-cell>
          <table:table-cell office:value-type="float" office:value="0.21523" calcext:value-type="float">
            <text:p>0.21523</text:p>
          </table:table-cell>
          <table:table-cell office:value-type="float" office:value="0.213693" calcext:value-type="float">
            <text:p>0.213693</text:p>
          </table:table-cell>
          <table:table-cell office:value-type="float" office:value="0.211155" calcext:value-type="float">
            <text:p>0.211155</text:p>
          </table:table-cell>
          <table:table-cell office:value-type="float" office:value="0.207654" calcext:value-type="float">
            <text:p>0.207654</text:p>
          </table:table-cell>
          <table:table-cell office:value-type="float" office:value="0.20324" calcext:value-type="float">
            <text:p>0.20324</text:p>
          </table:table-cell>
          <table:table-cell office:value-type="float" office:value="0.197976" calcext:value-type="float">
            <text:p>0.197976</text:p>
          </table:table-cell>
          <table:table-cell office:value-type="float" office:value="0.191939" calcext:value-type="float">
            <text:p>0.191939</text:p>
          </table:table-cell>
          <table:table-cell office:value-type="float" office:value="0.185216" calcext:value-type="float">
            <text:p>0.185216</text:p>
          </table:table-cell>
          <table:table-cell office:value-type="float" office:value="0.177909" calcext:value-type="float">
            <text:p>0.177909</text:p>
          </table:table-cell>
          <table:table-cell office:value-type="float" office:value="0.170128" calcext:value-type="float">
            <text:p>0.170128</text:p>
          </table:table-cell>
          <table:table-cell office:value-type="float" office:value="0.162002" calcext:value-type="float">
            <text:p>0.162002</text:p>
          </table:table-cell>
          <table:table-cell office:value-type="float" office:value="0.153676" calcext:value-type="float">
            <text:p>0.153676</text:p>
          </table:table-cell>
          <table:table-cell office:value-type="float" office:value="0.145315" calcext:value-type="float">
            <text:p>0.145315</text:p>
          </table:table-cell>
          <table:table-cell office:value-type="float" office:value="0.137112" calcext:value-type="float">
            <text:p>0.137112</text:p>
          </table:table-cell>
          <table:table-cell office:value-type="float" office:value="0.129293" calcext:value-type="float">
            <text:p>0.129293</text:p>
          </table:table-cell>
          <table:table-cell office:value-type="float" office:value="0.122119" calcext:value-type="float">
            <text:p>0.122119</text:p>
          </table:table-cell>
          <table:table-cell office:value-type="float" office:value="0.115893" calcext:value-type="float">
            <text:p>0.115893</text:p>
          </table:table-cell>
          <table:table-cell office:value-type="float" office:value="0.110957" calcext:value-type="float">
            <text:p>0.110957</text:p>
          </table:table-cell>
          <table:table-cell office:value-type="float" office:value="0.107688" calcext:value-type="float">
            <text:p>0.107688</text:p>
          </table:table-cell>
          <table:table-cell office:value-type="float" office:value="0.106494" calcext:value-type="float">
            <text:p>0.106494</text:p>
          </table:table-cell>
        </table:table-row>
        <table:table-row table:style-name="ro1">
          <table:table-cell office:value-type="float" office:value="0.223614" calcext:value-type="float">
            <text:p>0.223614</text:p>
          </table:table-cell>
          <table:table-cell office:value-type="float" office:value="0.223083" calcext:value-type="float">
            <text:p>0.223083</text:p>
          </table:table-cell>
          <table:table-cell office:value-type="float" office:value="0.221492" calcext:value-type="float">
            <text:p>0.221492</text:p>
          </table:table-cell>
          <table:table-cell office:value-type="float" office:value="0.218867" calcext:value-type="float">
            <text:p>0.218867</text:p>
          </table:table-cell>
          <table:table-cell office:value-type="float" office:value="0.215245" calcext:value-type="float">
            <text:p>0.215245</text:p>
          </table:table-cell>
          <table:table-cell office:value-type="float" office:value="0.210679" calcext:value-type="float">
            <text:p>0.210679</text:p>
          </table:table-cell>
          <table:table-cell office:value-type="float" office:value="0.205235" calcext:value-type="float">
            <text:p>0.205235</text:p>
          </table:table-cell>
          <table:table-cell office:value-type="float" office:value="0.198992" calcext:value-type="float">
            <text:p>0.198992</text:p>
          </table:table-cell>
          <table:table-cell office:value-type="float" office:value="0.192043" calcext:value-type="float">
            <text:p>0.192043</text:p>
          </table:table-cell>
          <table:table-cell office:value-type="float" office:value="0.184491" calcext:value-type="float">
            <text:p>0.184491</text:p>
          </table:table-cell>
          <table:table-cell office:value-type="float" office:value="0.176455" calcext:value-type="float">
            <text:p>0.176455</text:p>
          </table:table-cell>
          <table:table-cell office:value-type="float" office:value="0.168069" calcext:value-type="float">
            <text:p>0.168069</text:p>
          </table:table-cell>
          <table:table-cell office:value-type="float" office:value="0.159485" calcext:value-type="float">
            <text:p>0.159485</text:p>
          </table:table-cell>
          <table:table-cell office:value-type="float" office:value="0.150876" calcext:value-type="float">
            <text:p>0.150876</text:p>
          </table:table-cell>
          <table:table-cell office:value-type="float" office:value="0.142445" calcext:value-type="float">
            <text:p>0.142445</text:p>
          </table:table-cell>
          <table:table-cell office:value-type="float" office:value="0.134423" calcext:value-type="float">
            <text:p>0.134423</text:p>
          </table:table-cell>
          <table:table-cell office:value-type="float" office:value="0.127079" calcext:value-type="float">
            <text:p>0.127079</text:p>
          </table:table-cell>
          <table:table-cell office:value-type="float" office:value="0.12072" calcext:value-type="float">
            <text:p>0.12072</text:p>
          </table:table-cell>
          <table:table-cell office:value-type="float" office:value="0.115691" calcext:value-type="float">
            <text:p>0.115691</text:p>
          </table:table-cell>
          <table:table-cell office:value-type="float" office:value="0.11237" calcext:value-type="float">
            <text:p>0.11237</text:p>
          </table:table-cell>
          <table:table-cell office:value-type="float" office:value="0.111161" calcext:value-type="float">
            <text:p>0.111161</text:p>
          </table:table-cell>
        </table:table-row>
        <table:table-row table:style-name="ro1">
          <table:table-cell office:value-type="float" office:value="0.231415" calcext:value-type="float">
            <text:p>0.231415</text:p>
          </table:table-cell>
          <table:table-cell office:value-type="float" office:value="0.230866" calcext:value-type="float">
            <text:p>0.230866</text:p>
          </table:table-cell>
          <table:table-cell office:value-type="float" office:value="0.229223" calcext:value-type="float">
            <text:p>0.229223</text:p>
          </table:table-cell>
          <table:table-cell office:value-type="float" office:value="0.226511" calcext:value-type="float">
            <text:p>0.226511</text:p>
          </table:table-cell>
          <table:table-cell office:value-type="float" office:value="0.222771" calcext:value-type="float">
            <text:p>0.222771</text:p>
          </table:table-cell>
          <table:table-cell office:value-type="float" office:value="0.218055" calcext:value-type="float">
            <text:p>0.218055</text:p>
          </table:table-cell>
          <table:table-cell office:value-type="float" office:value="0.212434" calcext:value-type="float">
            <text:p>0.212434</text:p>
          </table:table-cell>
          <table:table-cell office:value-type="float" office:value="0.205989" calcext:value-type="float">
            <text:p>0.205989</text:p>
          </table:table-cell>
          <table:table-cell office:value-type="float" office:value="0.198816" calcext:value-type="float">
            <text:p>0.198816</text:p>
          </table:table-cell>
          <table:table-cell office:value-type="float" office:value="0.191025" calcext:value-type="float">
            <text:p>0.191025</text:p>
          </table:table-cell>
          <table:table-cell office:value-type="float" office:value="0.18274" calcext:value-type="float">
            <text:p>0.18274</text:p>
          </table:table-cell>
          <table:table-cell office:value-type="float" office:value="0.1741" calcext:value-type="float">
            <text:p>0.1741</text:p>
          </table:table-cell>
          <table:table-cell office:value-type="float" office:value="0.165265" calcext:value-type="float">
            <text:p>0.165265</text:p>
          </table:table-cell>
          <table:table-cell office:value-type="float" office:value="0.156417" calcext:value-type="float">
            <text:p>0.156417</text:p>
          </table:table-cell>
          <table:table-cell office:value-type="float" office:value="0.147764" calcext:value-type="float">
            <text:p>0.147764</text:p>
          </table:table-cell>
          <table:table-cell office:value-type="float" office:value="0.139546" calcext:value-type="float">
            <text:p>0.139546</text:p>
          </table:table-cell>
          <table:table-cell office:value-type="float" office:value="0.132038" calcext:value-type="float">
            <text:p>0.132038</text:p>
          </table:table-cell>
          <table:table-cell office:value-type="float" office:value="0.125552" calcext:value-type="float">
            <text:p>0.125552</text:p>
          </table:table-cell>
          <table:table-cell office:value-type="float" office:value="0.120435" calcext:value-type="float">
            <text:p>0.120435</text:p>
          </table:table-cell>
          <table:table-cell office:value-type="float" office:value="0.117064" calcext:value-type="float">
            <text:p>0.117064</text:p>
          </table:table-cell>
          <table:table-cell office:value-type="float" office:value="0.11584" calcext:value-type="float">
            <text:p>0.11584</text:p>
          </table:table-cell>
        </table:table-row>
        <table:table-row table:style-name="ro1">
          <table:table-cell office:value-type="float" office:value="0.238176" calcext:value-type="float">
            <text:p>0.238176</text:p>
          </table:table-cell>
          <table:table-cell office:value-type="float" office:value="0.237611" calcext:value-type="float">
            <text:p>0.237611</text:p>
          </table:table-cell>
          <table:table-cell office:value-type="float" office:value="0.235923" calcext:value-type="float">
            <text:p>0.235923</text:p>
          </table:table-cell>
          <table:table-cell office:value-type="float" office:value="0.233137" calcext:value-type="float">
            <text:p>0.233137</text:p>
          </table:table-cell>
          <table:table-cell office:value-type="float" office:value="0.229294" calcext:value-type="float">
            <text:p>0.229294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18676" calcext:value-type="float">
            <text:p>0.218676</text:p>
          </table:table-cell>
          <table:table-cell office:value-type="float" office:value="0.212057" calcext:value-type="float">
            <text:p>0.212057</text:p>
          </table:table-cell>
          <table:table-cell office:value-type="float" office:value="0.204693" calcext:value-type="float">
            <text:p>0.204693</text:p>
          </table:table-cell>
          <table:table-cell office:value-type="float" office:value="0.196697" calcext:value-type="float">
            <text:p>0.196697</text:p>
          </table:table-cell>
          <table:table-cell office:value-type="float" office:value="0.188198" calcext:value-type="float">
            <text:p>0.188198</text:p>
          </table:table-cell>
          <table:table-cell office:value-type="float" office:value="0.179342" calcext:value-type="float">
            <text:p>0.179342</text:p>
          </table:table-cell>
          <table:table-cell office:value-type="float" office:value="0.170294" calcext:value-type="float">
            <text:p>0.170294</text:p>
          </table:table-cell>
          <table:table-cell office:value-type="float" office:value="0.161242" calcext:value-type="float">
            <text:p>0.161242</text:p>
          </table:table-cell>
          <table:table-cell office:value-type="float" office:value="0.152401" calcext:value-type="float">
            <text:p>0.152401</text:p>
          </table:table-cell>
          <table:table-cell office:value-type="float" office:value="0.144018" calcext:value-type="float">
            <text:p>0.144018</text:p>
          </table:table-cell>
          <table:table-cell office:value-type="float" office:value="0.136372" calcext:value-type="float">
            <text:p>0.136372</text:p>
          </table:table-cell>
          <table:table-cell office:value-type="float" office:value="0.12978" calcext:value-type="float">
            <text:p>0.12978</text:p>
          </table:table-cell>
          <table:table-cell office:value-type="float" office:value="0.124588" calcext:value-type="float">
            <text:p>0.124588</text:p>
          </table:table-cell>
          <table:table-cell office:value-type="float" office:value="0.121175" calcext:value-type="float">
            <text:p>0.121175</text:p>
          </table:table-cell>
          <table:table-cell office:value-type="float" office:value="0.11994" calcext:value-type="float">
            <text:p>0.11994</text:p>
          </table:table-cell>
        </table:table-row>
        <table:table-row table:style-name="ro1">
          <table:table-cell office:value-type="float" office:value="0.245114" calcext:value-type="float">
            <text:p>0.245114</text:p>
          </table:table-cell>
          <table:table-cell office:value-type="float" office:value="0.244534" calcext:value-type="float">
            <text:p>0.244534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239938" calcext:value-type="float">
            <text:p>0.239938</text:p>
          </table:table-cell>
          <table:table-cell office:value-type="float" office:value="0.23599" calcext:value-type="float">
            <text:p>0.23599</text:p>
          </table:table-cell>
          <table:table-cell office:value-type="float" office:value="0.231015" calcext:value-type="float">
            <text:p>0.231015</text:p>
          </table:table-cell>
          <table:table-cell office:value-type="float" office:value="0.225085" calcext:value-type="float">
            <text:p>0.225085</text:p>
          </table:table-cell>
          <table:table-cell office:value-type="float" office:value="0.21829" calcext:value-type="float">
            <text:p>0.21829</text:p>
          </table:table-cell>
          <table:table-cell office:value-type="float" office:value="0.210731" calcext:value-type="float">
            <text:p>0.210731</text:p>
          </table:table-cell>
          <table:table-cell office:value-type="float" office:value="0.202527" calcext:value-type="float">
            <text:p>0.202527</text:p>
          </table:table-cell>
          <table:table-cell office:value-type="float" office:value="0.193813" calcext:value-type="float">
            <text:p>0.193813</text:p>
          </table:table-cell>
          <table:table-cell office:value-type="float" office:value="0.184738" calcext:value-type="float">
            <text:p>0.184738</text:p>
          </table:table-cell>
          <table:table-cell office:value-type="float" office:value="0.175474" calcext:value-type="float">
            <text:p>0.175474</text:p>
          </table:table-cell>
          <table:table-cell office:value-type="float" office:value="0.166217" calcext:value-type="float">
            <text:p>0.166217</text:p>
          </table:table-cell>
          <table:table-cell office:value-type="float" office:value="0.157188" calcext:value-type="float">
            <text:p>0.157188</text:p>
          </table:table-cell>
          <table:table-cell office:value-type="float" office:value="0.148639" calcext:value-type="float">
            <text:p>0.148639</text:p>
          </table:table-cell>
          <table:table-cell office:value-type="float" office:value="0.140856" calcext:value-type="float">
            <text:p>0.140856</text:p>
          </table:table-cell>
          <table:table-cell office:value-type="float" office:value="0.134156" calcext:value-type="float">
            <text:p>0.134156</text:p>
          </table:table-cell>
          <table:table-cell office:value-type="float" office:value="0.128891" calcext:value-type="float">
            <text:p>0.128891</text:p>
          </table:table-cell>
          <table:table-cell office:value-type="float" office:value="0.125437" calcext:value-type="float">
            <text:p>0.125437</text:p>
          </table:table-cell>
          <table:table-cell office:value-type="float" office:value="0.124189" calcext:value-type="float">
            <text:p>0.124189</text:p>
          </table:table-cell>
        </table:table-row>
        <table:table-row table:style-name="ro1">
          <table:table-cell office:value-type="float" office:value="0.252964" calcext:value-type="float">
            <text:p>0.252964</text:p>
          </table:table-cell>
          <table:table-cell office:value-type="float" office:value="0.252367" calcext:value-type="float">
            <text:p>0.252367</text:p>
          </table:table-cell>
          <table:table-cell office:value-type="float" office:value="0.250581" calcext:value-type="float">
            <text:p>0.250581</text:p>
          </table:table-cell>
          <table:table-cell office:value-type="float" office:value="0.247634" calcext:value-type="float">
            <text:p>0.247634</text:p>
          </table:table-cell>
          <table:table-cell office:value-type="float" office:value="0.243569" calcext:value-type="float">
            <text:p>0.243569</text:p>
          </table:table-cell>
          <table:table-cell office:value-type="float" office:value="0.238447" calcext:value-type="float">
            <text:p>0.238447</text:p>
          </table:table-cell>
          <table:table-cell office:value-type="float" office:value="0.232343" calcext:value-type="float">
            <text:p>0.232343</text:p>
          </table:table-cell>
          <table:table-cell office:value-type="float" office:value="0.225349" calcext:value-type="float">
            <text:p>0.225349</text:p>
          </table:table-cell>
          <table:table-cell office:value-type="float" office:value="0.217572" calcext:value-type="float">
            <text:p>0.217572</text:p>
          </table:table-cell>
          <table:table-cell office:value-type="float" office:value="0.209137" calcext:value-type="float">
            <text:p>0.209137</text:p>
          </table:table-cell>
          <table:table-cell office:value-type="float" office:value="0.200181" calcext:value-type="float">
            <text:p>0.200181</text:p>
          </table:table-cell>
          <table:table-cell office:value-type="float" office:value="0.190862" calcext:value-type="float">
            <text:p>0.190862</text:p>
          </table:table-cell>
          <table:table-cell office:value-type="float" office:value="0.18136" calcext:value-type="float">
            <text:p>0.18136</text:p>
          </table:table-cell>
          <table:table-cell office:value-type="float" office:value="0.171876" calcext:value-type="float">
            <text:p>0.171876</text:p>
          </table:table-cell>
          <table:table-cell office:value-type="float" office:value="0.162639" calcext:value-type="float">
            <text:p>0.162639</text:p>
          </table:table-cell>
          <table:table-cell office:value-type="float" office:value="0.153908" calcext:value-type="float">
            <text:p>0.153908</text:p>
          </table:table-cell>
          <table:table-cell office:value-type="float" office:value="0.145973" calcext:value-type="float">
            <text:p>0.145973</text:p>
          </table:table-cell>
          <table:table-cell office:value-type="float" office:value="0.139156" calcext:value-type="float">
            <text:p>0.139156</text:p>
          </table:table-cell>
          <table:table-cell office:value-type="float" office:value="0.13381" calcext:value-type="float">
            <text:p>0.13381</text:p>
          </table:table-cell>
          <table:table-cell office:value-type="float" office:value="0.13031" calcext:value-type="float">
            <text:p>0.13031</text:p>
          </table:table-cell>
          <table:table-cell office:value-type="float" office:value="0.129049" calcext:value-type="float">
            <text:p>0.129049</text:p>
          </table:table-cell>
        </table:table-row>
        <table:table-row table:style-name="ro1">
          <table:table-cell office:value-type="float" office:value="0.261369" calcext:value-type="float">
            <text:p>0.261369</text:p>
          </table:table-cell>
          <table:table-cell office:value-type="float" office:value="0.260754" calcext:value-type="float">
            <text:p>0.260754</text:p>
          </table:table-cell>
          <table:table-cell office:value-type="float" office:value="0.258913" calcext:value-type="float">
            <text:p>0.258913</text:p>
          </table:table-cell>
          <table:table-cell office:value-type="float" office:value="0.255876" calcext:value-type="float">
            <text:p>0.255876</text:p>
          </table:table-cell>
          <table:table-cell office:value-type="float" office:value="0.251686" calcext:value-type="float">
            <text:p>0.251686</text:p>
          </table:table-cell>
          <table:table-cell office:value-type="float" office:value="0.246408" calcext:value-type="float">
            <text:p>0.246408</text:p>
          </table:table-cell>
          <table:table-cell office:value-type="float" office:value="0.240119" calcext:value-type="float">
            <text:p>0.240119</text:p>
          </table:table-cell>
          <table:table-cell office:value-type="float" office:value="0.232915" calcext:value-type="float">
            <text:p>0.232915</text:p>
          </table:table-cell>
          <table:table-cell office:value-type="float" office:value="0.224909" calcext:value-type="float">
            <text:p>0.224909</text:p>
          </table:table-cell>
          <table:table-cell office:value-type="float" office:value="0.216228" calcext:value-type="float">
            <text:p>0.216228</text:p>
          </table:table-cell>
          <table:table-cell office:value-type="float" office:value="0.207019" calcext:value-type="float">
            <text:p>0.207019</text:p>
          </table:table-cell>
          <table:table-cell office:value-type="float" office:value="0.197445" calcext:value-type="float">
            <text:p>0.197445</text:p>
          </table:table-cell>
          <table:table-cell office:value-type="float" office:value="0.187692" calcext:value-type="float">
            <text:p>0.187692</text:p>
          </table:table-cell>
          <table:table-cell office:value-type="float" office:value="0.177971" calcext:value-type="float">
            <text:p>0.177971</text:p>
          </table:table-cell>
          <table:table-cell office:value-type="float" office:value="0.168517" calcext:value-type="float">
            <text:p>0.168517</text:p>
          </table:table-cell>
          <table:table-cell office:value-type="float" office:value="0.159596" calcext:value-type="float">
            <text:p>0.159596</text:p>
          </table:table-cell>
          <table:table-cell office:value-type="float" office:value="0.151504" calcext:value-type="float">
            <text:p>0.151504</text:p>
          </table:table-cell>
          <table:table-cell office:value-type="float" office:value="0.144566" calcext:value-type="float">
            <text:p>0.144566</text:p>
          </table:table-cell>
          <table:table-cell office:value-type="float" office:value="0.139136" calcext:value-type="float">
            <text:p>0.139136</text:p>
          </table:table-cell>
          <table:table-cell office:value-type="float" office:value="0.135589" calcext:value-type="float">
            <text:p>0.135589</text:p>
          </table:table-cell>
          <table:table-cell office:value-type="float" office:value="0.134315" calcext:value-type="float">
            <text:p>0.134315</text:p>
          </table:table-cell>
        </table:table-row>
        <table:table-row table:style-name="ro1">
          <table:table-cell office:value-type="float" office:value="0.267486" calcext:value-type="float">
            <text:p>0.267486</text:p>
          </table:table-cell>
          <table:table-cell office:value-type="float" office:value="0.266857" calcext:value-type="float">
            <text:p>0.266857</text:p>
          </table:table-cell>
          <table:table-cell office:value-type="float" office:value="0.264976" calcext:value-type="float">
            <text:p>0.264976</text:p>
          </table:table-cell>
          <table:table-cell office:value-type="float" office:value="0.261873" calcext:value-type="float">
            <text:p>0.261873</text:p>
          </table:table-cell>
          <table:table-cell office:value-type="float" office:value="0.257594" calcext:value-type="float">
            <text:p>0.257594</text:p>
          </table:table-cell>
          <table:table-cell office:value-type="float" office:value="0.252203" calcext:value-type="float">
            <text:p>0.252203</text:p>
          </table:table-cell>
          <table:table-cell office:value-type="float" office:value="0.245781" calcext:value-type="float">
            <text:p>0.245781</text:p>
          </table:table-cell>
          <table:table-cell office:value-type="float" office:value="0.238426" calcext:value-type="float">
            <text:p>0.238426</text:p>
          </table:table-cell>
          <table:table-cell office:value-type="float" office:value="0.230255" calcext:value-type="float">
            <text:p>0.230255</text:p>
          </table:table-cell>
          <table:table-cell office:value-type="float" office:value="0.221398" calcext:value-type="float">
            <text:p>0.221398</text:p>
          </table:table-cell>
          <table:table-cell office:value-type="float" office:value="0.212007" calcext:value-type="float">
            <text:p>0.212007</text:p>
          </table:table-cell>
          <table:table-cell office:value-type="float" office:value="0.20225" calcext:value-type="float">
            <text:p>0.20225</text:p>
          </table:table-cell>
          <table:table-cell office:value-type="float" office:value="0.192319" calcext:value-type="float">
            <text:p>0.192319</text:p>
          </table:table-cell>
          <table:table-cell office:value-type="float" office:value="0.182429" calcext:value-type="float">
            <text:p>0.182429</text:p>
          </table:table-cell>
          <table:table-cell office:value-type="float" office:value="0.172822" calcext:value-type="float">
            <text:p>0.172822</text:p>
          </table:table-cell>
          <table:table-cell office:value-type="float" office:value="0.163766" calcext:value-type="float">
            <text:p>0.163766</text:p>
          </table:table-cell>
          <table:table-cell office:value-type="float" office:value="0.155563" calcext:value-type="float">
            <text:p>0.155563</text:p>
          </table:table-cell>
          <table:table-cell office:value-type="float" office:value="0.148539" calcext:value-type="float">
            <text:p>0.148539</text:p>
          </table:table-cell>
          <table:table-cell office:value-type="float" office:value="0.14305" calcext:value-type="float">
            <text:p>0.14305</text:p>
          </table:table-cell>
          <table:table-cell office:value-type="float" office:value="0.13947" calcext:value-type="float">
            <text:p>0.13947</text:p>
          </table:table-cell>
          <table:table-cell office:value-type="float" office:value="0.138186" calcext:value-type="float">
            <text:p>0.138186</text:p>
          </table:table-cell>
        </table:table-row>
        <table:table-row table:style-name="ro1">
          <table:table-cell office:value-type="float" office:value="0.274419" calcext:value-type="float">
            <text:p>0.274419</text:p>
          </table:table-cell>
          <table:table-cell office:value-type="float" office:value="0.273775" calcext:value-type="float">
            <text:p>0.273775</text:p>
          </table:table-cell>
          <table:table-cell office:value-type="float" office:value="0.27185" calcext:value-type="float">
            <text:p>0.27185</text:p>
          </table:table-cell>
          <table:table-cell office:value-type="float" office:value="0.268674" calcext:value-type="float">
            <text:p>0.268674</text:p>
          </table:table-cell>
          <table:table-cell office:value-type="float" office:value="0.264294" calcext:value-type="float">
            <text:p>0.264294</text:p>
          </table:table-cell>
          <table:table-cell office:value-type="float" office:value="0.258776" calcext:value-type="float">
            <text:p>0.258776</text:p>
          </table:table-cell>
          <table:table-cell office:value-type="float" office:value="0.252204" calcext:value-type="float">
            <text:p>0.252204</text:p>
          </table:table-cell>
          <table:table-cell office:value-type="float" office:value="0.24468" calcext:value-type="float">
            <text:p>0.24468</text:p>
          </table:table-cell>
          <table:table-cell office:value-type="float" office:value="0.236324" calcext:value-type="float">
            <text:p>0.236324</text:p>
          </table:table-cell>
          <table:table-cell office:value-type="float" office:value="0.22727" calcext:value-type="float">
            <text:p>0.22727</text:p>
          </table:table-cell>
          <table:table-cell office:value-type="float" office:value="0.217676" calcext:value-type="float">
            <text:p>0.217676</text:p>
          </table:table-cell>
          <table:table-cell office:value-type="float" office:value="0.207716" calcext:value-type="float">
            <text:p>0.207716</text:p>
          </table:table-cell>
          <table:table-cell office:value-type="float" office:value="0.197586" calcext:value-type="float">
            <text:p>0.197586</text:p>
          </table:table-cell>
          <table:table-cell office:value-type="float" office:value="0.187509" calcext:value-type="float">
            <text:p>0.187509</text:p>
          </table:table-cell>
          <table:table-cell office:value-type="float" office:value="0.17773" calcext:value-type="float">
            <text:p>0.17773</text:p>
          </table:table-cell>
          <table:table-cell office:value-type="float" office:value="0.168526" calcext:value-type="float">
            <text:p>0.168526</text:p>
          </table:table-cell>
          <table:table-cell office:value-type="float" office:value="0.160199" calcext:value-type="float">
            <text:p>0.160199</text:p>
          </table:table-cell>
          <table:table-cell office:value-type="float" office:value="0.153082" calcext:value-type="float">
            <text:p>0.153082</text:p>
          </table:table-cell>
          <table:table-cell office:value-type="float" office:value="0.147528" calcext:value-type="float">
            <text:p>0.147528</text:p>
          </table:table-cell>
          <table:table-cell office:value-type="float" office:value="0.143911" calcext:value-type="float">
            <text:p>0.143911</text:p>
          </table:table-cell>
          <table:table-cell office:value-type="float" office:value="0.142617" calcext:value-type="float">
            <text:p>0.142617</text:p>
          </table:table-cell>
        </table:table-row>
        <table:table-row table:style-name="ro1">
          <table:table-cell office:value-type="float" office:value="0.282684" calcext:value-type="float">
            <text:p>0.282684</text:p>
          </table:table-cell>
          <table:table-cell office:value-type="float" office:value="0.282023" calcext:value-type="float">
            <text:p>0.282023</text:p>
          </table:table-cell>
          <table:table-cell office:value-type="float" office:value="0.280045" calcext:value-type="float">
            <text:p>0.280045</text:p>
          </table:table-cell>
          <table:table-cell office:value-type="float" office:value="0.276781" calcext:value-type="float">
            <text:p>0.276781</text:p>
          </table:table-cell>
          <table:table-cell office:value-type="float" office:value="0.272282" calcext:value-type="float">
            <text:p>0.272282</text:p>
          </table:table-cell>
          <table:table-cell office:value-type="float" office:value="0.266615" calcext:value-type="float">
            <text:p>0.266615</text:p>
          </table:table-cell>
          <table:table-cell office:value-type="float" office:value="0.259867" calcext:value-type="float">
            <text:p>0.259867</text:p>
          </table:table-cell>
          <table:table-cell office:value-type="float" office:value="0.252144" calcext:value-type="float">
            <text:p>0.252144</text:p>
          </table:table-cell>
          <table:table-cell office:value-type="float" office:value="0.24357" calcext:value-type="float">
            <text:p>0.24357</text:p>
          </table:table-cell>
          <table:table-cell office:value-type="float" office:value="0.234286" calcext:value-type="float">
            <text:p>0.234286</text:p>
          </table:table-cell>
          <table:table-cell office:value-type="float" office:value="0.224454" calcext:value-type="float">
            <text:p>0.224454</text:p>
          </table:table-cell>
          <table:table-cell office:value-type="float" office:value="0.214255" calcext:value-type="float">
            <text:p>0.214255</text:p>
          </table:table-cell>
          <table:table-cell office:value-type="float" office:value="0.203894" calcext:value-type="float">
            <text:p>0.203894</text:p>
          </table:table-cell>
          <table:table-cell office:value-type="float" office:value="0.193598" calcext:value-type="float">
            <text:p>0.193598</text:p>
          </table:table-cell>
          <table:table-cell office:value-type="float" office:value="0.183621" calcext:value-type="float">
            <text:p>0.183621</text:p>
          </table:table-cell>
          <table:table-cell office:value-type="float" office:value="0.174245" calcext:value-type="float">
            <text:p>0.174245</text:p>
          </table:table-cell>
          <table:table-cell office:value-type="float" office:value="0.165776" calcext:value-type="float">
            <text:p>0.165776</text:p>
          </table:table-cell>
          <table:table-cell office:value-type="float" office:value="0.158549" calcext:value-type="float">
            <text:p>0.158549</text:p>
          </table:table-cell>
          <table:table-cell office:value-type="float" office:value="0.15292" calcext:value-type="float">
            <text:p>0.15292</text:p>
          </table:table-cell>
          <table:table-cell office:value-type="float" office:value="0.149262" calcext:value-type="float">
            <text:p>0.149262</text:p>
          </table:table-cell>
          <table:table-cell office:value-type="float" office:value="0.147955" calcext:value-type="float">
            <text:p>0.147955</text:p>
          </table:table-cell>
        </table:table-row>
        <table:table-row table:style-name="ro1">
          <table:table-cell office:value-type="float" office:value="0.289685" calcext:value-type="float">
            <text:p>0.289685</text:p>
          </table:table-cell>
          <table:table-cell office:value-type="float" office:value="0.289009" calcext:value-type="float">
            <text:p>0.289009</text:p>
          </table:table-cell>
          <table:table-cell office:value-type="float" office:value="0.286987" calcext:value-type="float">
            <text:p>0.286987</text:p>
          </table:table-cell>
          <table:table-cell office:value-type="float" office:value="0.283651" calcext:value-type="float">
            <text:p>0.283651</text:p>
          </table:table-cell>
          <table:table-cell office:value-type="float" office:value="0.279051" calcext:value-type="float">
            <text:p>0.279051</text:p>
          </table:table-cell>
          <table:table-cell office:value-type="float" office:value="0.273259" calcext:value-type="float">
            <text:p>0.273259</text:p>
          </table:table-cell>
          <table:table-cell office:value-type="float" office:value="0.266364" calcext:value-type="float">
            <text:p>0.266364</text:p>
          </table:table-cell>
          <table:table-cell office:value-type="float" office:value="0.258475" calcext:value-type="float">
            <text:p>0.258475</text:p>
          </table:table-cell>
          <table:table-cell office:value-type="float" office:value="0.249719" calcext:value-type="float">
            <text:p>0.249719</text:p>
          </table:table-cell>
          <table:table-cell office:value-type="float" office:value="0.240242" calcext:value-type="float">
            <text:p>0.240242</text:p>
          </table:table-cell>
          <table:table-cell office:value-type="float" office:value="0.230213" calcext:value-type="float">
            <text:p>0.230213</text:p>
          </table:table-cell>
          <table:table-cell office:value-type="float" office:value="0.219816" calcext:value-type="float">
            <text:p>0.219816</text:p>
          </table:table-cell>
          <table:table-cell office:value-type="float" office:value="0.209263" calcext:value-type="float">
            <text:p>0.209263</text:p>
          </table:table-cell>
          <table:table-cell office:value-type="float" office:value="0.198787" calcext:value-type="float">
            <text:p>0.198787</text:p>
          </table:table-cell>
          <table:table-cell office:value-type="float" office:value="0.188647" calcext:value-type="float">
            <text:p>0.188647</text:p>
          </table:table-cell>
          <table:table-cell office:value-type="float" office:value="0.179128" calcext:value-type="float">
            <text:p>0.179128</text:p>
          </table:table-cell>
          <table:table-cell office:value-type="float" office:value="0.170543" calcext:value-type="float">
            <text:p>0.170543</text:p>
          </table:table-cell>
          <table:table-cell office:value-type="float" office:value="0.163226" calcext:value-type="float">
            <text:p>0.163226</text:p>
          </table:table-cell>
          <table:table-cell office:value-type="float" office:value="0.157536" calcext:value-type="float">
            <text:p>0.157536</text:p>
          </table:table-cell>
          <table:table-cell office:value-type="float" office:value="0.153843" calcext:value-type="float">
            <text:p>0.153843</text:p>
          </table:table-cell>
          <table:table-cell office:value-type="float" office:value="0.152526" calcext:value-type="float">
            <text:p>0.152526</text:p>
          </table:table-cell>
        </table:table-row>
        <table:table-row table:style-name="ro1">
          <table:table-cell office:value-type="float" office:value="0.296971" calcext:value-type="float">
            <text:p>0.296971</text:p>
          </table:table-cell>
          <table:table-cell office:value-type="float" office:value="0.29628" calcext:value-type="float">
            <text:p>0.29628</text:p>
          </table:table-cell>
          <table:table-cell office:value-type="float" office:value="0.294212" calcext:value-type="float">
            <text:p>0.294212</text:p>
          </table:table-cell>
          <table:table-cell office:value-type="float" office:value="0.290801" calcext:value-type="float">
            <text:p>0.290801</text:p>
          </table:table-cell>
          <table:table-cell office:value-type="float" office:value="0.286098" calcext:value-type="float">
            <text:p>0.286098</text:p>
          </table:table-cell>
          <table:table-cell office:value-type="float" office:value="0.280178" calcext:value-type="float">
            <text:p>0.280178</text:p>
          </table:table-cell>
          <table:table-cell office:value-type="float" office:value="0.273131" calcext:value-type="float">
            <text:p>0.273131</text:p>
          </table:table-cell>
          <table:table-cell office:value-type="float" office:value="0.265071" calcext:value-type="float">
            <text:p>0.265071</text:p>
          </table:table-cell>
          <table:table-cell office:value-type="float" office:value="0.256128" calcext:value-type="float">
            <text:p>0.256128</text:p>
          </table:table-cell>
          <table:table-cell office:value-type="float" office:value="0.246455" calcext:value-type="float">
            <text:p>0.246455</text:p>
          </table:table-cell>
          <table:table-cell office:value-type="float" office:value="0.236223" calcext:value-type="float">
            <text:p>0.236223</text:p>
          </table:table-cell>
          <table:table-cell office:value-type="float" office:value="0.225625" calcext:value-type="float">
            <text:p>0.225625</text:p>
          </table:table-cell>
          <table:table-cell office:value-type="float" office:value="0.214877" calcext:value-type="float">
            <text:p>0.214877</text:p>
          </table:table-cell>
          <table:table-cell office:value-type="float" office:value="0.204217" calcext:value-type="float">
            <text:p>0.204217</text:p>
          </table:table-cell>
          <table:table-cell office:value-type="float" office:value="0.193911" calcext:value-type="float">
            <text:p>0.193911</text:p>
          </table:table-cell>
          <table:table-cell office:value-type="float" office:value="0.184248" calcext:value-type="float">
            <text:p>0.184248</text:p>
          </table:table-cell>
          <table:table-cell office:value-type="float" office:value="0.175545" calcext:value-type="float">
            <text:p>0.175545</text:p>
          </table:table-cell>
          <table:table-cell office:value-type="float" office:value="0.168138" calcext:value-type="float">
            <text:p>0.168138</text:p>
          </table:table-cell>
          <table:table-cell office:value-type="float" office:value="0.162385" calcext:value-type="float">
            <text:p>0.162385</text:p>
          </table:table-cell>
          <table:table-cell office:value-type="float" office:value="0.158658" calcext:value-type="float">
            <text:p>0.158658</text:p>
          </table:table-cell>
          <table:table-cell office:value-type="float" office:value="0.157331" calcext:value-type="float">
            <text:p>0.157331</text:p>
          </table:table-cell>
        </table:table-row>
        <table:table-row table:style-name="ro1">
          <table:table-cell office:value-type="float" office:value="0.304196" calcext:value-type="float">
            <text:p>0.304196</text:p>
          </table:table-cell>
          <table:table-cell office:value-type="float" office:value="0.30349" calcext:value-type="float">
            <text:p>0.30349</text:p>
          </table:table-cell>
          <table:table-cell office:value-type="float" office:value="0.301377" calcext:value-type="float">
            <text:p>0.301377</text:p>
          </table:table-cell>
          <table:table-cell office:value-type="float" office:value="0.297892" calcext:value-type="float">
            <text:p>0.297892</text:p>
          </table:table-cell>
          <table:table-cell office:value-type="float" office:value="0.293089" calcext:value-type="float">
            <text:p>0.293089</text:p>
          </table:table-cell>
          <table:table-cell office:value-type="float" office:value="0.287042" calcext:value-type="float">
            <text:p>0.287042</text:p>
          </table:table-cell>
          <table:table-cell office:value-type="float" office:value="0.279847" calcext:value-type="float">
            <text:p>0.279847</text:p>
          </table:table-cell>
          <table:table-cell office:value-type="float" office:value="0.27162" calcext:value-type="float">
            <text:p>0.27162</text:p>
          </table:table-cell>
          <table:table-cell office:value-type="float" office:value="0.262496" calcext:value-type="float">
            <text:p>0.262496</text:p>
          </table:table-cell>
          <table:table-cell office:value-type="float" office:value="0.252631" calcext:value-type="float">
            <text:p>0.252631</text:p>
          </table:table-cell>
          <table:table-cell office:value-type="float" office:value="0.242202" calcext:value-type="float">
            <text:p>0.242202</text:p>
          </table:table-cell>
          <table:table-cell office:value-type="float" office:value="0.231408" calcext:value-type="float">
            <text:p>0.231408</text:p>
          </table:table-cell>
          <table:table-cell office:value-type="float" office:value="0.22047" calcext:value-type="float">
            <text:p>0.22047</text:p>
          </table:table-cell>
          <table:table-cell office:value-type="float" office:value="0.209633" calcext:value-type="float">
            <text:p>0.209633</text:p>
          </table:table-cell>
          <table:table-cell office:value-type="float" office:value="0.199166" calcext:value-type="float">
            <text:p>0.199166</text:p>
          </table:table-cell>
          <table:table-cell office:value-type="float" office:value="0.189365" calcext:value-type="float">
            <text:p>0.189365</text:p>
          </table:table-cell>
          <table:table-cell office:value-type="float" office:value="0.180548" calcext:value-type="float">
            <text:p>0.180548</text:p>
          </table:table-cell>
          <table:table-cell office:value-type="float" office:value="0.173054" calcext:value-type="float">
            <text:p>0.173054</text:p>
          </table:table-cell>
          <table:table-cell office:value-type="float" office:value="0.167242" calcext:value-type="float">
            <text:p>0.167242</text:p>
          </table:table-cell>
          <table:table-cell office:value-type="float" office:value="0.16348" calcext:value-type="float">
            <text:p>0.16348</text:p>
          </table:table-cell>
          <table:table-cell office:value-type="float" office:value="0.162144" calcext:value-type="float">
            <text:p>0.162144</text:p>
          </table:table-cell>
        </table:table-row>
        <table:table-row table:style-name="ro1">
          <table:table-cell office:value-type="float" office:value="0.311361" calcext:value-type="float">
            <text:p>0.311361</text:p>
          </table:table-cell>
          <table:table-cell office:value-type="float" office:value="0.31064" calcext:value-type="float">
            <text:p>0.31064</text:p>
          </table:table-cell>
          <table:table-cell office:value-type="float" office:value="0.308484" calcext:value-type="float">
            <text:p>0.308484</text:p>
          </table:table-cell>
          <table:table-cell office:value-type="float" office:value="0.304927" calcext:value-type="float">
            <text:p>0.304927</text:p>
          </table:table-cell>
          <table:table-cell office:value-type="float" office:value="0.300025" calcext:value-type="float">
            <text:p>0.300025</text:p>
          </table:table-cell>
          <table:table-cell office:value-type="float" office:value="0.293855" calcext:value-type="float">
            <text:p>0.293855</text:p>
          </table:table-cell>
          <table:table-cell office:value-type="float" office:value="0.286515" calcext:value-type="float">
            <text:p>0.286515</text:p>
          </table:table-cell>
          <table:table-cell office:value-type="float" office:value="0.278124" calcext:value-type="float">
            <text:p>0.278124</text:p>
          </table:table-cell>
          <table:table-cell office:value-type="float" office:value="0.268822" calcext:value-type="float">
            <text:p>0.268822</text:p>
          </table:table-cell>
          <table:table-cell office:value-type="float" office:value="0.258771" calcext:value-type="float">
            <text:p>0.258771</text:p>
          </table:table-cell>
          <table:table-cell office:value-type="float" office:value="0.24815" calcext:value-type="float">
            <text:p>0.24815</text:p>
          </table:table-cell>
          <table:table-cell office:value-type="float" office:value="0.237166" calcext:value-type="float">
            <text:p>0.237166</text:p>
          </table:table-cell>
          <table:table-cell office:value-type="float" office:value="0.226044" calcext:value-type="float">
            <text:p>0.226044</text:p>
          </table:table-cell>
          <table:table-cell office:value-type="float" office:value="0.215035" calcext:value-type="float">
            <text:p>0.215035</text:p>
          </table:table-cell>
          <table:table-cell office:value-type="float" office:value="0.204414" calcext:value-type="float">
            <text:p>0.204414</text:p>
          </table:table-cell>
          <table:table-cell office:value-type="float" office:value="0.194478" calcext:value-type="float">
            <text:p>0.194478</text:p>
          </table:table-cell>
          <table:table-cell office:value-type="float" office:value="0.185551" calcext:value-type="float">
            <text:p>0.185551</text:p>
          </table:table-cell>
          <table:table-cell office:value-type="float" office:value="0.177974" calcext:value-type="float">
            <text:p>0.177974</text:p>
          </table:table-cell>
          <table:table-cell office:value-type="float" office:value="0.172104" calcext:value-type="float">
            <text:p>0.172104</text:p>
          </table:table-cell>
          <table:table-cell office:value-type="float" office:value="0.16831" calcext:value-type="float">
            <text:p>0.16831</text:p>
          </table:table-cell>
          <table:table-cell office:value-type="float" office:value="0.166965" calcext:value-type="float">
            <text:p>0.166965</text:p>
          </table:table-cell>
        </table:table-row>
        <table:table-row table:style-name="ro1">
          <table:table-cell office:value-type="float" office:value="0.318468" calcext:value-type="float">
            <text:p>0.318468</text:p>
          </table:table-cell>
          <table:table-cell office:value-type="float" office:value="0.317733" calcext:value-type="float">
            <text:p>0.317733</text:p>
          </table:table-cell>
          <table:table-cell office:value-type="float" office:value="0.315533" calcext:value-type="float">
            <text:p>0.315533</text:p>
          </table:table-cell>
          <table:table-cell office:value-type="float" office:value="0.311906" calcext:value-type="float">
            <text:p>0.311906</text:p>
          </table:table-cell>
          <table:table-cell office:value-type="float" office:value="0.306907" calcext:value-type="float">
            <text:p>0.306907</text:p>
          </table:table-cell>
          <table:table-cell office:value-type="float" office:value="0.300616" calcext:value-type="float">
            <text:p>0.300616</text:p>
          </table:table-cell>
          <table:table-cell office:value-type="float" office:value="0.293134" calcext:value-type="float">
            <text:p>0.293134</text:p>
          </table:table-cell>
          <table:table-cell office:value-type="float" office:value="0.284584" calcext:value-type="float">
            <text:p>0.284584</text:p>
          </table:table-cell>
          <table:table-cell office:value-type="float" office:value="0.275109" calcext:value-type="float">
            <text:p>0.275109</text:p>
          </table:table-cell>
          <table:table-cell office:value-type="float" office:value="0.264875" calcext:value-type="float">
            <text:p>0.264875</text:p>
          </table:table-cell>
          <table:table-cell office:value-type="float" office:value="0.254069" calcext:value-type="float">
            <text:p>0.254069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220424" calcext:value-type="float">
            <text:p>0.220424</text:p>
          </table:table-cell>
          <table:table-cell office:value-type="float" office:value="0.209653" calcext:value-type="float">
            <text:p>0.209653</text:p>
          </table:table-cell>
          <table:table-cell office:value-type="float" office:value="0.199588" calcext:value-type="float">
            <text:p>0.199588</text:p>
          </table:table-cell>
          <table:table-cell office:value-type="float" office:value="0.190555" calcext:value-type="float">
            <text:p>0.190555</text:p>
          </table:table-cell>
          <table:table-cell office:value-type="float" office:value="0.182897" calcext:value-type="float">
            <text:p>0.182897</text:p>
          </table:table-cell>
          <table:table-cell office:value-type="float" office:value="0.176972" calcext:value-type="float">
            <text:p>0.176972</text:p>
          </table:table-cell>
          <table:table-cell office:value-type="float" office:value="0.173148" calcext:value-type="float">
            <text:p>0.173148</text:p>
          </table:table-cell>
          <table:table-cell office:value-type="float" office:value="0.171793" calcext:value-type="float">
            <text:p>0.171793</text:p>
          </table:table-cell>
        </table:table-row>
        <table:table-row table:style-name="ro1">
          <table:table-cell office:value-type="float" office:value="0.325518" calcext:value-type="float">
            <text:p>0.325518</text:p>
          </table:table-cell>
          <table:table-cell office:value-type="float" office:value="0.324768" calcext:value-type="float">
            <text:p>0.324768</text:p>
          </table:table-cell>
          <table:table-cell office:value-type="float" office:value="0.322527" calcext:value-type="float">
            <text:p>0.322527</text:p>
          </table:table-cell>
          <table:table-cell office:value-type="float" office:value="0.31883" calcext:value-type="float">
            <text:p>0.31883</text:p>
          </table:table-cell>
          <table:table-cell office:value-type="float" office:value="0.313736" calcext:value-type="float">
            <text:p>0.313736</text:p>
          </table:table-cell>
          <table:table-cell office:value-type="float" office:value="0.307327" calcext:value-type="float">
            <text:p>0.307327</text:p>
          </table:table-cell>
          <table:table-cell office:value-type="float" office:value="0.299707" calcext:value-type="float">
            <text:p>0.299707</text:p>
          </table:table-cell>
          <table:table-cell office:value-type="float" office:value="0.291001" calcext:value-type="float">
            <text:p>0.291001</text:p>
          </table:table-cell>
          <table:table-cell office:value-type="float" office:value="0.281357" calcext:value-type="float">
            <text:p>0.281357</text:p>
          </table:table-cell>
          <table:table-cell office:value-type="float" office:value="0.270946" calcext:value-type="float">
            <text:p>0.270946</text:p>
          </table:table-cell>
          <table:table-cell office:value-type="float" office:value="0.259959" calcext:value-type="float">
            <text:p>0.259959</text:p>
          </table:table-cell>
          <table:table-cell office:value-type="float" office:value="0.24861" calcext:value-type="float">
            <text:p>0.24861</text:p>
          </table:table-cell>
          <table:table-cell office:value-type="float" office:value="0.237137" calcext:value-type="float">
            <text:p>0.237137</text:p>
          </table:table-cell>
          <table:table-cell office:value-type="float" office:value="0.225801" calcext:value-type="float">
            <text:p>0.225801</text:p>
          </table:table-cell>
          <table:table-cell office:value-type="float" office:value="0.214884" calcext:value-type="float">
            <text:p>0.214884</text:p>
          </table:table-cell>
          <table:table-cell office:value-type="float" office:value="0.204695" calcext:value-type="float">
            <text:p>0.204695</text:p>
          </table:table-cell>
          <table:table-cell office:value-type="float" office:value="0.19556" calcext:value-type="float">
            <text:p>0.19556</text:p>
          </table:table-cell>
          <table:table-cell office:value-type="float" office:value="0.187824" calcext:value-type="float">
            <text:p>0.187824</text:p>
          </table:table-cell>
          <table:table-cell office:value-type="float" office:value="0.181846" calcext:value-type="float">
            <text:p>0.181846</text:p>
          </table:table-cell>
          <table:table-cell office:value-type="float" office:value="0.177993" calcext:value-type="float">
            <text:p>0.177993</text:p>
          </table:table-cell>
          <table:table-cell office:value-type="float" office:value="0.176629" calcext:value-type="float">
            <text:p>0.176629</text:p>
          </table:table-cell>
        </table:table-row>
        <table:table-row table:style-name="ro1">
          <table:table-cell office:value-type="float" office:value="0.331585" calcext:value-type="float">
            <text:p>0.331585</text:p>
          </table:table-cell>
          <table:table-cell office:value-type="float" office:value="0.330824" calcext:value-type="float">
            <text:p>0.330824</text:p>
          </table:table-cell>
          <table:table-cell office:value-type="float" office:value="0.328546" calcext:value-type="float">
            <text:p>0.328546</text:p>
          </table:table-cell>
          <table:table-cell office:value-type="float" office:value="0.32479" calcext:value-type="float">
            <text:p>0.32479</text:p>
          </table:table-cell>
          <table:table-cell office:value-type="float" office:value="0.319616" calcext:value-type="float">
            <text:p>0.319616</text:p>
          </table:table-cell>
          <table:table-cell office:value-type="float" office:value="0.313107" calcext:value-type="float">
            <text:p>0.313107</text:p>
          </table:table-cell>
          <table:table-cell office:value-type="float" office:value="0.305369" calcext:value-type="float">
            <text:p>0.305369</text:p>
          </table:table-cell>
          <table:table-cell office:value-type="float" office:value="0.296531" calcext:value-type="float">
            <text:p>0.296531</text:p>
          </table:table-cell>
          <table:table-cell office:value-type="float" office:value="0.286744" calcext:value-type="float">
            <text:p>0.286744</text:p>
          </table:table-cell>
          <table:table-cell office:value-type="float" office:value="0.276183" calcext:value-type="float">
            <text:p>0.276183</text:p>
          </table:table-cell>
          <table:table-cell office:value-type="float" office:value="0.265043" calcext:value-type="float">
            <text:p>0.265043</text:p>
          </table:table-cell>
          <table:table-cell office:value-type="float" office:value="0.253543" calcext:value-type="float">
            <text:p>0.253543</text:p>
          </table:table-cell>
          <table:table-cell office:value-type="float" office:value="0.241924" calcext:value-type="float">
            <text:p>0.241924</text:p>
          </table:table-cell>
          <table:table-cell office:value-type="float" office:value="0.230452" calcext:value-type="float">
            <text:p>0.230452</text:p>
          </table:table-cell>
          <table:table-cell office:value-type="float" office:value="0.219415" calcext:value-type="float">
            <text:p>0.219415</text:p>
          </table:table-cell>
          <table:table-cell office:value-type="float" office:value="0.209121" calcext:value-type="float">
            <text:p>0.209121</text:p>
          </table:table-cell>
          <table:table-cell office:value-type="float" office:value="0.199901" calcext:value-type="float">
            <text:p>0.199901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186077" calcext:value-type="float">
            <text:p>0.186077</text:p>
          </table:table-cell>
          <table:table-cell office:value-type="float" office:value="0.182199" calcext:value-type="float">
            <text:p>0.182199</text:p>
          </table:table-cell>
          <table:table-cell office:value-type="float" office:value="0.180828" calcext:value-type="float">
            <text:p>0.180828</text:p>
          </table:table-cell>
        </table:table-row>
        <table:table-row table:style-name="ro1">
          <table:table-cell office:value-type="float" office:value="0.337846" calcext:value-type="float">
            <text:p>0.337846</text:p>
          </table:table-cell>
          <table:table-cell office:value-type="float" office:value="0.337071" calcext:value-type="float">
            <text:p>0.337071</text:p>
          </table:table-cell>
          <table:table-cell office:value-type="float" office:value="0.334757" calcext:value-type="float">
            <text:p>0.334757</text:p>
          </table:table-cell>
          <table:table-cell office:value-type="float" office:value="0.330941" calcext:value-type="float">
            <text:p>0.330941</text:p>
          </table:table-cell>
          <table:table-cell office:value-type="float" office:value="0.325685" calcext:value-type="float">
            <text:p>0.325685</text:p>
          </table:table-cell>
          <table:table-cell office:value-type="float" office:value="0.319074" calcext:value-type="float">
            <text:p>0.319074</text:p>
          </table:table-cell>
          <table:table-cell office:value-type="float" office:value="0.311216" calcext:value-type="float">
            <text:p>0.311216</text:p>
          </table:table-cell>
          <table:table-cell office:value-type="float" office:value="0.302244" calcext:value-type="float">
            <text:p>0.302244</text:p>
          </table:table-cell>
          <table:table-cell office:value-type="float" office:value="0.292313" calcext:value-type="float">
            <text:p>0.292313</text:p>
          </table:table-cell>
          <table:table-cell office:value-type="float" office:value="0.281599" calcext:value-type="float">
            <text:p>0.281599</text:p>
          </table:table-cell>
          <table:table-cell office:value-type="float" office:value="0.270304" calcext:value-type="float">
            <text:p>0.270304</text:p>
          </table:table-cell>
          <table:table-cell office:value-type="float" office:value="0.258651" calcext:value-type="float">
            <text:p>0.258651</text:p>
          </table:table-cell>
          <table:table-cell office:value-type="float" office:value="0.246885" calcext:value-type="float">
            <text:p>0.246885</text:p>
          </table:table-cell>
          <table:table-cell office:value-type="float" office:value="0.235277" calcext:value-type="float">
            <text:p>0.235277</text:p>
          </table:table-cell>
          <table:table-cell office:value-type="float" office:value="0.224117" calcext:value-type="float">
            <text:p>0.224117</text:p>
          </table:table-cell>
          <table:table-cell office:value-type="float" office:value="0.213717" calcext:value-type="float">
            <text:p>0.213717</text:p>
          </table:table-cell>
          <table:table-cell office:value-type="float" office:value="0.204411" calcext:value-type="float">
            <text:p>0.204411</text:p>
          </table:table-cell>
          <table:table-cell office:value-type="float" office:value="0.196545" calcext:value-type="float">
            <text:p>0.196545</text:p>
          </table:table-cell>
          <table:table-cell office:value-type="float" office:value="0.190478" calcext:value-type="float">
            <text:p>0.190478</text:p>
          </table:table-cell>
          <table:table-cell office:value-type="float" office:value="0.186574" calcext:value-type="float">
            <text:p>0.186574</text:p>
          </table:table-cell>
          <table:table-cell office:value-type="float" office:value="0.185197" calcext:value-type="float">
            <text:p>0.185197</text:p>
          </table:table-cell>
        </table:table-row>
        <table:table-row table:style-name="ro1">
          <table:table-cell office:value-type="float" office:value="0.344931" calcext:value-type="float">
            <text:p>0.344931</text:p>
          </table:table-cell>
          <table:table-cell office:value-type="float" office:value="0.344143" calcext:value-type="float">
            <text:p>0.344143</text:p>
          </table:table-cell>
          <table:table-cell office:value-type="float" office:value="0.341788" calcext:value-type="float">
            <text:p>0.341788</text:p>
          </table:table-cell>
          <table:table-cell office:value-type="float" office:value="0.337905" calcext:value-type="float">
            <text:p>0.337905</text:p>
          </table:table-cell>
          <table:table-cell office:value-type="float" office:value="0.332557" calcext:value-type="float">
            <text:p>0.332557</text:p>
          </table:table-cell>
          <table:table-cell office:value-type="float" office:value="0.325832" calcext:value-type="float">
            <text:p>0.325832</text:p>
          </table:table-cell>
          <table:table-cell office:value-type="float" office:value="0.317841" calcext:value-type="float">
            <text:p>0.317841</text:p>
          </table:table-cell>
          <table:table-cell office:value-type="float" office:value="0.30872" calcext:value-type="float">
            <text:p>0.30872</text:p>
          </table:table-cell>
          <table:table-cell office:value-type="float" office:value="0.298627" calcext:value-type="float">
            <text:p>0.298627</text:p>
          </table:table-cell>
          <table:table-cell office:value-type="float" office:value="0.287744" calcext:value-type="float">
            <text:p>0.287744</text:p>
          </table:table-cell>
          <table:table-cell office:value-type="float" office:value="0.276278" calcext:value-type="float">
            <text:p>0.276278</text:p>
          </table:table-cell>
          <table:table-cell office:value-type="float" office:value="0.264455" calcext:value-type="float">
            <text:p>0.264455</text:p>
          </table:table-cell>
          <table:table-cell office:value-type="float" office:value="0.252527" calcext:value-type="float">
            <text:p>0.252527</text:p>
          </table:table-cell>
          <table:table-cell office:value-type="float" office:value="0.240767" calcext:value-type="float">
            <text:p>0.240767</text:p>
          </table:table-cell>
          <table:table-cell office:value-type="float" office:value="0.229471" calcext:value-type="float">
            <text:p>0.229471</text:p>
          </table:table-cell>
          <table:table-cell office:value-type="float" office:value="0.218956" calcext:value-type="float">
            <text:p>0.218956</text:p>
          </table:table-cell>
          <table:table-cell office:value-type="float" office:value="0.209555" calcext:value-type="float">
            <text:p>0.209555</text:p>
          </table:table-cell>
          <table:table-cell office:value-type="float" office:value="0.201617" calcext:value-type="float">
            <text:p>0.201617</text:p>
          </table:table-cell>
          <table:table-cell office:value-type="float" office:value="0.195501" calcext:value-type="float">
            <text:p>0.195501</text:p>
          </table:table-cell>
          <table:table-cell office:value-type="float" office:value="0.19157" calcext:value-type="float">
            <text:p>0.19157</text:p>
          </table:table-cell>
          <table:table-cell office:value-type="float" office:value="0.190184" calcext:value-type="float">
            <text:p>0.190184</text:p>
          </table:table-cell>
        </table:table-row>
        <table:table-row table:style-name="ro1">
          <table:table-cell office:value-type="float" office:value="0.352486" calcext:value-type="float">
            <text:p>0.352486</text:p>
          </table:table-cell>
          <table:table-cell office:value-type="float" office:value="0.351684" calcext:value-type="float">
            <text:p>0.351684</text:p>
          </table:table-cell>
          <table:table-cell office:value-type="float" office:value="0.349286" calcext:value-type="float">
            <text:p>0.349286</text:p>
          </table:table-cell>
          <table:table-cell office:value-type="float" office:value="0.345333" calcext:value-type="float">
            <text:p>0.345333</text:p>
          </table:table-cell>
          <table:table-cell office:value-type="float" office:value="0.33989" calcext:value-type="float">
            <text:p>0.33989</text:p>
          </table:table-cell>
          <table:table-cell office:value-type="float" office:value="0.333045" calcext:value-type="float">
            <text:p>0.333045</text:p>
          </table:table-cell>
          <table:table-cell office:value-type="float" office:value="0.324915" calcext:value-type="float">
            <text:p>0.324915</text:p>
          </table:table-cell>
          <table:table-cell office:value-type="float" office:value="0.315637" calcext:value-type="float">
            <text:p>0.315637</text:p>
          </table:table-cell>
          <table:table-cell office:value-type="float" office:value="0.305375" calcext:value-type="float">
            <text:p>0.305375</text:p>
          </table:table-cell>
          <table:table-cell office:value-type="float" office:value="0.294317" calcext:value-type="float">
            <text:p>0.294317</text:p>
          </table:table-cell>
          <table:table-cell office:value-type="float" office:value="0.282671" calcext:value-type="float">
            <text:p>0.282671</text:p>
          </table:table-cell>
          <table:table-cell office:value-type="float" office:value="0.270671" calcext:value-type="float">
            <text:p>0.270671</text:p>
          </table:table-cell>
          <table:table-cell office:value-type="float" office:value="0.258574" calcext:value-type="float">
            <text:p>0.258574</text:p>
          </table:table-cell>
          <table:table-cell office:value-type="float" office:value="0.246658" calcext:value-type="float">
            <text:p>0.246658</text:p>
          </table:table-cell>
          <table:table-cell office:value-type="float" office:value="0.235222" calcext:value-type="float">
            <text:p>0.235222</text:p>
          </table:table-cell>
          <table:table-cell office:value-type="float" office:value="0.224586" calcext:value-type="float">
            <text:p>0.224586</text:p>
          </table:table-cell>
          <table:table-cell office:value-type="float" office:value="0.215087" calcext:value-type="float">
            <text:p>0.215087</text:p>
          </table:table-cell>
          <table:table-cell office:value-type="float" office:value="0.207075" calcext:value-type="float">
            <text:p>0.207075</text:p>
          </table:table-cell>
          <table:table-cell office:value-type="float" office:value="0.200908" calcext:value-type="float">
            <text:p>0.200908</text:p>
          </table:table-cell>
          <table:table-cell office:value-type="float" office:value="0.196949" calcext:value-type="float">
            <text:p>0.196949</text:p>
          </table:table-cell>
          <table:table-cell office:value-type="float" office:value="0.195555" calcext:value-type="float">
            <text:p>0.195555</text:p>
          </table:table-cell>
        </table:table-row>
        <table:table-row table:style-name="ro1">
          <table:table-cell office:value-type="float" office:value="0.357972" calcext:value-type="float">
            <text:p>0.357972</text:p>
          </table:table-cell>
          <table:table-cell office:value-type="float" office:value="0.357159" calcext:value-type="float">
            <text:p>0.357159</text:p>
          </table:table-cell>
          <table:table-cell office:value-type="float" office:value="0.354731" calcext:value-type="float">
            <text:p>0.354731</text:p>
          </table:table-cell>
          <table:table-cell office:value-type="float" office:value="0.350727" calcext:value-type="float">
            <text:p>0.350727</text:p>
          </table:table-cell>
          <table:table-cell office:value-type="float" office:value="0.345215" calcext:value-type="float">
            <text:p>0.345215</text:p>
          </table:table-cell>
          <table:table-cell office:value-type="float" office:value="0.338285" calcext:value-type="float">
            <text:p>0.338285</text:p>
          </table:table-cell>
          <table:table-cell office:value-type="float" office:value="0.330055" calcext:value-type="float">
            <text:p>0.330055</text:p>
          </table:table-cell>
          <table:table-cell office:value-type="float" office:value="0.320666" calcext:value-type="float">
            <text:p>0.320666</text:p>
          </table:table-cell>
          <table:table-cell office:value-type="float" office:value="0.310284" calcext:value-type="float">
            <text:p>0.310284</text:p>
          </table:table-cell>
          <table:table-cell office:value-type="float" office:value="0.2991" calcext:value-type="float">
            <text:p>0.2991</text:p>
          </table:table-cell>
          <table:table-cell office:value-type="float" office:value="0.287327" calcext:value-type="float">
            <text:p>0.287327</text:p>
          </table:table-cell>
          <table:table-cell office:value-type="float" office:value="0.275202" calcext:value-type="float">
            <text:p>0.275202</text:p>
          </table:table-cell>
          <table:table-cell office:value-type="float" office:value="0.262984" calcext:value-type="float">
            <text:p>0.262984</text:p>
          </table:table-cell>
          <table:table-cell office:value-type="float" office:value="0.250957" calcext:value-type="float">
            <text:p>0.250957</text:p>
          </table:table-cell>
          <table:table-cell office:value-type="float" office:value="0.239422" calcext:value-type="float">
            <text:p>0.239422</text:p>
          </table:table-cell>
          <table:table-cell office:value-type="float" office:value="0.228701" calcext:value-type="float">
            <text:p>0.228701</text:p>
          </table:table-cell>
          <table:table-cell office:value-type="float" office:value="0.219133" calcext:value-type="float">
            <text:p>0.219133</text:p>
          </table:table-cell>
          <table:table-cell office:value-type="float" office:value="0.211068" calcext:value-type="float">
            <text:p>0.211068</text:p>
          </table:table-cell>
          <table:table-cell office:value-type="float" office:value="0.204866" calcext:value-type="float">
            <text:p>0.204866</text:p>
          </table:table-cell>
          <table:table-cell office:value-type="float" office:value="0.200886" calcext:value-type="float">
            <text:p>0.200886</text:p>
          </table:table-cell>
          <table:table-cell office:value-type="float" office:value="0.199487" calcext:value-type="float">
            <text:p>0.199487</text:p>
          </table:table-cell>
        </table:table-row>
        <table:table-row table:style-name="ro1">
          <table:table-cell office:value-type="float" office:value="0.364209" calcext:value-type="float">
            <text:p>0.364209</text:p>
          </table:table-cell>
          <table:table-cell office:value-type="float" office:value="0.363385" calcext:value-type="float">
            <text:p>0.363385</text:p>
          </table:table-cell>
          <table:table-cell office:value-type="float" office:value="0.360922" calcext:value-type="float">
            <text:p>0.360922</text:p>
          </table:table-cell>
          <table:table-cell office:value-type="float" office:value="0.356862" calcext:value-type="float">
            <text:p>0.356862</text:p>
          </table:table-cell>
          <table:table-cell office:value-type="float" office:value="0.351273" calcext:value-type="float">
            <text:p>0.351273</text:p>
          </table:table-cell>
          <table:table-cell office:value-type="float" office:value="0.344247" calcext:value-type="float">
            <text:p>0.344247</text:p>
          </table:table-cell>
          <table:table-cell office:value-type="float" office:value="0.335906" calcext:value-type="float">
            <text:p>0.335906</text:p>
          </table:table-cell>
          <table:table-cell office:value-type="float" office:value="0.326392" calcext:value-type="float">
            <text:p>0.326392</text:p>
          </table:table-cell>
          <table:table-cell office:value-type="float" office:value="0.315876" calcext:value-type="float">
            <text:p>0.315876</text:p>
          </table:table-cell>
          <table:table-cell office:value-type="float" office:value="0.304551" calcext:value-type="float">
            <text:p>0.304551</text:p>
          </table:table-cell>
          <table:table-cell office:value-type="float" office:value="0.292636" calcext:value-type="float">
            <text:p>0.292636</text:p>
          </table:table-cell>
          <table:table-cell office:value-type="float" office:value="0.280371" calcext:value-type="float">
            <text:p>0.280371</text:p>
          </table:table-cell>
          <table:table-cell office:value-type="float" office:value="0.26802" calcext:value-type="float">
            <text:p>0.26802</text:p>
          </table:table-cell>
          <table:table-cell office:value-type="float" office:value="0.255869" calcext:value-type="float">
            <text:p>0.255869</text:p>
          </table:table-cell>
          <table:table-cell office:value-type="float" office:value="0.244224" calcext:value-type="float">
            <text:p>0.244224</text:p>
          </table:table-cell>
          <table:table-cell office:value-type="float" office:value="0.233409" calcext:value-type="float">
            <text:p>0.233409</text:p>
          </table:table-cell>
          <table:table-cell office:value-type="float" office:value="0.223764" calcext:value-type="float">
            <text:p>0.223764</text:p>
          </table:table-cell>
          <table:table-cell office:value-type="float" office:value="0.215641" calcext:value-type="float">
            <text:p>0.215641</text:p>
          </table:table-cell>
          <table:table-cell office:value-type="float" office:value="0.209399" calcext:value-type="float">
            <text:p>0.209399</text:p>
          </table:table-cell>
          <table:table-cell office:value-type="float" office:value="0.205397" calcext:value-type="float">
            <text:p>0.205397</text:p>
          </table:table-cell>
          <table:table-cell office:value-type="float" office:value="0.203992" calcext:value-type="float">
            <text:p>0.203992</text:p>
          </table:table-cell>
        </table:table-row>
        <table:table-row table:style-name="ro1">
          <table:table-cell office:value-type="float" office:value="0.371685" calcext:value-type="float">
            <text:p>0.371685</text:p>
          </table:table-cell>
          <table:table-cell office:value-type="float" office:value="0.370848" calcext:value-type="float">
            <text:p>0.370848</text:p>
          </table:table-cell>
          <table:table-cell office:value-type="float" office:value="0.368344" calcext:value-type="float">
            <text:p>0.368344</text:p>
          </table:table-cell>
          <table:table-cell office:value-type="float" office:value="0.364218" calcext:value-type="float">
            <text:p>0.364218</text:p>
          </table:table-cell>
          <table:table-cell office:value-type="float" office:value="0.358538" calcext:value-type="float">
            <text:p>0.358538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342927" calcext:value-type="float">
            <text:p>0.342927</text:p>
          </table:table-cell>
          <table:table-cell office:value-type="float" office:value="0.333267" calcext:value-type="float">
            <text:p>0.333267</text:p>
          </table:table-cell>
          <table:table-cell office:value-type="float" office:value="0.322593" calcext:value-type="float">
            <text:p>0.322593</text:p>
          </table:table-cell>
          <table:table-cell office:value-type="float" office:value="0.311104" calcext:value-type="float">
            <text:p>0.311104</text:p>
          </table:table-cell>
          <table:table-cell office:value-type="float" office:value="0.299022" calcext:value-type="float">
            <text:p>0.299022</text:p>
          </table:table-cell>
          <table:table-cell office:value-type="float" office:value="0.286594" calcext:value-type="float">
            <text:p>0.286594</text:p>
          </table:table-cell>
          <table:table-cell office:value-type="float" office:value="0.274087" calcext:value-type="float">
            <text:p>0.274087</text:p>
          </table:table-cell>
          <table:table-cell office:value-type="float" office:value="0.261791" calcext:value-type="float">
            <text:p>0.261791</text:p>
          </table:table-cell>
          <table:table-cell office:value-type="float" office:value="0.250017" calcext:value-type="float">
            <text:p>0.250017</text:p>
          </table:table-cell>
          <table:table-cell office:value-type="float" office:value="0.239092" calcext:value-type="float">
            <text:p>0.239092</text:p>
          </table:table-cell>
          <table:table-cell office:value-type="float" office:value="0.229358" calcext:value-type="float">
            <text:p>0.229358</text:p>
          </table:table-cell>
          <table:table-cell office:value-type="float" office:value="0.221167" calcext:value-type="float">
            <text:p>0.221167</text:p>
          </table:table-cell>
          <table:table-cell office:value-type="float" office:value="0.214879" calcext:value-type="float">
            <text:p>0.214879</text:p>
          </table:table-cell>
          <table:table-cell office:value-type="float" office:value="0.210852" calcext:value-type="float">
            <text:p>0.210852</text:p>
          </table:table-cell>
          <table:table-cell office:value-type="float" office:value="0.209439" calcext:value-type="float">
            <text:p>0.209439</text:p>
          </table:table-cell>
        </table:table-row>
        <table:table-row table:style-name="ro1">
          <table:table-cell office:value-type="float" office:value="0.378037" calcext:value-type="float">
            <text:p>0.378037</text:p>
          </table:table-cell>
          <table:table-cell office:value-type="float" office:value="0.377188" calcext:value-type="float">
            <text:p>0.377188</text:p>
          </table:table-cell>
          <table:table-cell office:value-type="float" office:value="0.37465" calcext:value-type="float">
            <text:p>0.37465</text:p>
          </table:table-cell>
          <table:table-cell office:value-type="float" office:value="0.370469" calcext:value-type="float">
            <text:p>0.370469</text:p>
          </table:table-cell>
          <table:table-cell office:value-type="float" office:value="0.364713" calcext:value-type="float">
            <text:p>0.364713</text:p>
          </table:table-cell>
          <table:table-cell office:value-type="float" office:value="0.357482" calcext:value-type="float">
            <text:p>0.357482</text:p>
          </table:table-cell>
          <table:table-cell office:value-type="float" office:value="0.348899" calcext:value-type="float">
            <text:p>0.348899</text:p>
          </table:table-cell>
          <table:table-cell office:value-type="float" office:value="0.339117" calcext:value-type="float">
            <text:p>0.339117</text:p>
          </table:table-cell>
          <table:table-cell office:value-type="float" office:value="0.328312" calcext:value-type="float">
            <text:p>0.328312</text:p>
          </table:table-cell>
          <table:table-cell office:value-type="float" office:value="0.316686" calcext:value-type="float">
            <text:p>0.316686</text:p>
          </table:table-cell>
          <table:table-cell office:value-type="float" office:value="0.304466" calcext:value-type="float">
            <text:p>0.304466</text:p>
          </table:table-cell>
          <table:table-cell office:value-type="float" office:value="0.291902" calcext:value-type="float">
            <text:p>0.291902</text:p>
          </table:table-cell>
          <table:table-cell office:value-type="float" office:value="0.279266" calcext:value-type="float">
            <text:p>0.279266</text:p>
          </table:table-cell>
          <table:table-cell office:value-type="float" office:value="0.266851" calcext:value-type="float">
            <text:p>0.266851</text:p>
          </table:table-cell>
          <table:table-cell office:value-type="float" office:value="0.254971" calcext:value-type="float">
            <text:p>0.254971</text:p>
          </table:table-cell>
          <table:table-cell office:value-type="float" office:value="0.243954" calcext:value-type="float">
            <text:p>0.243954</text:p>
          </table:table-cell>
          <table:table-cell office:value-type="float" office:value="0.234146" calcext:value-type="float">
            <text:p>0.234146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219574" calcext:value-type="float">
            <text:p>0.219574</text:p>
          </table:table-cell>
          <table:table-cell office:value-type="float" office:value="0.215525" calcext:value-type="float">
            <text:p>0.215525</text:p>
          </table:table-cell>
          <table:table-cell office:value-type="float" office:value="0.214106" calcext:value-type="float">
            <text:p>0.214106</text:p>
          </table:table-cell>
        </table:table-row>
        <table:table-row table:style-name="ro1">
          <table:table-cell office:value-type="float" office:value="0.384649" calcext:value-type="float">
            <text:p>0.384649</text:p>
          </table:table-cell>
          <table:table-cell office:value-type="float" office:value="0.383789" calcext:value-type="float">
            <text:p>0.383789</text:p>
          </table:table-cell>
          <table:table-cell office:value-type="float" office:value="0.381217" calcext:value-type="float">
            <text:p>0.381217</text:p>
          </table:table-cell>
          <table:table-cell office:value-type="float" office:value="0.376978" calcext:value-type="float">
            <text:p>0.376978</text:p>
          </table:table-cell>
          <table:table-cell office:value-type="float" office:value="0.371145" calcext:value-type="float">
            <text:p>0.371145</text:p>
          </table:table-cell>
          <table:table-cell office:value-type="float" office:value="0.363818" calcext:value-type="float">
            <text:p>0.363818</text:p>
          </table:table-cell>
          <table:table-cell office:value-type="float" office:value="0.355124" calcext:value-type="float">
            <text:p>0.355124</text:p>
          </table:table-cell>
          <table:table-cell office:value-type="float" office:value="0.345217" calcext:value-type="float">
            <text:p>0.345217</text:p>
          </table:table-cell>
          <table:table-cell office:value-type="float" office:value="0.334278" calcext:value-type="float">
            <text:p>0.334278</text:p>
          </table:table-cell>
          <table:table-cell office:value-type="float" office:value="0.322513" calcext:value-type="float">
            <text:p>0.322513</text:p>
          </table:table-cell>
          <table:table-cell office:value-type="float" office:value="0.310153" calcext:value-type="float">
            <text:p>0.310153</text:p>
          </table:table-cell>
          <table:table-cell office:value-type="float" office:value="0.29745" calcext:value-type="float">
            <text:p>0.29745</text:p>
          </table:table-cell>
          <table:table-cell office:value-type="float" office:value="0.284683" calcext:value-type="float">
            <text:p>0.284683</text:p>
          </table:table-cell>
          <table:table-cell office:value-type="float" office:value="0.272147" calcext:value-type="float">
            <text:p>0.272147</text:p>
          </table:table-cell>
          <table:table-cell office:value-type="float" office:value="0.260159" calcext:value-type="float">
            <text:p>0.260159</text:p>
          </table:table-cell>
          <table:table-cell office:value-type="float" office:value="0.24905" calcext:value-type="float">
            <text:p>0.24905</text:p>
          </table:table-cell>
          <table:table-cell office:value-type="float" office:value="0.239168" calcext:value-type="float">
            <text:p>0.239168</text:p>
          </table:table-cell>
          <table:table-cell office:value-type="float" office:value="0.230865" calcext:value-type="float">
            <text:p>0.23086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22043" calcext:value-type="float">
            <text:p>0.22043</text:p>
          </table:table-cell>
          <table:table-cell office:value-type="float" office:value="0.219005" calcext:value-type="float">
            <text:p>0.219005</text:p>
          </table:table-cell>
        </table:table-row>
        <table:table-row table:style-name="ro1">
          <table:table-cell office:value-type="float" office:value="0.391216" calcext:value-type="float">
            <text:p>0.391216</text:p>
          </table:table-cell>
          <table:table-cell office:value-type="float" office:value="0.390344" calcext:value-type="float">
            <text:p>0.390344</text:p>
          </table:table-cell>
          <table:table-cell office:value-type="float" office:value="0.387738" calcext:value-type="float">
            <text:p>0.387738</text:p>
          </table:table-cell>
          <table:table-cell office:value-type="float" office:value="0.383444" calcext:value-type="float">
            <text:p>0.383444</text:p>
          </table:table-cell>
          <table:table-cell office:value-type="float" office:value="0.377536" calcext:value-type="float">
            <text:p>0.377536</text:p>
          </table:table-cell>
          <table:table-cell office:value-type="float" office:value="0.370115" calcext:value-type="float">
            <text:p>0.370115</text:p>
          </table:table-cell>
          <table:table-cell office:value-type="float" office:value="0.361312" calcext:value-type="float">
            <text:p>0.361312</text:p>
          </table:table-cell>
          <table:table-cell office:value-type="float" office:value="0.351284" calcext:value-type="float">
            <text:p>0.351284</text:p>
          </table:table-cell>
          <table:table-cell office:value-type="float" office:value="0.340215" calcext:value-type="float">
            <text:p>0.340215</text:p>
          </table:table-cell>
          <table:table-cell office:value-type="float" office:value="0.328315" calcext:value-type="float">
            <text:p>0.328315</text:p>
          </table:table-cell>
          <table:table-cell office:value-type="float" office:value="0.315818" calcext:value-type="float">
            <text:p>0.315818</text:p>
          </table:table-cell>
          <table:table-cell office:value-type="float" office:value="0.302982" calcext:value-type="float">
            <text:p>0.302982</text:p>
          </table:table-cell>
          <table:table-cell office:value-type="float" office:value="0.290087" calcext:value-type="float">
            <text:p>0.290087</text:p>
          </table:table-cell>
          <table:table-cell office:value-type="float" office:value="0.277434" calcext:value-type="float">
            <text:p>0.277434</text:p>
          </table:table-cell>
          <table:table-cell office:value-type="float" office:value="0.265341" calcext:value-type="float">
            <text:p>0.265341</text:p>
          </table:table-cell>
          <table:table-cell office:value-type="float" office:value="0.254144" calcext:value-type="float">
            <text:p>0.254144</text:p>
          </table:table-cell>
          <table:table-cell office:value-type="float" office:value="0.24419" calcext:value-type="float">
            <text:p>0.24419</text:p>
          </table:table-cell>
          <table:table-cell office:value-type="float" office:value="0.235832" calcext:value-type="float">
            <text:p>0.235832</text:p>
          </table:table-cell>
          <table:table-cell office:value-type="float" office:value="0.22943" calcext:value-type="float">
            <text:p>0.22943</text:p>
          </table:table-cell>
          <table:table-cell office:value-type="float" office:value="0.22534" calcext:value-type="float">
            <text:p>0.22534</text:p>
          </table:table-cell>
          <table:table-cell office:value-type="float" office:value="0.223909" calcext:value-type="float">
            <text:p>0.223909</text:p>
          </table:table-cell>
        </table:table-row>
        <table:table-row table:style-name="ro1">
          <table:table-cell office:value-type="float" office:value="0.397737" calcext:value-type="float">
            <text:p>0.397737</text:p>
          </table:table-cell>
          <table:table-cell office:value-type="float" office:value="0.396854" calcext:value-type="float">
            <text:p>0.396854</text:p>
          </table:table-cell>
          <table:table-cell office:value-type="float" office:value="0.394216" calcext:value-type="float">
            <text:p>0.394216</text:p>
          </table:table-cell>
          <table:table-cell office:value-type="float" office:value="0.389868" calcext:value-type="float">
            <text:p>0.389868</text:p>
          </table:table-cell>
          <table:table-cell office:value-type="float" office:value="0.383886" calcext:value-type="float">
            <text:p>0.383886</text:p>
          </table:table-cell>
          <table:table-cell office:value-type="float" office:value="0.376374" calcext:value-type="float">
            <text:p>0.376374</text:p>
          </table:table-cell>
          <table:table-cell office:value-type="float" office:value="0.367465" calcext:value-type="float">
            <text:p>0.367465</text:p>
          </table:table-cell>
          <table:table-cell office:value-type="float" office:value="0.357319" calcext:value-type="float">
            <text:p>0.357319</text:p>
          </table:table-cell>
          <table:table-cell office:value-type="float" office:value="0.346124" calcext:value-type="float">
            <text:p>0.346124</text:p>
          </table:table-cell>
          <table:table-cell office:value-type="float" office:value="0.334092" calcext:value-type="float">
            <text:p>0.334092</text:p>
          </table:table-cell>
          <table:table-cell office:value-type="float" office:value="0.321463" calcext:value-type="float">
            <text:p>0.321463</text:p>
          </table:table-cell>
          <table:table-cell office:value-type="float" office:value="0.308497" calcext:value-type="float">
            <text:p>0.308497</text:p>
          </table:table-cell>
          <table:table-cell office:value-type="float" office:value="0.295479" calcext:value-type="float">
            <text:p>0.295479</text:p>
          </table:table-cell>
          <table:table-cell office:value-type="float" office:value="0.282713" calcext:value-type="float">
            <text:p>0.282713</text:p>
          </table:table-cell>
          <table:table-cell office:value-type="float" office:value="0.27052" calcext:value-type="float">
            <text:p>0.27052</text:p>
          </table:table-cell>
          <table:table-cell office:value-type="float" office:value="0.259237" calcext:value-type="float">
            <text:p>0.259237</text:p>
          </table:table-cell>
          <table:table-cell office:value-type="float" office:value="0.249212" calcext:value-type="float">
            <text:p>0.249212</text:p>
          </table:table-cell>
          <table:table-cell office:value-type="float" office:value="0.240802" calcext:value-type="float">
            <text:p>0.240802</text:p>
          </table:table-cell>
          <table:table-cell office:value-type="float" office:value="0.234365" calcext:value-type="float">
            <text:p>0.234365</text:p>
          </table:table-cell>
          <table:table-cell office:value-type="float" office:value="0.230255" calcext:value-type="float">
            <text:p>0.230255</text:p>
          </table:table-cell>
          <table:table-cell office:value-type="float" office:value="0.228818" calcext:value-type="float">
            <text:p>0.228818</text:p>
          </table:table-cell>
        </table:table-row>
        <table:table-row table:style-name="ro1">
          <table:table-cell office:value-type="float" office:value="0.404214" calcext:value-type="float">
            <text:p>0.404214</text:p>
          </table:table-cell>
          <table:table-cell office:value-type="float" office:value="0.403321" calcext:value-type="float">
            <text:p>0.403321</text:p>
          </table:table-cell>
          <table:table-cell office:value-type="float" office:value="0.40065" calcext:value-type="float">
            <text:p>0.40065</text:p>
          </table:table-cell>
          <table:table-cell office:value-type="float" office:value="0.39625" calcext:value-type="float">
            <text:p>0.39625</text:p>
          </table:table-cell>
          <table:table-cell office:value-type="float" office:value="0.390196" calcext:value-type="float">
            <text:p>0.390196</text:p>
          </table:table-cell>
          <table:table-cell office:value-type="float" office:value="0.382596" calcext:value-type="float">
            <text:p>0.382596</text:p>
          </table:table-cell>
          <table:table-cell office:value-type="float" office:value="0.373584" calcext:value-type="float">
            <text:p>0.373584</text:p>
          </table:table-cell>
          <table:table-cell office:value-type="float" office:value="0.363323" calcext:value-type="float">
            <text:p>0.363323</text:p>
          </table:table-cell>
          <table:table-cell office:value-type="float" office:value="0.352005" calcext:value-type="float">
            <text:p>0.352005</text:p>
          </table:table-cell>
          <table:table-cell office:value-type="float" office:value="0.339846" calcext:value-type="float">
            <text:p>0.339846</text:p>
          </table:table-cell>
          <table:table-cell office:value-type="float" office:value="0.327088" calcext:value-type="float">
            <text:p>0.327088</text:p>
          </table:table-cell>
          <table:table-cell office:value-type="float" office:value="0.313997" calcext:value-type="float">
            <text:p>0.313997</text:p>
          </table:table-cell>
          <table:table-cell office:value-type="float" office:value="0.30086" calcext:value-type="float">
            <text:p>0.30086</text:p>
          </table:table-cell>
          <table:table-cell office:value-type="float" office:value="0.287984" calcext:value-type="float">
            <text:p>0.287984</text:p>
          </table:table-cell>
          <table:table-cell office:value-type="float" office:value="0.275693" calcext:value-type="float">
            <text:p>0.275693</text:p>
          </table:table-cell>
          <table:table-cell office:value-type="float" office:value="0.264327" calcext:value-type="float">
            <text:p>0.264327</text:p>
          </table:table-cell>
          <table:table-cell office:value-type="float" office:value="0.254236" calcext:value-type="float">
            <text:p>0.254236</text:p>
          </table:table-cell>
          <table:table-cell office:value-type="float" office:value="0.245775" calcext:value-type="float">
            <text:p>0.245775</text:p>
          </table:table-cell>
          <table:table-cell office:value-type="float" office:value="0.239303" calcext:value-type="float">
            <text:p>0.239303</text:p>
          </table:table-cell>
          <table:table-cell office:value-type="float" office:value="0.235174" calcext:value-type="float">
            <text:p>0.235174</text:p>
          </table:table-cell>
          <table:table-cell office:value-type="float" office:value="0.233731" calcext:value-type="float">
            <text:p>0.233731</text:p>
          </table:table-cell>
        </table:table-row>
        <table:table-row table:style-name="ro1">
          <table:table-cell office:value-type="float" office:value="0.409948" calcext:value-type="float">
            <text:p>0.409948</text:p>
          </table:table-cell>
          <table:table-cell office:value-type="float" office:value="0.409045" calcext:value-type="float">
            <text:p>0.409045</text:p>
          </table:table-cell>
          <table:table-cell office:value-type="float" office:value="0.406346" calcext:value-type="float">
            <text:p>0.406346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395785" calcext:value-type="float">
            <text:p>0.395785</text:p>
          </table:table-cell>
          <table:table-cell office:value-type="float" office:value="0.388107" calcext:value-type="float">
            <text:p>0.388107</text:p>
          </table:table-cell>
          <table:table-cell office:value-type="float" office:value="0.379006" calcext:value-type="float">
            <text:p>0.379006</text:p>
          </table:table-cell>
          <table:table-cell office:value-type="float" office:value="0.368646" calcext:value-type="float">
            <text:p>0.368646</text:p>
          </table:table-cell>
          <table:table-cell office:value-type="float" office:value="0.357221" calcext:value-type="float">
            <text:p>0.357221</text:p>
          </table:table-cell>
          <table:table-cell office:value-type="float" office:value="0.344952" calcext:value-type="float">
            <text:p>0.344952</text:p>
          </table:table-cell>
          <table:table-cell office:value-type="float" office:value="0.332083" calcext:value-type="float">
            <text:p>0.332083</text:p>
          </table:table-cell>
          <table:table-cell office:value-type="float" office:value="0.318883" calcext:value-type="float">
            <text:p>0.318883</text:p>
          </table:table-cell>
          <table:table-cell office:value-type="float" office:value="0.305643" calcext:value-type="float">
            <text:p>0.305643</text:p>
          </table:table-cell>
          <table:table-cell office:value-type="float" office:value="0.292672" calcext:value-type="float">
            <text:p>0.292672</text:p>
          </table:table-cell>
          <table:table-cell office:value-type="float" office:value="0.280297" calcext:value-type="float">
            <text:p>0.280297</text:p>
          </table:table-cell>
          <table:table-cell office:value-type="float" office:value="0.26886" calcext:value-type="float">
            <text:p>0.26886</text:p>
          </table:table-cell>
          <table:table-cell office:value-type="float" office:value="0.258711" calcext:value-type="float">
            <text:p>0.258711</text:p>
          </table:table-cell>
          <table:table-cell office:value-type="float" office:value="0.250206" calcext:value-type="float">
            <text:p>0.250206</text:p>
          </table:table-cell>
          <table:table-cell office:value-type="float" office:value="0.243705" calcext:value-type="float">
            <text:p>0.243705</text:p>
          </table:table-cell>
          <table:table-cell office:value-type="float" office:value="0.239559" calcext:value-type="float">
            <text:p>0.239559</text:p>
          </table:table-cell>
          <table:table-cell office:value-type="float" office:value="0.238112" calcext:value-type="float">
            <text:p>0.238112</text:p>
          </table:table-cell>
        </table:table-row>
        <table:table-row table:style-name="ro1">
          <table:table-cell office:value-type="float" office:value="0.415649" calcext:value-type="float">
            <text:p>0.415649</text:p>
          </table:table-cell>
          <table:table-cell office:value-type="float" office:value="0.414736" calcext:value-type="float">
            <text:p>0.414736</text:p>
          </table:table-cell>
          <table:table-cell office:value-type="float" office:value="0.41201" calcext:value-type="float">
            <text:p>0.41201</text:p>
          </table:table-cell>
          <table:table-cell office:value-type="float" office:value="0.407519" calcext:value-type="float">
            <text:p>0.407519</text:p>
          </table:table-cell>
          <table:table-cell office:value-type="float" office:value="0.401343" calcext:value-type="float">
            <text:p>0.401343</text:p>
          </table:table-cell>
          <table:table-cell office:value-type="float" office:value="0.393591" calcext:value-type="float">
            <text:p>0.393591</text:p>
          </table:table-cell>
          <table:table-cell office:value-type="float" office:value="0.384402" calcext:value-type="float">
            <text:p>0.384402</text:p>
          </table:table-cell>
          <table:table-cell office:value-type="float" office:value="0.373945" calcext:value-type="float">
            <text:p>0.373945</text:p>
          </table:table-cell>
          <table:table-cell office:value-type="float" office:value="0.362417" calcext:value-type="float">
            <text:p>0.362417</text:p>
          </table:table-cell>
          <table:table-cell office:value-type="float" office:value="0.35004" calcext:value-type="float">
            <text:p>0.35004</text:p>
          </table:table-cell>
          <table:table-cell office:value-type="float" office:value="0.337063" calcext:value-type="float">
            <text:p>0.337063</text:p>
          </table:table-cell>
          <table:table-cell office:value-type="float" office:value="0.323758" calcext:value-type="float">
            <text:p>0.323758</text:p>
          </table:table-cell>
          <table:table-cell office:value-type="float" office:value="0.310417" calcext:value-type="float">
            <text:p>0.310417</text:p>
          </table:table-cell>
          <table:table-cell office:value-type="float" office:value="0.297354" calcext:value-type="float">
            <text:p>0.297354</text:p>
          </table:table-cell>
          <table:table-cell office:value-type="float" office:value="0.284898" calcext:value-type="float">
            <text:p>0.284898</text:p>
          </table:table-cell>
          <table:table-cell office:value-type="float" office:value="0.273391" calcext:value-type="float">
            <text:p>0.273391</text:p>
          </table:table-cell>
          <table:table-cell office:value-type="float" office:value="0.263186" calcext:value-type="float">
            <text:p>0.263186</text:p>
          </table:table-cell>
          <table:table-cell office:value-type="float" office:value="0.254639" calcext:value-type="float">
            <text:p>0.254639</text:p>
          </table:table-cell>
          <table:table-cell office:value-type="float" office:value="0.248109" calcext:value-type="float">
            <text:p>0.248109</text:p>
          </table:table-cell>
          <table:table-cell office:value-type="float" office:value="0.243947" calcext:value-type="float">
            <text:p>0.243947</text:p>
          </table:table-cell>
          <table:table-cell office:value-type="float" office:value="0.242496" calcext:value-type="float">
            <text:p>0.242496</text:p>
          </table:table-cell>
        </table:table-row>
        <table:table-row table:style-name="ro1">
          <table:table-cell office:value-type="float" office:value="0.422092" calcext:value-type="float">
            <text:p>0.422092</text:p>
          </table:table-cell>
          <table:table-cell office:value-type="float" office:value="0.421169" calcext:value-type="float">
            <text:p>0.421169</text:p>
          </table:table-cell>
          <table:table-cell office:value-type="float" office:value="0.418413" calcext:value-type="float">
            <text:p>0.418413</text:p>
          </table:table-cell>
          <table:table-cell office:value-type="float" office:value="0.413872" calcext:value-type="float">
            <text:p>0.413872</text:p>
          </table:table-cell>
          <table:table-cell office:value-type="float" office:value="0.407629" calcext:value-type="float">
            <text:p>0.407629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390508" calcext:value-type="float">
            <text:p>0.390508</text:p>
          </table:table-cell>
          <table:table-cell office:value-type="float" office:value="0.379944" calcext:value-type="float">
            <text:p>0.379944</text:p>
          </table:table-cell>
          <table:table-cell office:value-type="float" office:value="0.368301" calcext:value-type="float">
            <text:p>0.368301</text:p>
          </table:table-cell>
          <table:table-cell office:value-type="float" office:value="0.355805" calcext:value-type="float">
            <text:p>0.355805</text:p>
          </table:table-cell>
          <table:table-cell office:value-type="float" office:value="0.342709" calcext:value-type="float">
            <text:p>0.342709</text:p>
          </table:table-cell>
          <table:table-cell office:value-type="float" office:value="0.329287" calcext:value-type="float">
            <text:p>0.329287</text:p>
          </table:table-cell>
          <table:table-cell office:value-type="float" office:value="0.315836" calcext:value-type="float">
            <text:p>0.315836</text:p>
          </table:table-cell>
          <table:table-cell office:value-type="float" office:value="0.302672" calcext:value-type="float">
            <text:p>0.302672</text:p>
          </table:table-cell>
          <table:table-cell office:value-type="float" office:value="0.290126" calcext:value-type="float">
            <text:p>0.290126</text:p>
          </table:table-cell>
          <table:table-cell office:value-type="float" office:value="0.278543" calcext:value-type="float">
            <text:p>0.278543</text:p>
          </table:table-cell>
          <table:table-cell office:value-type="float" office:value="0.268276" calcext:value-type="float">
            <text:p>0.268276</text:p>
          </table:table-cell>
          <table:table-cell office:value-type="float" office:value="0.259683" calcext:value-type="float">
            <text:p>0.259683</text:p>
          </table:table-cell>
          <table:table-cell office:value-type="float" office:value="0.253121" calcext:value-type="float">
            <text:p>0.253121</text:p>
          </table:table-cell>
          <table:table-cell office:value-type="float" office:value="0.248942" calcext:value-type="float">
            <text:p>0.248942</text:p>
          </table:table-cell>
          <table:table-cell office:value-type="float" office:value="0.247485" calcext:value-type="float">
            <text:p>0.247485</text:p>
          </table:table-cell>
        </table:table-row>
        <table:table-row table:style-name="ro1">
          <table:table-cell office:value-type="float" office:value="0.429051" calcext:value-type="float">
            <text:p>0.429051</text:p>
          </table:table-cell>
          <table:table-cell office:value-type="float" office:value="0.428118" calcext:value-type="float">
            <text:p>0.428118</text:p>
          </table:table-cell>
          <table:table-cell office:value-type="float" office:value="0.42533" calcext:value-type="float">
            <text:p>0.42533</text:p>
          </table:table-cell>
          <table:table-cell office:value-type="float" office:value="0.420738" calcext:value-type="float">
            <text:p>0.420738</text:p>
          </table:table-cell>
          <table:table-cell office:value-type="float" office:value="0.414423" calcext:value-type="float">
            <text:p>0.414423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397112" calcext:value-type="float">
            <text:p>0.397112</text:p>
          </table:table-cell>
          <table:table-cell office:value-type="float" office:value="0.386435" calcext:value-type="float">
            <text:p>0.386435</text:p>
          </table:table-cell>
          <table:table-cell office:value-type="float" office:value="0.374671" calcext:value-type="float">
            <text:p>0.374671</text:p>
          </table:table-cell>
          <table:table-cell office:value-type="float" office:value="0.362051" calcext:value-type="float">
            <text:p>0.362051</text:p>
          </table:table-cell>
          <table:table-cell office:value-type="float" office:value="0.348829" calcext:value-type="float">
            <text:p>0.348829</text:p>
          </table:table-cell>
          <table:table-cell office:value-type="float" office:value="0.335284" calcext:value-type="float">
            <text:p>0.335284</text:p>
          </table:table-cell>
          <table:table-cell office:value-type="float" office:value="0.321717" calcext:value-type="float">
            <text:p>0.321717</text:p>
          </table:table-cell>
          <table:table-cell office:value-type="float" office:value="0.308447" calcext:value-type="float">
            <text:p>0.308447</text:p>
          </table:table-cell>
          <table:table-cell office:value-type="float" office:value="0.295807" calcext:value-type="float">
            <text:p>0.295807</text:p>
          </table:table-cell>
          <table:table-cell office:value-type="float" office:value="0.284144" calcext:value-type="float">
            <text:p>0.284144</text:p>
          </table:table-cell>
          <table:table-cell office:value-type="float" office:value="0.273812" calcext:value-type="float">
            <text:p>0.273812</text:p>
          </table:table-cell>
          <table:table-cell office:value-type="float" office:value="0.26517" calcext:value-type="float">
            <text:p>0.26517</text:p>
          </table:table-cell>
          <table:table-cell office:value-type="float" office:value="0.258576" calcext:value-type="float">
            <text:p>0.258576</text:p>
          </table:table-cell>
          <table:table-cell office:value-type="float" office:value="0.254378" calcext:value-type="float">
            <text:p>0.254378</text:p>
          </table:table-cell>
          <table:table-cell office:value-type="float" office:value="0.252916" calcext:value-type="float">
            <text:p>0.252916</text:p>
          </table:table-cell>
        </table:table-row>
        <table:table-row table:style-name="ro1">
          <table:table-cell office:value-type="float" office:value="0.434231" calcext:value-type="float">
            <text:p>0.434231</text:p>
          </table:table-cell>
          <table:table-cell office:value-type="float" office:value="0.43329" calcext:value-type="float">
            <text:p>0.43329</text:p>
          </table:table-cell>
          <table:table-cell office:value-type="float" office:value="0.430478" calcext:value-type="float">
            <text:p>0.430478</text:p>
          </table:table-cell>
          <table:table-cell office:value-type="float" office:value="0.425848" calcext:value-type="float">
            <text:p>0.425848</text:p>
          </table:table-cell>
          <table:table-cell office:value-type="float" office:value="0.419481" calcext:value-type="float">
            <text:p>0.419481</text:p>
          </table:table-cell>
          <table:table-cell office:value-type="float" office:value="0.411494" calcext:value-type="float">
            <text:p>0.411494</text:p>
          </table:table-cell>
          <table:table-cell office:value-type="float" office:value="0.402032" calcext:value-type="float">
            <text:p>0.402032</text:p>
          </table:table-cell>
          <table:table-cell office:value-type="float" office:value="0.391273" calcext:value-type="float">
            <text:p>0.391273</text:p>
          </table:table-cell>
          <table:table-cell office:value-type="float" office:value="0.379421" calcext:value-type="float">
            <text:p>0.379421</text:p>
          </table:table-cell>
          <table:table-cell office:value-type="float" office:value="0.36671" calcext:value-type="float">
            <text:p>0.36671</text:p>
          </table:table-cell>
          <table:table-cell office:value-type="float" office:value="0.353397" calcext:value-type="float">
            <text:p>0.353397</text:p>
          </table:table-cell>
          <table:table-cell office:value-type="float" office:value="0.339763" calcext:value-type="float">
            <text:p>0.339763</text:p>
          </table:table-cell>
          <table:table-cell office:value-type="float" office:value="0.326112" calcext:value-type="float">
            <text:p>0.326112</text:p>
          </table:table-cell>
          <table:table-cell office:value-type="float" office:value="0.312764" calcext:value-type="float">
            <text:p>0.312764</text:p>
          </table:table-cell>
          <table:table-cell office:value-type="float" office:value="0.300056" calcext:value-type="float">
            <text:p>0.300056</text:p>
          </table:table-cell>
          <table:table-cell office:value-type="float" office:value="0.288335" calcext:value-type="float">
            <text:p>0.288335</text:p>
          </table:table-cell>
          <table:table-cell office:value-type="float" office:value="0.277957" calcext:value-type="float">
            <text:p>0.277957</text:p>
          </table:table-cell>
          <table:table-cell office:value-type="float" office:value="0.26928" calcext:value-type="float">
            <text:p>0.26928</text:p>
          </table:table-cell>
          <table:table-cell office:value-type="float" office:value="0.262661" calcext:value-type="float">
            <text:p>0.262661</text:p>
          </table:table-cell>
          <table:table-cell office:value-type="float" office:value="0.25845" calcext:value-type="float">
            <text:p>0.25845</text:p>
          </table:table-cell>
          <table:table-cell office:value-type="float" office:value="0.256984" calcext:value-type="float">
            <text:p>0.256984</text:p>
          </table:table-cell>
        </table:table-row>
        <table:table-row table:style-name="ro1">
          <table:table-cell office:value-type="float" office:value="0.440052" calcext:value-type="float">
            <text:p>0.440052</text:p>
          </table:table-cell>
          <table:table-cell office:value-type="float" office:value="0.439102" calcext:value-type="float">
            <text:p>0.439102</text:p>
          </table:table-cell>
          <table:table-cell office:value-type="float" office:value="0.436265" calcext:value-type="float">
            <text:p>0.436265</text:p>
          </table:table-cell>
          <table:table-cell office:value-type="float" office:value="0.431592" calcext:value-type="float">
            <text:p>0.431592</text:p>
          </table:table-cell>
          <table:table-cell office:value-type="float" office:value="0.425168" calcext:value-type="float">
            <text:p>0.425168</text:p>
          </table:table-cell>
          <table:table-cell office:value-type="float" office:value="0.417111" calcext:value-type="float">
            <text:p>0.417111</text:p>
          </table:table-cell>
          <table:table-cell office:value-type="float" office:value="0.407567" calcext:value-type="float">
            <text:p>0.407567</text:p>
          </table:table-cell>
          <table:table-cell office:value-type="float" office:value="0.396717" calcext:value-type="float">
            <text:p>0.396717</text:p>
          </table:table-cell>
          <table:table-cell office:value-type="float" office:value="0.384769" calcext:value-type="float">
            <text:p>0.384769</text:p>
          </table:table-cell>
          <table:table-cell office:value-type="float" office:value="0.371957" calcext:value-type="float">
            <text:p>0.371957</text:p>
          </table:table-cell>
          <table:table-cell office:value-type="float" office:value="0.358544" calcext:value-type="float">
            <text:p>0.358544</text:p>
          </table:table-cell>
          <table:table-cell office:value-type="float" office:value="0.344813" calcext:value-type="float">
            <text:p>0.344813</text:p>
          </table:table-cell>
          <table:table-cell office:value-type="float" office:value="0.331069" calcext:value-type="float">
            <text:p>0.331069</text:p>
          </table:table-cell>
          <table:table-cell office:value-type="float" office:value="0.317637" calcext:value-type="float">
            <text:p>0.317637</text:p>
          </table:table-cell>
          <table:table-cell office:value-type="float" office:value="0.304854" calcext:value-type="float">
            <text:p>0.304854</text:p>
          </table:table-cell>
          <table:table-cell office:value-type="float" office:value="0.293069" calcext:value-type="float">
            <text:p>0.293069</text:p>
          </table:table-cell>
          <table:table-cell office:value-type="float" office:value="0.28264" calcext:value-type="float">
            <text:p>0.28264</text:p>
          </table:table-cell>
          <table:table-cell office:value-type="float" office:value="0.273924" calcext:value-type="float">
            <text:p>0.273924</text:p>
          </table:table-cell>
          <table:table-cell office:value-type="float" office:value="0.267279" calcext:value-type="float">
            <text:p>0.267279</text:p>
          </table:table-cell>
          <table:table-cell office:value-type="float" office:value="0.263054" calcext:value-type="float">
            <text:p>0.263054</text:p>
          </table:table-cell>
          <table:table-cell office:value-type="float" office:value="0.261584" calcext:value-type="float">
            <text:p>0.261584</text:p>
          </table:table-cell>
        </table:table-row>
        <table:table-row table:style-name="ro1">
          <table:table-cell office:value-type="float" office:value="0.4469" calcext:value-type="float">
            <text:p>0.4469</text:p>
          </table:table-cell>
          <table:table-cell office:value-type="float" office:value="0.44594" calcext:value-type="float">
            <text:p>0.44594</text:p>
          </table:table-cell>
          <table:table-cell office:value-type="float" office:value="0.443073" calcext:value-type="float">
            <text:p>0.443073</text:p>
          </table:table-cell>
          <table:table-cell office:value-type="float" office:value="0.438352" calcext:value-type="float">
            <text:p>0.438352</text:p>
          </table:table-cell>
          <table:table-cell office:value-type="float" office:value="0.431863" calcext:value-type="float">
            <text:p>0.431863</text:p>
          </table:table-cell>
          <table:table-cell office:value-type="float" office:value="0.423724" calcext:value-type="float">
            <text:p>0.423724</text:p>
          </table:table-cell>
          <table:table-cell office:value-type="float" office:value="0.414087" calcext:value-type="float">
            <text:p>0.414087</text:p>
          </table:table-cell>
          <table:table-cell office:value-type="float" office:value="0.403133" calcext:value-type="float">
            <text:p>0.403133</text:p>
          </table:table-cell>
          <table:table-cell office:value-type="float" office:value="0.391073" calcext:value-type="float">
            <text:p>0.391073</text:p>
          </table:table-cell>
          <table:table-cell office:value-type="float" office:value="0.378147" calcext:value-type="float">
            <text:p>0.378147</text:p>
          </table:table-cell>
          <table:table-cell office:value-type="float" office:value="0.364618" calcext:value-type="float">
            <text:p>0.364618</text:p>
          </table:table-cell>
          <table:table-cell office:value-type="float" office:value="0.350775" calcext:value-type="float">
            <text:p>0.350775</text:p>
          </table:table-cell>
          <table:table-cell office:value-type="float" office:value="0.336926" calcext:value-type="float">
            <text:p>0.336926</text:p>
          </table:table-cell>
          <table:table-cell office:value-type="float" office:value="0.323397" calcext:value-type="float">
            <text:p>0.323397</text:p>
          </table:table-cell>
          <table:table-cell office:value-type="float" office:value="0.310528" calcext:value-type="float">
            <text:p>0.310528</text:p>
          </table:table-cell>
          <table:table-cell office:value-type="float" office:value="0.298671" calcext:value-type="float">
            <text:p>0.298671</text:p>
          </table:table-cell>
          <table:table-cell office:value-type="float" office:value="0.288183" calcext:value-type="float">
            <text:p>0.288183</text:p>
          </table:table-cell>
          <table:table-cell office:value-type="float" office:value="0.279424" calcext:value-type="float">
            <text:p>0.279424</text:p>
          </table:table-cell>
          <table:table-cell office:value-type="float" office:value="0.272749" calcext:value-type="float">
            <text:p>0.272749</text:p>
          </table:table-cell>
          <table:table-cell office:value-type="float" office:value="0.268507" calcext:value-type="float">
            <text:p>0.268507</text:p>
          </table:table-cell>
          <table:table-cell office:value-type="float" office:value="0.267032" calcext:value-type="float">
            <text:p>0.267032</text:p>
          </table:table-cell>
        </table:table-row>
        <table:table-row table:style-name="ro1">
          <table:table-cell office:value-type="float" office:value="0.452779" calcext:value-type="float">
            <text:p>0.452779</text:p>
          </table:table-cell>
          <table:table-cell office:value-type="float" office:value="0.451811" calcext:value-type="float">
            <text:p>0.451811</text:p>
          </table:table-cell>
          <table:table-cell office:value-type="float" office:value="0.448919" calcext:value-type="float">
            <text:p>0.448919</text:p>
          </table:table-cell>
          <table:table-cell office:value-type="float" office:value="0.444158" calcext:value-type="float">
            <text:p>0.444158</text:p>
          </table:table-cell>
          <table:table-cell office:value-type="float" office:value="0.437614" calcext:value-type="float">
            <text:p>0.437614</text:p>
          </table:table-cell>
          <table:table-cell office:value-type="float" office:value="0.429407" calcext:value-type="float">
            <text:p>0.429407</text:p>
          </table:table-cell>
          <table:table-cell office:value-type="float" office:value="0.419691" calcext:value-type="float">
            <text:p>0.419691</text:p>
          </table:table-cell>
          <table:table-cell office:value-type="float" office:value="0.408649" calcext:value-type="float">
            <text:p>0.408649</text:p>
          </table:table-cell>
          <table:table-cell office:value-type="float" office:value="0.396497" calcext:value-type="float">
            <text:p>0.396497</text:p>
          </table:table-cell>
          <table:table-cell office:value-type="float" office:value="0.383475" calcext:value-type="float">
            <text:p>0.383475</text:p>
          </table:table-cell>
          <table:table-cell office:value-type="float" office:value="0.36985" calcext:value-type="float">
            <text:p>0.36985</text:p>
          </table:table-cell>
          <table:table-cell office:value-type="float" office:value="0.355914" calcext:value-type="float">
            <text:p>0.355914</text:p>
          </table:table-cell>
          <table:table-cell office:value-type="float" office:value="0.341976" calcext:value-type="float">
            <text:p>0.341976</text:p>
          </table:table-cell>
          <table:table-cell office:value-type="float" office:value="0.328366" calcext:value-type="float">
            <text:p>0.328366</text:p>
          </table:table-cell>
          <table:table-cell office:value-type="float" office:value="0.315426" calcext:value-type="float">
            <text:p>0.315426</text:p>
          </table:table-cell>
          <table:table-cell office:value-type="float" office:value="0.303508" calcext:value-type="float">
            <text:p>0.303508</text:p>
          </table:table-cell>
          <table:table-cell office:value-type="float" office:value="0.292972" calcext:value-type="float">
            <text:p>0.292972</text:p>
          </table:table-cell>
          <table:table-cell office:value-type="float" office:value="0.284175" calcext:value-type="float">
            <text:p>0.284175</text:p>
          </table:table-cell>
          <table:table-cell office:value-type="float" office:value="0.277476" calcext:value-type="float">
            <text:p>0.277476</text:p>
          </table:table-cell>
          <table:table-cell office:value-type="float" office:value="0.27322" calcext:value-type="float">
            <text:p>0.27322</text:p>
          </table:table-cell>
          <table:table-cell office:value-type="float" office:value="0.271741" calcext:value-type="float">
            <text:p>0.271741</text:p>
          </table:table-cell>
        </table:table-row>
        <table:table-row table:style-name="ro1">
          <table:table-cell office:value-type="float" office:value="0.458878" calcext:value-type="float">
            <text:p>0.458878</text:p>
          </table:table-cell>
          <table:table-cell office:value-type="float" office:value="0.457901" calcext:value-type="float">
            <text:p>0.457901</text:p>
          </table:table-cell>
          <table:table-cell office:value-type="float" office:value="0.454984" calcext:value-type="float">
            <text:p>0.454984</text:p>
          </table:table-cell>
          <table:table-cell office:value-type="float" office:value="0.450181" calcext:value-type="float">
            <text:p>0.450181</text:p>
          </table:table-cell>
          <table:table-cell office:value-type="float" office:value="0.443581" calcext:value-type="float">
            <text:p>0.443581</text:p>
          </table:table-cell>
          <table:table-cell office:value-type="float" office:value="0.435306" calcext:value-type="float">
            <text:p>0.435306</text:p>
          </table:table-cell>
          <table:table-cell office:value-type="float" office:value="0.42551" calcext:value-type="float">
            <text:p>0.42551</text:p>
          </table:table-cell>
          <table:table-cell office:value-type="float" office:value="0.41438" calcext:value-type="float">
            <text:p>0.41438</text:p>
          </table:table-cell>
          <table:table-cell office:value-type="float" office:value="0.402133" calcext:value-type="float">
            <text:p>0.402133</text:p>
          </table:table-cell>
          <table:table-cell office:value-type="float" office:value="0.389014" calcext:value-type="float">
            <text:p>0.389014</text:p>
          </table:table-cell>
          <table:table-cell office:value-type="float" office:value="0.375292" calcext:value-type="float">
            <text:p>0.375292</text:p>
          </table:table-cell>
          <table:table-cell office:value-type="float" office:value="0.361261" calcext:value-type="float">
            <text:p>0.361261</text:p>
          </table:table-cell>
          <table:table-cell office:value-type="float" office:value="0.347234" calcext:value-type="float">
            <text:p>0.347234</text:p>
          </table:table-cell>
          <table:table-cell office:value-type="float" office:value="0.333543" calcext:value-type="float">
            <text:p>0.333543</text:p>
          </table:table-cell>
          <table:table-cell office:value-type="float" office:value="0.320531" calcext:value-type="float">
            <text:p>0.320531</text:p>
          </table:table-cell>
          <table:table-cell office:value-type="float" office:value="0.308552" calcext:value-type="float">
            <text:p>0.308552</text:p>
          </table:table-cell>
          <table:table-cell office:value-type="float" office:value="0.297966" calcext:value-type="float">
            <text:p>0.297966</text:p>
          </table:table-cell>
          <table:table-cell office:value-type="float" office:value="0.289133" calcext:value-type="float">
            <text:p>0.289133</text:p>
          </table:table-cell>
          <table:table-cell office:value-type="float" office:value="0.282408" calcext:value-type="float">
            <text:p>0.282408</text:p>
          </table:table-cell>
          <table:table-cell office:value-type="float" office:value="0.278138" calcext:value-type="float">
            <text:p>0.278138</text:p>
          </table:table-cell>
          <table:table-cell office:value-type="float" office:value="0.276655" calcext:value-type="float">
            <text:p>0.276655</text:p>
          </table:table-cell>
        </table:table-row>
        <table:table-row table:style-name="ro1">
          <table:table-cell office:value-type="float" office:value="0.464942" calcext:value-type="float">
            <text:p>0.464942</text:p>
          </table:table-cell>
          <table:table-cell office:value-type="float" office:value="0.463958" calcext:value-type="float">
            <text:p>0.463958</text:p>
          </table:table-cell>
          <table:table-cell office:value-type="float" office:value="0.461016" calcext:value-type="float">
            <text:p>0.461016</text:p>
          </table:table-cell>
          <table:table-cell office:value-type="float" office:value="0.456173" calcext:value-type="float">
            <text:p>0.456173</text:p>
          </table:table-cell>
          <table:table-cell office:value-type="float" office:value="0.449519" calcext:value-type="float">
            <text:p>0.449519</text:p>
          </table:table-cell>
          <table:table-cell office:value-type="float" office:value="0.441176" calcext:value-type="float">
            <text:p>0.441176</text:p>
          </table:table-cell>
          <table:table-cell office:value-type="float" office:value="0.431303" calcext:value-type="float">
            <text:p>0.431303</text:p>
          </table:table-cell>
          <table:table-cell office:value-type="float" office:value="0.420088" calcext:value-type="float">
            <text:p>0.420088</text:p>
          </table:table-cell>
          <table:table-cell office:value-type="float" office:value="0.40775" calcext:value-type="float">
            <text:p>0.40775</text:p>
          </table:table-cell>
          <table:table-cell office:value-type="float" office:value="0.394536" calcext:value-type="float">
            <text:p>0.394536</text:p>
          </table:table-cell>
          <table:table-cell office:value-type="float" office:value="0.38072" calcext:value-type="float">
            <text:p>0.38072</text:p>
          </table:table-cell>
          <table:table-cell office:value-type="float" office:value="0.366597" calcext:value-type="float">
            <text:p>0.366597</text:p>
          </table:table-cell>
          <table:table-cell office:value-type="float" office:value="0.352484" calcext:value-type="float">
            <text:p>0.352484</text:p>
          </table:table-cell>
          <table:table-cell office:value-type="float" office:value="0.338714" calcext:value-type="float">
            <text:p>0.338714</text:p>
          </table:table-cell>
          <table:table-cell office:value-type="float" office:value="0.325632" calcext:value-type="float">
            <text:p>0.325632</text:p>
          </table:table-cell>
          <table:table-cell office:value-type="float" office:value="0.313594" calcext:value-type="float">
            <text:p>0.313594</text:p>
          </table:table-cell>
          <table:table-cell office:value-type="float" office:value="0.302961" calcext:value-type="float">
            <text:p>0.302961</text:p>
          </table:table-cell>
          <table:table-cell office:value-type="float" office:value="0.294092" calcext:value-type="float">
            <text:p>0.294092</text:p>
          </table:table-cell>
          <table:table-cell office:value-type="float" office:value="0.287343" calcext:value-type="float">
            <text:p>0.287343</text:p>
          </table:table-cell>
          <table:table-cell office:value-type="float" office:value="0.283059" calcext:value-type="float">
            <text:p>0.283059</text:p>
          </table:table-cell>
          <table:table-cell office:value-type="float" office:value="0.281573" calcext:value-type="float">
            <text:p>0.281573</text:p>
          </table:table-cell>
        </table:table-row>
        <table:table-row table:style-name="ro1">
          <table:table-cell office:value-type="float" office:value="0.470975" calcext:value-type="float">
            <text:p>0.470975</text:p>
          </table:table-cell>
          <table:table-cell office:value-type="float" office:value="0.469982" calcext:value-type="float">
            <text:p>0.469982</text:p>
          </table:table-cell>
          <table:table-cell office:value-type="float" office:value="0.467017" calcext:value-type="float">
            <text:p>0.467017</text:p>
          </table:table-cell>
          <table:table-cell office:value-type="float" office:value="0.462135" calcext:value-type="float">
            <text:p>0.462135</text:p>
          </table:table-cell>
          <table:table-cell office:value-type="float" office:value="0.455428" calcext:value-type="float">
            <text:p>0.455428</text:p>
          </table:table-cell>
          <table:table-cell office:value-type="float" office:value="0.447021" calcext:value-type="float">
            <text:p>0.447021</text:p>
          </table:table-cell>
          <table:table-cell office:value-type="float" office:value="0.437072" calcext:value-type="float">
            <text:p>0.437072</text:p>
          </table:table-cell>
          <table:table-cell office:value-type="float" office:value="0.425773" calcext:value-type="float">
            <text:p>0.425773</text:p>
          </table:table-cell>
          <table:table-cell office:value-type="float" office:value="0.413347" calcext:value-type="float">
            <text:p>0.413347</text:p>
          </table:table-cell>
          <table:table-cell office:value-type="float" office:value="0.400042" calcext:value-type="float">
            <text:p>0.400042</text:p>
          </table:table-cell>
          <table:table-cell office:value-type="float" office:value="0.386135" calcext:value-type="float">
            <text:p>0.386135</text:p>
          </table:table-cell>
          <table:table-cell office:value-type="float" office:value="0.371923" calcext:value-type="float">
            <text:p>0.371923</text:p>
          </table:table-cell>
          <table:table-cell office:value-type="float" office:value="0.357727" calcext:value-type="float">
            <text:p>0.357727</text:p>
          </table:table-cell>
          <table:table-cell office:value-type="float" office:value="0.34388" calcext:value-type="float">
            <text:p>0.34388</text:p>
          </table:table-cell>
          <table:table-cell office:value-type="float" office:value="0.330731" calcext:value-type="float">
            <text:p>0.330731</text:p>
          </table:table-cell>
          <table:table-cell office:value-type="float" office:value="0.318636" calcext:value-type="float">
            <text:p>0.318636</text:p>
          </table:table-cell>
          <table:table-cell office:value-type="float" office:value="0.307956" calcext:value-type="float">
            <text:p>0.307956</text:p>
          </table:table-cell>
          <table:table-cell office:value-type="float" office:value="0.299053" calcext:value-type="float">
            <text:p>0.299053</text:p>
          </table:table-cell>
          <table:table-cell office:value-type="float" office:value="0.29228" calcext:value-type="float">
            <text:p>0.29228</text:p>
          </table:table-cell>
          <table:table-cell office:value-type="float" office:value="0.287984" calcext:value-type="float">
            <text:p>0.287984</text:p>
          </table:table-cell>
          <table:table-cell office:value-type="float" office:value="0.286494" calcext:value-type="float">
            <text:p>0.286494</text:p>
          </table:table-cell>
        </table:table-row>
        <table:table-row table:style-name="ro1">
          <table:table-cell office:value-type="float" office:value="0.476976" calcext:value-type="float">
            <text:p>0.476976</text:p>
          </table:table-cell>
          <table:table-cell office:value-type="float" office:value="0.475976" calcext:value-type="float">
            <text:p>0.475976</text:p>
          </table:table-cell>
          <table:table-cell office:value-type="float" office:value="0.472987" calcext:value-type="float">
            <text:p>0.472987</text:p>
          </table:table-cell>
          <table:table-cell office:value-type="float" office:value="0.468068" calcext:value-type="float">
            <text:p>0.468068</text:p>
          </table:table-cell>
          <table:table-cell office:value-type="float" office:value="0.461309" calcext:value-type="float">
            <text:p>0.461309</text:p>
          </table:table-cell>
          <table:table-cell office:value-type="float" office:value="0.452839" calcext:value-type="float">
            <text:p>0.452839</text:p>
          </table:table-cell>
          <table:table-cell office:value-type="float" office:value="0.442817" calcext:value-type="float">
            <text:p>0.442817</text:p>
          </table:table-cell>
          <table:table-cell office:value-type="float" office:value="0.431438" calcext:value-type="float">
            <text:p>0.431438</text:p>
          </table:table-cell>
          <table:table-cell office:value-type="float" office:value="0.418925" calcext:value-type="float">
            <text:p>0.418925</text:p>
          </table:table-cell>
          <table:table-cell office:value-type="float" office:value="0.405532" calcext:value-type="float">
            <text:p>0.405532</text:p>
          </table:table-cell>
          <table:table-cell office:value-type="float" office:value="0.391536" calcext:value-type="float">
            <text:p>0.391536</text:p>
          </table:table-cell>
          <table:table-cell office:value-type="float" office:value="0.377239" calcext:value-type="float">
            <text:p>0.377239</text:p>
          </table:table-cell>
          <table:table-cell office:value-type="float" office:value="0.362961" calcext:value-type="float">
            <text:p>0.362961</text:p>
          </table:table-cell>
          <table:table-cell office:value-type="float" office:value="0.34904" calcext:value-type="float">
            <text:p>0.34904</text:p>
          </table:table-cell>
          <table:table-cell office:value-type="float" office:value="0.335826" calcext:value-type="float">
            <text:p>0.335826</text:p>
          </table:table-cell>
          <table:table-cell office:value-type="float" office:value="0.323676" calcext:value-type="float">
            <text:p>0.323676</text:p>
          </table:table-cell>
          <table:table-cell office:value-type="float" office:value="0.312952" calcext:value-type="float">
            <text:p>0.312952</text:p>
          </table:table-cell>
          <table:table-cell office:value-type="float" office:value="0.304015" calcext:value-type="float">
            <text:p>0.304015</text:p>
          </table:table-cell>
          <table:table-cell office:value-type="float" office:value="0.29722" calcext:value-type="float">
            <text:p>0.29722</text:p>
          </table:table-cell>
          <table:table-cell office:value-type="float" office:value="0.292911" calcext:value-type="float">
            <text:p>0.292911</text:p>
          </table:table-cell>
          <table:table-cell office:value-type="float" office:value="0.291418" calcext:value-type="float">
            <text:p>0.291418</text:p>
          </table:table-cell>
        </table:table-row>
        <table:table-row table:style-name="ro1">
          <table:table-cell office:value-type="float" office:value="0.482946" calcext:value-type="float">
            <text:p>0.482946</text:p>
          </table:table-cell>
          <table:table-cell office:value-type="float" office:value="0.481938" calcext:value-type="float">
            <text:p>0.481938</text:p>
          </table:table-cell>
          <table:table-cell office:value-type="float" office:value="0.478927" calcext:value-type="float">
            <text:p>0.478927</text:p>
          </table:table-cell>
          <table:table-cell office:value-type="float" office:value="0.473971" calcext:value-type="float">
            <text:p>0.473971</text:p>
          </table:table-cell>
          <table:table-cell office:value-type="float" office:value="0.467163" calcext:value-type="float">
            <text:p>0.467163</text:p>
          </table:table-cell>
          <table:table-cell office:value-type="float" office:value="0.458631" calcext:value-type="float">
            <text:p>0.458631</text:p>
          </table:table-cell>
          <table:table-cell office:value-type="float" office:value="0.448539" calcext:value-type="float">
            <text:p>0.448539</text:p>
          </table:table-cell>
          <table:table-cell office:value-type="float" office:value="0.437081" calcext:value-type="float">
            <text:p>0.437081</text:p>
          </table:table-cell>
          <table:table-cell office:value-type="float" office:value="0.424485" calcext:value-type="float">
            <text:p>0.424485</text:p>
          </table:table-cell>
          <table:table-cell office:value-type="float" office:value="0.411006" calcext:value-type="float">
            <text:p>0.411006</text:p>
          </table:table-cell>
          <table:table-cell office:value-type="float" office:value="0.396925" calcext:value-type="float">
            <text:p>0.396925</text:p>
          </table:table-cell>
          <table:table-cell office:value-type="float" office:value="0.382544" calcext:value-type="float">
            <text:p>0.382544</text:p>
          </table:table-cell>
          <table:table-cell office:value-type="float" office:value="0.368188" calcext:value-type="float">
            <text:p>0.368188</text:p>
          </table:table-cell>
          <table:table-cell office:value-type="float" office:value="0.354196" calcext:value-type="float">
            <text:p>0.354196</text:p>
          </table:table-cell>
          <table:table-cell office:value-type="float" office:value="0.340919" calcext:value-type="float">
            <text:p>0.340919</text:p>
          </table:table-cell>
          <table:table-cell office:value-type="float" office:value="0.328716" calcext:value-type="float">
            <text:p>0.328716</text:p>
          </table:table-cell>
          <table:table-cell office:value-type="float" office:value="0.317949" calcext:value-type="float">
            <text:p>0.317949</text:p>
          </table:table-cell>
          <table:table-cell office:value-type="float" office:value="0.30898" calcext:value-type="float">
            <text:p>0.30898</text:p>
          </table:table-cell>
          <table:table-cell office:value-type="float" office:value="0.302163" calcext:value-type="float">
            <text:p>0.302163</text:p>
          </table:table-cell>
          <table:table-cell office:value-type="float" office:value="0.297842" calcext:value-type="float">
            <text:p>0.297842</text:p>
          </table:table-cell>
          <table:table-cell office:value-type="float" office:value="0.296344" calcext:value-type="float">
            <text:p>0.296344</text:p>
          </table:table-cell>
        </table:table-row>
        <table:table-row table:style-name="ro1">
          <table:table-cell office:value-type="float" office:value="0.488886" calcext:value-type="float">
            <text:p>0.488886</text:p>
          </table:table-cell>
          <table:table-cell office:value-type="float" office:value="0.487872" calcext:value-type="float">
            <text:p>0.487872</text:p>
          </table:table-cell>
          <table:table-cell office:value-type="float" office:value="0.484839" calcext:value-type="float">
            <text:p>0.484839</text:p>
          </table:table-cell>
          <table:table-cell office:value-type="float" office:value="0.479847" calcext:value-type="float">
            <text:p>0.479847</text:p>
          </table:table-cell>
          <table:table-cell office:value-type="float" office:value="0.472991" calcext:value-type="float">
            <text:p>0.472991</text:p>
          </table:table-cell>
          <table:table-cell office:value-type="float" office:value="0.464399" calcext:value-type="float">
            <text:p>0.464399</text:p>
          </table:table-cell>
          <table:table-cell office:value-type="float" office:value="0.454238" calcext:value-type="float">
            <text:p>0.454238</text:p>
          </table:table-cell>
          <table:table-cell office:value-type="float" office:value="0.442705" calcext:value-type="float">
            <text:p>0.442705</text:p>
          </table:table-cell>
          <table:table-cell office:value-type="float" office:value="0.430028" calcext:value-type="float">
            <text:p>0.430028</text:p>
          </table:table-cell>
          <table:table-cell office:value-type="float" office:value="0.416466" calcext:value-type="float">
            <text:p>0.416466</text:p>
          </table:table-cell>
          <table:table-cell office:value-type="float" office:value="0.402301" calcext:value-type="float">
            <text:p>0.402301</text:p>
          </table:table-cell>
          <table:table-cell office:value-type="float" office:value="0.38784" calcext:value-type="float">
            <text:p>0.38784</text:p>
          </table:table-cell>
          <table:table-cell office:value-type="float" office:value="0.373408" calcext:value-type="float">
            <text:p>0.373408</text:p>
          </table:table-cell>
          <table:table-cell office:value-type="float" office:value="0.359347" calcext:value-type="float">
            <text:p>0.359347</text:p>
          </table:table-cell>
          <table:table-cell office:value-type="float" office:value="0.346009" calcext:value-type="float">
            <text:p>0.346009</text:p>
          </table:table-cell>
          <table:table-cell office:value-type="float" office:value="0.333754" calcext:value-type="float">
            <text:p>0.333754</text:p>
          </table:table-cell>
          <table:table-cell office:value-type="float" office:value="0.322946" calcext:value-type="float">
            <text:p>0.322946</text:p>
          </table:table-cell>
          <table:table-cell office:value-type="float" office:value="0.313946" calcext:value-type="float">
            <text:p>0.313946</text:p>
          </table:table-cell>
          <table:table-cell office:value-type="float" office:value="0.307108" calcext:value-type="float">
            <text:p>0.307108</text:p>
          </table:table-cell>
          <table:table-cell office:value-type="float" office:value="0.302775" calcext:value-type="float">
            <text:p>0.302775</text:p>
          </table:table-cell>
          <table:table-cell office:value-type="float" office:value="0.301274" calcext:value-type="float">
            <text:p>0.301274</text:p>
          </table:table-cell>
        </table:table-row>
        <table:table-row table:style-name="ro1">
          <table:table-cell office:value-type="float" office:value="0.494052" calcext:value-type="float">
            <text:p>0.494052</text:p>
          </table:table-cell>
          <table:table-cell office:value-type="float" office:value="0.493031" calcext:value-type="float">
            <text:p>0.493031</text:p>
          </table:table-cell>
          <table:table-cell office:value-type="float" office:value="0.489979" calcext:value-type="float">
            <text:p>0.489979</text:p>
          </table:table-cell>
          <table:table-cell office:value-type="float" office:value="0.484957" calcext:value-type="float">
            <text:p>0.484957</text:p>
          </table:table-cell>
          <table:table-cell office:value-type="float" office:value="0.47806" calcext:value-type="float">
            <text:p>0.47806</text:p>
          </table:table-cell>
          <table:table-cell office:value-type="float" office:value="0.469418" calcext:value-type="float">
            <text:p>0.469418</text:p>
          </table:table-cell>
          <table:table-cell office:value-type="float" office:value="0.459198" calcext:value-type="float">
            <text:p>0.459198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434855" calcext:value-type="float">
            <text:p>0.434855</text:p>
          </table:table-cell>
          <table:table-cell office:value-type="float" office:value="0.421223" calcext:value-type="float">
            <text:p>0.421223</text:p>
          </table:table-cell>
          <table:table-cell office:value-type="float" office:value="0.406988" calcext:value-type="float">
            <text:p>0.406988</text:p>
          </table:table-cell>
          <table:table-cell office:value-type="float" office:value="0.392458" calcext:value-type="float">
            <text:p>0.392458</text:p>
          </table:table-cell>
          <table:table-cell office:value-type="float" office:value="0.377962" calcext:value-type="float">
            <text:p>0.377962</text:p>
          </table:table-cell>
          <table:table-cell office:value-type="float" office:value="0.363842" calcext:value-type="float">
            <text:p>0.363842</text:p>
          </table:table-cell>
          <table:table-cell office:value-type="float" office:value="0.350453" calcext:value-type="float">
            <text:p>0.350453</text:p>
          </table:table-cell>
          <table:table-cell office:value-type="float" office:value="0.338154" calcext:value-type="float">
            <text:p>0.338154</text:p>
          </table:table-cell>
          <table:table-cell office:value-type="float" office:value="0.327311" calcext:value-type="float">
            <text:p>0.327311</text:p>
          </table:table-cell>
          <table:table-cell office:value-type="float" office:value="0.318284" calcext:value-type="float">
            <text:p>0.318284</text:p>
          </table:table-cell>
          <table:table-cell office:value-type="float" office:value="0.311429" calcext:value-type="float">
            <text:p>0.311429</text:p>
          </table:table-cell>
          <table:table-cell office:value-type="float" office:value="0.307086" calcext:value-type="float">
            <text:p>0.307086</text:p>
          </table:table-cell>
          <table:table-cell office:value-type="float" office:value="0.305582" calcext:value-type="float">
            <text:p>0.305582</text:p>
          </table:table-cell>
        </table:table-row>
        <table:table-row table:style-name="ro1">
          <table:table-cell office:value-type="float" office:value="0.499375" calcext:value-type="float">
            <text:p>0.499375</text:p>
          </table:table-cell>
          <table:table-cell office:value-type="float" office:value="0.498347" calcext:value-type="float">
            <text:p>0.498347</text:p>
          </table:table-cell>
          <table:table-cell office:value-type="float" office:value="0.495277" calcext:value-type="float">
            <text:p>0.495277</text:p>
          </table:table-cell>
          <table:table-cell office:value-type="float" office:value="0.490224" calcext:value-type="float">
            <text:p>0.490224</text:p>
          </table:table-cell>
          <table:table-cell office:value-type="float" office:value="0.483285" calcext:value-type="float">
            <text:p>0.483285</text:p>
          </table:table-cell>
          <table:table-cell office:value-type="float" office:value="0.474593" calcext:value-type="float">
            <text:p>0.474593</text:p>
          </table:table-cell>
          <table:table-cell office:value-type="float" office:value="0.464314" calcext:value-type="float">
            <text:p>0.464314</text:p>
          </table:table-cell>
          <table:table-cell office:value-type="float" office:value="0.452651" calcext:value-type="float">
            <text:p>0.452651</text:p>
          </table:table-cell>
          <table:table-cell office:value-type="float" office:value="0.439837" calcext:value-type="float">
            <text:p>0.439837</text:p>
          </table:table-cell>
          <table:table-cell office:value-type="float" office:value="0.426134" calcext:value-type="float">
            <text:p>0.426134</text:p>
          </table:table-cell>
          <table:table-cell office:value-type="float" office:value="0.411828" calcext:value-type="float">
            <text:p>0.411828</text:p>
          </table:table-cell>
          <table:table-cell office:value-type="float" office:value="0.39723" calcext:value-type="float">
            <text:p>0.39723</text:p>
          </table:table-cell>
          <table:table-cell office:value-type="float" office:value="0.382669" calcext:value-type="float">
            <text:p>0.382669</text:p>
          </table:table-cell>
          <table:table-cell office:value-type="float" office:value="0.36849" calcext:value-type="float">
            <text:p>0.36849</text:p>
          </table:table-cell>
          <table:table-cell office:value-type="float" office:value="0.355049" calcext:value-type="float">
            <text:p>0.355049</text:p>
          </table:table-cell>
          <table:table-cell office:value-type="float" office:value="0.342707" calcext:value-type="float">
            <text:p>0.342707</text:p>
          </table:table-cell>
          <table:table-cell office:value-type="float" office:value="0.331828" calcext:value-type="float">
            <text:p>0.331828</text:p>
          </table:table-cell>
          <table:table-cell office:value-type="float" office:value="0.322775" calcext:value-type="float">
            <text:p>0.322775</text:p>
          </table:table-cell>
          <table:table-cell office:value-type="float" office:value="0.315901" calcext:value-type="float">
            <text:p>0.315901</text:p>
          </table:table-cell>
          <table:table-cell office:value-type="float" office:value="0.311549" calcext:value-type="float">
            <text:p>0.311549</text:p>
          </table:table-cell>
          <table:table-cell office:value-type="float" office:value="0.310043" calcext:value-type="float">
            <text:p>0.310043</text:p>
          </table:table-cell>
        </table:table-row>
        <table:table-row table:style-name="ro1">
          <table:table-cell office:value-type="float" office:value="0.505404" calcext:value-type="float">
            <text:p>0.505404</text:p>
          </table:table-cell>
          <table:table-cell office:value-type="float" office:value="0.504369" calcext:value-type="float">
            <text:p>0.504369</text:p>
          </table:table-cell>
          <table:table-cell office:value-type="float" office:value="0.501278" calcext:value-type="float">
            <text:p>0.501278</text:p>
          </table:table-cell>
          <table:table-cell office:value-type="float" office:value="0.496191" calcext:value-type="float">
            <text:p>0.496191</text:p>
          </table:table-cell>
          <table:table-cell office:value-type="float" office:value="0.489207" calcext:value-type="float">
            <text:p>0.489207</text:p>
          </table:table-cell>
          <table:table-cell office:value-type="float" office:value="0.480458" calcext:value-type="float">
            <text:p>0.480458</text:p>
          </table:table-cell>
          <table:table-cell office:value-type="float" office:value="0.470114" calcext:value-type="float">
            <text:p>0.470114</text:p>
          </table:table-cell>
          <table:table-cell office:value-type="float" office:value="0.45838" calcext:value-type="float">
            <text:p>0.45838</text:p>
          </table:table-cell>
          <table:table-cell office:value-type="float" office:value="0.44549" calcext:value-type="float">
            <text:p>0.44549</text:p>
          </table:table-cell>
          <table:table-cell office:value-type="float" office:value="0.431708" calcext:value-type="float">
            <text:p>0.431708</text:p>
          </table:table-cell>
          <table:table-cell office:value-type="float" office:value="0.417324" calcext:value-type="float">
            <text:p>0.417324</text:p>
          </table:table-cell>
          <table:table-cell office:value-type="float" office:value="0.40265" calcext:value-type="float">
            <text:p>0.40265</text:p>
          </table:table-cell>
          <table:table-cell office:value-type="float" office:value="0.388018" calcext:value-type="float">
            <text:p>0.388018</text:p>
          </table:table-cell>
          <table:table-cell office:value-type="float" office:value="0.373775" calcext:value-type="float">
            <text:p>0.373775</text:p>
          </table:table-cell>
          <table:table-cell office:value-type="float" office:value="0.360276" calcext:value-type="float">
            <text:p>0.360276</text:p>
          </table:table-cell>
          <table:table-cell office:value-type="float" office:value="0.347886" calcext:value-type="float">
            <text:p>0.347886</text:p>
          </table:table-cell>
          <table:table-cell office:value-type="float" office:value="0.336969" calcext:value-type="float">
            <text:p>0.336969</text:p>
          </table:table-cell>
          <table:table-cell office:value-type="float" office:value="0.327886" calcext:value-type="float">
            <text:p>0.327886</text:p>
          </table:table-cell>
          <table:table-cell office:value-type="float" office:value="0.320993" calcext:value-type="float">
            <text:p>0.320993</text:p>
          </table:table-cell>
          <table:table-cell office:value-type="float" office:value="0.31663" calcext:value-type="float">
            <text:p>0.31663</text:p>
          </table:table-cell>
          <table:table-cell office:value-type="float" office:value="0.31512" calcext:value-type="float">
            <text:p>0.31512</text:p>
          </table:table-cell>
        </table:table-row>
        <table:table-row table:style-name="ro1">
          <table:table-cell office:value-type="float" office:value="0.511867" calcext:value-type="float">
            <text:p>0.511867</text:p>
          </table:table-cell>
          <table:table-cell office:value-type="float" office:value="0.510826" calcext:value-type="float">
            <text:p>0.510826</text:p>
          </table:table-cell>
          <table:table-cell office:value-type="float" office:value="0.507713" calcext:value-type="float">
            <text:p>0.507713</text:p>
          </table:table-cell>
          <table:table-cell office:value-type="float" office:value="0.502592" calcext:value-type="float">
            <text:p>0.502592</text:p>
          </table:table-cell>
          <table:table-cell office:value-type="float" office:value="0.49556" calcext:value-type="float">
            <text:p>0.49556</text:p>
          </table:table-cell>
          <table:table-cell office:value-type="float" office:value="0.486752" calcext:value-type="float">
            <text:p>0.486752</text:p>
          </table:table-cell>
          <table:table-cell office:value-type="float" office:value="0.476341" calcext:value-type="float">
            <text:p>0.476341</text:p>
          </table:table-cell>
          <table:table-cell office:value-type="float" office:value="0.464532" calcext:value-type="float">
            <text:p>0.464532</text:p>
          </table:table-cell>
          <table:table-cell office:value-type="float" office:value="0.451562" calcext:value-type="float">
            <text:p>0.451562</text:p>
          </table:table-cell>
          <table:table-cell office:value-type="float" office:value="0.437699" calcext:value-type="float">
            <text:p>0.437699</text:p>
          </table:table-cell>
          <table:table-cell office:value-type="float" office:value="0.423233" calcext:value-type="float">
            <text:p>0.423233</text:p>
          </table:table-cell>
          <table:table-cell office:value-type="float" office:value="0.408481" calcext:value-type="float">
            <text:p>0.408481</text:p>
          </table:table-cell>
          <table:table-cell office:value-type="float" office:value="0.393775" calcext:value-type="float">
            <text:p>0.393775</text:p>
          </table:table-cell>
          <table:table-cell office:value-type="float" office:value="0.379464" calcext:value-type="float">
            <text:p>0.379464</text:p>
          </table:table-cell>
          <table:table-cell office:value-type="float" office:value="0.365906" calcext:value-type="float">
            <text:p>0.365906</text:p>
          </table:table-cell>
          <table:table-cell office:value-type="float" office:value="0.353465" calcext:value-type="float">
            <text:p>0.353465</text:p>
          </table:table-cell>
          <table:table-cell office:value-type="float" office:value="0.342508" calcext:value-type="float">
            <text:p>0.342508</text:p>
          </table:table-cell>
          <table:table-cell office:value-type="float" office:value="0.333396" calcext:value-type="float">
            <text:p>0.333396</text:p>
          </table:table-cell>
          <table:table-cell office:value-type="float" office:value="0.326482" calcext:value-type="float">
            <text:p>0.326482</text:p>
          </table:table-cell>
          <table:table-cell office:value-type="float" office:value="0.322107" calcext:value-type="float">
            <text:p>0.322107</text:p>
          </table:table-cell>
          <table:table-cell office:value-type="float" office:value="0.320594" calcext:value-type="float">
            <text:p>0.320594</text:p>
          </table:table-cell>
        </table:table-row>
        <table:table-row table:style-name="ro1">
          <table:table-cell office:value-type="float" office:value="0.516625" calcext:value-type="float">
            <text:p>0.516625</text:p>
          </table:table-cell>
          <table:table-cell office:value-type="float" office:value="0.515577" calcext:value-type="float">
            <text:p>0.515577</text:p>
          </table:table-cell>
          <table:table-cell office:value-type="float" office:value="0.512449" calcext:value-type="float">
            <text:p>0.512449</text:p>
          </table:table-cell>
          <table:table-cell office:value-type="float" office:value="0.507303" calcext:value-type="float">
            <text:p>0.507303</text:p>
          </table:table-cell>
          <table:table-cell office:value-type="float" office:value="0.500236" calcext:value-type="float">
            <text:p>0.500236</text:p>
          </table:table-cell>
          <table:table-cell office:value-type="float" office:value="0.491386" calcext:value-type="float">
            <text:p>0.491386</text:p>
          </table:table-cell>
          <table:table-cell office:value-type="float" office:value="0.480926" calcext:value-type="float">
            <text:p>0.480926</text:p>
          </table:table-cell>
          <table:table-cell office:value-type="float" office:value="0.469064" calcext:value-type="float">
            <text:p>0.469064</text:p>
          </table:table-cell>
          <table:table-cell office:value-type="float" office:value="0.456037" calcext:value-type="float">
            <text:p>0.456037</text:p>
          </table:table-cell>
          <table:table-cell office:value-type="float" office:value="0.442115" calcext:value-type="float">
            <text:p>0.442115</text:p>
          </table:table-cell>
          <table:table-cell office:value-type="float" office:value="0.427591" calcext:value-type="float">
            <text:p>0.427591</text:p>
          </table:table-cell>
          <table:table-cell office:value-type="float" office:value="0.412783" calcext:value-type="float">
            <text:p>0.412783</text:p>
          </table:table-cell>
          <table:table-cell office:value-type="float" office:value="0.398024" calcext:value-type="float">
            <text:p>0.398024</text:p>
          </table:table-cell>
          <table:table-cell office:value-type="float" office:value="0.383664" calcext:value-type="float">
            <text:p>0.383664</text:p>
          </table:table-cell>
          <table:table-cell office:value-type="float" office:value="0.370064" calcext:value-type="float">
            <text:p>0.370064</text:p>
          </table:table-cell>
          <table:table-cell office:value-type="float" office:value="0.357588" calcext:value-type="float">
            <text:p>0.357588</text:p>
          </table:table-cell>
          <table:table-cell office:value-type="float" office:value="0.346601" calcext:value-type="float">
            <text:p>0.346601</text:p>
          </table:table-cell>
          <table:table-cell office:value-type="float" office:value="0.337467" calcext:value-type="float">
            <text:p>0.337467</text:p>
          </table:table-cell>
          <table:table-cell office:value-type="float" office:value="0.330539" calcext:value-type="float">
            <text:p>0.330539</text:p>
          </table:table-cell>
          <table:table-cell office:value-type="float" office:value="0.326156" calcext:value-type="float">
            <text:p>0.326156</text:p>
          </table:table-cell>
          <table:table-cell office:value-type="float" office:value="0.324641" calcext:value-type="float">
            <text:p>0.324641</text:p>
          </table:table-cell>
        </table:table-row>
        <table:table-row table:style-name="ro1">
          <table:table-cell office:value-type="float" office:value="0.522017" calcext:value-type="float">
            <text:p>0.522017</text:p>
          </table:table-cell>
          <table:table-cell office:value-type="float" office:value="0.520963" calcext:value-type="float">
            <text:p>0.520963</text:p>
          </table:table-cell>
          <table:table-cell office:value-type="float" office:value="0.517818" calcext:value-type="float">
            <text:p>0.517818</text:p>
          </table:table-cell>
          <table:table-cell office:value-type="float" office:value="0.512643" calcext:value-type="float">
            <text:p>0.512643</text:p>
          </table:table-cell>
          <table:table-cell office:value-type="float" office:value="0.505539" calcext:value-type="float">
            <text:p>0.505539</text:p>
          </table:table-cell>
          <table:table-cell office:value-type="float" office:value="0.496643" calcext:value-type="float">
            <text:p>0.496643</text:p>
          </table:table-cell>
          <table:table-cell office:value-type="float" office:value="0.486129" calcext:value-type="float">
            <text:p>0.486129</text:p>
          </table:table-cell>
          <table:table-cell office:value-type="float" office:value="0.474207" calcext:value-type="float">
            <text:p>0.474207</text:p>
          </table:table-cell>
          <table:table-cell office:value-type="float" office:value="0.461117" calcext:value-type="float">
            <text:p>0.461117</text:p>
          </table:table-cell>
          <table:table-cell office:value-type="float" office:value="0.447131" calcext:value-type="float">
            <text:p>0.447131</text:p>
          </table:table-cell>
          <table:table-cell office:value-type="float" office:value="0.432542" calcext:value-type="float">
            <text:p>0.432542</text:p>
          </table:table-cell>
          <table:table-cell office:value-type="float" office:value="0.417671" calcext:value-type="float">
            <text:p>0.417671</text:p>
          </table:table-cell>
          <table:table-cell office:value-type="float" office:value="0.402854" calcext:value-type="float">
            <text:p>0.402854</text:p>
          </table:table-cell>
          <table:table-cell office:value-type="float" office:value="0.388441" calcext:value-type="float">
            <text:p>0.388441</text:p>
          </table:table-cell>
          <table:table-cell office:value-type="float" office:value="0.374794" calcext:value-type="float">
            <text:p>0.374794</text:p>
          </table:table-cell>
          <table:table-cell office:value-type="float" office:value="0.362278" calcext:value-type="float">
            <text:p>0.362278</text:p>
          </table:table-cell>
          <table:table-cell office:value-type="float" office:value="0.35126" calcext:value-type="float">
            <text:p>0.35126</text:p>
          </table:table-cell>
          <table:table-cell office:value-type="float" office:value="0.342102" calcext:value-type="float">
            <text:p>0.342102</text:p>
          </table:table-cell>
          <table:table-cell office:value-type="float" office:value="0.335157" calcext:value-type="float">
            <text:p>0.335157</text:p>
          </table:table-cell>
          <table:table-cell office:value-type="float" office:value="0.330765" calcext:value-type="float">
            <text:p>0.330765</text:p>
          </table:table-cell>
          <table:table-cell office:value-type="float" office:value="0.329248" calcext:value-type="float">
            <text:p>0.329248</text:p>
          </table:table-cell>
        </table:table-row>
        <table:table-row table:style-name="ro1">
          <table:table-cell office:value-type="float" office:value="0.528451" calcext:value-type="float">
            <text:p>0.528451</text:p>
          </table:table-cell>
          <table:table-cell office:value-type="float" office:value="0.527391" calcext:value-type="float">
            <text:p>0.527391</text:p>
          </table:table-cell>
          <table:table-cell office:value-type="float" office:value="0.524226" calcext:value-type="float">
            <text:p>0.524226</text:p>
          </table:table-cell>
          <table:table-cell office:value-type="float" office:value="0.519019" calcext:value-type="float">
            <text:p>0.519019</text:p>
          </table:table-cell>
          <table:table-cell office:value-type="float" office:value="0.51187" calcext:value-type="float">
            <text:p>0.51187</text:p>
          </table:table-cell>
          <table:table-cell office:value-type="float" office:value="0.50292" calcext:value-type="float">
            <text:p>0.50292</text:p>
          </table:table-cell>
          <table:table-cell office:value-type="float" office:value="0.492344" calcext:value-type="float">
            <text:p>0.492344</text:p>
          </table:table-cell>
          <table:table-cell office:value-type="float" office:value="0.480353" calcext:value-type="float">
            <text:p>0.480353</text:p>
          </table:table-cell>
          <table:table-cell office:value-type="float" office:value="0.46719" calcext:value-type="float">
            <text:p>0.46719</text:p>
          </table:table-cell>
          <table:table-cell office:value-type="float" office:value="0.453128" calcext:value-type="float">
            <text:p>0.453128</text:p>
          </table:table-cell>
          <table:table-cell office:value-type="float" office:value="0.438465" calcext:value-type="float">
            <text:p>0.438465</text:p>
          </table:table-cell>
          <table:table-cell office:value-type="float" office:value="0.423522" calcext:value-type="float">
            <text:p>0.423522</text:p>
          </table:table-cell>
          <table:table-cell office:value-type="float" office:value="0.408636" calcext:value-type="float">
            <text:p>0.408636</text:p>
          </table:table-cell>
          <table:table-cell office:value-type="float" office:value="0.394162" calcext:value-type="float">
            <text:p>0.394162</text:p>
          </table:table-cell>
          <table:table-cell office:value-type="float" office:value="0.38046" calcext:value-type="float">
            <text:p>0.38046</text:p>
          </table:table-cell>
          <table:table-cell office:value-type="float" office:value="0.367898" calcext:value-type="float">
            <text:p>0.367898</text:p>
          </table:table-cell>
          <table:table-cell office:value-type="float" office:value="0.356843" calcext:value-type="float">
            <text:p>0.356843</text:p>
          </table:table-cell>
          <table:table-cell office:value-type="float" office:value="0.347658" calcext:value-type="float">
            <text:p>0.347658</text:p>
          </table:table-cell>
          <table:table-cell office:value-type="float" office:value="0.340695" calcext:value-type="float">
            <text:p>0.340695</text:p>
          </table:table-cell>
          <table:table-cell office:value-type="float" office:value="0.336292" calcext:value-type="float">
            <text:p>0.336292</text:p>
          </table:table-cell>
          <table:table-cell office:value-type="float" office:value="0.334772" calcext:value-type="float">
            <text:p>0.334772</text:p>
          </table:table-cell>
        </table:table-row>
        <table:table-row table:style-name="ro1">
          <table:table-cell office:value-type="float" office:value="0.533967" calcext:value-type="float">
            <text:p>0.533967</text:p>
          </table:table-cell>
          <table:table-cell office:value-type="float" office:value="0.532902" calcext:value-type="float">
            <text:p>0.532902</text:p>
          </table:table-cell>
          <table:table-cell office:value-type="float" office:value="0.52972" calcext:value-type="float">
            <text:p>0.52972</text:p>
          </table:table-cell>
          <table:table-cell office:value-type="float" office:value="0.524486" calcext:value-type="float">
            <text:p>0.524486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508305" calcext:value-type="float">
            <text:p>0.508305</text:p>
          </table:table-cell>
          <table:table-cell office:value-type="float" office:value="0.497676" calcext:value-type="float">
            <text:p>0.497676</text:p>
          </table:table-cell>
          <table:table-cell office:value-type="float" office:value="0.485628" calcext:value-type="float">
            <text:p>0.485628</text:p>
          </table:table-cell>
          <table:table-cell office:value-type="float" office:value="0.472404" calcext:value-type="float">
            <text:p>0.472404</text:p>
          </table:table-cell>
          <table:table-cell office:value-type="float" office:value="0.45828" calcext:value-type="float">
            <text:p>0.45828</text:p>
          </table:table-cell>
          <table:table-cell office:value-type="float" office:value="0.443555" calcext:value-type="float">
            <text:p>0.443555</text:p>
          </table:table-cell>
          <table:table-cell office:value-type="float" office:value="0.428551" calcext:value-type="float">
            <text:p>0.428551</text:p>
          </table:table-cell>
          <table:table-cell office:value-type="float" office:value="0.413609" calcext:value-type="float">
            <text:p>0.413609</text:p>
          </table:table-cell>
          <table:table-cell office:value-type="float" office:value="0.399083" calcext:value-type="float">
            <text:p>0.399083</text:p>
          </table:table-cell>
          <table:table-cell office:value-type="float" office:value="0.385336" calcext:value-type="float">
            <text:p>0.385336</text:p>
          </table:table-cell>
          <table:table-cell office:value-type="float" office:value="0.372736" calcext:value-type="float">
            <text:p>0.372736</text:p>
          </table:table-cell>
          <table:table-cell office:value-type="float" office:value="0.361651" calcext:value-type="float">
            <text:p>0.361651</text:p>
          </table:table-cell>
          <table:table-cell office:value-type="float" office:value="0.352442" calcext:value-type="float">
            <text:p>0.352442</text:p>
          </table:table-cell>
          <table:table-cell office:value-type="float" office:value="0.345464" calcext:value-type="float">
            <text:p>0.345464</text:p>
          </table:table-cell>
          <table:table-cell office:value-type="float" office:value="0.341053" calcext:value-type="float">
            <text:p>0.341053</text:p>
          </table:table-cell>
          <table:table-cell office:value-type="float" office:value="0.33953" calcext:value-type="float">
            <text:p>0.33953</text:p>
          </table:table-cell>
        </table:table-row>
        <table:table-row table:style-name="ro1">
          <table:table-cell office:value-type="float" office:value="0.539708" calcext:value-type="float">
            <text:p>0.539708</text:p>
          </table:table-cell>
          <table:table-cell office:value-type="float" office:value="0.538637" calcext:value-type="float">
            <text:p>0.538637</text:p>
          </table:table-cell>
          <table:table-cell office:value-type="float" office:value="0.535438" calcext:value-type="float">
            <text:p>0.535438</text:p>
          </table:table-cell>
          <table:table-cell office:value-type="float" office:value="0.530177" calcext:value-type="float">
            <text:p>0.530177</text:p>
          </table:table-cell>
          <table:table-cell office:value-type="float" office:value="0.522954" calcext:value-type="float">
            <text:p>0.522954</text:p>
          </table:table-cell>
          <table:table-cell office:value-type="float" office:value="0.513913" calcext:value-type="float">
            <text:p>0.513913</text:p>
          </table:table-cell>
          <table:table-cell office:value-type="float" office:value="0.503232" calcext:value-type="float">
            <text:p>0.503232</text:p>
          </table:table-cell>
          <table:table-cell office:value-type="float" office:value="0.491125" calcext:value-type="float">
            <text:p>0.491125</text:p>
          </table:table-cell>
          <table:table-cell office:value-type="float" office:value="0.47784" calcext:value-type="float">
            <text:p>0.47784</text:p>
          </table:table-cell>
          <table:table-cell office:value-type="float" office:value="0.463652" calcext:value-type="float">
            <text:p>0.463652</text:p>
          </table:table-cell>
          <table:table-cell office:value-type="float" office:value="0.448864" calcext:value-type="float">
            <text:p>0.448864</text:p>
          </table:table-cell>
          <table:table-cell office:value-type="float" office:value="0.433799" calcext:value-type="float">
            <text:p>0.433799</text:p>
          </table:table-cell>
          <table:table-cell office:value-type="float" office:value="0.4188" calcext:value-type="float">
            <text:p>0.4188</text:p>
          </table:table-cell>
          <table:table-cell office:value-type="float" office:value="0.404222" calcext:value-type="float">
            <text:p>0.404222</text:p>
          </table:table-cell>
          <table:table-cell office:value-type="float" office:value="0.39043" calcext:value-type="float">
            <text:p>0.39043</text:p>
          </table:table-cell>
          <table:table-cell office:value-type="float" office:value="0.377791" calcext:value-type="float">
            <text:p>0.377791</text:p>
          </table:table-cell>
          <table:table-cell office:value-type="float" office:value="0.366675" calcext:value-type="float">
            <text:p>0.366675</text:p>
          </table:table-cell>
          <table:table-cell office:value-type="float" office:value="0.357443" calcext:value-type="float">
            <text:p>0.357443</text:p>
          </table:table-cell>
          <table:table-cell office:value-type="float" office:value="0.350448" calcext:value-type="float">
            <text:p>0.350448</text:p>
          </table:table-cell>
          <table:table-cell office:value-type="float" office:value="0.346029" calcext:value-type="float">
            <text:p>0.346029</text:p>
          </table:table-cell>
          <table:table-cell office:value-type="float" office:value="0.344503" calcext:value-type="float">
            <text:p>0.344503</text:p>
          </table:table-cell>
        </table:table-row>
        <table:table-row table:style-name="ro1">
          <table:table-cell office:value-type="float" office:value="0.545427" calcext:value-type="float">
            <text:p>0.545427</text:p>
          </table:table-cell>
          <table:table-cell office:value-type="float" office:value="0.54435" calcext:value-type="float">
            <text:p>0.54435</text:p>
          </table:table-cell>
          <table:table-cell office:value-type="float" office:value="0.541135" calcext:value-type="float">
            <text:p>0.541135</text:p>
          </table:table-cell>
          <table:table-cell office:value-type="float" office:value="0.535847" calcext:value-type="float">
            <text:p>0.535847</text:p>
          </table:table-cell>
          <table:table-cell office:value-type="float" office:value="0.528588" calcext:value-type="float">
            <text:p>0.528588</text:p>
          </table:table-cell>
          <table:table-cell office:value-type="float" office:value="0.519503" calcext:value-type="float">
            <text:p>0.519503</text:p>
          </table:table-cell>
          <table:table-cell office:value-type="float" office:value="0.50877" calcext:value-type="float">
            <text:p>0.50877</text:p>
          </table:table-cell>
          <table:table-cell office:value-type="float" office:value="0.496607" calcext:value-type="float">
            <text:p>0.496607</text:p>
          </table:table-cell>
          <table:table-cell office:value-type="float" office:value="0.483262" calcext:value-type="float">
            <text:p>0.483262</text:p>
          </table:table-cell>
          <table:table-cell office:value-type="float" office:value="0.469013" calcext:value-type="float">
            <text:p>0.469013</text:p>
          </table:table-cell>
          <table:table-cell office:value-type="float" office:value="0.454164" calcext:value-type="float">
            <text:p>0.454164</text:p>
          </table:table-cell>
          <table:table-cell office:value-type="float" office:value="0.439041" calcext:value-type="float">
            <text:p>0.439041</text:p>
          </table:table-cell>
          <table:table-cell office:value-type="float" office:value="0.423986" calcext:value-type="float">
            <text:p>0.423986</text:p>
          </table:table-cell>
          <table:table-cell office:value-type="float" office:value="0.409358" calcext:value-type="float">
            <text:p>0.409358</text:p>
          </table:table-cell>
          <table:table-cell office:value-type="float" office:value="0.395521" calcext:value-type="float">
            <text:p>0.395521</text:p>
          </table:table-cell>
          <table:table-cell office:value-type="float" office:value="0.382845" calcext:value-type="float">
            <text:p>0.382845</text:p>
          </table:table-cell>
          <table:table-cell office:value-type="float" office:value="0.371699" calcext:value-type="float">
            <text:p>0.371699</text:p>
          </table:table-cell>
          <table:table-cell office:value-type="float" office:value="0.362445" calcext:value-type="float">
            <text:p>0.362445</text:p>
          </table:table-cell>
          <table:table-cell office:value-type="float" office:value="0.355435" calcext:value-type="float">
            <text:p>0.355435</text:p>
          </table:table-cell>
          <table:table-cell office:value-type="float" office:value="0.351007" calcext:value-type="float">
            <text:p>0.351007</text:p>
          </table:table-cell>
          <table:table-cell office:value-type="float" office:value="0.349479" calcext:value-type="float">
            <text:p>0.349479</text:p>
          </table:table-cell>
        </table:table-row>
        <table:table-row table:style-name="ro1">
          <table:table-cell office:value-type="float" office:value="0.551124" calcext:value-type="float">
            <text:p>0.551124</text:p>
          </table:table-cell>
          <table:table-cell office:value-type="float" office:value="0.550042" calcext:value-type="float">
            <text:p>0.550042</text:p>
          </table:table-cell>
          <table:table-cell office:value-type="float" office:value="0.546811" calcext:value-type="float">
            <text:p>0.546811</text:p>
          </table:table-cell>
          <table:table-cell office:value-type="float" office:value="0.541497" calcext:value-type="float">
            <text:p>0.541497</text:p>
          </table:table-cell>
          <table:table-cell office:value-type="float" office:value="0.534203" calcext:value-type="float">
            <text:p>0.534203</text:p>
          </table:table-cell>
          <table:table-cell office:value-type="float" office:value="0.525075" calcext:value-type="float">
            <text:p>0.525075</text:p>
          </table:table-cell>
          <table:table-cell office:value-type="float" office:value="0.514293" calcext:value-type="float">
            <text:p>0.514293</text:p>
          </table:table-cell>
          <table:table-cell office:value-type="float" office:value="0.502075" calcext:value-type="float">
            <text:p>0.502075</text:p>
          </table:table-cell>
          <table:table-cell office:value-type="float" office:value="0.488672" calcext:value-type="float">
            <text:p>0.488672</text:p>
          </table:table-cell>
          <table:table-cell office:value-type="float" office:value="0.474364" calcext:value-type="float">
            <text:p>0.474364</text:p>
          </table:table-cell>
          <table:table-cell office:value-type="float" office:value="0.459456" calcext:value-type="float">
            <text:p>0.459456</text:p>
          </table:table-cell>
          <table:table-cell office:value-type="float" office:value="0.444275" calcext:value-type="float">
            <text:p>0.444275</text:p>
          </table:table-cell>
          <table:table-cell office:value-type="float" office:value="0.429167" calcext:value-type="float">
            <text:p>0.429167</text:p>
          </table:table-cell>
          <table:table-cell office:value-type="float" office:value="0.41449" calcext:value-type="float">
            <text:p>0.41449</text:p>
          </table:table-cell>
          <table:table-cell office:value-type="float" office:value="0.400611" calcext:value-type="float">
            <text:p>0.400611</text:p>
          </table:table-cell>
          <table:table-cell office:value-type="float" office:value="0.387899" calcext:value-type="float">
            <text:p>0.387899</text:p>
          </table:table-cell>
          <table:table-cell office:value-type="float" office:value="0.376723" calcext:value-type="float">
            <text:p>0.376723</text:p>
          </table:table-cell>
          <table:table-cell office:value-type="float" office:value="0.367448" calcext:value-type="float">
            <text:p>0.367448</text:p>
          </table:table-cell>
          <table:table-cell office:value-type="float" office:value="0.360423" calcext:value-type="float">
            <text:p>0.360423</text:p>
          </table:table-cell>
          <table:table-cell office:value-type="float" office:value="0.355987" calcext:value-type="float">
            <text:p>0.355987</text:p>
          </table:table-cell>
          <table:table-cell office:value-type="float" office:value="0.354457" calcext:value-type="float">
            <text:p>0.354457</text:p>
          </table:table-cell>
        </table:table-row>
        <table:table-row table:style-name="ro1">
          <table:table-cell office:value-type="float" office:value="0.556799" calcext:value-type="float">
            <text:p>0.556799</text:p>
          </table:table-cell>
          <table:table-cell office:value-type="float" office:value="0.555713" calcext:value-type="float">
            <text:p>0.555713</text:p>
          </table:table-cell>
          <table:table-cell office:value-type="float" office:value="0.552467" calcext:value-type="float">
            <text:p>0.552467</text:p>
          </table:table-cell>
          <table:table-cell office:value-type="float" office:value="0.547127" calcext:value-type="float">
            <text:p>0.547127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30629" calcext:value-type="float">
            <text:p>0.530629</text:p>
          </table:table-cell>
          <table:table-cell office:value-type="float" office:value="0.519799" calcext:value-type="float">
            <text:p>0.519799</text:p>
          </table:table-cell>
          <table:table-cell office:value-type="float" office:value="0.507529" calcext:value-type="float">
            <text:p>0.507529</text:p>
          </table:table-cell>
          <table:table-cell office:value-type="float" office:value="0.49407" calcext:value-type="float">
            <text:p>0.49407</text:p>
          </table:table-cell>
          <table:table-cell office:value-type="float" office:value="0.479704" calcext:value-type="float">
            <text:p>0.479704</text:p>
          </table:table-cell>
          <table:table-cell office:value-type="float" office:value="0.464739" calcext:value-type="float">
            <text:p>0.464739</text:p>
          </table:table-cell>
          <table:table-cell office:value-type="float" office:value="0.449503" calcext:value-type="float">
            <text:p>0.449503</text:p>
          </table:table-cell>
          <table:table-cell office:value-type="float" office:value="0.434343" calcext:value-type="float">
            <text:p>0.434343</text:p>
          </table:table-cell>
          <table:table-cell office:value-type="float" office:value="0.419619" calcext:value-type="float">
            <text:p>0.419619</text:p>
          </table:table-cell>
          <table:table-cell office:value-type="float" office:value="0.405698" calcext:value-type="float">
            <text:p>0.405698</text:p>
          </table:table-cell>
          <table:table-cell office:value-type="float" office:value="0.392952" calcext:value-type="float">
            <text:p>0.392952</text:p>
          </table:table-cell>
          <table:table-cell office:value-type="float" office:value="0.381748" calcext:value-type="float">
            <text:p>0.381748</text:p>
          </table:table-cell>
          <table:table-cell office:value-type="float" office:value="0.372452" calcext:value-type="float">
            <text:p>0.372452</text:p>
          </table:table-cell>
          <table:table-cell office:value-type="float" office:value="0.365413" calcext:value-type="float">
            <text:p>0.365413</text:p>
          </table:table-cell>
          <table:table-cell office:value-type="float" office:value="0.360969" calcext:value-type="float">
            <text:p>0.360969</text:p>
          </table:table-cell>
          <table:table-cell office:value-type="float" office:value="0.359437" calcext:value-type="float">
            <text:p>0.359437</text:p>
          </table:table-cell>
        </table:table-row>
        <table:table-row table:style-name="ro1">
          <table:table-cell office:value-type="float" office:value="0.562455" calcext:value-type="float">
            <text:p>0.562455</text:p>
          </table:table-cell>
          <table:table-cell office:value-type="float" office:value="0.561363" calcext:value-type="float">
            <text:p>0.561363</text:p>
          </table:table-cell>
          <table:table-cell office:value-type="float" office:value="0.558102" calcext:value-type="float">
            <text:p>0.558102</text:p>
          </table:table-cell>
          <table:table-cell office:value-type="float" office:value="0.552739" calcext:value-type="float">
            <text:p>0.552739</text:p>
          </table:table-cell>
          <table:table-cell office:value-type="float" office:value="0.545378" calcext:value-type="float">
            <text:p>0.545378</text:p>
          </table:table-cell>
          <table:table-cell office:value-type="float" office:value="0.536167" calcext:value-type="float">
            <text:p>0.536167</text:p>
          </table:table-cell>
          <table:table-cell office:value-type="float" office:value="0.525291" calcext:value-type="float">
            <text:p>0.525291</text:p>
          </table:table-cell>
          <table:table-cell office:value-type="float" office:value="0.512969" calcext:value-type="float">
            <text:p>0.512969</text:p>
          </table:table-cell>
          <table:table-cell office:value-type="float" office:value="0.499456" calcext:value-type="float">
            <text:p>0.499456</text:p>
          </table:table-cell>
          <table:table-cell office:value-type="float" office:value="0.485035" calcext:value-type="float">
            <text:p>0.485035</text:p>
          </table:table-cell>
          <table:table-cell office:value-type="float" office:value="0.470014" calcext:value-type="float">
            <text:p>0.470014</text:p>
          </table:table-cell>
          <table:table-cell office:value-type="float" office:value="0.454725" calcext:value-type="float">
            <text:p>0.454725</text:p>
          </table:table-cell>
          <table:table-cell office:value-type="float" office:value="0.439515" calcext:value-type="float">
            <text:p>0.439515</text:p>
          </table:table-cell>
          <table:table-cell office:value-type="float" office:value="0.424745" calcext:value-type="float">
            <text:p>0.424745</text:p>
          </table:table-cell>
          <table:table-cell office:value-type="float" office:value="0.410784" calcext:value-type="float">
            <text:p>0.410784</text:p>
          </table:table-cell>
          <table:table-cell office:value-type="float" office:value="0.398004" calcext:value-type="float">
            <text:p>0.398004</text:p>
          </table:table-cell>
          <table:table-cell office:value-type="float" office:value="0.386774" calcext:value-type="float">
            <text:p>0.386774</text:p>
          </table:table-cell>
          <table:table-cell office:value-type="float" office:value="0.377457" calcext:value-type="float">
            <text:p>0.377457</text:p>
          </table:table-cell>
          <table:table-cell office:value-type="float" office:value="0.370404" calcext:value-type="float">
            <text:p>0.370404</text:p>
          </table:table-cell>
          <table:table-cell office:value-type="float" office:value="0.365953" calcext:value-type="float">
            <text:p>0.365953</text:p>
          </table:table-cell>
          <table:table-cell office:value-type="float" office:value="0.364418" calcext:value-type="float">
            <text:p>0.364418</text:p>
          </table:table-cell>
        </table:table-row>
        <table:table-row table:style-name="ro1">
          <table:table-cell office:value-type="float" office:value="0.567312" calcext:value-type="float">
            <text:p>0.567312</text:p>
          </table:table-cell>
          <table:table-cell office:value-type="float" office:value="0.566216" calcext:value-type="float">
            <text:p>0.566216</text:p>
          </table:table-cell>
          <table:table-cell office:value-type="float" office:value="0.562942" calcext:value-type="float">
            <text:p>0.562942</text:p>
          </table:table-cell>
          <table:table-cell office:value-type="float" office:value="0.557558" calcext:value-type="float">
            <text:p>0.557558</text:p>
          </table:table-cell>
          <table:table-cell office:value-type="float" office:value="0.55017" calcext:value-type="float">
            <text:p>0.55017</text:p>
          </table:table-cell>
          <table:table-cell office:value-type="float" office:value="0.540925" calcext:value-type="float">
            <text:p>0.540925</text:p>
          </table:table-cell>
          <table:table-cell office:value-type="float" office:value="0.53001" calcext:value-type="float">
            <text:p>0.53001</text:p>
          </table:table-cell>
          <table:table-cell office:value-type="float" office:value="0.517646" calcext:value-type="float">
            <text:p>0.517646</text:p>
          </table:table-cell>
          <table:table-cell office:value-type="float" office:value="0.504087" calcext:value-type="float">
            <text:p>0.504087</text:p>
          </table:table-cell>
          <table:table-cell office:value-type="float" office:value="0.489619" calcext:value-type="float">
            <text:p>0.489619</text:p>
          </table:table-cell>
          <table:table-cell office:value-type="float" office:value="0.474552" calcext:value-type="float">
            <text:p>0.474552</text:p>
          </table:table-cell>
          <table:table-cell office:value-type="float" office:value="0.459218" calcext:value-type="float">
            <text:p>0.459218</text:p>
          </table:table-cell>
          <table:table-cell office:value-type="float" office:value="0.443966" calcext:value-type="float">
            <text:p>0.443966</text:p>
          </table:table-cell>
          <table:table-cell office:value-type="float" office:value="0.429159" calcext:value-type="float">
            <text:p>0.429159</text:p>
          </table:table-cell>
          <table:table-cell office:value-type="float" office:value="0.415164" calcext:value-type="float">
            <text:p>0.415164</text:p>
          </table:table-cell>
          <table:table-cell office:value-type="float" office:value="0.402356" calcext:value-type="float">
            <text:p>0.402356</text:p>
          </table:table-cell>
          <table:table-cell office:value-type="float" office:value="0.391103" calcext:value-type="float">
            <text:p>0.391103</text:p>
          </table:table-cell>
          <table:table-cell office:value-type="float" office:value="0.381769" calcext:value-type="float">
            <text:p>0.381769</text:p>
          </table:table-cell>
          <table:table-cell office:value-type="float" office:value="0.374706" calcext:value-type="float">
            <text:p>0.374706</text:p>
          </table:table-cell>
          <table:table-cell office:value-type="float" office:value="0.370248" calcext:value-type="float">
            <text:p>0.370248</text:p>
          </table:table-cell>
          <table:table-cell office:value-type="float" office:value="0.368711" calcext:value-type="float">
            <text:p>0.368711</text:p>
          </table:table-cell>
        </table:table-row>
        <table:table-row table:style-name="ro1">
          <table:table-cell office:value-type="float" office:value="0.572361" calcext:value-type="float">
            <text:p>0.572361</text:p>
          </table:table-cell>
          <table:table-cell office:value-type="float" office:value="0.571261" calcext:value-type="float">
            <text:p>0.571261</text:p>
          </table:table-cell>
          <table:table-cell office:value-type="float" office:value="0.567974" calcext:value-type="float">
            <text:p>0.567974</text:p>
          </table:table-cell>
          <table:table-cell office:value-type="float" office:value="0.56257" calcext:value-type="float">
            <text:p>0.56257</text:p>
          </table:table-cell>
          <table:table-cell office:value-type="float" office:value="0.555154" calcext:value-type="float">
            <text:p>0.555154</text:p>
          </table:table-cell>
          <table:table-cell office:value-type="float" office:value="0.545875" calcext:value-type="float">
            <text:p>0.545875</text:p>
          </table:table-cell>
          <table:table-cell office:value-type="float" office:value="0.53492" calcext:value-type="float">
            <text:p>0.53492</text:p>
          </table:table-cell>
          <table:table-cell office:value-type="float" office:value="0.522512" calcext:value-type="float">
            <text:p>0.522512</text:p>
          </table:table-cell>
          <table:table-cell office:value-type="float" office:value="0.508908" calcext:value-type="float">
            <text:p>0.508908</text:p>
          </table:table-cell>
          <table:table-cell office:value-type="float" office:value="0.494392" calcext:value-type="float">
            <text:p>0.494392</text:p>
          </table:table-cell>
          <table:table-cell office:value-type="float" office:value="0.479279" calcext:value-type="float">
            <text:p>0.479279</text:p>
          </table:table-cell>
          <table:table-cell office:value-type="float" office:value="0.463899" calcext:value-type="float">
            <text:p>0.463899</text:p>
          </table:table-cell>
          <table:table-cell office:value-type="float" office:value="0.448605" calcext:value-type="float">
            <text:p>0.448605</text:p>
          </table:table-cell>
          <table:table-cell office:value-type="float" office:value="0.433759" calcext:value-type="float">
            <text:p>0.433759</text:p>
          </table:table-cell>
          <table:table-cell office:value-type="float" office:value="0.419731" calcext:value-type="float">
            <text:p>0.419731</text:p>
          </table:table-cell>
          <table:table-cell office:value-type="float" office:value="0.406894" calcext:value-type="float">
            <text:p>0.406894</text:p>
          </table:table-cell>
          <table:table-cell office:value-type="float" office:value="0.395618" calcext:value-type="float">
            <text:p>0.395618</text:p>
          </table:table-cell>
          <table:table-cell office:value-type="float" office:value="0.386267" calcext:value-type="float">
            <text:p>0.386267</text:p>
          </table:table-cell>
          <table:table-cell office:value-type="float" office:value="0.379192" calcext:value-type="float">
            <text:p>0.379192</text:p>
          </table:table-cell>
          <table:table-cell office:value-type="float" office:value="0.374728" calcext:value-type="float">
            <text:p>0.374728</text:p>
          </table:table-cell>
          <table:table-cell office:value-type="float" office:value="0.37319" calcext:value-type="float">
            <text:p>0.37319</text:p>
          </table:table-cell>
        </table:table-row>
        <table:table-row table:style-name="ro1">
          <table:table-cell office:value-type="float" office:value="0.578138" calcext:value-type="float">
            <text:p>0.578138</text:p>
          </table:table-cell>
          <table:table-cell office:value-type="float" office:value="0.577033" calcext:value-type="float">
            <text:p>0.577033</text:p>
          </table:table-cell>
          <table:table-cell office:value-type="float" office:value="0.573732" calcext:value-type="float">
            <text:p>0.573732</text:p>
          </table:table-cell>
          <table:table-cell office:value-type="float" office:value="0.568305" calcext:value-type="float">
            <text:p>0.568305</text:p>
          </table:table-cell>
          <table:table-cell office:value-type="float" office:value="0.560858" calcext:value-type="float">
            <text:p>0.560858</text:p>
          </table:table-cell>
          <table:table-cell office:value-type="float" office:value="0.551541" calcext:value-type="float">
            <text:p>0.551541</text:p>
          </table:table-cell>
          <table:table-cell office:value-type="float" office:value="0.540542" calcext:value-type="float">
            <text:p>0.540542</text:p>
          </table:table-cell>
          <table:table-cell office:value-type="float" office:value="0.528086" calcext:value-type="float">
            <text:p>0.528086</text:p>
          </table:table-cell>
          <table:table-cell office:value-type="float" office:value="0.51443" calcext:value-type="float">
            <text:p>0.51443</text:p>
          </table:table-cell>
          <table:table-cell office:value-type="float" office:value="0.499862" calcext:value-type="float">
            <text:p>0.499862</text:p>
          </table:table-cell>
          <table:table-cell office:value-type="float" office:value="0.484696" calcext:value-type="float">
            <text:p>0.484696</text:p>
          </table:table-cell>
          <table:table-cell office:value-type="float" office:value="0.469267" calcext:value-type="float">
            <text:p>0.469267</text:p>
          </table:table-cell>
          <table:table-cell office:value-type="float" office:value="0.453925" calcext:value-type="float">
            <text:p>0.453925</text:p>
          </table:table-cell>
          <table:table-cell office:value-type="float" office:value="0.439036" calcext:value-type="float">
            <text:p>0.439036</text:p>
          </table:table-cell>
          <table:table-cell office:value-type="float" office:value="0.424971" calcext:value-type="float">
            <text:p>0.424971</text:p>
          </table:table-cell>
          <table:table-cell office:value-type="float" office:value="0.412102" calcext:value-type="float">
            <text:p>0.412102</text:p>
          </table:table-cell>
          <table:table-cell office:value-type="float" office:value="0.400801" calcext:value-type="float">
            <text:p>0.400801</text:p>
          </table:table-cell>
          <table:table-cell office:value-type="float" office:value="0.391431" calcext:value-type="float">
            <text:p>0.391431</text:p>
          </table:table-cell>
          <table:table-cell office:value-type="float" office:value="0.384343" calcext:value-type="float">
            <text:p>0.384343</text:p>
          </table:table-cell>
          <table:table-cell office:value-type="float" office:value="0.379872" calcext:value-type="float">
            <text:p>0.379872</text:p>
          </table:table-cell>
          <table:table-cell office:value-type="float" office:value="0.378331" calcext:value-type="float">
            <text:p>0.378331</text:p>
          </table:table-cell>
        </table:table-row>
        <table:table-row table:style-name="ro1">
          <table:table-cell office:value-type="float" office:value="0.584341" calcext:value-type="float">
            <text:p>0.584341</text:p>
          </table:table-cell>
          <table:table-cell office:value-type="float" office:value="0.583231" calcext:value-type="float">
            <text:p>0.583231</text:p>
          </table:table-cell>
          <table:table-cell office:value-type="float" office:value="0.579916" calcext:value-type="float">
            <text:p>0.579916</text:p>
          </table:table-cell>
          <table:table-cell office:value-type="float" office:value="0.574465" calcext:value-type="float">
            <text:p>0.574465</text:p>
          </table:table-cell>
          <table:table-cell office:value-type="float" office:value="0.566985" calcext:value-type="float">
            <text:p>0.566985</text:p>
          </table:table-cell>
          <table:table-cell office:value-type="float" office:value="0.557629" calcext:value-type="float">
            <text:p>0.557629</text:p>
          </table:table-cell>
          <table:table-cell office:value-type="float" office:value="0.546584" calcext:value-type="float">
            <text:p>0.546584</text:p>
          </table:table-cell>
          <table:table-cell office:value-type="float" office:value="0.534078" calcext:value-type="float">
            <text:p>0.534078</text:p>
          </table:table-cell>
          <table:table-cell office:value-type="float" office:value="0.520369" calcext:value-type="float">
            <text:p>0.520369</text:p>
          </table:table-cell>
          <table:table-cell office:value-type="float" office:value="0.505746" calcext:value-type="float">
            <text:p>0.505746</text:p>
          </table:table-cell>
          <table:table-cell office:value-type="float" office:value="0.490526" calcext:value-type="float">
            <text:p>0.490526</text:p>
          </table:table-cell>
          <table:table-cell office:value-type="float" office:value="0.475044" calcext:value-type="float">
            <text:p>0.475044</text:p>
          </table:table-cell>
          <table:table-cell office:value-type="float" office:value="0.459654" calcext:value-type="float">
            <text:p>0.459654</text:p>
          </table:table-cell>
          <table:table-cell office:value-type="float" office:value="0.44472" calcext:value-type="float">
            <text:p>0.44472</text:p>
          </table:table-cell>
          <table:table-cell office:value-type="float" office:value="0.430616" calcext:value-type="float">
            <text:p>0.430616</text:p>
          </table:table-cell>
          <table:table-cell office:value-type="float" office:value="0.417714" calcext:value-type="float">
            <text:p>0.417714</text:p>
          </table:table-cell>
          <table:table-cell office:value-type="float" office:value="0.406387" calcext:value-type="float">
            <text:p>0.406387</text:p>
          </table:table-cell>
          <table:table-cell office:value-type="float" office:value="0.396997" calcext:value-type="float">
            <text:p>0.396997</text:p>
          </table:table-cell>
          <table:table-cell office:value-type="float" office:value="0.389896" calcext:value-type="float">
            <text:p>0.389896</text:p>
          </table:table-cell>
          <table:table-cell office:value-type="float" office:value="0.385417" calcext:value-type="float">
            <text:p>0.385417</text:p>
          </table:table-cell>
          <table:table-cell office:value-type="float" office:value="0.383875" calcext:value-type="float">
            <text:p>0.383875</text:p>
          </table:table-cell>
        </table:table-row>
        <table:table-row table:style-name="ro1">
          <table:table-cell office:value-type="float" office:value="0.588773" calcext:value-type="float">
            <text:p>0.588773</text:p>
          </table:table-cell>
          <table:table-cell office:value-type="float" office:value="0.587659" calcext:value-type="float">
            <text:p>0.587659</text:p>
          </table:table-cell>
          <table:table-cell office:value-type="float" office:value="0.584333" calcext:value-type="float">
            <text:p>0.584333</text:p>
          </table:table-cell>
          <table:table-cell office:value-type="float" office:value="0.578865" calcext:value-type="float">
            <text:p>0.578865</text:p>
          </table:table-cell>
          <table:table-cell office:value-type="float" office:value="0.571364" calcext:value-type="float">
            <text:p>0.571364</text:p>
          </table:table-cell>
          <table:table-cell office:value-type="float" office:value="0.561979" calcext:value-type="float">
            <text:p>0.561979</text:p>
          </table:table-cell>
          <table:table-cell office:value-type="float" office:value="0.550903" calcext:value-type="float">
            <text:p>0.550903</text:p>
          </table:table-cell>
          <table:table-cell office:value-type="float" office:value="0.538361" calcext:value-type="float">
            <text:p>0.538361</text:p>
          </table:table-cell>
          <table:table-cell office:value-type="float" office:value="0.524615" calcext:value-type="float">
            <text:p>0.524615</text:p>
          </table:table-cell>
          <table:table-cell office:value-type="float" office:value="0.509955" calcext:value-type="float">
            <text:p>0.509955</text:p>
          </table:table-cell>
          <table:table-cell office:value-type="float" office:value="0.494697" calcext:value-type="float">
            <text:p>0.494697</text:p>
          </table:table-cell>
          <table:table-cell office:value-type="float" office:value="0.479179" calcext:value-type="float">
            <text:p>0.479179</text:p>
          </table:table-cell>
          <table:table-cell office:value-type="float" office:value="0.463755" calcext:value-type="float">
            <text:p>0.463755</text:p>
          </table:table-cell>
          <table:table-cell office:value-type="float" office:value="0.44879" calcext:value-type="float">
            <text:p>0.44879</text:p>
          </table:table-cell>
          <table:table-cell office:value-type="float" office:value="0.434659" calcext:value-type="float">
            <text:p>0.434659</text:p>
          </table:table-cell>
          <table:table-cell office:value-type="float" office:value="0.421734" calcext:value-type="float">
            <text:p>0.421734</text:p>
          </table:table-cell>
          <table:table-cell office:value-type="float" office:value="0.410389" calcext:value-type="float">
            <text:p>0.410389</text:p>
          </table:table-cell>
          <table:table-cell office:value-type="float" office:value="0.400985" calcext:value-type="float">
            <text:p>0.400985</text:p>
          </table:table-cell>
          <table:table-cell office:value-type="float" office:value="0.393875" calcext:value-type="float">
            <text:p>0.393875</text:p>
          </table:table-cell>
          <table:table-cell office:value-type="float" office:value="0.389391" calcext:value-type="float">
            <text:p>0.389391</text:p>
          </table:table-cell>
          <table:table-cell office:value-type="float" office:value="0.387847" calcext:value-type="float">
            <text:p>0.387847</text:p>
          </table:table-cell>
        </table:table-row>
        <table:table-row table:style-name="ro1">
          <table:table-cell office:value-type="float" office:value="0.593889" calcext:value-type="float">
            <text:p>0.593889</text:p>
          </table:table-cell>
          <table:table-cell office:value-type="float" office:value="0.592771" calcext:value-type="float">
            <text:p>0.592771</text:p>
          </table:table-cell>
          <table:table-cell office:value-type="float" office:value="0.589434" calcext:value-type="float">
            <text:p>0.589434</text:p>
          </table:table-cell>
          <table:table-cell office:value-type="float" office:value="0.583947" calcext:value-type="float">
            <text:p>0.583947</text:p>
          </table:table-cell>
          <table:table-cell office:value-type="float" office:value="0.57642" calcext:value-type="float">
            <text:p>0.57642</text:p>
          </table:table-cell>
          <table:table-cell office:value-type="float" office:value="0.567005" calcext:value-type="float">
            <text:p>0.567005</text:p>
          </table:table-cell>
          <table:table-cell office:value-type="float" office:value="0.555893" calcext:value-type="float">
            <text:p>0.555893</text:p>
          </table:table-cell>
          <table:table-cell office:value-type="float" office:value="0.543312" calcext:value-type="float">
            <text:p>0.543312</text:p>
          </table:table-cell>
          <table:table-cell office:value-type="float" office:value="0.529524" calcext:value-type="float">
            <text:p>0.529524</text:p>
          </table:table-cell>
          <table:table-cell office:value-type="float" office:value="0.514821" calcext:value-type="float">
            <text:p>0.514821</text:p>
          </table:table-cell>
          <table:table-cell office:value-type="float" office:value="0.499521" calcext:value-type="float">
            <text:p>0.499521</text:p>
          </table:table-cell>
          <table:table-cell office:value-type="float" office:value="0.483962" calcext:value-type="float">
            <text:p>0.483962</text:p>
          </table:table-cell>
          <table:table-cell office:value-type="float" office:value="0.468499" calcext:value-type="float">
            <text:p>0.468499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439338" calcext:value-type="float">
            <text:p>0.439338</text:p>
          </table:table-cell>
          <table:table-cell office:value-type="float" office:value="0.426388" calcext:value-type="float">
            <text:p>0.426388</text:p>
          </table:table-cell>
          <table:table-cell office:value-type="float" office:value="0.415022" calcext:value-type="float">
            <text:p>0.415022</text:p>
          </table:table-cell>
          <table:table-cell office:value-type="float" office:value="0.405603" calcext:value-type="float">
            <text:p>0.405603</text:p>
          </table:table-cell>
          <table:table-cell office:value-type="float" office:value="0.398482" calcext:value-type="float">
            <text:p>0.398482</text:p>
          </table:table-cell>
          <table:table-cell office:value-type="float" office:value="0.393992" calcext:value-type="float">
            <text:p>0.393992</text:p>
          </table:table-cell>
          <table:table-cell office:value-type="float" office:value="0.392447" calcext:value-type="float">
            <text:p>0.392447</text:p>
          </table:table-cell>
        </table:table-row>
        <table:table-row table:style-name="ro1">
          <table:table-cell office:value-type="float" office:value="0.600123" calcext:value-type="float">
            <text:p>0.600123</text:p>
          </table:table-cell>
          <table:table-cell office:value-type="float" office:value="0.599001" calcext:value-type="float">
            <text:p>0.599001</text:p>
          </table:table-cell>
          <table:table-cell office:value-type="float" office:value="0.595651" calcext:value-type="float">
            <text:p>0.595651</text:p>
          </table:table-cell>
          <table:table-cell office:value-type="float" office:value="0.590142" calcext:value-type="float">
            <text:p>0.590142</text:p>
          </table:table-cell>
          <table:table-cell office:value-type="float" office:value="0.582585" calcext:value-type="float">
            <text:p>0.582585</text:p>
          </table:table-cell>
          <table:table-cell office:value-type="float" office:value="0.573132" calcext:value-type="float">
            <text:p>0.573132</text:p>
          </table:table-cell>
          <table:table-cell office:value-type="float" office:value="0.561978" calcext:value-type="float">
            <text:p>0.561978</text:p>
          </table:table-cell>
          <table:table-cell office:value-type="float" office:value="0.54935" calcext:value-type="float">
            <text:p>0.54935</text:p>
          </table:table-cell>
          <table:table-cell office:value-type="float" office:value="0.535513" calcext:value-type="float">
            <text:p>0.535513</text:p>
          </table:table-cell>
          <table:table-cell office:value-type="float" office:value="0.52076" calcext:value-type="float">
            <text:p>0.52076</text:p>
          </table:table-cell>
          <table:table-cell office:value-type="float" office:value="0.50541" calcext:value-type="float">
            <text:p>0.50541</text:p>
          </table:table-cell>
          <table:table-cell office:value-type="float" office:value="0.489802" calcext:value-type="float">
            <text:p>0.489802</text:p>
          </table:table-cell>
          <table:table-cell office:value-type="float" office:value="0.474294" calcext:value-type="float">
            <text:p>0.474294</text:p>
          </table:table-cell>
          <table:table-cell office:value-type="float" office:value="0.459254" calcext:value-type="float">
            <text:p>0.459254</text:p>
          </table:table-cell>
          <table:table-cell office:value-type="float" office:value="0.445056" calcext:value-type="float">
            <text:p>0.445056</text:p>
          </table:table-cell>
          <table:table-cell office:value-type="float" office:value="0.432076" calcext:value-type="float">
            <text:p>0.432076</text:p>
          </table:table-cell>
          <table:table-cell office:value-type="float" office:value="0.420685" calcext:value-type="float">
            <text:p>0.420685</text:p>
          </table:table-cell>
          <table:table-cell office:value-type="float" office:value="0.411248" calcext:value-type="float">
            <text:p>0.411248</text:p>
          </table:table-cell>
          <table:table-cell office:value-type="float" office:value="0.404115" calcext:value-type="float">
            <text:p>0.404115</text:p>
          </table:table-cell>
          <table:table-cell office:value-type="float" office:value="0.399618" calcext:value-type="float">
            <text:p>0.399618</text:p>
          </table:table-cell>
          <table:table-cell office:value-type="float" office:value="0.398071" calcext:value-type="float">
            <text:p>0.398071</text:p>
          </table:table-cell>
        </table:table-row>
        <table:table-row table:style-name="ro1">
          <table:table-cell office:value-type="float" office:value="0.605191" calcext:value-type="float">
            <text:p>0.605191</text:p>
          </table:table-cell>
          <table:table-cell office:value-type="float" office:value="0.604065" calcext:value-type="float">
            <text:p>0.604065</text:p>
          </table:table-cell>
          <table:table-cell office:value-type="float" office:value="0.600704" calcext:value-type="float">
            <text:p>0.600704</text:p>
          </table:table-cell>
          <table:table-cell office:value-type="float" office:value="0.595177" calcext:value-type="float">
            <text:p>0.595177</text:p>
          </table:table-cell>
          <table:table-cell office:value-type="float" office:value="0.587596" calcext:value-type="float">
            <text:p>0.587596</text:p>
          </table:table-cell>
          <table:table-cell office:value-type="float" office:value="0.578115" calcext:value-type="float">
            <text:p>0.578115</text:p>
          </table:table-cell>
          <table:table-cell office:value-type="float" office:value="0.566927" calcext:value-type="float">
            <text:p>0.566927</text:p>
          </table:table-cell>
          <table:table-cell office:value-type="float" office:value="0.554263" calcext:value-type="float">
            <text:p>0.554263</text:p>
          </table:table-cell>
          <table:table-cell office:value-type="float" office:value="0.540387" calcext:value-type="float">
            <text:p>0.540387</text:p>
          </table:table-cell>
          <table:table-cell office:value-type="float" office:value="0.525594" calcext:value-type="float">
            <text:p>0.525594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0.494559" calcext:value-type="float">
            <text:p>0.494559</text:p>
          </table:table-cell>
          <table:table-cell office:value-type="float" office:value="0.479015" calcext:value-type="float">
            <text:p>0.479015</text:p>
          </table:table-cell>
          <table:table-cell office:value-type="float" office:value="0.463943" calcext:value-type="float">
            <text:p>0.463943</text:p>
          </table:table-cell>
          <table:table-cell office:value-type="float" office:value="0.449716" calcext:value-type="float">
            <text:p>0.449716</text:p>
          </table:table-cell>
          <table:table-cell office:value-type="float" office:value="0.436712" calcext:value-type="float">
            <text:p>0.436712</text:p>
          </table:table-cell>
          <table:table-cell office:value-type="float" office:value="0.425302" calcext:value-type="float">
            <text:p>0.425302</text:p>
          </table:table-cell>
          <table:table-cell office:value-type="float" office:value="0.415851" calcext:value-type="float">
            <text:p>0.415851</text:p>
          </table:table-cell>
          <table:table-cell office:value-type="float" office:value="0.408708" calcext:value-type="float">
            <text:p>0.408708</text:p>
          </table:table-cell>
          <table:table-cell office:value-type="float" office:value="0.404206" calcext:value-type="float">
            <text:p>0.404206</text:p>
          </table:table-cell>
          <table:table-cell office:value-type="float" office:value="0.402657" calcext:value-type="float">
            <text:p>0.402657</text:p>
          </table:table-cell>
        </table:table-row>
        <table:table-row table:style-name="ro1">
          <table:table-cell office:value-type="float" office:value="0.610746" calcext:value-type="float">
            <text:p>0.610746</text:p>
          </table:table-cell>
          <table:table-cell office:value-type="float" office:value="0.609616" calcext:value-type="float">
            <text:p>0.609616</text:p>
          </table:table-cell>
          <table:table-cell office:value-type="float" office:value="0.606244" calcext:value-type="float">
            <text:p>0.606244</text:p>
          </table:table-cell>
          <table:table-cell office:value-type="float" office:value="0.600699" calcext:value-type="float">
            <text:p>0.600699</text:p>
          </table:table-cell>
          <table:table-cell office:value-type="float" office:value="0.593093" calcext:value-type="float">
            <text:p>0.593093</text:p>
          </table:table-cell>
          <table:table-cell office:value-type="float" office:value="0.583581" calcext:value-type="float">
            <text:p>0.583581</text:p>
          </table:table-cell>
          <table:table-cell office:value-type="float" office:value="0.572357" calcext:value-type="float">
            <text:p>0.572357</text:p>
          </table:table-cell>
          <table:table-cell office:value-type="float" office:value="0.559654" calcext:value-type="float">
            <text:p>0.559654</text:p>
          </table:table-cell>
          <table:table-cell office:value-type="float" office:value="0.545736" calcext:value-type="float">
            <text:p>0.545736</text:p>
          </table:table-cell>
          <table:table-cell office:value-type="float" office:value="0.530901" calcext:value-type="float">
            <text:p>0.530901</text:p>
          </table:table-cell>
          <table:table-cell office:value-type="float" office:value="0.515469" calcext:value-type="float">
            <text:p>0.515469</text:p>
          </table:table-cell>
          <table:table-cell office:value-type="float" office:value="0.499783" calcext:value-type="float">
            <text:p>0.499783</text:p>
          </table:table-cell>
          <table:table-cell office:value-type="float" office:value="0.484202" calcext:value-type="float">
            <text:p>0.484202</text:p>
          </table:table-cell>
          <table:table-cell office:value-type="float" office:value="0.469095" calcext:value-type="float">
            <text:p>0.469095</text:p>
          </table:table-cell>
          <table:table-cell office:value-type="float" office:value="0.454838" calcext:value-type="float">
            <text:p>0.454838</text:p>
          </table:table-cell>
          <table:table-cell office:value-type="float" office:value="0.441808" calcext:value-type="float">
            <text:p>0.441808</text:p>
          </table:table-cell>
          <table:table-cell office:value-type="float" office:value="0.430378" calcext:value-type="float">
            <text:p>0.430378</text:p>
          </table:table-cell>
          <table:table-cell office:value-type="float" office:value="0.420912" calcext:value-type="float">
            <text:p>0.420912</text:p>
          </table:table-cell>
          <table:table-cell office:value-type="float" office:value="0.413758" calcext:value-type="float">
            <text:p>0.413758</text:p>
          </table:table-cell>
          <table:table-cell office:value-type="float" office:value="0.409251" calcext:value-type="float">
            <text:p>0.409251</text:p>
          </table:table-cell>
          <table:table-cell office:value-type="float" office:value="0.4077" calcext:value-type="float">
            <text:p>0.4077</text:p>
          </table:table-cell>
        </table:table-row>
        <table:table-row table:style-name="ro1">
          <table:table-cell office:value-type="float" office:value="0.616608" calcext:value-type="float">
            <text:p>0.616608</text:p>
          </table:table-cell>
          <table:table-cell office:value-type="float" office:value="0.615475" calcext:value-type="float">
            <text:p>0.615475</text:p>
          </table:table-cell>
          <table:table-cell office:value-type="float" office:value="0.612091" calcext:value-type="float">
            <text:p>0.612091</text:p>
          </table:table-cell>
          <table:table-cell office:value-type="float" office:value="0.606527" calcext:value-type="float">
            <text:p>0.606527</text:p>
          </table:table-cell>
          <table:table-cell office:value-type="float" office:value="0.598895" calcext:value-type="float">
            <text:p>0.598895</text:p>
          </table:table-cell>
          <table:table-cell office:value-type="float" office:value="0.589351" calcext:value-type="float">
            <text:p>0.589351</text:p>
          </table:table-cell>
          <table:table-cell office:value-type="float" office:value="0.578091" calcext:value-type="float">
            <text:p>0.578091</text:p>
          </table:table-cell>
          <table:table-cell office:value-type="float" office:value="0.565348" calcext:value-type="float">
            <text:p>0.565348</text:p>
          </table:table-cell>
          <table:table-cell office:value-type="float" office:value="0.551388" calcext:value-type="float">
            <text:p>0.551388</text:p>
          </table:table-cell>
          <table:table-cell office:value-type="float" office:value="0.53651" calcext:value-type="float">
            <text:p>0.53651</text:p>
          </table:table-cell>
          <table:table-cell office:value-type="float" office:value="0.521035" calcext:value-type="float">
            <text:p>0.521035</text:p>
          </table:table-cell>
          <table:table-cell office:value-type="float" office:value="0.505307" calcext:value-type="float">
            <text:p>0.505307</text:p>
          </table:table-cell>
          <table:table-cell office:value-type="float" office:value="0.489687" calcext:value-type="float">
            <text:p>0.489687</text:p>
          </table:table-cell>
          <table:table-cell office:value-type="float" office:value="0.474544" calcext:value-type="float">
            <text:p>0.474544</text:p>
          </table:table-cell>
          <table:table-cell office:value-type="float" office:value="0.460257" calcext:value-type="float">
            <text:p>0.460257</text:p>
          </table:table-cell>
          <table:table-cell office:value-type="float" office:value="0.447201" calcext:value-type="float">
            <text:p>0.447201</text:p>
          </table:table-cell>
          <table:table-cell office:value-type="float" office:value="0.43575" calcext:value-type="float">
            <text:p>0.43575</text:p>
          </table:table-cell>
          <table:table-cell office:value-type="float" office:value="0.426268" calcext:value-type="float">
            <text:p>0.426268</text:p>
          </table:table-cell>
          <table:table-cell office:value-type="float" office:value="0.419104" calcext:value-type="float">
            <text:p>0.419104</text:p>
          </table:table-cell>
          <table:table-cell office:value-type="float" office:value="0.414591" calcext:value-type="float">
            <text:p>0.414591</text:p>
          </table:table-cell>
          <table:table-cell office:value-type="float" office:value="0.413039" calcext:value-type="float">
            <text:p>0.413039</text:p>
          </table:table-cell>
        </table:table-row>
        <table:table-row table:style-name="ro1">
          <table:table-cell office:value-type="float" office:value="0.621388" calcext:value-type="float">
            <text:p>0.621388</text:p>
          </table:table-cell>
          <table:table-cell office:value-type="float" office:value="0.620251" calcext:value-type="float">
            <text:p>0.620251</text:p>
          </table:table-cell>
          <table:table-cell office:value-type="float" office:value="0.616858" calcext:value-type="float">
            <text:p>0.616858</text:p>
          </table:table-cell>
          <table:table-cell office:value-type="float" office:value="0.611278" calcext:value-type="float">
            <text:p>0.611278</text:p>
          </table:table-cell>
          <table:table-cell office:value-type="float" office:value="0.603626" calcext:value-type="float">
            <text:p>0.603626</text:p>
          </table:table-cell>
          <table:table-cell office:value-type="float" office:value="0.594058" calcext:value-type="float">
            <text:p>0.594058</text:p>
          </table:table-cell>
          <table:table-cell office:value-type="float" office:value="0.582769" calcext:value-type="float">
            <text:p>0.582769</text:p>
          </table:table-cell>
          <table:table-cell office:value-type="float" office:value="0.569993" calcext:value-type="float">
            <text:p>0.569993</text:p>
          </table:table-cell>
          <table:table-cell office:value-type="float" office:value="0.556" calcext:value-type="float">
            <text:p>0.556</text:p>
          </table:table-cell>
          <table:table-cell office:value-type="float" office:value="0.541087" calcext:value-type="float">
            <text:p>0.541087</text:p>
          </table:table-cell>
          <table:table-cell office:value-type="float" office:value="0.525578" calcext:value-type="float">
            <text:p>0.525578</text:p>
          </table:table-cell>
          <table:table-cell office:value-type="float" office:value="0.509818" calcext:value-type="float">
            <text:p>0.509818</text:p>
          </table:table-cell>
          <table:table-cell office:value-type="float" office:value="0.494167" calcext:value-type="float">
            <text:p>0.494167</text:p>
          </table:table-cell>
          <table:table-cell office:value-type="float" office:value="0.478997" calcext:value-type="float">
            <text:p>0.478997</text:p>
          </table:table-cell>
          <table:table-cell office:value-type="float" office:value="0.464685" calcext:value-type="float">
            <text:p>0.464685</text:p>
          </table:table-cell>
          <table:table-cell office:value-type="float" office:value="0.451609" calcext:value-type="float">
            <text:p>0.451609</text:p>
          </table:table-cell>
          <table:table-cell office:value-type="float" office:value="0.440141" calcext:value-type="float">
            <text:p>0.440141</text:p>
          </table:table-cell>
          <table:table-cell office:value-type="float" office:value="0.430647" calcext:value-type="float">
            <text:p>0.430647</text:p>
          </table:table-cell>
          <table:table-cell office:value-type="float" office:value="0.423475" calcext:value-type="float">
            <text:p>0.423475</text:p>
          </table:table-cell>
          <table:table-cell office:value-type="float" office:value="0.418957" calcext:value-type="float">
            <text:p>0.418957</text:p>
          </table:table-cell>
          <table:table-cell office:value-type="float" office:value="0.417403" calcext:value-type="float">
            <text:p>0.417403</text:p>
          </table:table-cell>
        </table:table-row>
        <table:table-row table:style-name="ro1">
          <table:table-cell office:value-type="float" office:value="0.626515" calcext:value-type="float">
            <text:p>0.626515</text:p>
          </table:table-cell>
          <table:table-cell office:value-type="float" office:value="0.625375" calcext:value-type="float">
            <text:p>0.625375</text:p>
          </table:table-cell>
          <table:table-cell office:value-type="float" office:value="0.621971" calcext:value-type="float">
            <text:p>0.621971</text:p>
          </table:table-cell>
          <table:table-cell office:value-type="float" office:value="0.616376" calcext:value-type="float">
            <text:p>0.616376</text:p>
          </table:table-cell>
          <table:table-cell office:value-type="float" office:value="0.608703" calcext:value-type="float">
            <text:p>0.608703</text:p>
          </table:table-cell>
          <table:table-cell office:value-type="float" office:value="0.599108" calcext:value-type="float">
            <text:p>0.599108</text:p>
          </table:table-cell>
          <table:table-cell office:value-type="float" office:value="0.587789" calcext:value-type="float">
            <text:p>0.587789</text:p>
          </table:table-cell>
          <table:table-cell office:value-type="float" office:value="0.574981" calcext:value-type="float">
            <text:p>0.574981</text:p>
          </table:table-cell>
          <table:table-cell office:value-type="float" office:value="0.560952" calcext:value-type="float">
            <text:p>0.560952</text:p>
          </table:table-cell>
          <table:table-cell office:value-type="float" office:value="0.546004" calcext:value-type="float">
            <text:p>0.546004</text:p>
          </table:table-cell>
          <table:table-cell office:value-type="float" office:value="0.530459" calcext:value-type="float">
            <text:p>0.530459</text:p>
          </table:table-cell>
          <table:table-cell office:value-type="float" office:value="0.514664" calcext:value-type="float">
            <text:p>0.514664</text:p>
          </table:table-cell>
          <table:table-cell office:value-type="float" office:value="0.498981" calcext:value-type="float">
            <text:p>0.498981</text:p>
          </table:table-cell>
          <table:table-cell office:value-type="float" office:value="0.483782" calcext:value-type="float">
            <text:p>0.483782</text:p>
          </table:table-cell>
          <table:table-cell office:value-type="float" office:value="0.469445" calcext:value-type="float">
            <text:p>0.469445</text:p>
          </table:table-cell>
          <table:table-cell office:value-type="float" office:value="0.456347" calcext:value-type="float">
            <text:p>0.456347</text:p>
          </table:table-cell>
          <table:table-cell office:value-type="float" office:value="0.444863" calcext:value-type="float">
            <text:p>0.444863</text:p>
          </table:table-cell>
          <table:table-cell office:value-type="float" office:value="0.435355" calcext:value-type="float">
            <text:p>0.435355</text:p>
          </table:table-cell>
          <table:table-cell office:value-type="float" office:value="0.428174" calcext:value-type="float">
            <text:p>0.428174</text:p>
          </table:table-cell>
          <table:table-cell office:value-type="float" office:value="0.423652" calcext:value-type="float">
            <text:p>0.423652</text:p>
          </table:table-cell>
          <table:table-cell office:value-type="float" office:value="0.422097" calcext:value-type="float">
            <text:p>0.422097</text:p>
          </table:table-cell>
        </table:table-row>
        <table:table-row table:style-name="ro1">
          <table:table-cell office:value-type="float" office:value="0.632269" calcext:value-type="float">
            <text:p>0.632269</text:p>
          </table:table-cell>
          <table:table-cell office:value-type="float" office:value="0.631125" calcext:value-type="float">
            <text:p>0.631125</text:p>
          </table:table-cell>
          <table:table-cell office:value-type="float" office:value="0.627711" calcext:value-type="float">
            <text:p>0.627711</text:p>
          </table:table-cell>
          <table:table-cell office:value-type="float" office:value="0.622099" calcext:value-type="float">
            <text:p>0.622099</text:p>
          </table:table-cell>
          <table:table-cell office:value-type="float" office:value="0.614402" calcext:value-type="float">
            <text:p>0.614402</text:p>
          </table:table-cell>
          <table:table-cell office:value-type="float" office:value="0.604779" calcext:value-type="float">
            <text:p>0.604779</text:p>
          </table:table-cell>
          <table:table-cell office:value-type="float" office:value="0.593427" calcext:value-type="float">
            <text:p>0.593427</text:p>
          </table:table-cell>
          <table:table-cell office:value-type="float" office:value="0.580583" calcext:value-type="float">
            <text:p>0.580583</text:p>
          </table:table-cell>
          <table:table-cell office:value-type="float" office:value="0.566517" calcext:value-type="float">
            <text:p>0.566517</text:p>
          </table:table-cell>
          <table:table-cell office:value-type="float" office:value="0.551529" calcext:value-type="float">
            <text:p>0.551529</text:p>
          </table:table-cell>
          <table:table-cell office:value-type="float" office:value="0.535945" calcext:value-type="float">
            <text:p>0.535945</text:p>
          </table:table-cell>
          <table:table-cell office:value-type="float" office:value="0.520113" calcext:value-type="float">
            <text:p>0.520113</text:p>
          </table:table-cell>
          <table:table-cell office:value-type="float" office:value="0.504395" calcext:value-type="float">
            <text:p>0.504395</text:p>
          </table:table-cell>
          <table:table-cell office:value-type="float" office:value="0.489165" calcext:value-type="float">
            <text:p>0.489165</text:p>
          </table:table-cell>
          <table:table-cell office:value-type="float" office:value="0.474799" calcext:value-type="float">
            <text:p>0.474799</text:p>
          </table:table-cell>
          <table:table-cell office:value-type="float" office:value="0.461678" calcext:value-type="float">
            <text:p>0.461678</text:p>
          </table:table-cell>
          <table:table-cell office:value-type="float" office:value="0.450175" calcext:value-type="float">
            <text:p>0.450175</text:p>
          </table:table-cell>
          <table:table-cell office:value-type="float" office:value="0.440654" calcext:value-type="float">
            <text:p>0.440654</text:p>
          </table:table-cell>
          <table:table-cell office:value-type="float" office:value="0.433464" calcext:value-type="float">
            <text:p>0.433464</text:p>
          </table:table-cell>
          <table:table-cell office:value-type="float" office:value="0.428936" calcext:value-type="float">
            <text:p>0.428936</text:p>
          </table:table-cell>
          <table:table-cell office:value-type="float" office:value="0.427379" calcext:value-type="float">
            <text:p>0.427379</text:p>
          </table:table-cell>
        </table:table-row>
        <table:table-row table:style-name="ro1">
          <table:table-cell office:value-type="float" office:value="0.638007" calcext:value-type="float">
            <text:p>0.638007</text:p>
          </table:table-cell>
          <table:table-cell office:value-type="float" office:value="0.636861" calcext:value-type="float">
            <text:p>0.636861</text:p>
          </table:table-cell>
          <table:table-cell office:value-type="float" office:value="0.633437" calcext:value-type="float">
            <text:p>0.633437</text:p>
          </table:table-cell>
          <table:table-cell office:value-type="float" office:value="0.627808" calcext:value-type="float">
            <text:p>0.627808</text:p>
          </table:table-cell>
          <table:table-cell office:value-type="float" office:value="0.620089" calcext:value-type="float">
            <text:p>0.620089</text:p>
          </table:table-cell>
          <table:table-cell office:value-type="float" office:value="0.610438" calcext:value-type="float">
            <text:p>0.610438</text:p>
          </table:table-cell>
          <table:table-cell office:value-type="float" office:value="0.599054" calcext:value-type="float">
            <text:p>0.599054</text:p>
          </table:table-cell>
          <table:table-cell office:value-type="float" office:value="0.586175" calcext:value-type="float">
            <text:p>0.586175</text:p>
          </table:table-cell>
          <table:table-cell office:value-type="float" office:value="0.572072" calcext:value-type="float">
            <text:p>0.572072</text:p>
          </table:table-cell>
          <table:table-cell office:value-type="float" office:value="0.557047" calcext:value-type="float">
            <text:p>0.557047</text:p>
          </table:table-cell>
          <table:table-cell office:value-type="float" office:value="0.541426" calcext:value-type="float">
            <text:p>0.541426</text:p>
          </table:table-cell>
          <table:table-cell office:value-type="float" office:value="0.525558" calcext:value-type="float">
            <text:p>0.525558</text:p>
          </table:table-cell>
          <table:table-cell office:value-type="float" office:value="0.509806" calcext:value-type="float">
            <text:p>0.509806</text:p>
          </table:table-cell>
          <table:table-cell office:value-type="float" office:value="0.494545" calcext:value-type="float">
            <text:p>0.494545</text:p>
          </table:table-cell>
          <table:table-cell office:value-type="float" office:value="0.480153" calcext:value-type="float">
            <text:p>0.480153</text:p>
          </table:table-cell>
          <table:table-cell office:value-type="float" office:value="0.46701" calcext:value-type="float">
            <text:p>0.46701</text:p>
          </table:table-cell>
          <table:table-cell office:value-type="float" office:value="0.455488" calcext:value-type="float">
            <text:p>0.455488</text:p>
          </table:table-cell>
          <table:table-cell office:value-type="float" office:value="0.445954" calcext:value-type="float">
            <text:p>0.445954</text:p>
          </table:table-cell>
          <table:table-cell office:value-type="float" office:value="0.438754" calcext:value-type="float">
            <text:p>0.438754</text:p>
          </table:table-cell>
          <table:table-cell office:value-type="float" office:value="0.434221" calcext:value-type="float">
            <text:p>0.434221</text:p>
          </table:table-cell>
          <table:table-cell office:value-type="float" office:value="0.432663" calcext:value-type="float">
            <text:p>0.432663</text:p>
          </table:table-cell>
        </table:table-row>
        <table:table-row table:style-name="ro1">
          <table:table-cell office:value-type="float" office:value="0.642641" calcext:value-type="float">
            <text:p>0.642641</text:p>
          </table:table-cell>
          <table:table-cell office:value-type="float" office:value="0.641492" calcext:value-type="float">
            <text:p>0.641492</text:p>
          </table:table-cell>
          <table:table-cell office:value-type="float" office:value="0.63806" calcext:value-type="float">
            <text:p>0.63806</text:p>
          </table:table-cell>
          <table:table-cell office:value-type="float" office:value="0.632418" calcext:value-type="float">
            <text:p>0.632418</text:p>
          </table:table-cell>
          <table:table-cell office:value-type="float" office:value="0.624681" calcext:value-type="float">
            <text:p>0.624681</text:p>
          </table:table-cell>
          <table:table-cell office:value-type="float" office:value="0.615008" calcext:value-type="float">
            <text:p>0.615008</text:p>
          </table:table-cell>
          <table:table-cell office:value-type="float" office:value="0.6036" calcext:value-type="float">
            <text:p>0.6036</text:p>
          </table:table-cell>
          <table:table-cell office:value-type="float" office:value="0.590693" calcext:value-type="float">
            <text:p>0.590693</text:p>
          </table:table-cell>
          <table:table-cell office:value-type="float" office:value="0.576561" calcext:value-type="float">
            <text:p>0.576561</text:p>
          </table:table-cell>
          <table:table-cell office:value-type="float" office:value="0.561506" calcext:value-type="float">
            <text:p>0.561506</text:p>
          </table:table-cell>
          <table:table-cell office:value-type="float" office:value="0.545856" calcext:value-type="float">
            <text:p>0.545856</text:p>
          </table:table-cell>
          <table:table-cell office:value-type="float" office:value="0.52996" calcext:value-type="float">
            <text:p>0.52996</text:p>
          </table:table-cell>
          <table:table-cell office:value-type="float" office:value="0.514182" calcext:value-type="float">
            <text:p>0.514182</text:p>
          </table:table-cell>
          <table:table-cell office:value-type="float" office:value="0.498897" calcext:value-type="float">
            <text:p>0.498897</text:p>
          </table:table-cell>
          <table:table-cell office:value-type="float" office:value="0.484484" calcext:value-type="float">
            <text:p>0.484484</text:p>
          </table:table-cell>
          <table:table-cell office:value-type="float" office:value="0.471323" calcext:value-type="float">
            <text:p>0.471323</text:p>
          </table:table-cell>
          <table:table-cell office:value-type="float" office:value="0.459787" calcext:value-type="float">
            <text:p>0.459787</text:p>
          </table:table-cell>
          <table:table-cell office:value-type="float" office:value="0.450242" calcext:value-type="float">
            <text:p>0.450242</text:p>
          </table:table-cell>
          <table:table-cell office:value-type="float" office:value="0.443036" calcext:value-type="float">
            <text:p>0.443036</text:p>
          </table:table-cell>
          <table:table-cell office:value-type="float" office:value="0.438499" calcext:value-type="float">
            <text:p>0.438499</text:p>
          </table:table-cell>
          <table:table-cell office:value-type="float" office:value="0.436939" calcext:value-type="float">
            <text:p>0.436939</text:p>
          </table:table-cell>
        </table:table-row>
        <table:table-row table:style-name="ro1">
          <table:table-cell office:value-type="float" office:value="0.64764" calcext:value-type="float">
            <text:p>0.64764</text:p>
          </table:table-cell>
          <table:table-cell office:value-type="float" office:value="0.646487" calcext:value-type="float">
            <text:p>0.646487</text:p>
          </table:table-cell>
          <table:table-cell office:value-type="float" office:value="0.643046" calcext:value-type="float">
            <text:p>0.643046</text:p>
          </table:table-cell>
          <table:table-cell office:value-type="float" office:value="0.637391" calcext:value-type="float">
            <text:p>0.637391</text:p>
          </table:table-cell>
          <table:table-cell office:value-type="float" office:value="0.629636" calcext:value-type="float">
            <text:p>0.629636</text:p>
          </table:table-cell>
          <table:table-cell office:value-type="float" office:value="0.61994" calcext:value-type="float">
            <text:p>0.61994</text:p>
          </table:table-cell>
          <table:table-cell office:value-type="float" office:value="0.608506" calcext:value-type="float">
            <text:p>0.608506</text:p>
          </table:table-cell>
          <table:table-cell office:value-type="float" office:value="0.59557" calcext:value-type="float">
            <text:p>0.59557</text:p>
          </table:table-cell>
          <table:table-cell office:value-type="float" office:value="0.581408" calcext:value-type="float">
            <text:p>0.581408</text:p>
          </table:table-cell>
          <table:table-cell office:value-type="float" office:value="0.566322" calcext:value-type="float">
            <text:p>0.566322</text:p>
          </table:table-cell>
          <table:table-cell office:value-type="float" office:value="0.550641" calcext:value-type="float">
            <text:p>0.550641</text:p>
          </table:table-cell>
          <table:table-cell office:value-type="float" office:value="0.534715" calcext:value-type="float">
            <text:p>0.534715</text:p>
          </table:table-cell>
          <table:table-cell office:value-type="float" office:value="0.51891" calcext:value-type="float">
            <text:p>0.51891</text:p>
          </table:table-cell>
          <table:table-cell office:value-type="float" office:value="0.503599" calcext:value-type="float">
            <text:p>0.503599</text:p>
          </table:table-cell>
          <table:table-cell office:value-type="float" office:value="0.489164" calcext:value-type="float">
            <text:p>0.489164</text:p>
          </table:table-cell>
          <table:table-cell office:value-type="float" office:value="0.475985" calcext:value-type="float">
            <text:p>0.475985</text:p>
          </table:table-cell>
          <table:table-cell office:value-type="float" office:value="0.464435" calcext:value-type="float">
            <text:p>0.464435</text:p>
          </table:table-cell>
          <table:table-cell office:value-type="float" office:value="0.454878" calcext:value-type="float">
            <text:p>0.454878</text:p>
          </table:table-cell>
          <table:table-cell office:value-type="float" office:value="0.447664" calcext:value-type="float">
            <text:p>0.447664</text:p>
          </table:table-cell>
          <table:table-cell office:value-type="float" office:value="0.443123" calcext:value-type="float">
            <text:p>0.443123</text:p>
          </table:table-cell>
          <table:table-cell office:value-type="float" office:value="0.441563" calcext:value-type="float">
            <text:p>0.441563</text:p>
          </table:table-cell>
        </table:table-row>
        <table:table-row table:style-name="ro1">
          <table:table-cell office:value-type="float" office:value="0.653378" calcext:value-type="float">
            <text:p>0.653378</text:p>
          </table:table-cell>
          <table:table-cell office:value-type="float" office:value="0.652223" calcext:value-type="float">
            <text:p>0.652223</text:p>
          </table:table-cell>
          <table:table-cell office:value-type="float" office:value="0.648773" calcext:value-type="float">
            <text:p>0.648773</text:p>
          </table:table-cell>
          <table:table-cell office:value-type="float" office:value="0.643102" calcext:value-type="float">
            <text:p>0.643102</text:p>
          </table:table-cell>
          <table:table-cell office:value-type="float" office:value="0.635326" calcext:value-type="float">
            <text:p>0.635326</text:p>
          </table:table-cell>
          <table:table-cell office:value-type="float" office:value="0.625605" calcext:value-type="float">
            <text:p>0.625605</text:p>
          </table:table-cell>
          <table:table-cell office:value-type="float" office:value="0.614142" calcext:value-type="float">
            <text:p>0.614142</text:p>
          </table:table-cell>
          <table:table-cell office:value-type="float" office:value="0.601175" calcext:value-type="float">
            <text:p>0.601175</text:p>
          </table:table-cell>
          <table:table-cell office:value-type="float" office:value="0.586978" calcext:value-type="float">
            <text:p>0.586978</text:p>
          </table:table-cell>
          <table:table-cell office:value-type="float" office:value="0.571858" calcext:value-type="float">
            <text:p>0.571858</text:p>
          </table:table-cell>
          <table:table-cell office:value-type="float" office:value="0.556143" calcext:value-type="float">
            <text:p>0.556143</text:p>
          </table:table-cell>
          <table:table-cell office:value-type="float" office:value="0.540184" calcext:value-type="float">
            <text:p>0.540184</text:p>
          </table:table-cell>
          <table:table-cell office:value-type="float" office:value="0.524347" calcext:value-type="float">
            <text:p>0.524347</text:p>
          </table:table-cell>
          <table:table-cell office:value-type="float" office:value="0.509009" calcext:value-type="float">
            <text:p>0.509009</text:p>
          </table:table-cell>
          <table:table-cell office:value-type="float" office:value="0.494549" calcext:value-type="float">
            <text:p>0.494549</text:p>
          </table:table-cell>
          <table:table-cell office:value-type="float" office:value="0.481349" calcext:value-type="float">
            <text:p>0.481349</text:p>
          </table:table-cell>
          <table:table-cell office:value-type="float" office:value="0.469783" calcext:value-type="float">
            <text:p>0.469783</text:p>
          </table:table-cell>
          <table:table-cell office:value-type="float" office:value="0.460214" calcext:value-type="float">
            <text:p>0.460214</text:p>
          </table:table-cell>
          <table:table-cell office:value-type="float" office:value="0.452992" calcext:value-type="float">
            <text:p>0.452992</text:p>
          </table:table-cell>
          <table:table-cell office:value-type="float" office:value="0.448446" calcext:value-type="float">
            <text:p>0.448446</text:p>
          </table:table-cell>
          <table:table-cell office:value-type="float" office:value="0.446884" calcext:value-type="float">
            <text:p>0.446884</text:p>
          </table:table-cell>
        </table:table-row>
        <table:table-row table:style-name="ro1">
          <table:table-cell office:value-type="float" office:value="0.658678" calcext:value-type="float">
            <text:p>0.658678</text:p>
          </table:table-cell>
          <table:table-cell office:value-type="float" office:value="0.65752" calcext:value-type="float">
            <text:p>0.65752</text:p>
          </table:table-cell>
          <table:table-cell office:value-type="float" office:value="0.654062" calcext:value-type="float">
            <text:p>0.654062</text:p>
          </table:table-cell>
          <table:table-cell office:value-type="float" office:value="0.648377" calcext:value-type="float">
            <text:p>0.648377</text:p>
          </table:table-cell>
          <table:table-cell office:value-type="float" office:value="0.640583" calcext:value-type="float">
            <text:p>0.640583</text:p>
          </table:table-cell>
          <table:table-cell office:value-type="float" office:value="0.63084" calcext:value-type="float">
            <text:p>0.63084</text:p>
          </table:table-cell>
          <table:table-cell office:value-type="float" office:value="0.61935" calcext:value-type="float">
            <text:p>0.61935</text:p>
          </table:table-cell>
          <table:table-cell office:value-type="float" office:value="0.606354" calcext:value-type="float">
            <text:p>0.606354</text:p>
          </table:table-cell>
          <table:table-cell office:value-type="float" office:value="0.592128" calcext:value-type="float">
            <text:p>0.592128</text:p>
          </table:table-cell>
          <table:table-cell office:value-type="float" office:value="0.576976" calcext:value-type="float">
            <text:p>0.576976</text:p>
          </table:table-cell>
          <table:table-cell office:value-type="float" office:value="0.561231" calcext:value-type="float">
            <text:p>0.561231</text:p>
          </table:table-cell>
          <table:table-cell office:value-type="float" office:value="0.545242" calcext:value-type="float">
            <text:p>0.545242</text:p>
          </table:table-cell>
          <table:table-cell office:value-type="float" office:value="0.529378" calcext:value-type="float">
            <text:p>0.529378</text:p>
          </table:table-cell>
          <table:table-cell office:value-type="float" office:value="0.514014" calcext:value-type="float">
            <text:p>0.514014</text:p>
          </table:table-cell>
          <table:table-cell office:value-type="float" office:value="0.499533" calcext:value-type="float">
            <text:p>0.499533</text:p>
          </table:table-cell>
          <table:table-cell office:value-type="float" office:value="0.486315" calcext:value-type="float">
            <text:p>0.486315</text:p>
          </table:table-cell>
          <table:table-cell office:value-type="float" office:value="0.474733" calcext:value-type="float">
            <text:p>0.474733</text:p>
          </table:table-cell>
          <table:table-cell office:value-type="float" office:value="0.465153" calcext:value-type="float">
            <text:p>0.465153</text:p>
          </table:table-cell>
          <table:table-cell office:value-type="float" office:value="0.457924" calcext:value-type="float">
            <text:p>0.457924</text:p>
          </table:table-cell>
          <table:table-cell office:value-type="float" office:value="0.453374" calcext:value-type="float">
            <text:p>0.453374</text:p>
          </table:table-cell>
          <table:table-cell office:value-type="float" office:value="0.451811" calcext:value-type="float">
            <text:p>0.451811</text:p>
          </table:table-cell>
        </table:table-row>
        <table:table-row table:style-name="ro1">
          <table:table-cell office:value-type="float" office:value="0.663968" calcext:value-type="float">
            <text:p>0.663968</text:p>
          </table:table-cell>
          <table:table-cell office:value-type="float" office:value="0.662807" calcext:value-type="float">
            <text:p>0.662807</text:p>
          </table:table-cell>
          <table:table-cell office:value-type="float" office:value="0.65934" calcext:value-type="float">
            <text:p>0.65934</text:p>
          </table:table-cell>
          <table:table-cell office:value-type="float" office:value="0.653643" calcext:value-type="float">
            <text:p>0.653643</text:p>
          </table:table-cell>
          <table:table-cell office:value-type="float" office:value="0.64583" calcext:value-type="float">
            <text:p>0.64583</text:p>
          </table:table-cell>
          <table:table-cell office:value-type="float" office:value="0.636065" calcext:value-type="float">
            <text:p>0.636065</text:p>
          </table:table-cell>
          <table:table-cell office:value-type="float" office:value="0.62455" calcext:value-type="float">
            <text:p>0.62455</text:p>
          </table:table-cell>
          <table:table-cell office:value-type="float" office:value="0.611527" calcext:value-type="float">
            <text:p>0.611527</text:p>
          </table:table-cell>
          <table:table-cell office:value-type="float" office:value="0.597271" calcext:value-type="float">
            <text:p>0.597271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566314" calcext:value-type="float">
            <text:p>0.566314</text:p>
          </table:table-cell>
          <table:table-cell office:value-type="float" office:value="0.550297" calcext:value-type="float">
            <text:p>0.550297</text:p>
          </table:table-cell>
          <table:table-cell office:value-type="float" office:value="0.534406" calcext:value-type="float">
            <text:p>0.534406</text:p>
          </table:table-cell>
          <table:table-cell office:value-type="float" office:value="0.519019" calcext:value-type="float">
            <text:p>0.519019</text:p>
          </table:table-cell>
          <table:table-cell office:value-type="float" office:value="0.504516" calcext:value-type="float">
            <text:p>0.504516</text:p>
          </table:table-cell>
          <table:table-cell office:value-type="float" office:value="0.49128" calcext:value-type="float">
            <text:p>0.49128</text:p>
          </table:table-cell>
          <table:table-cell office:value-type="float" office:value="0.479684" calcext:value-type="float">
            <text:p>0.479684</text:p>
          </table:table-cell>
          <table:table-cell office:value-type="float" office:value="0.470093" calcext:value-type="float">
            <text:p>0.470093</text:p>
          </table:table-cell>
          <table:table-cell office:value-type="float" office:value="0.462857" calcext:value-type="float">
            <text:p>0.462857</text:p>
          </table:table-cell>
          <table:table-cell office:value-type="float" office:value="0.458303" calcext:value-type="float">
            <text:p>0.458303</text:p>
          </table:table-cell>
          <table:table-cell office:value-type="float" office:value="0.456739" calcext:value-type="float">
            <text:p>0.456739</text:p>
          </table:table-cell>
        </table:table-row>
        <table:table-row table:style-name="ro1">
          <table:table-cell office:value-type="float" office:value="0.669246" calcext:value-type="float">
            <text:p>0.669246</text:p>
          </table:table-cell>
          <table:table-cell office:value-type="float" office:value="0.668083" calcext:value-type="float">
            <text:p>0.668083</text:p>
          </table:table-cell>
          <table:table-cell office:value-type="float" office:value="0.664609" calcext:value-type="float">
            <text:p>0.664609</text:p>
          </table:table-cell>
          <table:table-cell office:value-type="float" office:value="0.658898" calcext:value-type="float">
            <text:p>0.658898</text:p>
          </table:table-cell>
          <table:table-cell office:value-type="float" office:value="0.651068" calcext:value-type="float">
            <text:p>0.651068</text:p>
          </table:table-cell>
          <table:table-cell office:value-type="float" office:value="0.641282" calcext:value-type="float">
            <text:p>0.641282</text:p>
          </table:table-cell>
          <table:table-cell office:value-type="float" office:value="0.629742" calcext:value-type="float">
            <text:p>0.629742</text:p>
          </table:table-cell>
          <table:table-cell office:value-type="float" office:value="0.616692" calcext:value-type="float">
            <text:p>0.616692</text:p>
          </table:table-cell>
          <table:table-cell office:value-type="float" office:value="0.602408" calcext:value-type="float">
            <text:p>0.602408</text:p>
          </table:table-cell>
          <table:table-cell office:value-type="float" office:value="0.587198" calcext:value-type="float">
            <text:p>0.587198</text:p>
          </table:table-cell>
          <table:table-cell office:value-type="float" office:value="0.571394" calcext:value-type="float">
            <text:p>0.571394</text:p>
          </table:table-cell>
          <table:table-cell office:value-type="float" office:value="0.555349" calcext:value-type="float">
            <text:p>0.555349</text:p>
          </table:table-cell>
          <table:table-cell office:value-type="float" office:value="0.539432" calcext:value-type="float">
            <text:p>0.539432</text:p>
          </table:table-cell>
          <table:table-cell office:value-type="float" office:value="0.524021" calcext:value-type="float">
            <text:p>0.524021</text:p>
          </table:table-cell>
          <table:table-cell office:value-type="float" office:value="0.509498" calcext:value-type="float">
            <text:p>0.509498</text:p>
          </table:table-cell>
          <table:table-cell office:value-type="float" office:value="0.496244" calcext:value-type="float">
            <text:p>0.496244</text:p>
          </table:table-cell>
          <table:table-cell office:value-type="float" office:value="0.484635" calcext:value-type="float">
            <text:p>0.484635</text:p>
          </table:table-cell>
          <table:table-cell office:value-type="float" office:value="0.475034" calcext:value-type="float">
            <text:p>0.475034</text:p>
          </table:table-cell>
          <table:table-cell office:value-type="float" office:value="0.46779" calcext:value-type="float">
            <text:p>0.46779</text:p>
          </table:table-cell>
          <table:table-cell office:value-type="float" office:value="0.463233" calcext:value-type="float">
            <text:p>0.463233</text:p>
          </table:table-cell>
          <table:table-cell office:value-type="float" office:value="0.461667" calcext:value-type="float">
            <text:p>0.461667</text:p>
          </table:table-cell>
        </table:table-row>
        <table:table-row table:style-name="ro1">
          <table:table-cell office:value-type="float" office:value="0.674515" calcext:value-type="float">
            <text:p>0.674515</text:p>
          </table:table-cell>
          <table:table-cell office:value-type="float" office:value="0.673349" calcext:value-type="float">
            <text:p>0.673349</text:p>
          </table:table-cell>
          <table:table-cell office:value-type="float" office:value="0.669867" calcext:value-type="float">
            <text:p>0.669867</text:p>
          </table:table-cell>
          <table:table-cell office:value-type="float" office:value="0.664144" calcext:value-type="float">
            <text:p>0.664144</text:p>
          </table:table-cell>
          <table:table-cell office:value-type="float" office:value="0.656297" calcext:value-type="float">
            <text:p>0.656297</text:p>
          </table:table-cell>
          <table:table-cell office:value-type="float" office:value="0.64649" calcext:value-type="float">
            <text:p>0.64649</text:p>
          </table:table-cell>
          <table:table-cell office:value-type="float" office:value="0.634927" calcext:value-type="float">
            <text:p>0.634927</text:p>
          </table:table-cell>
          <table:table-cell office:value-type="float" office:value="0.621851" calcext:value-type="float">
            <text:p>0.621851</text:p>
          </table:table-cell>
          <table:table-cell office:value-type="float" office:value="0.60754" calcext:value-type="float">
            <text:p>0.60754</text:p>
          </table:table-cell>
          <table:table-cell office:value-type="float" office:value="0.592301" calcext:value-type="float">
            <text:p>0.592301</text:p>
          </table:table-cell>
          <table:table-cell office:value-type="float" office:value="0.576469" calcext:value-type="float">
            <text:p>0.576469</text:p>
          </table:table-cell>
          <table:table-cell office:value-type="float" office:value="0.560398" calcext:value-type="float">
            <text:p>0.560398</text:p>
          </table:table-cell>
          <table:table-cell office:value-type="float" office:value="0.544456" calcext:value-type="float">
            <text:p>0.544456</text:p>
          </table:table-cell>
          <table:table-cell office:value-type="float" office:value="0.529022" calcext:value-type="float">
            <text:p>0.529022</text:p>
          </table:table-cell>
          <table:table-cell office:value-type="float" office:value="0.514479" calcext:value-type="float">
            <text:p>0.514479</text:p>
          </table:table-cell>
          <table:table-cell office:value-type="float" office:value="0.501209" calcext:value-type="float">
            <text:p>0.501209</text:p>
          </table:table-cell>
          <table:table-cell office:value-type="float" office:value="0.489586" calcext:value-type="float">
            <text:p>0.489586</text:p>
          </table:table-cell>
          <table:table-cell office:value-type="float" office:value="0.479975" calcext:value-type="float">
            <text:p>0.479975</text:p>
          </table:table-cell>
          <table:table-cell office:value-type="float" office:value="0.472725" calcext:value-type="float">
            <text:p>0.472725</text:p>
          </table:table-cell>
          <table:table-cell office:value-type="float" office:value="0.468163" calcext:value-type="float">
            <text:p>0.468163</text:p>
          </table:table-cell>
          <table:table-cell office:value-type="float" office:value="0.466597" calcext:value-type="float">
            <text:p>0.466597</text:p>
          </table:table-cell>
        </table:table-row>
        <table:table-row table:style-name="ro1">
          <table:table-cell office:value-type="float" office:value="0.679773" calcext:value-type="float">
            <text:p>0.679773</text:p>
          </table:table-cell>
          <table:table-cell office:value-type="float" office:value="0.678605" calcext:value-type="float">
            <text:p>0.678605</text:p>
          </table:table-cell>
          <table:table-cell office:value-type="float" office:value="0.675115" calcext:value-type="float">
            <text:p>0.675115</text:p>
          </table:table-cell>
          <table:table-cell office:value-type="float" office:value="0.66938" calcext:value-type="float">
            <text:p>0.66938</text:p>
          </table:table-cell>
          <table:table-cell office:value-type="float" office:value="0.661518" calcext:value-type="float">
            <text:p>0.661518</text:p>
          </table:table-cell>
          <table:table-cell office:value-type="float" office:value="0.651691" calcext:value-type="float">
            <text:p>0.651691</text:p>
          </table:table-cell>
          <table:table-cell office:value-type="float" office:value="0.640105" calcext:value-type="float">
            <text:p>0.640105</text:p>
          </table:table-cell>
          <table:table-cell office:value-type="float" office:value="0.627003" calcext:value-type="float">
            <text:p>0.627003</text:p>
          </table:table-cell>
          <table:table-cell office:value-type="float" office:value="0.612665" calcext:value-type="float">
            <text:p>0.612665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581541" calcext:value-type="float">
            <text:p>0.581541</text:p>
          </table:table-cell>
          <table:table-cell office:value-type="float" office:value="0.565444" calcext:value-type="float">
            <text:p>0.565444</text:p>
          </table:table-cell>
          <table:table-cell office:value-type="float" office:value="0.549477" calcext:value-type="float">
            <text:p>0.549477</text:p>
          </table:table-cell>
          <table:table-cell office:value-type="float" office:value="0.534022" calcext:value-type="float">
            <text:p>0.534022</text:p>
          </table:table-cell>
          <table:table-cell office:value-type="float" office:value="0.51946" calcext:value-type="float">
            <text:p>0.51946</text:p>
          </table:table-cell>
          <table:table-cell office:value-type="float" office:value="0.506173" calcext:value-type="float">
            <text:p>0.506173</text:p>
          </table:table-cell>
          <table:table-cell office:value-type="float" office:value="0.494537" calcext:value-type="float">
            <text:p>0.494537</text:p>
          </table:table-cell>
          <table:table-cell office:value-type="float" office:value="0.484917" calcext:value-type="float">
            <text:p>0.484917</text:p>
          </table:table-cell>
          <table:table-cell office:value-type="float" office:value="0.47766" calcext:value-type="float">
            <text:p>0.47766</text:p>
          </table:table-cell>
          <table:table-cell office:value-type="float" office:value="0.473095" calcext:value-type="float">
            <text:p>0.473095</text:p>
          </table:table-cell>
          <table:table-cell office:value-type="float" office:value="0.471527" calcext:value-type="float">
            <text:p>0.471527</text:p>
          </table:table-cell>
        </table:table-row>
        <table:table-row table:style-name="ro1">
          <table:table-cell office:value-type="float" office:value="0.685022" calcext:value-type="float">
            <text:p>0.685022</text:p>
          </table:table-cell>
          <table:table-cell office:value-type="float" office:value="0.683851" calcext:value-type="float">
            <text:p>0.683851</text:p>
          </table:table-cell>
          <table:table-cell office:value-type="float" office:value="0.680355" calcext:value-type="float">
            <text:p>0.680355</text:p>
          </table:table-cell>
          <table:table-cell office:value-type="float" office:value="0.674608" calcext:value-type="float">
            <text:p>0.674608</text:p>
          </table:table-cell>
          <table:table-cell office:value-type="float" office:value="0.66673" calcext:value-type="float">
            <text:p>0.66673</text:p>
          </table:table-cell>
          <table:table-cell office:value-type="float" office:value="0.656883" calcext:value-type="float">
            <text:p>0.656883</text:p>
          </table:table-cell>
          <table:table-cell office:value-type="float" office:value="0.645275" calcext:value-type="float">
            <text:p>0.645275</text:p>
          </table:table-cell>
          <table:table-cell office:value-type="float" office:value="0.632149" calcext:value-type="float">
            <text:p>0.632149</text:p>
          </table:table-cell>
          <table:table-cell office:value-type="float" office:value="0.617786" calcext:value-type="float">
            <text:p>0.617786</text:p>
          </table:table-cell>
          <table:table-cell office:value-type="float" office:value="0.602494" calcext:value-type="float">
            <text:p>0.602494</text:p>
          </table:table-cell>
          <table:table-cell office:value-type="float" office:value="0.586609" calcext:value-type="float">
            <text:p>0.586609</text:p>
          </table:table-cell>
          <table:table-cell office:value-type="float" office:value="0.570486" calcext:value-type="float">
            <text:p>0.570486</text:p>
          </table:table-cell>
          <table:table-cell office:value-type="float" office:value="0.554497" calcext:value-type="float">
            <text:p>0.554497</text:p>
          </table:table-cell>
          <table:table-cell office:value-type="float" office:value="0.53902" calcext:value-type="float">
            <text:p>0.53902</text:p>
          </table:table-cell>
          <table:table-cell office:value-type="float" office:value="0.524439" calcext:value-type="float">
            <text:p>0.524439</text:p>
          </table:table-cell>
          <table:table-cell office:value-type="float" office:value="0.511137" calcext:value-type="float">
            <text:p>0.511137</text:p>
          </table:table-cell>
          <table:table-cell office:value-type="float" office:value="0.499489" calcext:value-type="float">
            <text:p>0.499489</text:p>
          </table:table-cell>
          <table:table-cell office:value-type="float" office:value="0.489859" calcext:value-type="float">
            <text:p>0.489859</text:p>
          </table:table-cell>
          <table:table-cell office:value-type="float" office:value="0.482596" calcext:value-type="float">
            <text:p>0.482596</text:p>
          </table:table-cell>
          <table:table-cell office:value-type="float" office:value="0.478027" calcext:value-type="float">
            <text:p>0.478027</text:p>
          </table:table-cell>
          <table:table-cell office:value-type="float" office:value="0.476459" calcext:value-type="float">
            <text:p>0.476459</text:p>
          </table:table-cell>
        </table:table-row>
        <table:table-row table:style-name="ro1">
          <table:table-cell office:value-type="float" office:value="0.686818" calcext:value-type="float">
            <text:p>0.686818</text:p>
          </table:table-cell>
          <table:table-cell office:value-type="float" office:value="0.685646" calcext:value-type="float">
            <text:p>0.685646</text:p>
          </table:table-cell>
          <table:table-cell office:value-type="float" office:value="0.682147" calcext:value-type="float">
            <text:p>0.682147</text:p>
          </table:table-cell>
          <table:table-cell office:value-type="float" office:value="0.676396" calcext:value-type="float">
            <text:p>0.676396</text:p>
          </table:table-cell>
          <table:table-cell office:value-type="float" office:value="0.668513" calcext:value-type="float">
            <text:p>0.668513</text:p>
          </table:table-cell>
          <table:table-cell office:value-type="float" office:value="0.65866" calcext:value-type="float">
            <text:p>0.65866</text:p>
          </table:table-cell>
          <table:table-cell office:value-type="float" office:value="0.647044" calcext:value-type="float">
            <text:p>0.647044</text:p>
          </table:table-cell>
          <table:table-cell office:value-type="float" office:value="0.633911" calcext:value-type="float">
            <text:p>0.633911</text:p>
          </table:table-cell>
          <table:table-cell office:value-type="float" office:value="0.619538" calcext:value-type="float">
            <text:p>0.619538</text:p>
          </table:table-cell>
          <table:table-cell office:value-type="float" office:value="0.604238" calcext:value-type="float">
            <text:p>0.604238</text:p>
          </table:table-cell>
          <table:table-cell office:value-type="float" office:value="0.588344" calcext:value-type="float">
            <text:p>0.588344</text:p>
          </table:table-cell>
          <table:table-cell office:value-type="float" office:value="0.572213" calcext:value-type="float">
            <text:p>0.572213</text:p>
          </table:table-cell>
          <table:table-cell office:value-type="float" office:value="0.556216" calcext:value-type="float">
            <text:p>0.556216</text:p>
          </table:table-cell>
          <table:table-cell office:value-type="float" office:value="0.540732" calcext:value-type="float">
            <text:p>0.540732</text:p>
          </table:table-cell>
          <table:table-cell office:value-type="float" office:value="0.526145" calcext:value-type="float">
            <text:p>0.526145</text:p>
          </table:table-cell>
          <table:table-cell office:value-type="float" office:value="0.512837" calcext:value-type="float">
            <text:p>0.512837</text:p>
          </table:table-cell>
          <table:table-cell office:value-type="float" office:value="0.501185" calcext:value-type="float">
            <text:p>0.501185</text:p>
          </table:table-cell>
          <table:table-cell office:value-type="float" office:value="0.491552" calcext:value-type="float">
            <text:p>0.491552</text:p>
          </table:table-cell>
          <table:table-cell office:value-type="float" office:value="0.484286" calcext:value-type="float">
            <text:p>0.484286</text:p>
          </table:table-cell>
          <table:table-cell office:value-type="float" office:value="0.479717" calcext:value-type="float">
            <text:p>0.479717</text:p>
          </table:table-cell>
          <table:table-cell office:value-type="float" office:value="0.478148" calcext:value-type="float">
            <text:p>0.478148</text:p>
          </table:table-cell>
        </table:table-row>
        <table:table-row table:style-name="ro1">
          <table:table-cell office:value-type="float" office:value="0.68631" calcext:value-type="float">
            <text:p>0.68631</text:p>
          </table:table-cell>
          <table:table-cell office:value-type="float" office:value="0.68514" calcext:value-type="float">
            <text:p>0.68514</text:p>
          </table:table-cell>
          <table:table-cell office:value-type="float" office:value="0.681649" calcext:value-type="float">
            <text:p>0.681649</text:p>
          </table:table-cell>
          <table:table-cell office:value-type="float" office:value="0.675912" calcext:value-type="float">
            <text:p>0.675912</text:p>
          </table:table-cell>
          <table:table-cell office:value-type="float" office:value="0.668047" calcext:value-type="float">
            <text:p>0.668047</text:p>
          </table:table-cell>
          <table:table-cell office:value-type="float" office:value="0.658218" calcext:value-type="float">
            <text:p>0.658218</text:p>
          </table:table-cell>
          <table:table-cell office:value-type="float" office:value="0.646631" calcext:value-type="float">
            <text:p>0.646631</text:p>
          </table:table-cell>
          <table:table-cell office:value-type="float" office:value="0.633529" calcext:value-type="float">
            <text:p>0.633529</text:p>
          </table:table-cell>
          <table:table-cell office:value-type="float" office:value="0.619193" calcext:value-type="float">
            <text:p>0.619193</text:p>
          </table:table-cell>
          <table:table-cell office:value-type="float" office:value="0.603933" calcext:value-type="float">
            <text:p>0.603933</text:p>
          </table:table-cell>
          <table:table-cell office:value-type="float" office:value="0.588082" calcext:value-type="float">
            <text:p>0.588082</text:p>
          </table:table-cell>
          <table:table-cell office:value-type="float" office:value="0.571997" calcext:value-type="float">
            <text:p>0.571997</text:p>
          </table:table-cell>
          <table:table-cell office:value-type="float" office:value="0.556047" calcext:value-type="float">
            <text:p>0.556047</text:p>
          </table:table-cell>
          <table:table-cell office:value-type="float" office:value="0.540611" calcext:value-type="float">
            <text:p>0.540611</text:p>
          </table:table-cell>
          <table:table-cell office:value-type="float" office:value="0.526074" calcext:value-type="float">
            <text:p>0.526074</text:p>
          </table:table-cell>
          <table:table-cell office:value-type="float" office:value="0.512817" calcext:value-type="float">
            <text:p>0.512817</text:p>
          </table:table-cell>
          <table:table-cell office:value-type="float" office:value="0.501215" calcext:value-type="float">
            <text:p>0.501215</text:p>
          </table:table-cell>
          <table:table-cell office:value-type="float" office:value="0.491632" calcext:value-type="float">
            <text:p>0.491632</text:p>
          </table:table-cell>
          <table:table-cell office:value-type="float" office:value="0.484416" calcext:value-type="float">
            <text:p>0.484416</text:p>
          </table:table-cell>
          <table:table-cell office:value-type="float" office:value="0.479894" calcext:value-type="float">
            <text:p>0.479894</text:p>
          </table:table-cell>
          <table:table-cell office:value-type="float" office:value="0.478369" calcext:value-type="float">
            <text:p>0.478369</text:p>
          </table:table-cell>
        </table:table-row>
        <table:table-row table:style-name="ro1">
          <table:table-cell office:value-type="float" office:value="0.68568" calcext:value-type="float">
            <text:p>0.68568</text:p>
          </table:table-cell>
          <table:table-cell office:value-type="float" office:value="0.684513" calcext:value-type="float">
            <text:p>0.684513</text:p>
          </table:table-cell>
          <table:table-cell office:value-type="float" office:value="0.681031" calcext:value-type="float">
            <text:p>0.681031</text:p>
          </table:table-cell>
          <table:table-cell office:value-type="float" office:value="0.675309" calcext:value-type="float">
            <text:p>0.675309</text:p>
          </table:table-cell>
          <table:table-cell office:value-type="float" office:value="0.667465" calcext:value-type="float">
            <text:p>0.667465</text:p>
          </table:table-cell>
          <table:table-cell office:value-type="float" office:value="0.657662" calcext:value-type="float">
            <text:p>0.657662</text:p>
          </table:table-cell>
          <table:table-cell office:value-type="float" office:value="0.646106" calcext:value-type="float">
            <text:p>0.646106</text:p>
          </table:table-cell>
          <table:table-cell office:value-type="float" office:value="0.633041" calcext:value-type="float">
            <text:p>0.633041</text:p>
          </table:table-cell>
          <table:table-cell office:value-type="float" office:value="0.618745" calcext:value-type="float">
            <text:p>0.618745</text:p>
          </table:table-cell>
          <table:table-cell office:value-type="float" office:value="0.603529" calcext:value-type="float">
            <text:p>0.603529</text:p>
          </table:table-cell>
          <table:table-cell office:value-type="float" office:value="0.587725" calcext:value-type="float">
            <text:p>0.587725</text:p>
          </table:table-cell>
          <table:table-cell office:value-type="float" office:value="0.57169" calcext:value-type="float">
            <text:p>0.57169</text:p>
          </table:table-cell>
          <table:table-cell office:value-type="float" office:value="0.555793" calcext:value-type="float">
            <text:p>0.555793</text:p>
          </table:table-cell>
          <table:table-cell office:value-type="float" office:value="0.540412" calcext:value-type="float">
            <text:p>0.540412</text:p>
          </table:table-cell>
          <table:table-cell office:value-type="float" office:value="0.52593" calcext:value-type="float">
            <text:p>0.52593</text:p>
          </table:table-cell>
          <table:table-cell office:value-type="float" office:value="0.512728" calcext:value-type="float">
            <text:p>0.512728</text:p>
          </table:table-cell>
          <table:table-cell office:value-type="float" office:value="0.501182" calcext:value-type="float">
            <text:p>0.501182</text:p>
          </table:table-cell>
          <table:table-cell office:value-type="float" office:value="0.491654" calcext:value-type="float">
            <text:p>0.491654</text:p>
          </table:table-cell>
          <table:table-cell office:value-type="float" office:value="0.484491" calcext:value-type="float">
            <text:p>0.484491</text:p>
          </table:table-cell>
          <table:table-cell office:value-type="float" office:value="0.480021" calcext:value-type="float">
            <text:p>0.480021</text:p>
          </table:table-cell>
          <table:table-cell office:value-type="float" office:value="0.478539" calcext:value-type="float">
            <text:p>0.478539</text:p>
          </table:table-cell>
        </table:table-row>
        <table:table-row table:style-name="ro1">
          <table:table-cell office:value-type="float" office:value="0.682864" calcext:value-type="float">
            <text:p>0.682864</text:p>
          </table:table-cell>
          <table:table-cell office:value-type="float" office:value="0.681711" calcext:value-type="float">
            <text:p>0.681711</text:p>
          </table:table-cell>
          <table:table-cell office:value-type="float" office:value="0.67827" calcext:value-type="float">
            <text:p>0.67827</text:p>
          </table:table-cell>
          <table:table-cell office:value-type="float" office:value="0.672615" calcext:value-type="float">
            <text:p>0.672615</text:p>
          </table:table-cell>
          <table:table-cell office:value-type="float" office:value="0.664864" calcext:value-type="float">
            <text:p>0.664864</text:p>
          </table:table-cell>
          <table:table-cell office:value-type="float" office:value="0.655178" calcext:value-type="float">
            <text:p>0.655178</text:p>
          </table:table-cell>
          <table:table-cell office:value-type="float" office:value="0.643763" calcext:value-type="float">
            <text:p>0.643763</text:p>
          </table:table-cell>
          <table:table-cell office:value-type="float" office:value="0.630859" calcext:value-type="float">
            <text:p>0.630859</text:p>
          </table:table-cell>
          <table:table-cell office:value-type="float" office:value="0.616745" calcext:value-type="float">
            <text:p>0.616745</text:p>
          </table:table-cell>
          <table:table-cell office:value-type="float" office:value="0.601726" calcext:value-type="float">
            <text:p>0.601726</text:p>
          </table:table-cell>
          <table:table-cell office:value-type="float" office:value="0.586136" calcext:value-type="float">
            <text:p>0.586136</text:p>
          </table:table-cell>
          <table:table-cell office:value-type="float" office:value="0.570326" calcext:value-type="float">
            <text:p>0.570326</text:p>
          </table:table-cell>
          <table:table-cell office:value-type="float" office:value="0.554663" calcext:value-type="float">
            <text:p>0.554663</text:p>
          </table:table-cell>
          <table:table-cell office:value-type="float" office:value="0.539525" calcext:value-type="float">
            <text:p>0.539525</text:p>
          </table:table-cell>
          <table:table-cell office:value-type="float" office:value="0.52529" calcext:value-type="float">
            <text:p>0.52529</text:p>
          </table:table-cell>
          <table:table-cell office:value-type="float" office:value="0.512337" calcext:value-type="float">
            <text:p>0.512337</text:p>
          </table:table-cell>
          <table:table-cell office:value-type="float" office:value="0.50104" calcext:value-type="float">
            <text:p>0.50104</text:p>
          </table:table-cell>
          <table:table-cell office:value-type="float" office:value="0.491758" calcext:value-type="float">
            <text:p>0.491758</text:p>
          </table:table-cell>
          <table:table-cell office:value-type="float" office:value="0.484835" calcext:value-type="float">
            <text:p>0.484835</text:p>
          </table:table-cell>
          <table:table-cell office:value-type="float" office:value="0.48059" calcext:value-type="float">
            <text:p>0.48059</text:p>
          </table:table-cell>
          <table:table-cell office:value-type="float" office:value="0.479254" calcext:value-type="float">
            <text:p>0.479254</text:p>
          </table:table-cell>
        </table:table-row>
        <table:table-row table:style-name="ro1">
          <table:table-cell office:value-type="float" office:value="0.677532" calcext:value-type="float">
            <text:p>0.677532</text:p>
          </table:table-cell>
          <table:table-cell office:value-type="float" office:value="0.676404" calcext:value-type="float">
            <text:p>0.676404</text:p>
          </table:table-cell>
          <table:table-cell office:value-type="float" office:value="0.673041" calcext:value-type="float">
            <text:p>0.673041</text:p>
          </table:table-cell>
          <table:table-cell office:value-type="float" office:value="0.667514" calcext:value-type="float">
            <text:p>0.667514</text:p>
          </table:table-cell>
          <table:table-cell office:value-type="float" office:value="0.65994" calcext:value-type="float">
            <text:p>0.65994</text:p>
          </table:table-cell>
          <table:table-cell office:value-type="float" office:value="0.650478" calcext:value-type="float">
            <text:p>0.650478</text:p>
          </table:table-cell>
          <table:table-cell office:value-type="float" office:value="0.63933" calcext:value-type="float">
            <text:p>0.63933</text:p>
          </table:table-cell>
          <table:table-cell office:value-type="float" office:value="0.626735" calcext:value-type="float">
            <text:p>0.626735</text:p>
          </table:table-cell>
          <table:table-cell office:value-type="float" office:value="0.612966" calcext:value-type="float">
            <text:p>0.612966</text:p>
          </table:table-cell>
          <table:table-cell office:value-type="float" office:value="0.598325" calcext:value-type="float">
            <text:p>0.598325</text:p>
          </table:table-cell>
          <table:table-cell office:value-type="float" office:value="0.583141" calcext:value-type="float">
            <text:p>0.583141</text:p>
          </table:table-cell>
          <table:table-cell office:value-type="float" office:value="0.567761" calcext:value-type="float">
            <text:p>0.567761</text:p>
          </table:table-cell>
          <table:table-cell office:value-type="float" office:value="0.552546" calcext:value-type="float">
            <text:p>0.552546</text:p>
          </table:table-cell>
          <table:table-cell office:value-type="float" office:value="0.53787" calcext:value-type="float">
            <text:p>0.53787</text:p>
          </table:table-cell>
          <table:table-cell office:value-type="float" office:value="0.524106" calcext:value-type="float">
            <text:p>0.524106</text:p>
          </table:table-cell>
          <table:table-cell office:value-type="float" office:value="0.511628" calcext:value-type="float">
            <text:p>0.511628</text:p>
          </table:table-cell>
          <table:table-cell office:value-type="float" office:value="0.500805" calcext:value-type="float">
            <text:p>0.500805</text:p>
          </table:table-cell>
          <table:table-cell office:value-type="float" office:value="0.491991" calcext:value-type="float">
            <text:p>0.491991</text:p>
          </table:table-cell>
          <table:table-cell office:value-type="float" office:value="0.485514" calcext:value-type="float">
            <text:p>0.485514</text:p>
          </table:table-cell>
          <table:table-cell office:value-type="float" office:value="0.481643" calcext:value-type="float">
            <text:p>0.481643</text:p>
          </table:table-cell>
          <table:table-cell office:value-type="float" office:value="0.480475" calcext:value-type="float">
            <text:p>0.480475</text:p>
          </table:table-cell>
        </table:table-row>
        <table:table-row table:style-name="ro1">
          <table:table-cell office:value-type="float" office:value="0.671653" calcext:value-type="float">
            <text:p>0.671653</text:p>
          </table:table-cell>
          <table:table-cell office:value-type="float" office:value="0.670554" calcext:value-type="float">
            <text:p>0.670554</text:p>
          </table:table-cell>
          <table:table-cell office:value-type="float" office:value="0.667277" calcext:value-type="float">
            <text:p>0.667277</text:p>
          </table:table-cell>
          <table:table-cell office:value-type="float" office:value="0.661893" calcext:value-type="float">
            <text:p>0.661893</text:p>
          </table:table-cell>
          <table:table-cell office:value-type="float" office:value="0.654516" calcext:value-type="float">
            <text:p>0.654516</text:p>
          </table:table-cell>
          <table:table-cell office:value-type="float" office:value="0.645303" calcext:value-type="float">
            <text:p>0.645303</text:p>
          </table:table-cell>
          <table:table-cell office:value-type="float" office:value="0.634453" calcext:value-type="float">
            <text:p>0.634453</text:p>
          </table:table-cell>
          <table:table-cell office:value-type="float" office:value="0.622202" calcext:value-type="float">
            <text:p>0.622202</text:p>
          </table:table-cell>
          <table:table-cell office:value-type="float" office:value="0.608816" calcext:value-type="float">
            <text:p>0.608816</text:p>
          </table:table-cell>
          <table:table-cell office:value-type="float" office:value="0.594597" calcext:value-type="float">
            <text:p>0.594597</text:p>
          </table:table-cell>
          <table:table-cell office:value-type="float" office:value="0.579864" calcext:value-type="float">
            <text:p>0.579864</text:p>
          </table:table-cell>
          <table:table-cell office:value-type="float" office:value="0.564962" calcext:value-type="float">
            <text:p>0.564962</text:p>
          </table:table-cell>
          <table:table-cell office:value-type="float" office:value="0.550247" calcext:value-type="float">
            <text:p>0.550247</text:p>
          </table:table-cell>
          <table:table-cell office:value-type="float" office:value="0.536085" calcext:value-type="float">
            <text:p>0.536085</text:p>
          </table:table-cell>
          <table:table-cell office:value-type="float" office:value="0.522846" calcext:value-type="float">
            <text:p>0.522846</text:p>
          </table:table-cell>
          <table:table-cell office:value-type="float" office:value="0.510898" calcext:value-type="float">
            <text:p>0.510898</text:p>
          </table:table-cell>
          <table:table-cell office:value-type="float" office:value="0.5006" calcext:value-type="float">
            <text:p>0.5006</text:p>
          </table:table-cell>
          <table:table-cell office:value-type="float" office:value="0.492294" calcext:value-type="float">
            <text:p>0.492294</text:p>
          </table:table-cell>
          <table:table-cell office:value-type="float" office:value="0.486277" calcext:value-type="float">
            <text:p>0.486277</text:p>
          </table:table-cell>
          <table:table-cell office:value-type="float" office:value="0.482745" calcext:value-type="float">
            <text:p>0.482745</text:p>
          </table:table-cell>
          <table:table-cell office:value-type="float" office:value="0.481699" calcext:value-type="float">
            <text:p>0.481699</text:p>
          </table:table-cell>
        </table:table-row>
        <table:table-row table:style-name="ro1">
          <table:table-cell office:value-type="float" office:value="0.668003" calcext:value-type="float">
            <text:p>0.668003</text:p>
          </table:table-cell>
          <table:table-cell office:value-type="float" office:value="0.666923" calcext:value-type="float">
            <text:p>0.666923</text:p>
          </table:table-cell>
          <table:table-cell office:value-type="float" office:value="0.6637" calcext:value-type="float">
            <text:p>0.6637</text:p>
          </table:table-cell>
          <table:table-cell office:value-type="float" office:value="0.658405" calcext:value-type="float">
            <text:p>0.658405</text:p>
          </table:table-cell>
          <table:table-cell office:value-type="float" office:value="0.651151" calcext:value-type="float">
            <text:p>0.651151</text:p>
          </table:table-cell>
          <table:table-cell office:value-type="float" office:value="0.642095" calcext:value-type="float">
            <text:p>0.642095</text:p>
          </table:table-cell>
          <table:table-cell office:value-type="float" office:value="0.631431" calcext:value-type="float">
            <text:p>0.631431</text:p>
          </table:table-cell>
          <table:table-cell office:value-type="float" office:value="0.619394" calcext:value-type="float">
            <text:p>0.619394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592293" calcext:value-type="float">
            <text:p>0.592293</text:p>
          </table:table-cell>
          <table:table-cell office:value-type="float" office:value="0.577844" calcext:value-type="float">
            <text:p>0.577844</text:p>
          </table:table-cell>
          <table:table-cell office:value-type="float" office:value="0.563242" calcext:value-type="float">
            <text:p>0.563242</text:p>
          </table:table-cell>
          <table:table-cell office:value-type="float" office:value="0.54884" calcext:value-type="float">
            <text:p>0.54884</text:p>
          </table:table-cell>
          <table:table-cell office:value-type="float" office:value="0.535" calcext:value-type="float">
            <text:p>0.535</text:p>
          </table:table-cell>
          <table:table-cell office:value-type="float" office:value="0.522089" calcext:value-type="float">
            <text:p>0.522089</text:p>
          </table:table-cell>
          <table:table-cell office:value-type="float" office:value="0.510471" calcext:value-type="float">
            <text:p>0.510471</text:p>
          </table:table-cell>
          <table:table-cell office:value-type="float" office:value="0.500499" calcext:value-type="float">
            <text:p>0.500499</text:p>
          </table:table-cell>
          <table:table-cell office:value-type="float" office:value="0.492501" calcext:value-type="float">
            <text:p>0.492501</text:p>
          </table:table-cell>
          <table:table-cell office:value-type="float" office:value="0.486749" calcext:value-type="float">
            <text:p>0.486749</text:p>
          </table:table-cell>
          <table:table-cell office:value-type="float" office:value="0.4834" calcext:value-type="float">
            <text:p>0.4834</text:p>
          </table:table-cell>
          <table:table-cell office:value-type="float" office:value="0.482414" calcext:value-type="float">
            <text:p>0.482414</text:p>
          </table:table-cell>
        </table:table-row>
        <table:table-row table:style-name="ro1">
          <table:table-cell office:value-type="float" office:value="0.663076" calcext:value-type="float">
            <text:p>0.663076</text:p>
          </table:table-cell>
          <table:table-cell office:value-type="float" office:value="0.662021" calcext:value-type="float">
            <text:p>0.662021</text:p>
          </table:table-cell>
          <table:table-cell office:value-type="float" office:value="0.658871" calcext:value-type="float">
            <text:p>0.658871</text:p>
          </table:table-cell>
          <table:table-cell office:value-type="float" office:value="0.653698" calcext:value-type="float">
            <text:p>0.653698</text:p>
          </table:table-cell>
          <table:table-cell office:value-type="float" office:value="0.646612" calcext:value-type="float">
            <text:p>0.646612</text:p>
          </table:table-cell>
          <table:table-cell office:value-type="float" office:value="0.637767" calcext:value-type="float">
            <text:p>0.637767</text:p>
          </table:table-cell>
          <table:table-cell office:value-type="float" office:value="0.627358" calcext:value-type="float">
            <text:p>0.627358</text:p>
          </table:table-cell>
          <table:table-cell office:value-type="float" office:value="0.615614" calcext:value-type="float">
            <text:p>0.615614</text:p>
          </table:table-cell>
          <table:table-cell office:value-type="float" office:value="0.602797" calcext:value-type="float">
            <text:p>0.602797</text:p>
          </table:table-cell>
          <table:table-cell office:value-type="float" office:value="0.589199" calcext:value-type="float">
            <text:p>0.589199</text:p>
          </table:table-cell>
          <table:table-cell office:value-type="float" office:value="0.575135" calcext:value-type="float">
            <text:p>0.575135</text:p>
          </table:table-cell>
          <table:table-cell office:value-type="float" office:value="0.560941" calcext:value-type="float">
            <text:p>0.560941</text:p>
          </table:table-cell>
          <table:table-cell office:value-type="float" office:value="0.546964" calcext:value-type="float">
            <text:p>0.546964</text:p>
          </table:table-cell>
          <table:table-cell office:value-type="float" office:value="0.533563" calcext:value-type="float">
            <text:p>0.533563</text:p>
          </table:table-cell>
          <table:table-cell office:value-type="float" office:value="0.521099" calcext:value-type="float">
            <text:p>0.521099</text:p>
          </table:table-cell>
          <table:table-cell office:value-type="float" office:value="0.509927" calcext:value-type="float">
            <text:p>0.509927</text:p>
          </table:table-cell>
          <table:table-cell office:value-type="float" office:value="0.50039" calcext:value-type="float">
            <text:p>0.50039</text:p>
          </table:table-cell>
          <table:table-cell office:value-type="float" office:value="0.492795" calcext:value-type="float">
            <text:p>0.492795</text:p>
          </table:table-cell>
          <table:table-cell office:value-type="float" office:value="0.487379" calcext:value-type="float">
            <text:p>0.487379</text:p>
          </table:table-cell>
          <table:table-cell office:value-type="float" office:value="0.484251" calcext:value-type="float">
            <text:p>0.484251</text:p>
          </table:table-cell>
          <table:table-cell office:value-type="float" office:value="0.483334" calcext:value-type="float">
            <text:p>0.483334</text:p>
          </table:table-cell>
        </table:table-row>
        <table:table-row table:style-name="ro1">
          <table:table-cell office:value-type="float" office:value="0.659089" calcext:value-type="float">
            <text:p>0.659089</text:p>
          </table:table-cell>
          <table:table-cell office:value-type="float" office:value="0.658053" calcext:value-type="float">
            <text:p>0.658053</text:p>
          </table:table-cell>
          <table:table-cell office:value-type="float" office:value="0.654964" calcext:value-type="float">
            <text:p>0.654964</text:p>
          </table:table-cell>
          <table:table-cell office:value-type="float" office:value="0.64989" calcext:value-type="float">
            <text:p>0.64989</text:p>
          </table:table-cell>
          <table:table-cell office:value-type="float" office:value="0.642941" calcext:value-type="float">
            <text:p>0.642941</text:p>
          </table:table-cell>
          <table:table-cell office:value-type="float" office:value="0.63427" calcext:value-type="float">
            <text:p>0.63427</text:p>
          </table:table-cell>
          <table:table-cell office:value-type="float" office:value="0.624068" calcext:value-type="float">
            <text:p>0.624068</text:p>
          </table:table-cell>
          <table:table-cell office:value-type="float" office:value="0.612562" calcext:value-type="float">
            <text:p>0.612562</text:p>
          </table:table-cell>
          <table:table-cell office:value-type="float" office:value="0.600013" calcext:value-type="float">
            <text:p>0.600013</text:p>
          </table:table-cell>
          <table:table-cell office:value-type="float" office:value="0.586707" calcext:value-type="float">
            <text:p>0.586707</text:p>
          </table:table-cell>
          <table:table-cell office:value-type="float" office:value="0.572959" calcext:value-type="float">
            <text:p>0.572959</text:p>
          </table:table-cell>
          <table:table-cell office:value-type="float" office:value="0.559097" calcext:value-type="float">
            <text:p>0.559097</text:p>
          </table:table-cell>
          <table:table-cell office:value-type="float" office:value="0.545468" calcext:value-type="float">
            <text:p>0.545468</text:p>
          </table:table-cell>
          <table:table-cell office:value-type="float" office:value="0.532425" calcext:value-type="float">
            <text:p>0.532425</text:p>
          </table:table-cell>
          <table:table-cell office:value-type="float" office:value="0.520324" calcext:value-type="float">
            <text:p>0.520324</text:p>
          </table:table-cell>
          <table:table-cell office:value-type="float" office:value="0.509513" calcext:value-type="float">
            <text:p>0.509513</text:p>
          </table:table-cell>
          <table:table-cell office:value-type="float" office:value="0.500324" calcext:value-type="float">
            <text:p>0.500324</text:p>
          </table:table-cell>
          <table:table-cell office:value-type="float" office:value="0.493044" calcext:value-type="float">
            <text:p>0.493044</text:p>
          </table:table-cell>
          <table:table-cell office:value-type="float" office:value="0.487881" calcext:value-type="float">
            <text:p>0.487881</text:p>
          </table:table-cell>
          <table:table-cell office:value-type="float" office:value="0.484914" calcext:value-type="float">
            <text:p>0.484914</text:p>
          </table:table-cell>
          <table:table-cell office:value-type="float" office:value="0.484048" calcext:value-type="float">
            <text:p>0.484048</text:p>
          </table:table-cell>
        </table:table-row>
        <table:table-row table:style-name="ro1">
          <table:table-cell office:value-type="float" office:value="0.654596" calcext:value-type="float">
            <text:p>0.654596</text:p>
          </table:table-cell>
          <table:table-cell office:value-type="float" office:value="0.653584" calcext:value-type="float">
            <text:p>0.653584</text:p>
          </table:table-cell>
          <table:table-cell office:value-type="float" office:value="0.650563" calcext:value-type="float">
            <text:p>0.650563</text:p>
          </table:table-cell>
          <table:table-cell office:value-type="float" office:value="0.645601" calcext:value-type="float">
            <text:p>0.645601</text:p>
          </table:table-cell>
          <table:table-cell office:value-type="float" office:value="0.638808" calcext:value-type="float">
            <text:p>0.638808</text:p>
          </table:table-cell>
          <table:table-cell office:value-type="float" office:value="0.630334" calcext:value-type="float">
            <text:p>0.630334</text:p>
          </table:table-cell>
          <table:table-cell office:value-type="float" office:value="0.620368" calcext:value-type="float">
            <text:p>0.620368</text:p>
          </table:table-cell>
          <table:table-cell office:value-type="float" office:value="0.609134" calcext:value-type="float">
            <text:p>0.609134</text:p>
          </table:table-cell>
          <table:table-cell office:value-type="float" office:value="0.596888" calcext:value-type="float">
            <text:p>0.596888</text:p>
          </table:table-cell>
          <table:table-cell office:value-type="float" office:value="0.583916" calcext:value-type="float">
            <text:p>0.583916</text:p>
          </table:table-cell>
          <table:table-cell office:value-type="float" office:value="0.570525" calcext:value-type="float">
            <text:p>0.570525</text:p>
          </table:table-cell>
          <table:table-cell office:value-type="float" office:value="0.557042" calcext:value-type="float">
            <text:p>0.557042</text:p>
          </table:table-cell>
          <table:table-cell office:value-type="float" office:value="0.543808" calcext:value-type="float">
            <text:p>0.543808</text:p>
          </table:table-cell>
          <table:table-cell office:value-type="float" office:value="0.53117" calcext:value-type="float">
            <text:p>0.53117</text:p>
          </table:table-cell>
          <table:table-cell office:value-type="float" office:value="0.519479" calcext:value-type="float">
            <text:p>0.519479</text:p>
          </table:table-cell>
          <table:table-cell office:value-type="float" office:value="0.509074" calcext:value-type="float">
            <text:p>0.509074</text:p>
          </table:table-cell>
          <table:table-cell office:value-type="float" office:value="0.500269" calcext:value-type="float">
            <text:p>0.500269</text:p>
          </table:table-cell>
          <table:table-cell office:value-type="float" office:value="0.49333" calcext:value-type="float">
            <text:p>0.49333</text:p>
          </table:table-cell>
          <table:table-cell office:value-type="float" office:value="0.488436" calcext:value-type="float">
            <text:p>0.488436</text:p>
          </table:table-cell>
          <table:table-cell office:value-type="float" office:value="0.485637" calcext:value-type="float">
            <text:p>0.485637</text:p>
          </table:table-cell>
          <table:table-cell office:value-type="float" office:value="0.484822" calcext:value-type="float">
            <text:p>0.484822</text:p>
          </table:table-cell>
        </table:table-row>
        <table:table-row table:style-name="ro1">
          <table:table-cell office:value-type="float" office:value="0.65083" calcext:value-type="float">
            <text:p>0.65083</text:p>
          </table:table-cell>
          <table:table-cell office:value-type="float" office:value="0.649837" calcext:value-type="float">
            <text:p>0.649837</text:p>
          </table:table-cell>
          <table:table-cell office:value-type="float" office:value="0.646873" calcext:value-type="float">
            <text:p>0.646873</text:p>
          </table:table-cell>
          <table:table-cell office:value-type="float" office:value="0.642007" calcext:value-type="float">
            <text:p>0.642007</text:p>
          </table:table-cell>
          <table:table-cell office:value-type="float" office:value="0.635346" calcext:value-type="float">
            <text:p>0.635346</text:p>
          </table:table-cell>
          <table:table-cell office:value-type="float" office:value="0.627039" calcext:value-type="float">
            <text:p>0.627039</text:p>
          </table:table-cell>
          <table:table-cell office:value-type="float" office:value="0.617271" calcext:value-type="float">
            <text:p>0.617271</text:p>
          </table:table-cell>
          <table:table-cell office:value-type="float" office:value="0.606267" calcext:value-type="float">
            <text:p>0.606267</text:p>
          </table:table-cell>
          <table:table-cell office:value-type="float" office:value="0.594278" calcext:value-type="float">
            <text:p>0.594278</text:p>
          </table:table-cell>
          <table:table-cell office:value-type="float" office:value="0.581587" calcext:value-type="float">
            <text:p>0.581587</text:p>
          </table:table-cell>
          <table:table-cell office:value-type="float" office:value="0.568499" calcext:value-type="float">
            <text:p>0.568499</text:p>
          </table:table-cell>
          <table:table-cell office:value-type="float" office:value="0.555336" calcext:value-type="float">
            <text:p>0.555336</text:p>
          </table:table-cell>
          <table:table-cell office:value-type="float" office:value="0.542436" calcext:value-type="float">
            <text:p>0.542436</text:p>
          </table:table-cell>
          <table:table-cell office:value-type="float" office:value="0.530141" calcext:value-type="float">
            <text:p>0.530141</text:p>
          </table:table-cell>
          <table:table-cell office:value-type="float" office:value="0.518794" calcext:value-type="float">
            <text:p>0.518794</text:p>
          </table:table-cell>
          <table:table-cell office:value-type="float" office:value="0.508726" calcext:value-type="float">
            <text:p>0.508726</text:p>
          </table:table-cell>
          <table:table-cell office:value-type="float" office:value="0.500237" calcext:value-type="float">
            <text:p>0.500237</text:p>
          </table:table-cell>
          <table:table-cell office:value-type="float" office:value="0.493575" calcext:value-type="float">
            <text:p>0.493575</text:p>
          </table:table-cell>
          <table:table-cell office:value-type="float" office:value="0.488894" calcext:value-type="float">
            <text:p>0.488894</text:p>
          </table:table-cell>
          <table:table-cell office:value-type="float" office:value="0.486225" calcext:value-type="float">
            <text:p>0.486225</text:p>
          </table:table-cell>
          <table:table-cell office:value-type="float" office:value="0.485449" calcext:value-type="float">
            <text:p>0.485449</text:p>
          </table:table-cell>
        </table:table-row>
        <table:table-row table:style-name="ro1">
          <table:table-cell office:value-type="float" office:value="0.64696" calcext:value-type="float">
            <text:p>0.64696</text:p>
          </table:table-cell>
          <table:table-cell office:value-type="float" office:value="0.645987" calcext:value-type="float">
            <text:p>0.645987</text:p>
          </table:table-cell>
          <table:table-cell office:value-type="float" office:value="0.643083" calcext:value-type="float">
            <text:p>0.643083</text:p>
          </table:table-cell>
          <table:table-cell office:value-type="float" office:value="0.638316" calcext:value-type="float">
            <text:p>0.638316</text:p>
          </table:table-cell>
          <table:table-cell office:value-type="float" office:value="0.631791" calcext:value-type="float">
            <text:p>0.631791</text:p>
          </table:table-cell>
          <table:table-cell office:value-type="float" office:value="0.623656" calcext:value-type="float">
            <text:p>0.623656</text:p>
          </table:table-cell>
          <table:table-cell office:value-type="float" office:value="0.614096" calcext:value-type="float">
            <text:p>0.614096</text:p>
          </table:table-cell>
          <table:table-cell office:value-type="float" office:value="0.603329" calcext:value-type="float">
            <text:p>0.603329</text:p>
          </table:table-cell>
          <table:table-cell office:value-type="float" office:value="0.591607" calcext:value-type="float">
            <text:p>0.591607</text:p>
          </table:table-cell>
          <table:table-cell office:value-type="float" office:value="0.579208" calcext:value-type="float">
            <text:p>0.579208</text:p>
          </table:table-cell>
          <table:table-cell office:value-type="float" office:value="0.566433" calcext:value-type="float">
            <text:p>0.566433</text:p>
          </table:table-cell>
          <table:table-cell office:value-type="float" office:value="0.553602" calcext:value-type="float">
            <text:p>0.553602</text:p>
          </table:table-cell>
          <table:table-cell office:value-type="float" office:value="0.541046" calcext:value-type="float">
            <text:p>0.541046</text:p>
          </table:table-cell>
          <table:table-cell office:value-type="float" office:value="0.529104" calcext:value-type="float">
            <text:p>0.529104</text:p>
          </table:table-cell>
          <table:table-cell office:value-type="float" office:value="0.518111" calcext:value-type="float">
            <text:p>0.518111</text:p>
          </table:table-cell>
          <table:table-cell office:value-type="float" office:value="0.508387" calcext:value-type="float">
            <text:p>0.508387</text:p>
          </table:table-cell>
          <table:table-cell office:value-type="float" office:value="0.500216" calcext:value-type="float">
            <text:p>0.500216</text:p>
          </table:table-cell>
          <table:table-cell office:value-type="float" office:value="0.493828" calcext:value-type="float">
            <text:p>0.493828</text:p>
          </table:table-cell>
          <table:table-cell office:value-type="float" office:value="0.489355" calcext:value-type="float">
            <text:p>0.489355</text:p>
          </table:table-cell>
          <table:table-cell office:value-type="float" office:value="0.486813" calcext:value-type="float">
            <text:p>0.486813</text:p>
          </table:table-cell>
          <table:table-cell office:value-type="float" office:value="0.486075" calcext:value-type="float">
            <text:p>0.486075</text:p>
          </table:table-cell>
        </table:table-row>
        <table:table-row table:style-name="ro1">
          <table:table-cell office:value-type="float" office:value="0.643009" calcext:value-type="float">
            <text:p>0.643009</text:p>
          </table:table-cell>
          <table:table-cell office:value-type="float" office:value="0.642057" calcext:value-type="float">
            <text:p>0.642057</text:p>
          </table:table-cell>
          <table:table-cell office:value-type="float" office:value="0.639215" calcext:value-type="float">
            <text:p>0.639215</text:p>
          </table:table-cell>
          <table:table-cell office:value-type="float" office:value="0.634549" calcext:value-type="float">
            <text:p>0.634549</text:p>
          </table:table-cell>
          <table:table-cell office:value-type="float" office:value="0.628165" calcext:value-type="float">
            <text:p>0.628165</text:p>
          </table:table-cell>
          <table:table-cell office:value-type="float" office:value="0.620208" calcext:value-type="float">
            <text:p>0.620208</text:p>
          </table:table-cell>
          <table:table-cell office:value-type="float" office:value="0.61086" calcext:value-type="float">
            <text:p>0.61086</text:p>
          </table:table-cell>
          <table:table-cell office:value-type="float" office:value="0.600338" calcext:value-type="float">
            <text:p>0.600338</text:p>
          </table:table-cell>
          <table:table-cell office:value-type="float" office:value="0.588891" calcext:value-type="float">
            <text:p>0.588891</text:p>
          </table:table-cell>
          <table:table-cell office:value-type="float" office:value="0.576793" calcext:value-type="float">
            <text:p>0.576793</text:p>
          </table:table-cell>
          <table:table-cell office:value-type="float" office:value="0.564341" calcext:value-type="float">
            <text:p>0.564341</text:p>
          </table:table-cell>
          <table:table-cell office:value-type="float" office:value="0.551851" calcext:value-type="float">
            <text:p>0.551851</text:p>
          </table:table-cell>
          <table:table-cell office:value-type="float" office:value="0.53965" calcext:value-type="float">
            <text:p>0.53965</text:p>
          </table:table-cell>
          <table:table-cell office:value-type="float" office:value="0.528069" calcext:value-type="float">
            <text:p>0.528069</text:p>
          </table:table-cell>
          <table:table-cell office:value-type="float" office:value="0.517436" calcext:value-type="float">
            <text:p>0.517436</text:p>
          </table:table-cell>
          <table:table-cell office:value-type="float" office:value="0.508058" calcext:value-type="float">
            <text:p>0.508058</text:p>
          </table:table-cell>
          <table:table-cell office:value-type="float" office:value="0.500206" calcext:value-type="float">
            <text:p>0.500206</text:p>
          </table:table-cell>
          <table:table-cell office:value-type="float" office:value="0.494087" calcext:value-type="float">
            <text:p>0.494087</text:p>
          </table:table-cell>
          <table:table-cell office:value-type="float" office:value="0.489818" calcext:value-type="float">
            <text:p>0.489818</text:p>
          </table:table-cell>
          <table:table-cell office:value-type="float" office:value="0.487397" calcext:value-type="float">
            <text:p>0.487397</text:p>
          </table:table-cell>
          <table:table-cell office:value-type="float" office:value="0.486695" calcext:value-type="float">
            <text:p>0.486695</text:p>
          </table:table-cell>
        </table:table-row>
        <table:table-row table:style-name="ro1">
          <table:table-cell office:value-type="float" office:value="0.639142" calcext:value-type="float">
            <text:p>0.639142</text:p>
          </table:table-cell>
          <table:table-cell office:value-type="float" office:value="0.63821" calcext:value-type="float">
            <text:p>0.63821</text:p>
          </table:table-cell>
          <table:table-cell office:value-type="float" office:value="0.635429" calcext:value-type="float">
            <text:p>0.635429</text:p>
          </table:table-cell>
          <table:table-cell office:value-type="float" office:value="0.630864" calcext:value-type="float">
            <text:p>0.630864</text:p>
          </table:table-cell>
          <table:table-cell office:value-type="float" office:value="0.624619" calcext:value-type="float">
            <text:p>0.624619</text:p>
          </table:table-cell>
          <table:table-cell office:value-type="float" office:value="0.616837" calcext:value-type="float">
            <text:p>0.616837</text:p>
          </table:table-cell>
          <table:table-cell office:value-type="float" office:value="0.6077" calcext:value-type="float">
            <text:p>0.6077</text:p>
          </table:table-cell>
          <table:table-cell office:value-type="float" office:value="0.59742" calcext:value-type="float">
            <text:p>0.59742</text:p>
          </table:table-cell>
          <table:table-cell office:value-type="float" office:value="0.586244" calcext:value-type="float">
            <text:p>0.586244</text:p>
          </table:table-cell>
          <table:table-cell office:value-type="float" office:value="0.574443" calcext:value-type="float">
            <text:p>0.574443</text:p>
          </table:table-cell>
          <table:table-cell office:value-type="float" office:value="0.56231" calcext:value-type="float">
            <text:p>0.56231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538304" calcext:value-type="float">
            <text:p>0.538304</text:p>
          </table:table-cell>
          <table:table-cell office:value-type="float" office:value="0.527078" calcext:value-type="float">
            <text:p>0.527078</text:p>
          </table:table-cell>
          <table:table-cell office:value-type="float" office:value="0.516795" calcext:value-type="float">
            <text:p>0.516795</text:p>
          </table:table-cell>
          <table:table-cell office:value-type="float" office:value="0.507753" calcext:value-type="float">
            <text:p>0.507753</text:p>
          </table:table-cell>
          <table:table-cell office:value-type="float" office:value="0.500205" calcext:value-type="float">
            <text:p>0.500205</text:p>
          </table:table-cell>
          <table:table-cell office:value-type="float" office:value="0.494342" calcext:value-type="float">
            <text:p>0.494342</text:p>
          </table:table-cell>
          <table:table-cell office:value-type="float" office:value="0.490262" calcext:value-type="float">
            <text:p>0.490262</text:p>
          </table:table-cell>
          <table:table-cell office:value-type="float" office:value="0.487954" calcext:value-type="float">
            <text:p>0.487954</text:p>
          </table:table-cell>
          <table:table-cell office:value-type="float" office:value="0.487285" calcext:value-type="float">
            <text:p>0.487285</text:p>
          </table:table-cell>
        </table:table-row>
        <table:table-row table:style-name="ro1">
          <table:table-cell office:value-type="float" office:value="0.635871" calcext:value-type="float">
            <text:p>0.635871</text:p>
          </table:table-cell>
          <table:table-cell office:value-type="float" office:value="0.634956" calcext:value-type="float">
            <text:p>0.634956</text:p>
          </table:table-cell>
          <table:table-cell office:value-type="float" office:value="0.632227" calcext:value-type="float">
            <text:p>0.632227</text:p>
          </table:table-cell>
          <table:table-cell office:value-type="float" office:value="0.627748" calcext:value-type="float">
            <text:p>0.627748</text:p>
          </table:table-cell>
          <table:table-cell office:value-type="float" office:value="0.621621" calcext:value-type="float">
            <text:p>0.621621</text:p>
          </table:table-cell>
          <table:table-cell office:value-type="float" office:value="0.61399" calcext:value-type="float">
            <text:p>0.61399</text:p>
          </table:table-cell>
          <table:table-cell office:value-type="float" office:value="0.605032" calcext:value-type="float">
            <text:p>0.605032</text:p>
          </table:table-cell>
          <table:table-cell office:value-type="float" office:value="0.594959" calcext:value-type="float">
            <text:p>0.594959</text:p>
          </table:table-cell>
          <table:table-cell office:value-type="float" office:value="0.584014" calcext:value-type="float">
            <text:p>0.584014</text:p>
          </table:table-cell>
          <table:table-cell office:value-type="float" office:value="0.572466" calcext:value-type="float">
            <text:p>0.572466</text:p>
          </table:table-cell>
          <table:table-cell office:value-type="float" office:value="0.560605" calcext:value-type="float">
            <text:p>0.560605</text:p>
          </table:table-cell>
          <table:table-cell office:value-type="float" office:value="0.548738" calcext:value-type="float">
            <text:p>0.548738</text:p>
          </table:table-cell>
          <table:table-cell office:value-type="float" office:value="0.537182" calcext:value-type="float">
            <text:p>0.537182</text:p>
          </table:table-cell>
          <table:table-cell office:value-type="float" office:value="0.526256" calcext:value-type="float">
            <text:p>0.526256</text:p>
          </table:table-cell>
          <table:table-cell office:value-type="float" office:value="0.516269" calcext:value-type="float">
            <text:p>0.516269</text:p>
          </table:table-cell>
          <table:table-cell office:value-type="float" office:value="0.507507" calcext:value-type="float">
            <text:p>0.507507</text:p>
          </table:table-cell>
          <table:table-cell office:value-type="float" office:value="0.500211" calcext:value-type="float">
            <text:p>0.500211</text:p>
          </table:table-cell>
          <table:table-cell office:value-type="float" office:value="0.494557" calcext:value-type="float">
            <text:p>0.494557</text:p>
          </table:table-cell>
          <table:table-cell office:value-type="float" office:value="0.490631" calcext:value-type="float">
            <text:p>0.490631</text:p>
          </table:table-cell>
          <table:table-cell office:value-type="float" office:value="0.488414" calcext:value-type="float">
            <text:p>0.488414</text:p>
          </table:table-cell>
          <table:table-cell office:value-type="float" office:value="0.487772" calcext:value-type="float">
            <text:p>0.487772</text:p>
          </table:table-cell>
        </table:table-row>
        <table:table-row table:style-name="ro1">
          <table:table-cell office:value-type="float" office:value="0.632527" calcext:value-type="float">
            <text:p>0.632527</text:p>
          </table:table-cell>
          <table:table-cell office:value-type="float" office:value="0.631631" calcext:value-type="float">
            <text:p>0.631631</text:p>
          </table:table-cell>
          <table:table-cell office:value-type="float" office:value="0.628954" calcext:value-type="float">
            <text:p>0.628954</text:p>
          </table:table-cell>
          <table:table-cell office:value-type="float" office:value="0.624564" calcext:value-type="float">
            <text:p>0.624564</text:p>
          </table:table-cell>
          <table:table-cell office:value-type="float" office:value="0.61856" calcext:value-type="float">
            <text:p>0.61856</text:p>
          </table:table-cell>
          <table:table-cell office:value-type="float" office:value="0.611083" calcext:value-type="float">
            <text:p>0.611083</text:p>
          </table:table-cell>
          <table:table-cell office:value-type="float" office:value="0.60231" calcext:value-type="float">
            <text:p>0.60231</text:p>
          </table:table-cell>
          <table:table-cell office:value-type="float" office:value="0.592451" calcext:value-type="float">
            <text:p>0.592451</text:p>
          </table:table-cell>
          <table:table-cell office:value-type="float" office:value="0.581745" calcext:value-type="float">
            <text:p>0.581745</text:p>
          </table:table-cell>
          <table:table-cell office:value-type="float" office:value="0.570457" calcext:value-type="float">
            <text:p>0.570457</text:p>
          </table:table-cell>
          <table:table-cell office:value-type="float" office:value="0.558876" calcext:value-type="float">
            <text:p>0.558876</text:p>
          </table:table-cell>
          <table:table-cell office:value-type="float" office:value="0.547304" calcext:value-type="float">
            <text:p>0.547304</text:p>
          </table:table-cell>
          <table:table-cell office:value-type="float" office:value="0.536051" calcext:value-type="float">
            <text:p>0.536051</text:p>
          </table:table-cell>
          <table:table-cell office:value-type="float" office:value="0.525432" calcext:value-type="float">
            <text:p>0.525432</text:p>
          </table:table-cell>
          <table:table-cell office:value-type="float" office:value="0.515745" calcext:value-type="float">
            <text:p>0.515745</text:p>
          </table:table-cell>
          <table:table-cell office:value-type="float" office:value="0.507265" calcext:value-type="float">
            <text:p>0.507265</text:p>
          </table:table-cell>
          <table:table-cell office:value-type="float" office:value="0.500222" calcext:value-type="float">
            <text:p>0.500222</text:p>
          </table:table-cell>
          <table:table-cell office:value-type="float" office:value="0.494776" calcext:value-type="float">
            <text:p>0.494776</text:p>
          </table:table-cell>
          <table:table-cell office:value-type="float" office:value="0.491003" calcext:value-type="float">
            <text:p>0.491003</text:p>
          </table:table-cell>
          <table:table-cell office:value-type="float" office:value="0.488875" calcext:value-type="float">
            <text:p>0.488875</text:p>
          </table:table-cell>
          <table:table-cell office:value-type="float" office:value="0.488259" calcext:value-type="float">
            <text:p>0.488259</text:p>
          </table:table-cell>
        </table:table-row>
        <table:table-row table:style-name="ro1">
          <table:table-cell office:value-type="float" office:value="0.628871" calcext:value-type="float">
            <text:p>0.628871</text:p>
          </table:table-cell>
          <table:table-cell office:value-type="float" office:value="0.627994" calcext:value-type="float">
            <text:p>0.627994</text:p>
          </table:table-cell>
          <table:table-cell office:value-type="float" office:value="0.625377" calcext:value-type="float">
            <text:p>0.625377</text:p>
          </table:table-cell>
          <table:table-cell office:value-type="float" office:value="0.621084" calcext:value-type="float">
            <text:p>0.621084</text:p>
          </table:table-cell>
          <table:table-cell office:value-type="float" office:value="0.615215" calcext:value-type="float">
            <text:p>0.615215</text:p>
          </table:table-cell>
          <table:table-cell office:value-type="float" office:value="0.607909" calcext:value-type="float">
            <text:p>0.607909</text:p>
          </table:table-cell>
          <table:table-cell office:value-type="float" office:value="0.599341" calcext:value-type="float">
            <text:p>0.599341</text:p>
          </table:table-cell>
          <table:table-cell office:value-type="float" office:value="0.589716" calcext:value-type="float">
            <text:p>0.589716</text:p>
          </table:table-cell>
          <table:table-cell office:value-type="float" office:value="0.579274" calcext:value-type="float">
            <text:p>0.579274</text:p>
          </table:table-cell>
          <table:table-cell office:value-type="float" office:value="0.568274" calcext:value-type="float">
            <text:p>0.568274</text:p>
          </table:table-cell>
          <table:table-cell office:value-type="float" office:value="0.557001" calcext:value-type="float">
            <text:p>0.557001</text:p>
          </table:table-cell>
          <table:table-cell office:value-type="float" office:value="0.545753" calcext:value-type="float">
            <text:p>0.545753</text:p>
          </table:table-cell>
          <table:table-cell office:value-type="float" office:value="0.534833" calcext:value-type="float">
            <text:p>0.534833</text:p>
          </table:table-cell>
          <table:table-cell office:value-type="float" office:value="0.524548" calcext:value-type="float">
            <text:p>0.524548</text:p>
          </table:table-cell>
          <table:table-cell office:value-type="float" office:value="0.515187" calcext:value-type="float">
            <text:p>0.515187</text:p>
          </table:table-cell>
          <table:table-cell office:value-type="float" office:value="0.507013" calcext:value-type="float">
            <text:p>0.507013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0.495015" calcext:value-type="float">
            <text:p>0.495015</text:p>
          </table:table-cell>
          <table:table-cell office:value-type="float" office:value="0.491403" calcext:value-type="float">
            <text:p>0.491403</text:p>
          </table:table-cell>
          <table:table-cell office:value-type="float" office:value="0.489368" calcext:value-type="float">
            <text:p>0.489368</text:p>
          </table:table-cell>
          <table:table-cell office:value-type="float" office:value="0.48878" calcext:value-type="float">
            <text:p>0.48878</text:p>
          </table:table-cell>
        </table:table-row>
        <table:table-row table:style-name="ro1">
          <table:table-cell office:value-type="float" office:value="0.625109" calcext:value-type="float">
            <text:p>0.625109</text:p>
          </table:table-cell>
          <table:table-cell office:value-type="float" office:value="0.624253" calcext:value-type="float">
            <text:p>0.624253</text:p>
          </table:table-cell>
          <table:table-cell office:value-type="float" office:value="0.621698" calcext:value-type="float">
            <text:p>0.621698</text:p>
          </table:table-cell>
          <table:table-cell office:value-type="float" office:value="0.617507" calcext:value-type="float">
            <text:p>0.617507</text:p>
          </table:table-cell>
          <table:table-cell office:value-type="float" office:value="0.611778" calcext:value-type="float">
            <text:p>0.611778</text:p>
          </table:table-cell>
          <table:table-cell office:value-type="float" office:value="0.60465" calcext:value-type="float">
            <text:p>0.60465</text:p>
          </table:table-cell>
          <table:table-cell office:value-type="float" office:value="0.596293" calcext:value-type="float">
            <text:p>0.596293</text:p>
          </table:table-cell>
          <table:table-cell office:value-type="float" office:value="0.586914" calcext:value-type="float">
            <text:p>0.586914</text:p>
          </table:table-cell>
          <table:table-cell office:value-type="float" office:value="0.576744" calcext:value-type="float">
            <text:p>0.576744</text:p>
          </table:table-cell>
          <table:table-cell office:value-type="float" office:value="0.566044" calcext:value-type="float">
            <text:p>0.566044</text:p>
          </table:table-cell>
          <table:table-cell office:value-type="float" office:value="0.55509" calcext:value-type="float">
            <text:p>0.55509</text:p>
          </table:table-cell>
          <table:table-cell office:value-type="float" office:value="0.544177" calcext:value-type="float">
            <text:p>0.544177</text:p>
          </table:table-cell>
          <table:table-cell office:value-type="float" office:value="0.533601" calcext:value-type="float">
            <text:p>0.533601</text:p>
          </table:table-cell>
          <table:table-cell office:value-type="float" office:value="0.523659" calcext:value-type="float">
            <text:p>0.523659</text:p>
          </table:table-cell>
          <table:table-cell office:value-type="float" office:value="0.514631" calcext:value-type="float">
            <text:p>0.514631</text:p>
          </table:table-cell>
          <table:table-cell office:value-type="float" office:value="0.506765" calcext:value-type="float">
            <text:p>0.506765</text:p>
          </table:table-cell>
          <table:table-cell office:value-type="float" office:value="0.500263" calcext:value-type="float">
            <text:p>0.500263</text:p>
          </table:table-cell>
          <table:table-cell office:value-type="float" office:value="0.49526" calcext:value-type="float">
            <text:p>0.49526</text:p>
          </table:table-cell>
          <table:table-cell office:value-type="float" office:value="0.491806" calcext:value-type="float">
            <text:p>0.491806</text:p>
          </table:table-cell>
          <table:table-cell office:value-type="float" office:value="0.489864" calcext:value-type="float">
            <text:p>0.489864</text:p>
          </table:table-cell>
          <table:table-cell office:value-type="float" office:value="0.489303" calcext:value-type="float">
            <text:p>0.489303</text:p>
          </table:table-cell>
        </table:table-row>
        <table:table-row table:style-name="ro1">
          <table:table-cell office:value-type="float" office:value="0.622281" calcext:value-type="float">
            <text:p>0.622281</text:p>
          </table:table-cell>
          <table:table-cell office:value-type="float" office:value="0.62144" calcext:value-type="float">
            <text:p>0.62144</text:p>
          </table:table-cell>
          <table:table-cell office:value-type="float" office:value="0.618932" calcext:value-type="float">
            <text:p>0.618932</text:p>
          </table:table-cell>
          <table:table-cell office:value-type="float" office:value="0.614817" calcext:value-type="float">
            <text:p>0.614817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602202" calcext:value-type="float">
            <text:p>0.602202</text:p>
          </table:table-cell>
          <table:table-cell office:value-type="float" office:value="0.594007" calcext:value-type="float">
            <text:p>0.594007</text:p>
          </table:table-cell>
          <table:table-cell office:value-type="float" office:value="0.584813" calcext:value-type="float">
            <text:p>0.584813</text:p>
          </table:table-cell>
          <table:table-cell office:value-type="float" office:value="0.574851" calcext:value-type="float">
            <text:p>0.574851</text:p>
          </table:table-cell>
          <table:table-cell office:value-type="float" office:value="0.564377" calcext:value-type="float">
            <text:p>0.564377</text:p>
          </table:table-cell>
          <table:table-cell office:value-type="float" office:value="0.553665" calcext:value-type="float">
            <text:p>0.553665</text:p>
          </table:table-cell>
          <table:table-cell office:value-type="float" office:value="0.543004" calcext:value-type="float">
            <text:p>0.543004</text:p>
          </table:table-cell>
          <table:table-cell office:value-type="float" office:value="0.532687" calcext:value-type="float">
            <text:p>0.532687</text:p>
          </table:table-cell>
          <table:table-cell office:value-type="float" office:value="0.523003" calcext:value-type="float">
            <text:p>0.523003</text:p>
          </table:table-cell>
          <table:table-cell office:value-type="float" office:value="0.514222" calcext:value-type="float">
            <text:p>0.514222</text:p>
          </table:table-cell>
          <table:table-cell office:value-type="float" office:value="0.506586" calcext:value-type="float">
            <text:p>0.506586</text:p>
          </table:table-cell>
          <table:table-cell office:value-type="float" office:value="0.500284" calcext:value-type="float">
            <text:p>0.500284</text:p>
          </table:table-cell>
          <table:table-cell office:value-type="float" office:value="0.495442" calcext:value-type="float">
            <text:p>0.495442</text:p>
          </table:table-cell>
          <table:table-cell office:value-type="float" office:value="0.492105" calcext:value-type="float">
            <text:p>0.492105</text:p>
          </table:table-cell>
          <table:table-cell office:value-type="float" office:value="0.49023" calcext:value-type="float">
            <text:p>0.49023</text:p>
          </table:table-cell>
          <table:table-cell office:value-type="float" office:value="0.489688" calcext:value-type="float">
            <text:p>0.489688</text:p>
          </table:table-cell>
        </table:table-row>
        <table:table-row table:style-name="ro1">
          <table:table-cell office:value-type="float" office:value="0.619193" calcext:value-type="float">
            <text:p>0.619193</text:p>
          </table:table-cell>
          <table:table-cell office:value-type="float" office:value="0.618369" calcext:value-type="float">
            <text:p>0.618369</text:p>
          </table:table-cell>
          <table:table-cell office:value-type="float" office:value="0.615912" calcext:value-type="float">
            <text:p>0.615912</text:p>
          </table:table-cell>
          <table:table-cell office:value-type="float" office:value="0.611882" calcext:value-type="float">
            <text:p>0.611882</text:p>
          </table:table-cell>
          <table:table-cell office:value-type="float" office:value="0.606378" calcext:value-type="float">
            <text:p>0.606378</text:p>
          </table:table-cell>
          <table:table-cell office:value-type="float" office:value="0.599533" calcext:value-type="float">
            <text:p>0.599533</text:p>
          </table:table-cell>
          <table:table-cell office:value-type="float" office:value="0.591515" calcext:value-type="float">
            <text:p>0.591515</text:p>
          </table:table-cell>
          <table:table-cell office:value-type="float" office:value="0.582526" calcext:value-type="float">
            <text:p>0.582526</text:p>
          </table:table-cell>
          <table:table-cell office:value-type="float" office:value="0.572792" calcext:value-type="float">
            <text:p>0.572792</text:p>
          </table:table-cell>
          <table:table-cell office:value-type="float" office:value="0.562567" calcext:value-type="float">
            <text:p>0.562567</text:p>
          </table:table-cell>
          <table:table-cell office:value-type="float" office:value="0.552121" calcext:value-type="float">
            <text:p>0.552121</text:p>
          </table:table-cell>
          <table:table-cell office:value-type="float" office:value="0.541737" calcext:value-type="float">
            <text:p>0.541737</text:p>
          </table:table-cell>
          <table:table-cell office:value-type="float" office:value="0.531703" calcext:value-type="float">
            <text:p>0.531703</text:p>
          </table:table-cell>
          <table:table-cell office:value-type="float" office:value="0.522298" calcext:value-type="float">
            <text:p>0.522298</text:p>
          </table:table-cell>
          <table:table-cell office:value-type="float" office:value="0.513787" calcext:value-type="float">
            <text:p>0.513787</text:p>
          </table:table-cell>
          <table:table-cell office:value-type="float" office:value="0.506397" calcext:value-type="float">
            <text:p>0.506397</text:p>
          </table:table-cell>
          <table:table-cell office:value-type="float" office:value="0.50031" calcext:value-type="float">
            <text:p>0.50031</text:p>
          </table:table-cell>
          <table:table-cell office:value-type="float" office:value="0.495641" calcext:value-type="float">
            <text:p>0.495641</text:p>
          </table:table-cell>
          <table:table-cell office:value-type="float" office:value="0.492427" calcext:value-type="float">
            <text:p>0.492427</text:p>
          </table:table-cell>
          <table:table-cell office:value-type="float" office:value="0.490622" calcext:value-type="float">
            <text:p>0.490622</text:p>
          </table:table-cell>
          <table:table-cell office:value-type="float" office:value="0.490102" calcext:value-type="float">
            <text:p>0.490102</text:p>
          </table:table-cell>
        </table:table-row>
        <table:table-row table:style-name="ro1">
          <table:table-cell office:value-type="float" office:value="0.615631" calcext:value-type="float">
            <text:p>0.615631</text:p>
          </table:table-cell>
          <table:table-cell office:value-type="float" office:value="0.614828" calcext:value-type="float">
            <text:p>0.614828</text:p>
          </table:table-cell>
          <table:table-cell office:value-type="float" office:value="0.612431" calcext:value-type="float">
            <text:p>0.612431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603133" calcext:value-type="float">
            <text:p>0.603133</text:p>
          </table:table-cell>
          <table:table-cell office:value-type="float" office:value="0.596461" calcext:value-type="float">
            <text:p>0.596461</text:p>
          </table:table-cell>
          <table:table-cell office:value-type="float" office:value="0.58865" calcext:value-type="float">
            <text:p>0.58865</text:p>
          </table:table-cell>
          <table:table-cell office:value-type="float" office:value="0.579898" calcext:value-type="float">
            <text:p>0.579898</text:p>
          </table:table-cell>
          <table:table-cell office:value-type="float" office:value="0.570431" calcext:value-type="float">
            <text:p>0.570431</text:p>
          </table:table-cell>
          <table:table-cell office:value-type="float" office:value="0.560495" calcext:value-type="float">
            <text:p>0.560495</text:p>
          </table:table-cell>
          <table:table-cell office:value-type="float" office:value="0.550357" calcext:value-type="float">
            <text:p>0.550357</text:p>
          </table:table-cell>
          <table:table-cell office:value-type="float" office:value="0.540293" calcext:value-type="float">
            <text:p>0.540293</text:p>
          </table:table-cell>
          <table:table-cell office:value-type="float" office:value="0.530584" calcext:value-type="float">
            <text:p>0.530584</text:p>
          </table:table-cell>
          <table:table-cell office:value-type="float" office:value="0.521501" calcext:value-type="float">
            <text:p>0.521501</text:p>
          </table:table-cell>
          <table:table-cell office:value-type="float" office:value="0.513297" calcext:value-type="float">
            <text:p>0.513297</text:p>
          </table:table-cell>
          <table:table-cell office:value-type="float" office:value="0.506188" calcext:value-type="float">
            <text:p>0.506188</text:p>
          </table:table-cell>
          <table:table-cell office:value-type="float" office:value="0.500344" calcext:value-type="float">
            <text:p>0.500344</text:p>
          </table:table-cell>
          <table:table-cell office:value-type="float" office:value="0.495868" calcext:value-type="float">
            <text:p>0.495868</text:p>
          </table:table-cell>
          <table:table-cell office:value-type="float" office:value="0.492792" calcext:value-type="float">
            <text:p>0.492792</text:p>
          </table:table-cell>
          <table:table-cell office:value-type="float" office:value="0.491067" calcext:value-type="float">
            <text:p>0.491067</text:p>
          </table:table-cell>
          <table:table-cell office:value-type="float" office:value="0.490569" calcext:value-type="float">
            <text:p>0.490569</text:p>
          </table:table-cell>
        </table:table-row>
        <table:table-row table:style-name="ro1">
          <table:table-cell office:value-type="float" office:value="0.612594" calcext:value-type="float">
            <text:p>0.612594</text:p>
          </table:table-cell>
          <table:table-cell office:value-type="float" office:value="0.611808" calcext:value-type="float">
            <text:p>0.611808</text:p>
          </table:table-cell>
          <table:table-cell office:value-type="float" office:value="0.609462" calcext:value-type="float">
            <text:p>0.609462</text:p>
          </table:table-cell>
          <table:table-cell office:value-type="float" office:value="0.605617" calcext:value-type="float">
            <text:p>0.605617</text:p>
          </table:table-cell>
          <table:table-cell office:value-type="float" office:value="0.600368" calcext:value-type="float">
            <text:p>0.600368</text:p>
          </table:table-cell>
          <table:table-cell office:value-type="float" office:value="0.593845" calcext:value-type="float">
            <text:p>0.593845</text:p>
          </table:table-cell>
          <table:table-cell office:value-type="float" office:value="0.586213" calcext:value-type="float">
            <text:p>0.586213</text:p>
          </table:table-cell>
          <table:table-cell office:value-type="float" office:value="0.577666" calcext:value-type="float">
            <text:p>0.577666</text:p>
          </table:table-cell>
          <table:table-cell office:value-type="float" office:value="0.568427" calcext:value-type="float">
            <text:p>0.568427</text:p>
          </table:table-cell>
          <table:table-cell office:value-type="float" office:value="0.558739" calcext:value-type="float">
            <text:p>0.558739</text:p>
          </table:table-cell>
          <table:table-cell office:value-type="float" office:value="0.548865" calcext:value-type="float">
            <text:p>0.548865</text:p>
          </table:table-cell>
          <table:table-cell office:value-type="float" office:value="0.539076" calcext:value-type="float">
            <text:p>0.539076</text:p>
          </table:table-cell>
          <table:table-cell office:value-type="float" office:value="0.529644" calcext:value-type="float">
            <text:p>0.529644</text:p>
          </table:table-cell>
          <table:table-cell office:value-type="float" office:value="0.520834" calcext:value-type="float">
            <text:p>0.520834</text:p>
          </table:table-cell>
          <table:table-cell office:value-type="float" office:value="0.512889" calcext:value-type="float">
            <text:p>0.512889</text:p>
          </table:table-cell>
          <table:table-cell office:value-type="float" office:value="0.506016" calcext:value-type="float">
            <text:p>0.506016</text:p>
          </table:table-cell>
          <table:table-cell office:value-type="float" office:value="0.500375" calcext:value-type="float">
            <text:p>0.500375</text:p>
          </table:table-cell>
          <table:table-cell office:value-type="float" office:value="0.49606" calcext:value-type="float">
            <text:p>0.49606</text:p>
          </table:table-cell>
          <table:table-cell office:value-type="float" office:value="0.493098" calcext:value-type="float">
            <text:p>0.493098</text:p>
          </table:table-cell>
          <table:table-cell office:value-type="float" office:value="0.491439" calcext:value-type="float">
            <text:p>0.491439</text:p>
          </table:table-cell>
          <table:table-cell office:value-type="float" office:value="0.49096" calcext:value-type="float">
            <text:p>0.49096</text:p>
          </table:table-cell>
        </table:table-row>
        <table:table-row table:style-name="ro1">
          <table:table-cell office:value-type="float" office:value="0.609451" calcext:value-type="float">
            <text:p>0.609451</text:p>
          </table:table-cell>
          <table:table-cell office:value-type="float" office:value="0.608683" calcext:value-type="float">
            <text:p>0.608683</text:p>
          </table:table-cell>
          <table:table-cell office:value-type="float" office:value="0.606392" calcext:value-type="float">
            <text:p>0.606392</text:p>
          </table:table-cell>
          <table:table-cell office:value-type="float" office:value="0.602636" calcext:value-type="float">
            <text:p>0.602636</text:p>
          </table:table-cell>
          <table:table-cell office:value-type="float" office:value="0.59751" calcext:value-type="float">
            <text:p>0.59751</text:p>
          </table:table-cell>
          <table:table-cell office:value-type="float" office:value="0.591143" calcext:value-type="float">
            <text:p>0.591143</text:p>
          </table:table-cell>
          <table:table-cell office:value-type="float" office:value="0.583697" calcext:value-type="float">
            <text:p>0.583697</text:p>
          </table:table-cell>
          <table:table-cell office:value-type="float" office:value="0.575364" calcext:value-type="float">
            <text:p>0.575364</text:p>
          </table:table-cell>
          <table:table-cell office:value-type="float" office:value="0.566363" calcext:value-type="float">
            <text:p>0.566363</text:p>
          </table:table-cell>
          <table:table-cell office:value-type="float" office:value="0.556935" calcext:value-type="float">
            <text:p>0.556935</text:p>
          </table:table-cell>
          <table:table-cell office:value-type="float" office:value="0.547335" calcext:value-type="float">
            <text:p>0.547335</text:p>
          </table:table-cell>
          <table:table-cell office:value-type="float" office:value="0.53783" calcext:value-type="float">
            <text:p>0.53783</text:p>
          </table:table-cell>
          <table:table-cell office:value-type="float" office:value="0.528685" calcext:value-type="float">
            <text:p>0.528685</text:p>
          </table:table-cell>
          <table:table-cell office:value-type="float" office:value="0.520156" calcext:value-type="float">
            <text:p>0.520156</text:p>
          </table:table-cell>
          <table:table-cell office:value-type="float" office:value="0.512477" calcext:value-type="float">
            <text:p>0.512477</text:p>
          </table:table-cell>
          <table:table-cell office:value-type="float" office:value="0.505845" calcext:value-type="float">
            <text:p>0.505845</text:p>
          </table:table-cell>
          <table:table-cell office:value-type="float" office:value="0.500409" calcext:value-type="float">
            <text:p>0.500409</text:p>
          </table:table-cell>
          <table:table-cell office:value-type="float" office:value="0.496258" calcext:value-type="float">
            <text:p>0.496258</text:p>
          </table:table-cell>
          <table:table-cell office:value-type="float" office:value="0.493411" calcext:value-type="float">
            <text:p>0.493411</text:p>
          </table:table-cell>
          <table:table-cell office:value-type="float" office:value="0.491817" calcext:value-type="float">
            <text:p>0.491817</text:p>
          </table:table-cell>
          <table:table-cell office:value-type="float" office:value="0.491358" calcext:value-type="float">
            <text:p>0.491358</text:p>
          </table:table-cell>
        </table:table-row>
        <table:table-row table:style-name="ro1">
          <table:table-cell office:value-type="float" office:value="0.606381" calcext:value-type="float">
            <text:p>0.606381</text:p>
          </table:table-cell>
          <table:table-cell office:value-type="float" office:value="0.605631" calcext:value-type="float">
            <text:p>0.605631</text:p>
          </table:table-cell>
          <table:table-cell office:value-type="float" office:value="0.603393" calcext:value-type="float">
            <text:p>0.603393</text:p>
          </table:table-cell>
          <table:table-cell office:value-type="float" office:value="0.599726" calcext:value-type="float">
            <text:p>0.599726</text:p>
          </table:table-cell>
          <table:table-cell office:value-type="float" office:value="0.594722" calcext:value-type="float">
            <text:p>0.594722</text:p>
          </table:table-cell>
          <table:table-cell office:value-type="float" office:value="0.588508" calcext:value-type="float">
            <text:p>0.588508</text:p>
          </table:table-cell>
          <table:table-cell office:value-type="float" office:value="0.581246" calcext:value-type="float">
            <text:p>0.581246</text:p>
          </table:table-cell>
          <table:table-cell office:value-type="float" office:value="0.573124" calcext:value-type="float">
            <text:p>0.573124</text:p>
          </table:table-cell>
          <table:table-cell office:value-type="float" office:value="0.564358" calcext:value-type="float">
            <text:p>0.564358</text:p>
          </table:table-cell>
          <table:table-cell office:value-type="float" office:value="0.555184" calcext:value-type="float">
            <text:p>0.555184</text:p>
          </table:table-cell>
          <table:table-cell office:value-type="float" office:value="0.545854" calcext:value-type="float">
            <text:p>0.545854</text:p>
          </table:table-cell>
          <table:table-cell office:value-type="float" office:value="0.536627" calcext:value-type="float">
            <text:p>0.536627</text:p>
          </table:table-cell>
          <table:table-cell office:value-type="float" office:value="0.527761" calcext:value-type="float">
            <text:p>0.527761</text:p>
          </table:table-cell>
          <table:table-cell office:value-type="float" office:value="0.519505" calcext:value-type="float">
            <text:p>0.519505</text:p>
          </table:table-cell>
          <table:table-cell office:value-type="float" office:value="0.512083" calcext:value-type="float">
            <text:p>0.512083</text:p>
          </table:table-cell>
          <table:table-cell office:value-type="float" office:value="0.505683" calcext:value-type="float">
            <text:p>0.505683</text:p>
          </table:table-cell>
          <table:table-cell office:value-type="float" office:value="0.500444" calcext:value-type="float">
            <text:p>0.500444</text:p>
          </table:table-cell>
          <table:table-cell office:value-type="float" office:value="0.496449" calcext:value-type="float">
            <text:p>0.496449</text:p>
          </table:table-cell>
          <table:table-cell office:value-type="float" office:value="0.493712" calcext:value-type="float">
            <text:p>0.493712</text:p>
          </table:table-cell>
          <table:table-cell office:value-type="float" office:value="0.492181" calcext:value-type="float">
            <text:p>0.492181</text:p>
          </table:table-cell>
          <table:table-cell office:value-type="float" office:value="0.49174" calcext:value-type="float">
            <text:p>0.49174</text:p>
          </table:table-cell>
        </table:table-row>
        <table:table-row table:style-name="ro1">
          <table:table-cell office:value-type="float" office:value="0.603382" calcext:value-type="float">
            <text:p>0.603382</text:p>
          </table:table-cell>
          <table:table-cell office:value-type="float" office:value="0.60265" calcext:value-type="float">
            <text:p>0.60265</text:p>
          </table:table-cell>
          <table:table-cell office:value-type="float" office:value="0.600465" calcext:value-type="float">
            <text:p>0.600465</text:p>
          </table:table-cell>
          <table:table-cell office:value-type="float" office:value="0.596885" calcext:value-type="float">
            <text:p>0.596885</text:p>
          </table:table-cell>
          <table:table-cell office:value-type="float" office:value="0.592001" calcext:value-type="float">
            <text:p>0.592001</text:p>
          </table:table-cell>
          <table:table-cell office:value-type="float" office:value="0.58594" calcext:value-type="float">
            <text:p>0.58594</text:p>
          </table:table-cell>
          <table:table-cell office:value-type="float" office:value="0.578859" calcext:value-type="float">
            <text:p>0.578859</text:p>
          </table:table-cell>
          <table:table-cell office:value-type="float" office:value="0.570944" calcext:value-type="float">
            <text:p>0.570944</text:p>
          </table:table-cell>
          <table:table-cell office:value-type="float" office:value="0.562409" calcext:value-type="float">
            <text:p>0.562409</text:p>
          </table:table-cell>
          <table:table-cell office:value-type="float" office:value="0.553486" calcext:value-type="float">
            <text:p>0.553486</text:p>
          </table:table-cell>
          <table:table-cell office:value-type="float" office:value="0.544419" calcext:value-type="float">
            <text:p>0.544419</text:p>
          </table:table-cell>
          <table:table-cell office:value-type="float" office:value="0.535464" calcext:value-type="float">
            <text:p>0.535464</text:p>
          </table:table-cell>
          <table:table-cell office:value-type="float" office:value="0.526871" calcext:value-type="float">
            <text:p>0.526871</text:p>
          </table:table-cell>
          <table:table-cell office:value-type="float" office:value="0.51888" calcext:value-type="float">
            <text:p>0.51888</text:p>
          </table:table-cell>
          <table:table-cell office:value-type="float" office:value="0.511707" calcext:value-type="float">
            <text:p>0.511707</text:p>
          </table:table-cell>
          <table:table-cell office:value-type="float" office:value="0.505529" calcext:value-type="float">
            <text:p>0.505529</text:p>
          </table:table-cell>
          <table:table-cell office:value-type="float" office:value="0.500481" calcext:value-type="float">
            <text:p>0.500481</text:p>
          </table:table-cell>
          <table:table-cell office:value-type="float" office:value="0.496635" calcext:value-type="float">
            <text:p>0.496635</text:p>
          </table:table-cell>
          <table:table-cell office:value-type="float" office:value="0.494002" calcext:value-type="float">
            <text:p>0.494002</text:p>
          </table:table-cell>
          <table:table-cell office:value-type="float" office:value="0.492531" calcext:value-type="float">
            <text:p>0.492531</text:p>
          </table:table-cell>
          <table:table-cell office:value-type="float" office:value="0.492107" calcext:value-type="float">
            <text:p>0.492107</text:p>
          </table:table-cell>
        </table:table-row>
        <table:table-row table:style-name="ro1">
          <table:table-cell office:value-type="float" office:value="0.600455" calcext:value-type="float">
            <text:p>0.600455</text:p>
          </table:table-cell>
          <table:table-cell office:value-type="float" office:value="0.59974" calcext:value-type="float">
            <text:p>0.59974</text:p>
          </table:table-cell>
          <table:table-cell office:value-type="float" office:value="0.597607" calcext:value-type="float">
            <text:p>0.597607</text:p>
          </table:table-cell>
          <table:table-cell office:value-type="float" office:value="0.594113" calcext:value-type="float">
            <text:p>0.594113</text:p>
          </table:table-cell>
          <table:table-cell office:value-type="float" office:value="0.589348" calcext:value-type="float">
            <text:p>0.589348</text:p>
          </table:table-cell>
          <table:table-cell office:value-type="float" office:value="0.583436" calcext:value-type="float">
            <text:p>0.583436</text:p>
          </table:table-cell>
          <table:table-cell office:value-type="float" office:value="0.576534" calcext:value-type="float">
            <text:p>0.576534</text:p>
          </table:table-cell>
          <table:table-cell office:value-type="float" office:value="0.568824" calcext:value-type="float">
            <text:p>0.568824</text:p>
          </table:table-cell>
          <table:table-cell office:value-type="float" office:value="0.560517" calcext:value-type="float">
            <text:p>0.560517</text:p>
          </table:table-cell>
          <table:table-cell office:value-type="float" office:value="0.551838" calcext:value-type="float">
            <text:p>0.551838</text:p>
          </table:table-cell>
          <table:table-cell office:value-type="float" office:value="0.543031" calcext:value-type="float">
            <text:p>0.543031</text:p>
          </table:table-cell>
          <table:table-cell office:value-type="float" office:value="0.534341" calcext:value-type="float">
            <text:p>0.534341</text:p>
          </table:table-cell>
          <table:table-cell office:value-type="float" office:value="0.526014" calcext:value-type="float">
            <text:p>0.526014</text:p>
          </table:table-cell>
          <table:table-cell office:value-type="float" office:value="0.51828" calcext:value-type="float">
            <text:p>0.51828</text:p>
          </table:table-cell>
          <table:table-cell office:value-type="float" office:value="0.511347" calcext:value-type="float">
            <text:p>0.511347</text:p>
          </table:table-cell>
          <table:table-cell office:value-type="float" office:value="0.505385" calcext:value-type="float">
            <text:p>0.505385</text:p>
          </table:table-cell>
          <table:table-cell office:value-type="float" office:value="0.500518" calcext:value-type="float">
            <text:p>0.500518</text:p>
          </table:table-cell>
          <table:table-cell office:value-type="float" office:value="0.496814" calcext:value-type="float">
            <text:p>0.496814</text:p>
          </table:table-cell>
          <table:table-cell office:value-type="float" office:value="0.494282" calcext:value-type="float">
            <text:p>0.494282</text:p>
          </table:table-cell>
          <table:table-cell office:value-type="float" office:value="0.492867" calcext:value-type="float">
            <text:p>0.492867</text:p>
          </table:table-cell>
          <table:table-cell office:value-type="float" office:value="0.492459" calcext:value-type="float">
            <text:p>0.492459</text:p>
          </table:table-cell>
        </table:table-row>
        <table:table-row table:style-name="ro1">
          <table:table-cell office:value-type="float" office:value="0.598015" calcext:value-type="float">
            <text:p>0.598015</text:p>
          </table:table-cell>
          <table:table-cell office:value-type="float" office:value="0.597314" calcext:value-type="float">
            <text:p>0.597314</text:p>
          </table:table-cell>
          <table:table-cell office:value-type="float" office:value="0.595225" calcext:value-type="float">
            <text:p>0.595225</text:p>
          </table:table-cell>
          <table:table-cell office:value-type="float" office:value="0.591803" calcext:value-type="float">
            <text:p>0.591803</text:p>
          </table:table-cell>
          <table:table-cell office:value-type="float" office:value="0.587138" calcext:value-type="float">
            <text:p>0.587138</text:p>
          </table:table-cell>
          <table:table-cell office:value-type="float" office:value="0.581353" calcext:value-type="float">
            <text:p>0.581353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567063" calcext:value-type="float">
            <text:p>0.567063</text:p>
          </table:table-cell>
          <table:table-cell office:value-type="float" office:value="0.558946" calcext:value-type="float">
            <text:p>0.558946</text:p>
          </table:table-cell>
          <table:table-cell office:value-type="float" office:value="0.550473" calcext:value-type="float">
            <text:p>0.550473</text:p>
          </table:table-cell>
          <table:table-cell office:value-type="float" office:value="0.541882" calcext:value-type="float">
            <text:p>0.541882</text:p>
          </table:table-cell>
          <table:table-cell office:value-type="float" office:value="0.533414" calcext:value-type="float">
            <text:p>0.533414</text:p>
          </table:table-cell>
          <table:table-cell office:value-type="float" office:value="0.525307" calcext:value-type="float">
            <text:p>0.525307</text:p>
          </table:table-cell>
          <table:table-cell office:value-type="float" office:value="0.517787" calcext:value-type="float">
            <text:p>0.517787</text:p>
          </table:table-cell>
          <table:table-cell office:value-type="float" office:value="0.511052" calcext:value-type="float">
            <text:p>0.511052</text:p>
          </table:table-cell>
          <table:table-cell office:value-type="float" office:value="0.505267" calcext:value-type="float">
            <text:p>0.505267</text:p>
          </table:table-cell>
          <table:table-cell office:value-type="float" office:value="0.50055" calcext:value-type="float">
            <text:p>0.50055</text:p>
          </table:table-cell>
          <table:table-cell office:value-type="float" office:value="0.496963" calcext:value-type="float">
            <text:p>0.496963</text:p>
          </table:table-cell>
          <table:table-cell office:value-type="float" office:value="0.494512" calcext:value-type="float">
            <text:p>0.494512</text:p>
          </table:table-cell>
          <table:table-cell office:value-type="float" office:value="0.493143" calcext:value-type="float">
            <text:p>0.493143</text:p>
          </table:table-cell>
          <table:table-cell office:value-type="float" office:value="0.492749" calcext:value-type="float">
            <text:p>0.492749</text:p>
          </table:table-cell>
        </table:table-row>
        <table:table-row table:style-name="ro1">
          <table:table-cell office:value-type="float" office:value="0.595508" calcext:value-type="float">
            <text:p>0.595508</text:p>
          </table:table-cell>
          <table:table-cell office:value-type="float" office:value="0.594823" calcext:value-type="float">
            <text:p>0.594823</text:p>
          </table:table-cell>
          <table:table-cell office:value-type="float" office:value="0.592779" calcext:value-type="float">
            <text:p>0.592779</text:p>
          </table:table-cell>
          <table:table-cell office:value-type="float" office:value="0.589432" calcext:value-type="float">
            <text:p>0.589432</text:p>
          </table:table-cell>
          <table:table-cell office:value-type="float" office:value="0.584871" calcext:value-type="float">
            <text:p>0.584871</text:p>
          </table:table-cell>
          <table:table-cell office:value-type="float" office:value="0.579216" calcext:value-type="float">
            <text:p>0.579216</text:p>
          </table:table-cell>
          <table:table-cell office:value-type="float" office:value="0.57262" calcext:value-type="float">
            <text:p>0.57262</text:p>
          </table:table-cell>
          <table:table-cell office:value-type="float" office:value="0.56526" calcext:value-type="float">
            <text:p>0.56526</text:p>
          </table:table-cell>
          <table:table-cell office:value-type="float" office:value="0.55734" calcext:value-type="float">
            <text:p>0.55734</text:p>
          </table:table-cell>
          <table:table-cell office:value-type="float" office:value="0.549079" calcext:value-type="float">
            <text:p>0.549079</text:p>
          </table:table-cell>
          <table:table-cell office:value-type="float" office:value="0.540711" calcext:value-type="float">
            <text:p>0.540711</text:p>
          </table:table-cell>
          <table:table-cell office:value-type="float" office:value="0.53247" calcext:value-type="float">
            <text:p>0.53247</text:p>
          </table:table-cell>
          <table:table-cell office:value-type="float" office:value="0.52459" calcext:value-type="float">
            <text:p>0.52459</text:p>
          </table:table-cell>
          <table:table-cell office:value-type="float" office:value="0.517287" calcext:value-type="float">
            <text:p>0.517287</text:p>
          </table:table-cell>
          <table:table-cell office:value-type="float" office:value="0.510755" calcext:value-type="float">
            <text:p>0.510755</text:p>
          </table:table-cell>
          <table:table-cell office:value-type="float" office:value="0.50515" calcext:value-type="float">
            <text:p>0.50515</text:p>
          </table:table-cell>
          <table:table-cell office:value-type="float" office:value="0.500583" calcext:value-type="float">
            <text:p>0.500583</text:p>
          </table:table-cell>
          <table:table-cell office:value-type="float" office:value="0.497114" calcext:value-type="float">
            <text:p>0.497114</text:p>
          </table:table-cell>
          <table:table-cell office:value-type="float" office:value="0.494746" calcext:value-type="float">
            <text:p>0.494746</text:p>
          </table:table-cell>
          <table:table-cell office:value-type="float" office:value="0.493424" calcext:value-type="float">
            <text:p>0.493424</text:p>
          </table:table-cell>
          <table:table-cell office:value-type="float" office:value="0.493043" calcext:value-type="float">
            <text:p>0.493043</text:p>
          </table:table-cell>
        </table:table-row>
        <table:table-row table:style-name="ro1">
          <table:table-cell office:value-type="float" office:value="0.592694" calcext:value-type="float">
            <text:p>0.592694</text:p>
          </table:table-cell>
          <table:table-cell office:value-type="float" office:value="0.592026" calcext:value-type="float">
            <text:p>0.592026</text:p>
          </table:table-cell>
          <table:table-cell office:value-type="float" office:value="0.590034" calcext:value-type="float">
            <text:p>0.590034</text:p>
          </table:table-cell>
          <table:table-cell office:value-type="float" office:value="0.586772" calcext:value-type="float">
            <text:p>0.586772</text:p>
          </table:table-cell>
          <table:table-cell office:value-type="float" office:value="0.582329" calcext:value-type="float">
            <text:p>0.582329</text:p>
          </table:table-cell>
          <table:table-cell office:value-type="float" office:value="0.576822" calcext:value-type="float">
            <text:p>0.576822</text:p>
          </table:table-cell>
          <table:table-cell office:value-type="float" office:value="0.570401" calcext:value-type="float">
            <text:p>0.570401</text:p>
          </table:table-cell>
          <table:table-cell office:value-type="float" office:value="0.563243" calcext:value-type="float">
            <text:p>0.563243</text:p>
          </table:table-cell>
          <table:table-cell office:value-type="float" office:value="0.555546" calcext:value-type="float">
            <text:p>0.555546</text:p>
          </table:table-cell>
          <table:table-cell office:value-type="float" office:value="0.547524" calcext:value-type="float">
            <text:p>0.547524</text:p>
          </table:table-cell>
          <table:table-cell office:value-type="float" office:value="0.539406" calcext:value-type="float">
            <text:p>0.539406</text:p>
          </table:table-cell>
          <table:table-cell office:value-type="float" office:value="0.531421" calcext:value-type="float">
            <text:p>0.531421</text:p>
          </table:table-cell>
          <table:table-cell office:value-type="float" office:value="0.523794" calcext:value-type="float">
            <text:p>0.523794</text:p>
          </table:table-cell>
          <table:table-cell office:value-type="float" office:value="0.516734" calcext:value-type="float">
            <text:p>0.516734</text:p>
          </table:table-cell>
          <table:table-cell office:value-type="float" office:value="0.510427" calcext:value-type="float">
            <text:p>0.510427</text:p>
          </table:table-cell>
          <table:table-cell office:value-type="float" office:value="0.505021" calcext:value-type="float">
            <text:p>0.505021</text:p>
          </table:table-cell>
          <table:table-cell office:value-type="float" office:value="0.500622" calcext:value-type="float">
            <text:p>0.500622</text:p>
          </table:table-cell>
          <table:table-cell office:value-type="float" office:value="0.497283" calcext:value-type="float">
            <text:p>0.497283</text:p>
          </table:table-cell>
          <table:table-cell office:value-type="float" office:value="0.495005" calcext:value-type="float">
            <text:p>0.495005</text:p>
          </table:table-cell>
          <table:table-cell office:value-type="float" office:value="0.493734" calcext:value-type="float">
            <text:p>0.493734</text:p>
          </table:table-cell>
          <table:table-cell office:value-type="float" office:value="0.493369" calcext:value-type="float">
            <text:p>0.493369</text:p>
          </table:table-cell>
        </table:table-row>
        <table:table-row table:style-name="ro1">
          <table:table-cell office:value-type="float" office:value="0.589753" calcext:value-type="float">
            <text:p>0.589753</text:p>
          </table:table-cell>
          <table:table-cell office:value-type="float" office:value="0.589104" calcext:value-type="float">
            <text:p>0.589104</text:p>
          </table:table-cell>
          <table:table-cell office:value-type="float" office:value="0.587166" calcext:value-type="float">
            <text:p>0.587166</text:p>
          </table:table-cell>
          <table:table-cell office:value-type="float" office:value="0.583995" calcext:value-type="float">
            <text:p>0.583995</text:p>
          </table:table-cell>
          <table:table-cell office:value-type="float" office:value="0.579676" calcext:value-type="float">
            <text:p>0.579676</text:p>
          </table:table-cell>
          <table:table-cell office:value-type="float" office:value="0.574325" calcext:value-type="float">
            <text:p>0.574325</text:p>
          </table:table-cell>
          <table:table-cell office:value-type="float" office:value="0.56809" calcext:value-type="float">
            <text:p>0.56809</text:p>
          </table:table-cell>
          <table:table-cell office:value-type="float" office:value="0.561144" calcext:value-type="float">
            <text:p>0.561144</text:p>
          </table:table-cell>
          <table:table-cell office:value-type="float" office:value="0.553681" calcext:value-type="float">
            <text:p>0.553681</text:p>
          </table:table-cell>
          <table:table-cell office:value-type="float" office:value="0.54591" calcext:value-type="float">
            <text:p>0.54591</text:p>
          </table:table-cell>
          <table:table-cell office:value-type="float" office:value="0.538055" calcext:value-type="float">
            <text:p>0.538055</text:p>
          </table:table-cell>
          <table:table-cell office:value-type="float" office:value="0.530336" calcext:value-type="float">
            <text:p>0.530336</text:p>
          </table:table-cell>
          <table:table-cell office:value-type="float" office:value="0.522973" calcext:value-type="float">
            <text:p>0.522973</text:p>
          </table:table-cell>
          <table:table-cell office:value-type="float" office:value="0.516165" calcext:value-type="float">
            <text:p>0.516165</text:p>
          </table:table-cell>
          <table:table-cell office:value-type="float" office:value="0.510091" calcext:value-type="float">
            <text:p>0.510091</text:p>
          </table:table-cell>
          <table:table-cell office:value-type="float" office:value="0.504891" calcext:value-type="float">
            <text:p>0.504891</text:p>
          </table:table-cell>
          <table:table-cell office:value-type="float" office:value="0.500664" calcext:value-type="float">
            <text:p>0.500664</text:p>
          </table:table-cell>
          <table:table-cell office:value-type="float" office:value="0.497458" calcext:value-type="float">
            <text:p>0.497458</text:p>
          </table:table-cell>
          <table:table-cell office:value-type="float" office:value="0.495273" calcext:value-type="float">
            <text:p>0.495273</text:p>
          </table:table-cell>
          <table:table-cell office:value-type="float" office:value="0.494054" calcext:value-type="float">
            <text:p>0.494054</text:p>
          </table:table-cell>
          <table:table-cell office:value-type="float" office:value="0.493704" calcext:value-type="float">
            <text:p>0.493704</text:p>
          </table:table-cell>
        </table:table-row>
        <table:table-row table:style-name="ro1">
          <table:table-cell office:value-type="float" office:value="0.58772" calcext:value-type="float">
            <text:p>0.58772</text:p>
          </table:table-cell>
          <table:table-cell office:value-type="float" office:value="0.587083" calcext:value-type="float">
            <text:p>0.587083</text:p>
          </table:table-cell>
          <table:table-cell office:value-type="float" office:value="0.585184" calcext:value-type="float">
            <text:p>0.585184</text:p>
          </table:table-cell>
          <table:table-cell office:value-type="float" office:value="0.582075" calcext:value-type="float">
            <text:p>0.582075</text:p>
          </table:table-cell>
          <table:table-cell office:value-type="float" office:value="0.577842" calcext:value-type="float">
            <text:p>0.577842</text:p>
          </table:table-cell>
          <table:table-cell office:value-type="float" office:value="0.572601" calcext:value-type="float">
            <text:p>0.572601</text:p>
          </table:table-cell>
          <table:table-cell office:value-type="float" office:value="0.566496" calcext:value-type="float">
            <text:p>0.566496</text:p>
          </table:table-cell>
          <table:table-cell office:value-type="float" office:value="0.559697" calcext:value-type="float">
            <text:p>0.559697</text:p>
          </table:table-cell>
          <table:table-cell office:value-type="float" office:value="0.552396" calcext:value-type="float">
            <text:p>0.552396</text:p>
          </table:table-cell>
          <table:table-cell office:value-type="float" office:value="0.544801" calcext:value-type="float">
            <text:p>0.544801</text:p>
          </table:table-cell>
          <table:table-cell office:value-type="float" office:value="0.537126" calcext:value-type="float">
            <text:p>0.537126</text:p>
          </table:table-cell>
          <table:table-cell office:value-type="float" office:value="0.529592" calcext:value-type="float">
            <text:p>0.529592</text:p>
          </table:table-cell>
          <table:table-cell office:value-type="float" office:value="0.522411" calcext:value-type="float">
            <text:p>0.522411</text:p>
          </table:table-cell>
          <table:table-cell office:value-type="float" office:value="0.515777" calcext:value-type="float">
            <text:p>0.515777</text:p>
          </table:table-cell>
          <table:table-cell office:value-type="float" office:value="0.509862" calcext:value-type="float">
            <text:p>0.509862</text:p>
          </table:table-cell>
          <table:table-cell office:value-type="float" office:value="0.504803" calcext:value-type="float">
            <text:p>0.504803</text:p>
          </table:table-cell>
          <table:table-cell office:value-type="float" office:value="0.500693" calcext:value-type="float">
            <text:p>0.500693</text:p>
          </table:table-cell>
          <table:table-cell office:value-type="float" office:value="0.497579" calcext:value-type="float">
            <text:p>0.497579</text:p>
          </table:table-cell>
          <table:table-cell office:value-type="float" office:value="0.495456" calcext:value-type="float">
            <text:p>0.495456</text:p>
          </table:table-cell>
          <table:table-cell office:value-type="float" office:value="0.494273" calcext:value-type="float">
            <text:p>0.494273</text:p>
          </table:table-cell>
          <table:table-cell office:value-type="float" office:value="0.493933" calcext:value-type="float">
            <text:p>0.493933</text:p>
          </table:table-cell>
        </table:table-row>
        <table:table-row table:style-name="ro1">
          <table:table-cell office:value-type="float" office:value="0.585402" calcext:value-type="float">
            <text:p>0.585402</text:p>
          </table:table-cell>
          <table:table-cell office:value-type="float" office:value="0.584779" calcext:value-type="float">
            <text:p>0.584779</text:p>
          </table:table-cell>
          <table:table-cell office:value-type="float" office:value="0.582923" calcext:value-type="float">
            <text:p>0.582923</text:p>
          </table:table-cell>
          <table:table-cell office:value-type="float" office:value="0.579887" calcext:value-type="float">
            <text:p>0.579887</text:p>
          </table:table-cell>
          <table:table-cell office:value-type="float" office:value="0.575754" calcext:value-type="float">
            <text:p>0.575754</text:p>
          </table:table-cell>
          <table:table-cell office:value-type="float" office:value="0.570638" calcext:value-type="float">
            <text:p>0.570638</text:p>
          </table:table-cell>
          <table:table-cell office:value-type="float" office:value="0.564682" calcext:value-type="float">
            <text:p>0.564682</text:p>
          </table:table-cell>
          <table:table-cell office:value-type="float" office:value="0.558052" calcext:value-type="float">
            <text:p>0.558052</text:p>
          </table:table-cell>
          <table:table-cell office:value-type="float" office:value="0.550938" calcext:value-type="float">
            <text:p>0.550938</text:p>
          </table:table-cell>
          <table:table-cell office:value-type="float" office:value="0.543542" calcext:value-type="float">
            <text:p>0.543542</text:p>
          </table:table-cell>
          <table:table-cell office:value-type="float" office:value="0.536075" calcext:value-type="float">
            <text:p>0.536075</text:p>
          </table:table-cell>
          <table:table-cell office:value-type="float" office:value="0.528751" calcext:value-type="float">
            <text:p>0.528751</text:p>
          </table:table-cell>
          <table:table-cell office:value-type="float" office:value="0.521776" calcext:value-type="float">
            <text:p>0.521776</text:p>
          </table:table-cell>
          <table:table-cell office:value-type="float" office:value="0.515339" calcext:value-type="float">
            <text:p>0.515339</text:p>
          </table:table-cell>
          <table:table-cell office:value-type="float" office:value="0.509605" calcext:value-type="float">
            <text:p>0.509605</text:p>
          </table:table-cell>
          <table:table-cell office:value-type="float" office:value="0.504705" calcext:value-type="float">
            <text:p>0.504705</text:p>
          </table:table-cell>
          <table:table-cell office:value-type="float" office:value="0.500727" calcext:value-type="float">
            <text:p>0.500727</text:p>
          </table:table-cell>
          <table:table-cell office:value-type="float" office:value="0.497715" calcext:value-type="float">
            <text:p>0.497715</text:p>
          </table:table-cell>
          <table:table-cell office:value-type="float" office:value="0.495663" calcext:value-type="float">
            <text:p>0.495663</text:p>
          </table:table-cell>
          <table:table-cell office:value-type="float" office:value="0.49452" calcext:value-type="float">
            <text:p>0.49452</text:p>
          </table:table-cell>
          <table:table-cell office:value-type="float" office:value="0.494191" calcext:value-type="float">
            <text:p>0.494191</text:p>
          </table:table-cell>
        </table:table-row>
        <table:table-row table:style-name="ro1">
          <table:table-cell office:value-type="float" office:value="0.582617" calcext:value-type="float">
            <text:p>0.582617</text:p>
          </table:table-cell>
          <table:table-cell office:value-type="float" office:value="0.582012" calcext:value-type="float">
            <text:p>0.582012</text:p>
          </table:table-cell>
          <table:table-cell office:value-type="float" office:value="0.58021" calcext:value-type="float">
            <text:p>0.58021</text:p>
          </table:table-cell>
          <table:table-cell office:value-type="float" office:value="0.577262" calcext:value-type="float">
            <text:p>0.577262</text:p>
          </table:table-cell>
          <table:table-cell office:value-type="float" office:value="0.573249" calcext:value-type="float">
            <text:p>0.573249</text:p>
          </table:table-cell>
          <table:table-cell office:value-type="float" office:value="0.568285" calcext:value-type="float">
            <text:p>0.568285</text:p>
          </table:table-cell>
          <table:table-cell office:value-type="float" office:value="0.562509" calcext:value-type="float">
            <text:p>0.562509</text:p>
          </table:table-cell>
          <table:table-cell office:value-type="float" office:value="0.556084" calcext:value-type="float">
            <text:p>0.556084</text:p>
          </table:table-cell>
          <table:table-cell office:value-type="float" office:value="0.549195" calcext:value-type="float">
            <text:p>0.549195</text:p>
          </table:table-cell>
          <table:table-cell office:value-type="float" office:value="0.542039" calcext:value-type="float">
            <text:p>0.542039</text:p>
          </table:table-cell>
          <table:table-cell office:value-type="float" office:value="0.534822" calcext:value-type="float">
            <text:p>0.534822</text:p>
          </table:table-cell>
          <table:table-cell office:value-type="float" office:value="0.52775" calcext:value-type="float">
            <text:p>0.52775</text:p>
          </table:table-cell>
          <table:table-cell office:value-type="float" office:value="0.521022" calcext:value-type="float">
            <text:p>0.521022</text:p>
          </table:table-cell>
          <table:table-cell office:value-type="float" office:value="0.51482" calcext:value-type="float">
            <text:p>0.51482</text:p>
          </table:table-cell>
          <table:table-cell office:value-type="float" office:value="0.509301" calcext:value-type="float">
            <text:p>0.509301</text:p>
          </table:table-cell>
          <table:table-cell office:value-type="float" office:value="0.50459" calcext:value-type="float">
            <text:p>0.50459</text:p>
          </table:table-cell>
          <table:table-cell office:value-type="float" office:value="0.500768" calcext:value-type="float">
            <text:p>0.500768</text:p>
          </table:table-cell>
          <table:table-cell office:value-type="float" office:value="0.497877" calcext:value-type="float">
            <text:p>0.497877</text:p>
          </table:table-cell>
          <table:table-cell office:value-type="float" office:value="0.495909" calcext:value-type="float">
            <text:p>0.495909</text:p>
          </table:table-cell>
          <table:table-cell office:value-type="float" office:value="0.494813" calcext:value-type="float">
            <text:p>0.494813</text:p>
          </table:table-cell>
          <table:table-cell office:value-type="float" office:value="0.494498" calcext:value-type="float">
            <text:p>0.494498</text:p>
          </table:table-cell>
        </table:table-row>
        <table:table-row table:style-name="ro1">
          <table:table-cell office:value-type="float" office:value="0.580421" calcext:value-type="float">
            <text:p>0.580421</text:p>
          </table:table-cell>
          <table:table-cell office:value-type="float" office:value="0.579831" calcext:value-type="float">
            <text:p>0.579831</text:p>
          </table:table-cell>
          <table:table-cell office:value-type="float" office:value="0.578071" calcext:value-type="float">
            <text:p>0.578071</text:p>
          </table:table-cell>
          <table:table-cell office:value-type="float" office:value="0.575192" calcext:value-type="float">
            <text:p>0.575192</text:p>
          </table:table-cell>
          <table:table-cell office:value-type="float" office:value="0.571277" calcext:value-type="float">
            <text:p>0.571277</text:p>
          </table:table-cell>
          <table:table-cell office:value-type="float" office:value="0.566433" calcext:value-type="float">
            <text:p>0.566433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554538" calcext:value-type="float">
            <text:p>0.554538</text:p>
          </table:table-cell>
          <table:table-cell office:value-type="float" office:value="0.547827" calcext:value-type="float">
            <text:p>0.547827</text:p>
          </table:table-cell>
          <table:table-cell office:value-type="float" office:value="0.540861" calcext:value-type="float">
            <text:p>0.540861</text:p>
          </table:table-cell>
          <table:table-cell office:value-type="float" office:value="0.533841" calcext:value-type="float">
            <text:p>0.533841</text:p>
          </table:table-cell>
          <table:table-cell office:value-type="float" office:value="0.526967" calcext:value-type="float">
            <text:p>0.526967</text:p>
          </table:table-cell>
          <table:table-cell office:value-type="float" office:value="0.520434" calcext:value-type="float">
            <text:p>0.520434</text:p>
          </table:table-cell>
          <table:table-cell office:value-type="float" office:value="0.514416" calcext:value-type="float">
            <text:p>0.514416</text:p>
          </table:table-cell>
          <table:table-cell office:value-type="float" office:value="0.509065" calcext:value-type="float">
            <text:p>0.509065</text:p>
          </table:table-cell>
          <table:table-cell office:value-type="float" office:value="0.504501" calcext:value-type="float">
            <text:p>0.504501</text:p>
          </table:table-cell>
          <table:table-cell office:value-type="float" office:value="0.500802" calcext:value-type="float">
            <text:p>0.500802</text:p>
          </table:table-cell>
          <table:table-cell office:value-type="float" office:value="0.498004" calcext:value-type="float">
            <text:p>0.498004</text:p>
          </table:table-cell>
          <table:table-cell office:value-type="float" office:value="0.496101" calcext:value-type="float">
            <text:p>0.496101</text:p>
          </table:table-cell>
          <table:table-cell office:value-type="float" office:value="0.495041" calcext:value-type="float">
            <text:p>0.495041</text:p>
          </table:table-cell>
          <table:table-cell office:value-type="float" office:value="0.494736" calcext:value-type="float">
            <text:p>0.494736</text:p>
          </table:table-cell>
        </table:table-row>
        <table:table-row table:style-name="ro1">
          <table:table-cell office:value-type="float" office:value="0.578053" calcext:value-type="float">
            <text:p>0.578053</text:p>
          </table:table-cell>
          <table:table-cell office:value-type="float" office:value="0.577478" calcext:value-type="float">
            <text:p>0.577478</text:p>
          </table:table-cell>
          <table:table-cell office:value-type="float" office:value="0.575764" calcext:value-type="float">
            <text:p>0.575764</text:p>
          </table:table-cell>
          <table:table-cell office:value-type="float" office:value="0.572962" calcext:value-type="float">
            <text:p>0.572962</text:p>
          </table:table-cell>
          <table:table-cell office:value-type="float" office:value="0.569151" calcext:value-type="float">
            <text:p>0.569151</text:p>
          </table:table-cell>
          <table:table-cell office:value-type="float" office:value="0.564439" calcext:value-type="float">
            <text:p>0.564439</text:p>
          </table:table-cell>
          <table:table-cell office:value-type="float" office:value="0.558961" calcext:value-type="float">
            <text:p>0.558961</text:p>
          </table:table-cell>
          <table:table-cell office:value-type="float" office:value="0.552876" calcext:value-type="float">
            <text:p>0.552876</text:p>
          </table:table-cell>
          <table:table-cell office:value-type="float" office:value="0.546358" calcext:value-type="float">
            <text:p>0.546358</text:p>
          </table:table-cell>
          <table:table-cell office:value-type="float" office:value="0.539597" calcext:value-type="float">
            <text:p>0.539597</text:p>
          </table:table-cell>
          <table:table-cell office:value-type="float" office:value="0.53279" calcext:value-type="float">
            <text:p>0.53279</text:p>
          </table:table-cell>
          <table:table-cell office:value-type="float" office:value="0.52613" calcext:value-type="float">
            <text:p>0.52613</text:p>
          </table:table-cell>
          <table:table-cell office:value-type="float" office:value="0.519805" calcext:value-type="float">
            <text:p>0.519805</text:p>
          </table:table-cell>
          <table:table-cell office:value-type="float" office:value="0.513985" calcext:value-type="float">
            <text:p>0.513985</text:p>
          </table:table-cell>
          <table:table-cell office:value-type="float" office:value="0.508815" calcext:value-type="float">
            <text:p>0.508815</text:p>
          </table:table-cell>
          <table:table-cell office:value-type="float" office:value="0.504407" calcext:value-type="float">
            <text:p>0.504407</text:p>
          </table:table-cell>
          <table:table-cell office:value-type="float" office:value="0.500838" calcext:value-type="float">
            <text:p>0.500838</text:p>
          </table:table-cell>
          <table:table-cell office:value-type="float" office:value="0.49814" calcext:value-type="float">
            <text:p>0.49814</text:p>
          </table:table-cell>
          <table:table-cell office:value-type="float" office:value="0.496306" calcext:value-type="float">
            <text:p>0.496306</text:p>
          </table:table-cell>
          <table:table-cell office:value-type="float" office:value="0.495285" calcext:value-type="float">
            <text:p>0.495285</text:p>
          </table:table-cell>
          <table:table-cell office:value-type="float" office:value="0.494991" calcext:value-type="float">
            <text:p>0.494991</text:p>
          </table:table-cell>
        </table:table-row>
        <table:table-row table:style-name="ro1">
          <table:table-cell office:value-type="float" office:value="0.575609" calcext:value-type="float">
            <text:p>0.575609</text:p>
          </table:table-cell>
          <table:table-cell office:value-type="float" office:value="0.575051" calcext:value-type="float">
            <text:p>0.575051</text:p>
          </table:table-cell>
          <table:table-cell office:value-type="float" office:value="0.573386" calcext:value-type="float">
            <text:p>0.573386</text:p>
          </table:table-cell>
          <table:table-cell office:value-type="float" office:value="0.570663" calcext:value-type="float">
            <text:p>0.570663</text:p>
          </table:table-cell>
          <table:table-cell office:value-type="float" office:value="0.566961" calcext:value-type="float">
            <text:p>0.566961</text:p>
          </table:table-cell>
          <table:table-cell office:value-type="float" office:value="0.562386" calcext:value-type="float">
            <text:p>0.562386</text:p>
          </table:table-cell>
          <table:table-cell office:value-type="float" office:value="0.557069" calcext:value-type="float">
            <text:p>0.557069</text:p>
          </table:table-cell>
          <table:table-cell office:value-type="float" office:value="0.551167" calcext:value-type="float">
            <text:p>0.551167</text:p>
          </table:table-cell>
          <table:table-cell office:value-type="float" office:value="0.544849" calcext:value-type="float">
            <text:p>0.544849</text:p>
          </table:table-cell>
          <table:table-cell office:value-type="float" office:value="0.538301" calcext:value-type="float">
            <text:p>0.538301</text:p>
          </table:table-cell>
          <table:table-cell office:value-type="float" office:value="0.531713" calcext:value-type="float">
            <text:p>0.531713</text:p>
          </table:table-cell>
          <table:table-cell office:value-type="float" office:value="0.525274" calcext:value-type="float">
            <text:p>0.525274</text:p>
          </table:table-cell>
          <table:table-cell office:value-type="float" office:value="0.519163" calcext:value-type="float">
            <text:p>0.519163</text:p>
          </table:table-cell>
          <table:table-cell office:value-type="float" office:value="0.513546" calcext:value-type="float">
            <text:p>0.513546</text:p>
          </table:table-cell>
          <table:table-cell office:value-type="float" office:value="0.508559" calcext:value-type="float">
            <text:p>0.508559</text:p>
          </table:table-cell>
          <table:table-cell office:value-type="float" office:value="0.504312" calcext:value-type="float">
            <text:p>0.504312</text:p>
          </table:table-cell>
          <table:table-cell office:value-type="float" office:value="0.500876" calcext:value-type="float">
            <text:p>0.500876</text:p>
          </table:table-cell>
          <table:table-cell office:value-type="float" office:value="0.49828" calcext:value-type="float">
            <text:p>0.49828</text:p>
          </table:table-cell>
          <table:table-cell office:value-type="float" office:value="0.496516" calcext:value-type="float">
            <text:p>0.496516</text:p>
          </table:table-cell>
          <table:table-cell office:value-type="float" office:value="0.495534" calcext:value-type="float">
            <text:p>0.495534</text:p>
          </table:table-cell>
          <table:table-cell office:value-type="float" office:value="0.495252" calcext:value-type="float">
            <text:p>0.495252</text:p>
          </table:table-cell>
        </table:table-row>
        <table:table-row table:style-name="ro1">
          <table:table-cell office:value-type="float" office:value="0.573701" calcext:value-type="float">
            <text:p>0.573701</text:p>
          </table:table-cell>
          <table:table-cell office:value-type="float" office:value="0.573155" calcext:value-type="float">
            <text:p>0.573155</text:p>
          </table:table-cell>
          <table:table-cell office:value-type="float" office:value="0.571527" calcext:value-type="float">
            <text:p>0.571527</text:p>
          </table:table-cell>
          <table:table-cell office:value-type="float" office:value="0.568867" calcext:value-type="float">
            <text:p>0.568867</text:p>
          </table:table-cell>
          <table:table-cell office:value-type="float" office:value="0.565251" calcext:value-type="float">
            <text:p>0.565251</text:p>
          </table:table-cell>
          <table:table-cell office:value-type="float" office:value="0.560783" calcext:value-type="float">
            <text:p>0.560783</text:p>
          </table:table-cell>
          <table:table-cell office:value-type="float" office:value="0.555594" calcext:value-type="float">
            <text:p>0.555594</text:p>
          </table:table-cell>
          <table:table-cell office:value-type="float" office:value="0.549835" calcext:value-type="float">
            <text:p>0.549835</text:p>
          </table:table-cell>
          <table:table-cell office:value-type="float" office:value="0.543675" calcext:value-type="float">
            <text:p>0.543675</text:p>
          </table:table-cell>
          <table:table-cell office:value-type="float" office:value="0.537293" calcext:value-type="float">
            <text:p>0.537293</text:p>
          </table:table-cell>
          <table:table-cell office:value-type="float" office:value="0.530877" calcext:value-type="float">
            <text:p>0.530877</text:p>
          </table:table-cell>
          <table:table-cell office:value-type="float" office:value="0.524609" calcext:value-type="float">
            <text:p>0.524609</text:p>
          </table:table-cell>
          <table:table-cell office:value-type="float" office:value="0.518666" calcext:value-type="float">
            <text:p>0.518666</text:p>
          </table:table-cell>
          <table:table-cell office:value-type="float" office:value="0.513206" calcext:value-type="float">
            <text:p>0.513206</text:p>
          </table:table-cell>
          <table:table-cell office:value-type="float" office:value="0.508363" calcext:value-type="float">
            <text:p>0.508363</text:p>
          </table:table-cell>
          <table:table-cell office:value-type="float" office:value="0.50424" calcext:value-type="float">
            <text:p>0.50424</text:p>
          </table:table-cell>
          <table:table-cell office:value-type="float" office:value="0.500905" calcext:value-type="float">
            <text:p>0.500905</text:p>
          </table:table-cell>
          <table:table-cell office:value-type="float" office:value="0.498388" calcext:value-type="float">
            <text:p>0.498388</text:p>
          </table:table-cell>
          <table:table-cell office:value-type="float" office:value="0.496678" calcext:value-type="float">
            <text:p>0.496678</text:p>
          </table:table-cell>
          <table:table-cell office:value-type="float" office:value="0.495726" calcext:value-type="float">
            <text:p>0.495726</text:p>
          </table:table-cell>
          <table:table-cell office:value-type="float" office:value="0.495453" calcext:value-type="float">
            <text:p>0.495453</text:p>
          </table:table-cell>
        </table:table-row>
        <table:table-row table:style-name="ro1">
          <table:table-cell office:value-type="float" office:value="0.571675" calcext:value-type="float">
            <text:p>0.571675</text:p>
          </table:table-cell>
          <table:table-cell office:value-type="float" office:value="0.571143" calcext:value-type="float">
            <text:p>0.571143</text:p>
          </table:table-cell>
          <table:table-cell office:value-type="float" office:value="0.569556" calcext:value-type="float">
            <text:p>0.569556</text:p>
          </table:table-cell>
          <table:table-cell office:value-type="float" office:value="0.566963" calcext:value-type="float">
            <text:p>0.566963</text:p>
          </table:table-cell>
          <table:table-cell office:value-type="float" office:value="0.563438" calcext:value-type="float">
            <text:p>0.563438</text:p>
          </table:table-cell>
          <table:table-cell office:value-type="float" office:value="0.559086" calcext:value-type="float">
            <text:p>0.559086</text:p>
          </table:table-cell>
          <table:table-cell office:value-type="float" office:value="0.554032" calcext:value-type="float">
            <text:p>0.554032</text:p>
          </table:table-cell>
          <table:table-cell office:value-type="float" office:value="0.548426" calcext:value-type="float">
            <text:p>0.548426</text:p>
          </table:table-cell>
          <table:table-cell office:value-type="float" office:value="0.542433" calcext:value-type="float">
            <text:p>0.542433</text:p>
          </table:table-cell>
          <table:table-cell office:value-type="float" office:value="0.536229" calcext:value-type="float">
            <text:p>0.536229</text:p>
          </table:table-cell>
          <table:table-cell office:value-type="float" office:value="0.529994" calcext:value-type="float">
            <text:p>0.529994</text:p>
          </table:table-cell>
          <table:table-cell office:value-type="float" office:value="0.523909" calcext:value-type="float">
            <text:p>0.523909</text:p>
          </table:table-cell>
          <table:table-cell office:value-type="float" office:value="0.518143" calcext:value-type="float">
            <text:p>0.518143</text:p>
          </table:table-cell>
          <table:table-cell office:value-type="float" office:value="0.512849" calcext:value-type="float">
            <text:p>0.512849</text:p>
          </table:table-cell>
          <table:table-cell office:value-type="float" office:value="0.508156" calcext:value-type="float">
            <text:p>0.508156</text:p>
          </table:table-cell>
          <table:table-cell office:value-type="float" office:value="0.504164" calcext:value-type="float">
            <text:p>0.504164</text:p>
          </table:table-cell>
          <table:table-cell office:value-type="float" office:value="0.500937" calcext:value-type="float">
            <text:p>0.500937</text:p>
          </table:table-cell>
          <table:table-cell office:value-type="float" office:value="0.498503" calcext:value-type="float">
            <text:p>0.498503</text:p>
          </table:table-cell>
          <table:table-cell office:value-type="float" office:value="0.496849" calcext:value-type="float">
            <text:p>0.496849</text:p>
          </table:table-cell>
          <table:table-cell office:value-type="float" office:value="0.495929" calcext:value-type="float">
            <text:p>0.495929</text:p>
          </table:table-cell>
          <table:table-cell office:value-type="float" office:value="0.495665" calcext:value-type="float">
            <text:p>0.495665</text:p>
          </table:table-cell>
        </table:table-row>
        <table:table-row table:style-name="ro1">
          <table:table-cell office:value-type="float" office:value="0.569427" calcext:value-type="float">
            <text:p>0.569427</text:p>
          </table:table-cell>
          <table:table-cell office:value-type="float" office:value="0.56891" calcext:value-type="float">
            <text:p>0.56891</text:p>
          </table:table-cell>
          <table:table-cell office:value-type="float" office:value="0.567369" calcext:value-type="float">
            <text:p>0.567369</text:p>
          </table:table-cell>
          <table:table-cell office:value-type="float" office:value="0.564851" calcext:value-type="float">
            <text:p>0.564851</text:p>
          </table:table-cell>
          <table:table-cell office:value-type="float" office:value="0.561429" calcext:value-type="float">
            <text:p>0.561429</text:p>
          </table:table-cell>
          <table:table-cell office:value-type="float" office:value="0.557205" calcext:value-type="float">
            <text:p>0.557205</text:p>
          </table:table-cell>
          <table:table-cell office:value-type="float" office:value="0.552303" calcext:value-type="float">
            <text:p>0.552303</text:p>
          </table:table-cell>
          <table:table-cell office:value-type="float" office:value="0.546868" calcext:value-type="float">
            <text:p>0.546868</text:p>
          </table:table-cell>
          <table:table-cell office:value-type="float" office:value="0.541061" calcext:value-type="float">
            <text:p>0.541061</text:p>
          </table:table-cell>
          <table:table-cell office:value-type="float" office:value="0.535053" calcext:value-type="float">
            <text:p>0.535053</text:p>
          </table:table-cell>
          <table:table-cell office:value-type="float" office:value="0.529021" calcext:value-type="float">
            <text:p>0.529021</text:p>
          </table:table-cell>
          <table:table-cell office:value-type="float" office:value="0.523138" calcext:value-type="float">
            <text:p>0.523138</text:p>
          </table:table-cell>
          <table:table-cell office:value-type="float" office:value="0.517567" calcext:value-type="float">
            <text:p>0.517567</text:p>
          </table:table-cell>
          <table:table-cell office:value-type="float" office:value="0.512457" calcext:value-type="float">
            <text:p>0.512457</text:p>
          </table:table-cell>
          <table:table-cell office:value-type="float" office:value="0.50793" calcext:value-type="float">
            <text:p>0.50793</text:p>
          </table:table-cell>
          <table:table-cell office:value-type="float" office:value="0.504082" calcext:value-type="float">
            <text:p>0.504082</text:p>
          </table:table-cell>
          <table:table-cell office:value-type="float" office:value="0.500973" calcext:value-type="float">
            <text:p>0.500973</text:p>
          </table:table-cell>
          <table:table-cell office:value-type="float" office:value="0.498629" calcext:value-type="float">
            <text:p>0.498629</text:p>
          </table:table-cell>
          <table:table-cell office:value-type="float" office:value="0.497037" calcext:value-type="float">
            <text:p>0.497037</text:p>
          </table:table-cell>
          <table:table-cell office:value-type="float" office:value="0.496152" calcext:value-type="float">
            <text:p>0.496152</text:p>
          </table:table-cell>
          <table:table-cell office:value-type="float" office:value="0.495898" calcext:value-type="float">
            <text:p>0.495898</text:p>
          </table:table-cell>
        </table:table-row>
        <table:table-row table:style-name="ro1">
          <table:table-cell office:value-type="float" office:value="0.567243" calcext:value-type="float">
            <text:p>0.567243</text:p>
          </table:table-cell>
          <table:table-cell office:value-type="float" office:value="0.566742" calcext:value-type="float">
            <text:p>0.566742</text:p>
          </table:table-cell>
          <table:table-cell office:value-type="float" office:value="0.565245" calcext:value-type="float">
            <text:p>0.565245</text:p>
          </table:table-cell>
          <table:table-cell office:value-type="float" office:value="0.562801" calcext:value-type="float">
            <text:p>0.562801</text:p>
          </table:table-cell>
          <table:table-cell office:value-type="float" office:value="0.55948" calcext:value-type="float">
            <text:p>0.55948</text:p>
          </table:table-cell>
          <table:table-cell office:value-type="float" office:value="0.555381" calcext:value-type="float">
            <text:p>0.555381</text:p>
          </table:table-cell>
          <table:table-cell office:value-type="float" office:value="0.550627" calcext:value-type="float">
            <text:p>0.550627</text:p>
          </table:table-cell>
          <table:table-cell office:value-type="float" office:value="0.545359" calcext:value-type="float">
            <text:p>0.545359</text:p>
          </table:table-cell>
          <table:table-cell office:value-type="float" office:value="0.539733" calcext:value-type="float">
            <text:p>0.539733</text:p>
          </table:table-cell>
          <table:table-cell office:value-type="float" office:value="0.533918" calcext:value-type="float">
            <text:p>0.533918</text:p>
          </table:table-cell>
          <table:table-cell office:value-type="float" office:value="0.528082" calcext:value-type="float">
            <text:p>0.528082</text:p>
          </table:table-cell>
          <table:table-cell office:value-type="float" office:value="0.522394" calcext:value-type="float">
            <text:p>0.522394</text:p>
          </table:table-cell>
          <table:table-cell office:value-type="float" office:value="0.517013" calcext:value-type="float">
            <text:p>0.517013</text:p>
          </table:table-cell>
          <table:table-cell office:value-type="float" office:value="0.51208" calcext:value-type="float">
            <text:p>0.51208</text:p>
          </table:table-cell>
          <table:table-cell office:value-type="float" office:value="0.507713" calcext:value-type="float">
            <text:p>0.507713</text:p>
          </table:table-cell>
          <table:table-cell office:value-type="float" office:value="0.504003" calcext:value-type="float">
            <text:p>0.504003</text:p>
          </table:table-cell>
          <table:table-cell office:value-type="float" office:value="0.501008" calcext:value-type="float">
            <text:p>0.501008</text:p>
          </table:table-cell>
          <table:table-cell office:value-type="float" office:value="0.49875" calcext:value-type="float">
            <text:p>0.49875</text:p>
          </table:table-cell>
          <table:table-cell office:value-type="float" office:value="0.497218" calcext:value-type="float">
            <text:p>0.497218</text:p>
          </table:table-cell>
          <table:table-cell office:value-type="float" office:value="0.496366" calcext:value-type="float">
            <text:p>0.496366</text:p>
          </table:table-cell>
          <table:table-cell office:value-type="float" office:value="0.496122" calcext:value-type="float">
            <text:p>0.496122</text:p>
          </table:table-cell>
        </table:table-row>
        <table:table-row table:style-name="ro1">
          <table:table-cell office:value-type="float" office:value="0.565593" calcext:value-type="float">
            <text:p>0.565593</text:p>
          </table:table-cell>
          <table:table-cell office:value-type="float" office:value="0.565102" calcext:value-type="float">
            <text:p>0.565102</text:p>
          </table:table-cell>
          <table:table-cell office:value-type="float" office:value="0.56364" calcext:value-type="float">
            <text:p>0.56364</text:p>
          </table:table-cell>
          <table:table-cell office:value-type="float" office:value="0.561251" calcext:value-type="float">
            <text:p>0.561251</text:p>
          </table:table-cell>
          <table:table-cell office:value-type="float" office:value="0.558007" calcext:value-type="float">
            <text:p>0.558007</text:p>
          </table:table-cell>
          <table:table-cell office:value-type="float" office:value="0.554004" calcext:value-type="float">
            <text:p>0.554004</text:p>
          </table:table-cell>
          <table:table-cell office:value-type="float" office:value="0.549362" calcext:value-type="float">
            <text:p>0.549362</text:p>
          </table:table-cell>
          <table:table-cell office:value-type="float" office:value="0.544221" calcext:value-type="float">
            <text:p>0.544221</text:p>
          </table:table-cell>
          <table:table-cell office:value-type="float" office:value="0.538733" calcext:value-type="float">
            <text:p>0.538733</text:p>
          </table:table-cell>
          <table:table-cell office:value-type="float" office:value="0.533062" calcext:value-type="float">
            <text:p>0.533062</text:p>
          </table:table-cell>
          <table:table-cell office:value-type="float" office:value="0.527375" calcext:value-type="float">
            <text:p>0.527375</text:p>
          </table:table-cell>
          <table:table-cell office:value-type="float" office:value="0.521835" calcext:value-type="float">
            <text:p>0.521835</text:p>
          </table:table-cell>
          <table:table-cell office:value-type="float" office:value="0.516597" calcext:value-type="float">
            <text:p>0.516597</text:p>
          </table:table-cell>
          <table:table-cell office:value-type="float" office:value="0.511797" calcext:value-type="float">
            <text:p>0.511797</text:p>
          </table:table-cell>
          <table:table-cell office:value-type="float" office:value="0.50755" calcext:value-type="float">
            <text:p>0.50755</text:p>
          </table:table-cell>
          <table:table-cell office:value-type="float" office:value="0.503945" calcext:value-type="float">
            <text:p>0.503945</text:p>
          </table:table-cell>
          <table:table-cell office:value-type="float" office:value="0.501035" calcext:value-type="float">
            <text:p>0.501035</text:p>
          </table:table-cell>
          <table:table-cell office:value-type="float" office:value="0.498842" calcext:value-type="float">
            <text:p>0.498842</text:p>
          </table:table-cell>
          <table:table-cell office:value-type="float" office:value="0.497354" calcext:value-type="float">
            <text:p>0.497354</text:p>
          </table:table-cell>
          <table:table-cell office:value-type="float" office:value="0.496527" calcext:value-type="float">
            <text:p>0.496527</text:p>
          </table:table-cell>
          <table:table-cell office:value-type="float" office:value="0.49629" calcext:value-type="float">
            <text:p>0.49629</text:p>
          </table:table-cell>
        </table:table-row>
        <table:table-row table:style-name="ro1">
          <table:table-cell office:value-type="float" office:value="0.56381" calcext:value-type="float">
            <text:p>0.56381</text:p>
          </table:table-cell>
          <table:table-cell office:value-type="float" office:value="0.563332" calcext:value-type="float">
            <text:p>0.563332</text:p>
          </table:table-cell>
          <table:table-cell office:value-type="float" office:value="0.561906" calcext:value-type="float">
            <text:p>0.561906</text:p>
          </table:table-cell>
          <table:table-cell office:value-type="float" office:value="0.559578" calcext:value-type="float">
            <text:p>0.559578</text:p>
          </table:table-cell>
          <table:table-cell office:value-type="float" office:value="0.556417" calcext:value-type="float">
            <text:p>0.556417</text:p>
          </table:table-cell>
          <table:table-cell office:value-type="float" office:value="0.552518" calcext:value-type="float">
            <text:p>0.552518</text:p>
          </table:table-cell>
          <table:table-cell office:value-type="float" office:value="0.547999" calcext:value-type="float">
            <text:p>0.547999</text:p>
          </table:table-cell>
          <table:table-cell office:value-type="float" office:value="0.542995" calcext:value-type="float">
            <text:p>0.542995</text:p>
          </table:table-cell>
          <table:table-cell office:value-type="float" office:value="0.537656" calcext:value-type="float">
            <text:p>0.537656</text:p>
          </table:table-cell>
          <table:table-cell office:value-type="float" office:value="0.532142" calcext:value-type="float">
            <text:p>0.532142</text:p>
          </table:table-cell>
          <table:table-cell office:value-type="float" office:value="0.526616" calcext:value-type="float">
            <text:p>0.526616</text:p>
          </table:table-cell>
          <table:table-cell office:value-type="float" office:value="0.521235" calcext:value-type="float">
            <text:p>0.521235</text:p>
          </table:table-cell>
          <table:table-cell office:value-type="float" office:value="0.51615" calcext:value-type="float">
            <text:p>0.51615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07377" calcext:value-type="float">
            <text:p>0.507377</text:p>
          </table:table-cell>
          <table:table-cell office:value-type="float" office:value="0.503882" calcext:value-type="float">
            <text:p>0.503882</text:p>
          </table:table-cell>
          <table:table-cell office:value-type="float" office:value="0.501064" calcext:value-type="float">
            <text:p>0.501064</text:p>
          </table:table-cell>
          <table:table-cell office:value-type="float" office:value="0.49894" calcext:value-type="float">
            <text:p>0.49894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49647" calcext:value-type="float">
            <text:p>0.49647</text:p>
          </table:table-cell>
        </table:table-row>
        <table:table-row table:style-name="ro1">
          <table:table-cell office:value-type="float" office:value="0.561757" calcext:value-type="float">
            <text:p>0.561757</text:p>
          </table:table-cell>
          <table:table-cell office:value-type="float" office:value="0.561293" calcext:value-type="float">
            <text:p>0.561293</text:p>
          </table:table-cell>
          <table:table-cell office:value-type="float" office:value="0.559911" calcext:value-type="float">
            <text:p>0.559911</text:p>
          </table:table-cell>
          <table:table-cell office:value-type="float" office:value="0.557653" calcext:value-type="float">
            <text:p>0.557653</text:p>
          </table:table-cell>
          <table:table-cell office:value-type="float" office:value="0.554589" calcext:value-type="float">
            <text:p>0.554589</text:p>
          </table:table-cell>
          <table:table-cell office:value-type="float" office:value="0.55081" calcext:value-type="float">
            <text:p>0.55081</text:p>
          </table:table-cell>
          <table:table-cell office:value-type="float" office:value="0.546432" calcext:value-type="float">
            <text:p>0.546432</text:p>
          </table:table-cell>
          <table:table-cell office:value-type="float" office:value="0.541587" calcext:value-type="float">
            <text:p>0.541587</text:p>
          </table:table-cell>
          <table:table-cell office:value-type="float" office:value="0.53642" calcext:value-type="float">
            <text:p>0.53642</text:p>
          </table:table-cell>
          <table:table-cell office:value-type="float" office:value="0.531088" calcext:value-type="float">
            <text:p>0.531088</text:p>
          </table:table-cell>
          <table:table-cell office:value-type="float" office:value="0.525746" calcext:value-type="float">
            <text:p>0.525746</text:p>
          </table:table-cell>
          <table:table-cell office:value-type="float" office:value="0.520549" calcext:value-type="float">
            <text:p>0.520549</text:p>
          </table:table-cell>
          <table:table-cell office:value-type="float" office:value="0.51564" calcext:value-type="float">
            <text:p>0.51564</text:p>
          </table:table-cell>
          <table:table-cell office:value-type="float" office:value="0.511148" calcext:value-type="float">
            <text:p>0.511148</text:p>
          </table:table-cell>
          <table:table-cell office:value-type="float" office:value="0.507179" calcext:value-type="float">
            <text:p>0.507179</text:p>
          </table:table-cell>
          <table:table-cell office:value-type="float" office:value="0.503812" calcext:value-type="float">
            <text:p>0.503812</text:p>
          </table:table-cell>
          <table:table-cell office:value-type="float" office:value="0.501097" calcext:value-type="float">
            <text:p>0.501097</text:p>
          </table:table-cell>
          <table:table-cell office:value-type="float" office:value="0.499053" calcext:value-type="float">
            <text:p>0.499053</text:p>
          </table:table-cell>
          <table:table-cell office:value-type="float" office:value="0.497667" calcext:value-type="float">
            <text:p>0.497667</text:p>
          </table:table-cell>
          <table:table-cell office:value-type="float" office:value="0.496897" calcext:value-type="float">
            <text:p>0.496897</text:p>
          </table:table-cell>
          <table:table-cell office:value-type="float" office:value="0.496676" calcext:value-type="float">
            <text:p>0.496676</text:p>
          </table:table-cell>
        </table:table-row>
        <table:table-row table:style-name="ro1">
          <table:table-cell office:value-type="float" office:value="0.559985" calcext:value-type="float">
            <text:p>0.559985</text:p>
          </table:table-cell>
          <table:table-cell office:value-type="float" office:value="0.559534" calcext:value-type="float">
            <text:p>0.559534</text:p>
          </table:table-cell>
          <table:table-cell office:value-type="float" office:value="0.558189" calcext:value-type="float">
            <text:p>0.558189</text:p>
          </table:table-cell>
          <table:table-cell office:value-type="float" office:value="0.555992" calcext:value-type="float">
            <text:p>0.555992</text:p>
          </table:table-cell>
          <table:table-cell office:value-type="float" office:value="0.553012" calcext:value-type="float">
            <text:p>0.553012</text:p>
          </table:table-cell>
          <table:table-cell office:value-type="float" office:value="0.549338" calcext:value-type="float">
            <text:p>0.549338</text:p>
          </table:table-cell>
          <table:table-cell office:value-type="float" office:value="0.545082" calcext:value-type="float">
            <text:p>0.545082</text:p>
          </table:table-cell>
          <table:table-cell office:value-type="float" office:value="0.540375" calcext:value-type="float">
            <text:p>0.540375</text:p>
          </table:table-cell>
          <table:table-cell office:value-type="float" office:value="0.535357" calcext:value-type="float">
            <text:p>0.535357</text:p>
          </table:table-cell>
          <table:table-cell office:value-type="float" office:value="0.530181" calcext:value-type="float">
            <text:p>0.530181</text:p>
          </table:table-cell>
          <table:table-cell office:value-type="float" office:value="0.524999" calcext:value-type="float">
            <text:p>0.524999</text:p>
          </table:table-cell>
          <table:table-cell office:value-type="float" office:value="0.51996" calcext:value-type="float">
            <text:p>0.51996</text:p>
          </table:table-cell>
          <table:table-cell office:value-type="float" office:value="0.515203" calcext:value-type="float">
            <text:p>0.515203</text:p>
          </table:table-cell>
          <table:table-cell office:value-type="float" office:value="0.510852" calcext:value-type="float">
            <text:p>0.510852</text:p>
          </table:table-cell>
          <table:table-cell office:value-type="float" office:value="0.507009" calcext:value-type="float">
            <text:p>0.507009</text:p>
          </table:table-cell>
          <table:table-cell office:value-type="float" office:value="0.503752" calcext:value-type="float">
            <text:p>0.503752</text:p>
          </table:table-cell>
          <table:table-cell office:value-type="float" office:value="0.501126" calcext:value-type="float">
            <text:p>0.501126</text:p>
          </table:table-cell>
          <table:table-cell office:value-type="float" office:value="0.49915" calcext:value-type="float">
            <text:p>0.49915</text:p>
          </table:table-cell>
          <table:table-cell office:value-type="float" office:value="0.49781" calcext:value-type="float">
            <text:p>0.49781</text:p>
          </table:table-cell>
          <table:table-cell office:value-type="float" office:value="0.497066" calcext:value-type="float">
            <text:p>0.497066</text:p>
          </table:table-cell>
          <table:table-cell office:value-type="float" office:value="0.496853" calcext:value-type="float">
            <text:p>0.496853</text:p>
          </table:table-cell>
        </table:table-row>
        <table:table-row table:style-name="ro1">
          <table:table-cell office:value-type="float" office:value="0.55817" calcext:value-type="float">
            <text:p>0.55817</text:p>
          </table:table-cell>
          <table:table-cell office:value-type="float" office:value="0.557731" calcext:value-type="float">
            <text:p>0.557731</text:p>
          </table:table-cell>
          <table:table-cell office:value-type="float" office:value="0.556425" calcext:value-type="float">
            <text:p>0.556425</text:p>
          </table:table-cell>
          <table:table-cell office:value-type="float" office:value="0.554292" calcext:value-type="float">
            <text:p>0.554292</text:p>
          </table:table-cell>
          <table:table-cell office:value-type="float" office:value="0.551398" calcext:value-type="float">
            <text:p>0.551398</text:p>
          </table:table-cell>
          <table:table-cell office:value-type="float" office:value="0.547832" calcext:value-type="float">
            <text:p>0.547832</text:p>
          </table:table-cell>
          <table:table-cell office:value-type="float" office:value="0.543702" calcext:value-type="float">
            <text:p>0.543702</text:p>
          </table:table-cell>
          <table:table-cell office:value-type="float" office:value="0.539136" calcext:value-type="float">
            <text:p>0.539136</text:p>
          </table:table-cell>
          <table:table-cell office:value-type="float" office:value="0.534272" calcext:value-type="float">
            <text:p>0.534272</text:p>
          </table:table-cell>
          <table:table-cell office:value-type="float" office:value="0.529256" calcext:value-type="float">
            <text:p>0.529256</text:p>
          </table:table-cell>
          <table:table-cell office:value-type="float" office:value="0.524237" calcext:value-type="float">
            <text:p>0.524237</text:p>
          </table:table-cell>
          <table:table-cell office:value-type="float" office:value="0.519359" calcext:value-type="float">
            <text:p>0.519359</text:p>
          </table:table-cell>
          <table:table-cell office:value-type="float" office:value="0.514758" calcext:value-type="float">
            <text:p>0.514758</text:p>
          </table:table-cell>
          <table:table-cell office:value-type="float" office:value="0.510551" calcext:value-type="float">
            <text:p>0.510551</text:p>
          </table:table-cell>
          <table:table-cell office:value-type="float" office:value="0.506838" calcext:value-type="float">
            <text:p>0.506838</text:p>
          </table:table-cell>
          <table:table-cell office:value-type="float" office:value="0.503691" calcext:value-type="float">
            <text:p>0.503691</text:p>
          </table:table-cell>
          <table:table-cell office:value-type="float" office:value="0.501156" calcext:value-type="float">
            <text:p>0.501156</text:p>
          </table:table-cell>
          <table:table-cell office:value-type="float" office:value="0.499249" calcext:value-type="float">
            <text:p>0.499249</text:p>
          </table:table-cell>
          <table:table-cell office:value-type="float" office:value="0.497956" calcext:value-type="float">
            <text:p>0.497956</text:p>
          </table:table-cell>
          <table:table-cell office:value-type="float" office:value="0.497238" calcext:value-type="float">
            <text:p>0.497238</text:p>
          </table:table-cell>
          <table:table-cell office:value-type="float" office:value="0.497032" calcext:value-type="float">
            <text:p>0.497032</text:p>
          </table:table-cell>
        </table:table-row>
        <table:table-row table:style-name="ro1">
          <table:table-cell office:value-type="float" office:value="0.556406" calcext:value-type="float">
            <text:p>0.556406</text:p>
          </table:table-cell>
          <table:table-cell office:value-type="float" office:value="0.555981" calcext:value-type="float">
            <text:p>0.555981</text:p>
          </table:table-cell>
          <table:table-cell office:value-type="float" office:value="0.554712" calcext:value-type="float">
            <text:p>0.554712</text:p>
          </table:table-cell>
          <table:table-cell office:value-type="float" office:value="0.552641" calcext:value-type="float">
            <text:p>0.552641</text:p>
          </table:table-cell>
          <table:table-cell office:value-type="float" office:value="0.549831" calcext:value-type="float">
            <text:p>0.549831</text:p>
          </table:table-cell>
          <table:table-cell office:value-type="float" office:value="0.54637" calcext:value-type="float">
            <text:p>0.54637</text:p>
          </table:table-cell>
          <table:table-cell office:value-type="float" office:value="0.542364" calcext:value-type="float">
            <text:p>0.542364</text:p>
          </table:table-cell>
          <table:table-cell office:value-type="float" office:value="0.537936" calcext:value-type="float">
            <text:p>0.537936</text:p>
          </table:table-cell>
          <table:table-cell office:value-type="float" office:value="0.533221" calcext:value-type="float">
            <text:p>0.533221</text:p>
          </table:table-cell>
          <table:table-cell office:value-type="float" office:value="0.528361" calcext:value-type="float">
            <text:p>0.528361</text:p>
          </table:table-cell>
          <table:table-cell office:value-type="float" office:value="0.523501" calcext:value-type="float">
            <text:p>0.523501</text:p>
          </table:table-cell>
          <table:table-cell office:value-type="float" office:value="0.51878" calcext:value-type="float">
            <text:p>0.51878</text:p>
          </table:table-cell>
          <table:table-cell office:value-type="float" office:value="0.514328" calcext:value-type="float">
            <text:p>0.514328</text:p>
          </table:table-cell>
          <table:table-cell office:value-type="float" office:value="0.510261" calcext:value-type="float">
            <text:p>0.510261</text:p>
          </table:table-cell>
          <table:table-cell office:value-type="float" office:value="0.506672" calcext:value-type="float">
            <text:p>0.506672</text:p>
          </table:table-cell>
          <table:table-cell office:value-type="float" office:value="0.503633" calcext:value-type="float">
            <text:p>0.503633</text:p>
          </table:table-cell>
          <table:table-cell office:value-type="float" office:value="0.501185" calcext:value-type="float">
            <text:p>0.501185</text:p>
          </table:table-cell>
          <table:table-cell office:value-type="float" office:value="0.499344" calcext:value-type="float">
            <text:p>0.499344</text:p>
          </table:table-cell>
          <table:table-cell office:value-type="float" office:value="0.498097" calcext:value-type="float">
            <text:p>0.498097</text:p>
          </table:table-cell>
          <table:table-cell office:value-type="float" office:value="0.497404" calcext:value-type="float">
            <text:p>0.497404</text:p>
          </table:table-cell>
          <table:table-cell office:value-type="float" office:value="0.497205" calcext:value-type="float">
            <text:p>0.497205</text:p>
          </table:table-cell>
        </table:table-row>
        <table:table-row table:style-name="ro1">
          <table:table-cell office:value-type="float" office:value="0.554694" calcext:value-type="float">
            <text:p>0.554694</text:p>
          </table:table-cell>
          <table:table-cell office:value-type="float" office:value="0.554281" calcext:value-type="float">
            <text:p>0.554281</text:p>
          </table:table-cell>
          <table:table-cell office:value-type="float" office:value="0.553049" calcext:value-type="float">
            <text:p>0.553049</text:p>
          </table:table-cell>
          <table:table-cell office:value-type="float" office:value="0.551038" calcext:value-type="float">
            <text:p>0.551038</text:p>
          </table:table-cell>
          <table:table-cell office:value-type="float" office:value="0.548312" calcext:value-type="float">
            <text:p>0.548312</text:p>
          </table:table-cell>
          <table:table-cell office:value-type="float" office:value="0.544953" calcext:value-type="float">
            <text:p>0.544953</text:p>
          </table:table-cell>
          <table:table-cell office:value-type="float" office:value="0.541067" calcext:value-type="float">
            <text:p>0.541067</text:p>
          </table:table-cell>
          <table:table-cell office:value-type="float" office:value="0.536773" calcext:value-type="float">
            <text:p>0.536773</text:p>
          </table:table-cell>
          <table:table-cell office:value-type="float" office:value="0.532203" calcext:value-type="float">
            <text:p>0.532203</text:p>
          </table:table-cell>
          <table:table-cell office:value-type="float" office:value="0.527495" calcext:value-type="float">
            <text:p>0.527495</text:p>
          </table:table-cell>
          <table:table-cell office:value-type="float" office:value="0.522789" calcext:value-type="float">
            <text:p>0.522789</text:p>
          </table:table-cell>
          <table:table-cell office:value-type="float" office:value="0.51822" calcext:value-type="float">
            <text:p>0.51822</text:p>
          </table:table-cell>
          <table:table-cell office:value-type="float" office:value="0.513914" calcext:value-type="float">
            <text:p>0.513914</text:p>
          </table:table-cell>
          <table:table-cell office:value-type="float" office:value="0.509981" calcext:value-type="float">
            <text:p>0.509981</text:p>
          </table:table-cell>
          <table:table-cell office:value-type="float" office:value="0.506513" calcext:value-type="float">
            <text:p>0.506513</text:p>
          </table:table-cell>
          <table:table-cell office:value-type="float" office:value="0.503577" calcext:value-type="float">
            <text:p>0.503577</text:p>
          </table:table-cell>
          <table:table-cell office:value-type="float" office:value="0.501214" calcext:value-type="float">
            <text:p>0.501214</text:p>
          </table:table-cell>
          <table:table-cell office:value-type="float" office:value="0.499436" calcext:value-type="float">
            <text:p>0.499436</text:p>
          </table:table-cell>
          <table:table-cell office:value-type="float" office:value="0.498233" calcext:value-type="float">
            <text:p>0.498233</text:p>
          </table:table-cell>
          <table:table-cell office:value-type="float" office:value="0.497564" calcext:value-type="float">
            <text:p>0.497564</text:p>
          </table:table-cell>
          <table:table-cell office:value-type="float" office:value="0.497372" calcext:value-type="float">
            <text:p>0.497372</text:p>
          </table:table-cell>
        </table:table-row>
        <table:table-row table:style-name="ro1">
          <table:table-cell office:value-type="float" office:value="0.553288" calcext:value-type="float">
            <text:p>0.553288</text:p>
          </table:table-cell>
          <table:table-cell office:value-type="float" office:value="0.552885" calcext:value-type="float">
            <text:p>0.552885</text:p>
          </table:table-cell>
          <table:table-cell office:value-type="float" office:value="0.551683" calcext:value-type="float">
            <text:p>0.551683</text:p>
          </table:table-cell>
          <table:table-cell office:value-type="float" office:value="0.549722" calcext:value-type="float">
            <text:p>0.549722</text:p>
          </table:table-cell>
          <table:table-cell office:value-type="float" office:value="0.547064" calcext:value-type="float">
            <text:p>0.547064</text:p>
          </table:table-cell>
          <table:table-cell office:value-type="float" office:value="0.54379" calcext:value-type="float">
            <text:p>0.54379</text:p>
          </table:table-cell>
          <table:table-cell office:value-type="float" office:value="0.540003" calcext:value-type="float">
            <text:p>0.540003</text:p>
          </table:table-cell>
          <table:table-cell office:value-type="float" office:value="0.53582" calcext:value-type="float">
            <text:p>0.53582</text:p>
          </table:table-cell>
          <table:table-cell office:value-type="float" office:value="0.531369" calcext:value-type="float">
            <text:p>0.531369</text:p>
          </table:table-cell>
          <table:table-cell office:value-type="float" office:value="0.526786" calcext:value-type="float">
            <text:p>0.526786</text:p>
          </table:table-cell>
          <table:table-cell office:value-type="float" office:value="0.522206" calcext:value-type="float">
            <text:p>0.522206</text:p>
          </table:table-cell>
          <table:table-cell office:value-type="float" office:value="0.517762" calcext:value-type="float">
            <text:p>0.517762</text:p>
          </table:table-cell>
          <table:table-cell office:value-type="float" office:value="0.513575" calcext:value-type="float">
            <text:p>0.513575</text:p>
          </table:table-cell>
          <table:table-cell office:value-type="float" office:value="0.509753" calcext:value-type="float">
            <text:p>0.509753</text:p>
          </table:table-cell>
          <table:table-cell office:value-type="float" office:value="0.506384" calcext:value-type="float">
            <text:p>0.506384</text:p>
          </table:table-cell>
          <table:table-cell office:value-type="float" office:value="0.503532" calcext:value-type="float">
            <text:p>0.503532</text:p>
          </table:table-cell>
          <table:table-cell office:value-type="float" office:value="0.501237" calcext:value-type="float">
            <text:p>0.501237</text:p>
          </table:table-cell>
          <table:table-cell office:value-type="float" office:value="0.499512" calcext:value-type="float">
            <text:p>0.499512</text:p>
          </table:table-cell>
          <table:table-cell office:value-type="float" office:value="0.498344" calcext:value-type="float">
            <text:p>0.498344</text:p>
          </table:table-cell>
          <table:table-cell office:value-type="float" office:value="0.497695" calcext:value-type="float">
            <text:p>0.497695</text:p>
          </table:table-cell>
          <table:table-cell office:value-type="float" office:value="0.497509" calcext:value-type="float">
            <text:p>0.497509</text:p>
          </table:table-cell>
        </table:table-row>
        <table:table-row table:style-name="ro1">
          <table:table-cell office:value-type="float" office:value="0.551842" calcext:value-type="float">
            <text:p>0.551842</text:p>
          </table:table-cell>
          <table:table-cell office:value-type="float" office:value="0.551449" calcext:value-type="float">
            <text:p>0.551449</text:p>
          </table:table-cell>
          <table:table-cell office:value-type="float" office:value="0.550279" calcext:value-type="float">
            <text:p>0.550279</text:p>
          </table:table-cell>
          <table:table-cell office:value-type="float" office:value="0.54837" calcext:value-type="float">
            <text:p>0.54837</text:p>
          </table:table-cell>
          <table:table-cell office:value-type="float" office:value="0.545782" calcext:value-type="float">
            <text:p>0.545782</text:p>
          </table:table-cell>
          <table:table-cell office:value-type="float" office:value="0.542595" calcext:value-type="float">
            <text:p>0.542595</text:p>
          </table:table-cell>
          <table:table-cell office:value-type="float" office:value="0.53891" calcext:value-type="float">
            <text:p>0.53891</text:p>
          </table:table-cell>
          <table:table-cell office:value-type="float" office:value="0.534842" calcext:value-type="float">
            <text:p>0.534842</text:p>
          </table:table-cell>
          <table:table-cell office:value-type="float" office:value="0.530514" calcext:value-type="float">
            <text:p>0.530514</text:p>
          </table:table-cell>
          <table:table-cell office:value-type="float" office:value="0.526059" calcext:value-type="float">
            <text:p>0.526059</text:p>
          </table:table-cell>
          <table:table-cell office:value-type="float" office:value="0.52161" calcext:value-type="float">
            <text:p>0.52161</text:p>
          </table:table-cell>
          <table:table-cell office:value-type="float" office:value="0.517293" calcext:value-type="float">
            <text:p>0.517293</text:p>
          </table:table-cell>
          <table:table-cell office:value-type="float" office:value="0.513229" calcext:value-type="float">
            <text:p>0.513229</text:p>
          </table:table-cell>
          <table:table-cell office:value-type="float" office:value="0.50952" calcext:value-type="float">
            <text:p>0.50952</text:p>
          </table:table-cell>
          <table:table-cell office:value-type="float" office:value="0.506251" calcext:value-type="float">
            <text:p>0.506251</text:p>
          </table:table-cell>
          <table:table-cell office:value-type="float" office:value="0.503486" calcext:value-type="float">
            <text:p>0.503486</text:p>
          </table:table-cell>
          <table:table-cell office:value-type="float" office:value="0.501261" calcext:value-type="float">
            <text:p>0.501261</text:p>
          </table:table-cell>
          <table:table-cell office:value-type="float" office:value="0.499589" calcext:value-type="float">
            <text:p>0.499589</text:p>
          </table:table-cell>
          <table:table-cell office:value-type="float" office:value="0.498457" calcext:value-type="float">
            <text:p>0.498457</text:p>
          </table:table-cell>
          <table:table-cell office:value-type="float" office:value="0.497829" calcext:value-type="float">
            <text:p>0.497829</text:p>
          </table:table-cell>
          <table:table-cell office:value-type="float" office:value="0.497648" calcext:value-type="float">
            <text:p>0.497648</text:p>
          </table:table-cell>
        </table:table-row>
        <table:table-row table:style-name="ro1">
          <table:table-cell office:value-type="float" office:value="0.550225" calcext:value-type="float">
            <text:p>0.550225</text:p>
          </table:table-cell>
          <table:table-cell office:value-type="float" office:value="0.549844" calcext:value-type="float">
            <text:p>0.549844</text:p>
          </table:table-cell>
          <table:table-cell office:value-type="float" office:value="0.548709" calcext:value-type="float">
            <text:p>0.548709</text:p>
          </table:table-cell>
          <table:table-cell office:value-type="float" office:value="0.546858" calcext:value-type="float">
            <text:p>0.546858</text:p>
          </table:table-cell>
          <table:table-cell office:value-type="float" office:value="0.544349" calcext:value-type="float">
            <text:p>0.544349</text:p>
          </table:table-cell>
          <table:table-cell office:value-type="float" office:value="0.541261" calcext:value-type="float">
            <text:p>0.541261</text:p>
          </table:table-cell>
          <table:table-cell office:value-type="float" office:value="0.537691" calcext:value-type="float">
            <text:p>0.537691</text:p>
          </table:table-cell>
          <table:table-cell office:value-type="float" office:value="0.53375" calcext:value-type="float">
            <text:p>0.53375</text:p>
          </table:table-cell>
          <table:table-cell office:value-type="float" office:value="0.52956" calcext:value-type="float">
            <text:p>0.52956</text:p>
          </table:table-cell>
          <table:table-cell office:value-type="float" office:value="0.525249" calcext:value-type="float">
            <text:p>0.525249</text:p>
          </table:table-cell>
          <table:table-cell office:value-type="float" office:value="0.520945" calcext:value-type="float">
            <text:p>0.520945</text:p>
          </table:table-cell>
          <table:table-cell office:value-type="float" office:value="0.516771" calcext:value-type="float">
            <text:p>0.516771</text:p>
          </table:table-cell>
          <table:table-cell office:value-type="float" office:value="0.512843" calcext:value-type="float">
            <text:p>0.512843</text:p>
          </table:table-cell>
          <table:table-cell office:value-type="float" office:value="0.50926" calcext:value-type="float">
            <text:p>0.50926</text:p>
          </table:table-cell>
          <table:table-cell office:value-type="float" office:value="0.506104" calcext:value-type="float">
            <text:p>0.506104</text:p>
          </table:table-cell>
          <table:table-cell office:value-type="float" office:value="0.503435" calcext:value-type="float">
            <text:p>0.503435</text:p>
          </table:table-cell>
          <table:table-cell office:value-type="float" office:value="0.501288" calcext:value-type="float">
            <text:p>0.501288</text:p>
          </table:table-cell>
          <table:table-cell office:value-type="float" office:value="0.499675" calcext:value-type="float">
            <text:p>0.499675</text:p>
          </table:table-cell>
          <table:table-cell office:value-type="float" office:value="0.498583" calcext:value-type="float">
            <text:p>0.498583</text:p>
          </table:table-cell>
          <table:table-cell office:value-type="float" office:value="0.497978" calcext:value-type="float">
            <text:p>0.497978</text:p>
          </table:table-cell>
          <table:table-cell office:value-type="float" office:value="0.497804" calcext:value-type="float">
            <text:p>0.497804</text:p>
          </table:table-cell>
        </table:table-row>
        <table:table-row table:style-name="ro1">
          <table:table-cell office:value-type="float" office:value="0.548551" calcext:value-type="float">
            <text:p>0.548551</text:p>
          </table:table-cell>
          <table:table-cell office:value-type="float" office:value="0.548184" calcext:value-type="float">
            <text:p>0.548184</text:p>
          </table:table-cell>
          <table:table-cell office:value-type="float" office:value="0.547086" calcext:value-type="float">
            <text:p>0.547086</text:p>
          </table:table-cell>
          <table:table-cell office:value-type="float" office:value="0.545295" calcext:value-type="float">
            <text:p>0.545295</text:p>
          </table:table-cell>
          <table:table-cell office:value-type="float" office:value="0.542868" calcext:value-type="float">
            <text:p>0.542868</text:p>
          </table:table-cell>
          <table:table-cell office:value-type="float" office:value="0.539882" calcext:value-type="float">
            <text:p>0.539882</text:p>
          </table:table-cell>
          <table:table-cell office:value-type="float" office:value="0.536431" calcext:value-type="float">
            <text:p>0.536431</text:p>
          </table:table-cell>
          <table:table-cell office:value-type="float" office:value="0.532623" calcext:value-type="float">
            <text:p>0.532623</text:p>
          </table:table-cell>
          <table:table-cell office:value-type="float" office:value="0.528576" calcext:value-type="float">
            <text:p>0.528576</text:p>
          </table:table-cell>
          <table:table-cell office:value-type="float" office:value="0.524414" calcext:value-type="float">
            <text:p>0.524414</text:p>
          </table:table-cell>
          <table:table-cell office:value-type="float" office:value="0.52026" calcext:value-type="float">
            <text:p>0.52026</text:p>
          </table:table-cell>
          <table:table-cell office:value-type="float" office:value="0.516234" calcext:value-type="float">
            <text:p>0.516234</text:p>
          </table:table-cell>
          <table:table-cell office:value-type="float" office:value="0.512447" calcext:value-type="float">
            <text:p>0.512447</text:p>
          </table:table-cell>
          <table:table-cell office:value-type="float" office:value="0.508994" calcext:value-type="float">
            <text:p>0.508994</text:p>
          </table:table-cell>
          <table:table-cell office:value-type="float" office:value="0.505953" calcext:value-type="float">
            <text:p>0.505953</text:p>
          </table:table-cell>
          <table:table-cell office:value-type="float" office:value="0.503383" calcext:value-type="float">
            <text:p>0.503383</text:p>
          </table:table-cell>
          <table:table-cell office:value-type="float" office:value="0.501316" calcext:value-type="float">
            <text:p>0.501316</text:p>
          </table:table-cell>
          <table:table-cell office:value-type="float" office:value="0.499764" calcext:value-type="float">
            <text:p>0.499764</text:p>
          </table:table-cell>
          <table:table-cell office:value-type="float" office:value="0.498714" calcext:value-type="float">
            <text:p>0.498714</text:p>
          </table:table-cell>
          <table:table-cell office:value-type="float" office:value="0.498131" calcext:value-type="float">
            <text:p>0.498131</text:p>
          </table:table-cell>
          <table:table-cell office:value-type="float" office:value="0.497963" calcext:value-type="float">
            <text:p>0.497963</text:p>
          </table:table-cell>
        </table:table-row>
        <table:table-row table:style-name="ro1">
          <table:table-cell office:value-type="float" office:value="0.54741" calcext:value-type="float">
            <text:p>0.54741</text:p>
          </table:table-cell>
          <table:table-cell office:value-type="float" office:value="0.54705" calcext:value-type="float">
            <text:p>0.54705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544228" calcext:value-type="float">
            <text:p>0.544228</text:p>
          </table:table-cell>
          <table:table-cell office:value-type="float" office:value="0.541858" calcext:value-type="float">
            <text:p>0.541858</text:p>
          </table:table-cell>
          <table:table-cell office:value-type="float" office:value="0.538942" calcext:value-type="float">
            <text:p>0.538942</text:p>
          </table:table-cell>
          <table:table-cell office:value-type="float" office:value="0.535572" calcext:value-type="float">
            <text:p>0.535572</text:p>
          </table:table-cell>
          <table:table-cell office:value-type="float" office:value="0.531855" calcext:value-type="float">
            <text:p>0.531855</text:p>
          </table:table-cell>
          <table:table-cell office:value-type="float" office:value="0.527906" calcext:value-type="float">
            <text:p>0.527906</text:p>
          </table:table-cell>
          <table:table-cell office:value-type="float" office:value="0.523845" calcext:value-type="float">
            <text:p>0.523845</text:p>
          </table:table-cell>
          <table:table-cell office:value-type="float" office:value="0.519794" calcext:value-type="float">
            <text:p>0.519794</text:p>
          </table:table-cell>
          <table:table-cell office:value-type="float" office:value="0.515869" calcext:value-type="float">
            <text:p>0.515869</text:p>
          </table:table-cell>
          <table:table-cell office:value-type="float" office:value="0.512177" calcext:value-type="float">
            <text:p>0.512177</text:p>
          </table:table-cell>
          <table:table-cell office:value-type="float" office:value="0.508813" calcext:value-type="float">
            <text:p>0.508813</text:p>
          </table:table-cell>
          <table:table-cell office:value-type="float" office:value="0.505851" calcext:value-type="float">
            <text:p>0.505851</text:p>
          </table:table-cell>
          <table:table-cell office:value-type="float" office:value="0.503347" calcext:value-type="float">
            <text:p>0.503347</text:p>
          </table:table-cell>
          <table:table-cell office:value-type="float" office:value="0.501335" calcext:value-type="float">
            <text:p>0.501335</text:p>
          </table:table-cell>
          <table:table-cell office:value-type="float" office:value="0.499824" calcext:value-type="float">
            <text:p>0.499824</text:p>
          </table:table-cell>
          <table:table-cell office:value-type="float" office:value="0.498802" calcext:value-type="float">
            <text:p>0.498802</text:p>
          </table:table-cell>
          <table:table-cell office:value-type="float" office:value="0.498235" calcext:value-type="float">
            <text:p>0.498235</text:p>
          </table:table-cell>
          <table:table-cell office:value-type="float" office:value="0.498072" calcext:value-type="float">
            <text:p>0.498072</text:p>
          </table:table-cell>
        </table:table-row>
        <table:table-row table:style-name="ro1">
          <table:table-cell office:value-type="float" office:value="0.546107" calcext:value-type="float">
            <text:p>0.546107</text:p>
          </table:table-cell>
          <table:table-cell office:value-type="float" office:value="0.545756" calcext:value-type="float">
            <text:p>0.545756</text:p>
          </table:table-cell>
          <table:table-cell office:value-type="float" office:value="0.544713" calcext:value-type="float">
            <text:p>0.544713</text:p>
          </table:table-cell>
          <table:table-cell office:value-type="float" office:value="0.543011" calcext:value-type="float">
            <text:p>0.543011</text:p>
          </table:table-cell>
          <table:table-cell office:value-type="float" office:value="0.540705" calcext:value-type="float">
            <text:p>0.540705</text:p>
          </table:table-cell>
          <table:table-cell office:value-type="float" office:value="0.537869" calcext:value-type="float">
            <text:p>0.537869</text:p>
          </table:table-cell>
          <table:table-cell office:value-type="float" office:value="0.534593" calcext:value-type="float">
            <text:p>0.534593</text:p>
          </table:table-cell>
          <table:table-cell office:value-type="float" office:value="0.53098" calcext:value-type="float">
            <text:p>0.53098</text:p>
          </table:table-cell>
          <table:table-cell office:value-type="float" office:value="0.527142" calcext:value-type="float">
            <text:p>0.527142</text:p>
          </table:table-cell>
          <table:table-cell office:value-type="float" office:value="0.523198" calcext:value-type="float">
            <text:p>0.523198</text:p>
          </table:table-cell>
          <table:table-cell office:value-type="float" office:value="0.519264" calcext:value-type="float">
            <text:p>0.519264</text:p>
          </table:table-cell>
          <table:table-cell office:value-type="float" office:value="0.515453" calcext:value-type="float">
            <text:p>0.515453</text:p>
          </table:table-cell>
          <table:table-cell office:value-type="float" office:value="0.511871" calcext:value-type="float">
            <text:p>0.511871</text:p>
          </table:table-cell>
          <table:table-cell office:value-type="float" office:value="0.508607" calcext:value-type="float">
            <text:p>0.508607</text:p>
          </table:table-cell>
          <table:table-cell office:value-type="float" office:value="0.505735" calcext:value-type="float">
            <text:p>0.505735</text:p>
          </table:table-cell>
          <table:table-cell office:value-type="float" office:value="0.503308" calcext:value-type="float">
            <text:p>0.503308</text:p>
          </table:table-cell>
          <table:table-cell office:value-type="float" office:value="0.501357" calcext:value-type="float">
            <text:p>0.501357</text:p>
          </table:table-cell>
          <table:table-cell office:value-type="float" office:value="0.499893" calcext:value-type="float">
            <text:p>0.499893</text:p>
          </table:table-cell>
          <table:table-cell office:value-type="float" office:value="0.498902" calcext:value-type="float">
            <text:p>0.498902</text:p>
          </table:table-cell>
          <table:table-cell office:value-type="float" office:value="0.498353" calcext:value-type="float">
            <text:p>0.498353</text:p>
          </table:table-cell>
          <table:table-cell office:value-type="float" office:value="0.498195" calcext:value-type="float">
            <text:p>0.498195</text:p>
          </table:table-cell>
        </table:table-row>
        <table:table-row table:style-name="ro1">
          <table:table-cell office:value-type="float" office:value="0.544538" calcext:value-type="float">
            <text:p>0.544538</text:p>
          </table:table-cell>
          <table:table-cell office:value-type="float" office:value="0.544199" calcext:value-type="float">
            <text:p>0.544199</text:p>
          </table:table-cell>
          <table:table-cell office:value-type="float" office:value="0.543191" calcext:value-type="float">
            <text:p>0.543191</text:p>
          </table:table-cell>
          <table:table-cell office:value-type="float" office:value="0.541547" calcext:value-type="float">
            <text:p>0.541547</text:p>
          </table:table-cell>
          <table:table-cell office:value-type="float" office:value="0.539319" calcext:value-type="float">
            <text:p>0.539319</text:p>
          </table:table-cell>
          <table:table-cell office:value-type="float" office:value="0.53658" calcext:value-type="float">
            <text:p>0.53658</text:p>
          </table:table-cell>
          <table:table-cell office:value-type="float" office:value="0.533417" calcext:value-type="float">
            <text:p>0.533417</text:p>
          </table:table-cell>
          <table:table-cell office:value-type="float" office:value="0.529929" calcext:value-type="float">
            <text:p>0.529929</text:p>
          </table:table-cell>
          <table:table-cell office:value-type="float" office:value="0.526226" calcext:value-type="float">
            <text:p>0.526226</text:p>
          </table:table-cell>
          <table:table-cell office:value-type="float" office:value="0.522421" calcext:value-type="float">
            <text:p>0.522421</text:p>
          </table:table-cell>
          <table:table-cell office:value-type="float" office:value="0.518628" calcext:value-type="float">
            <text:p>0.518628</text:p>
          </table:table-cell>
          <table:table-cell office:value-type="float" office:value="0.514955" calcext:value-type="float">
            <text:p>0.514955</text:p>
          </table:table-cell>
          <table:table-cell office:value-type="float" office:value="0.511504" calcext:value-type="float">
            <text:p>0.511504</text:p>
          </table:table-cell>
          <table:table-cell office:value-type="float" office:value="0.508361" calcext:value-type="float">
            <text:p>0.508361</text:p>
          </table:table-cell>
          <table:table-cell office:value-type="float" office:value="0.505596" calcext:value-type="float">
            <text:p>0.505596</text:p>
          </table:table-cell>
          <table:table-cell office:value-type="float" office:value="0.50326" calcext:value-type="float">
            <text:p>0.50326</text:p>
          </table:table-cell>
          <table:table-cell office:value-type="float" office:value="0.501384" calcext:value-type="float">
            <text:p>0.501384</text:p>
          </table:table-cell>
          <table:table-cell office:value-type="float" office:value="0.499976" calcext:value-type="float">
            <text:p>0.499976</text:p>
          </table:table-cell>
          <table:table-cell office:value-type="float" office:value="0.499023" calcext:value-type="float">
            <text:p>0.499023</text:p>
          </table:table-cell>
          <table:table-cell office:value-type="float" office:value="0.498494" calcext:value-type="float">
            <text:p>0.498494</text:p>
          </table:table-cell>
          <table:table-cell office:value-type="float" office:value="0.498343" calcext:value-type="float">
            <text:p>0.498343</text:p>
          </table:table-cell>
        </table:table-row>
        <table:table-row table:style-name="ro1">
          <table:table-cell office:value-type="float" office:value="0.543311" calcext:value-type="float">
            <text:p>0.543311</text:p>
          </table:table-cell>
          <table:table-cell office:value-type="float" office:value="0.542982" calcext:value-type="float">
            <text:p>0.542982</text:p>
          </table:table-cell>
          <table:table-cell office:value-type="float" office:value="0.542001" calcext:value-type="float">
            <text:p>0.542001</text:p>
          </table:table-cell>
          <table:table-cell office:value-type="float" office:value="0.540402" calcext:value-type="float">
            <text:p>0.540402</text:p>
          </table:table-cell>
          <table:table-cell office:value-type="float" office:value="0.538236" calcext:value-type="float">
            <text:p>0.538236</text:p>
          </table:table-cell>
          <table:table-cell office:value-type="float" office:value="0.535573" calcext:value-type="float">
            <text:p>0.535573</text:p>
          </table:table-cell>
          <table:table-cell office:value-type="float" office:value="0.532498" calcext:value-type="float">
            <text:p>0.532498</text:p>
          </table:table-cell>
          <table:table-cell office:value-type="float" office:value="0.529108" calcext:value-type="float">
            <text:p>0.529108</text:p>
          </table:table-cell>
          <table:table-cell office:value-type="float" office:value="0.52551" calcext:value-type="float">
            <text:p>0.52551</text:p>
          </table:table-cell>
          <table:table-cell office:value-type="float" office:value="0.521815" calcext:value-type="float">
            <text:p>0.521815</text:p>
          </table:table-cell>
          <table:table-cell office:value-type="float" office:value="0.518132" calcext:value-type="float">
            <text:p>0.518132</text:p>
          </table:table-cell>
          <table:table-cell office:value-type="float" office:value="0.514567" calcext:value-type="float">
            <text:p>0.514567</text:p>
          </table:table-cell>
          <table:table-cell office:value-type="float" office:value="0.511218" calcext:value-type="float">
            <text:p>0.511218</text:p>
          </table:table-cell>
          <table:table-cell office:value-type="float" office:value="0.508169" calcext:value-type="float">
            <text:p>0.508169</text:p>
          </table:table-cell>
          <table:table-cell office:value-type="float" office:value="0.505488" calcext:value-type="float">
            <text:p>0.505488</text:p>
          </table:table-cell>
          <table:table-cell office:value-type="float" office:value="0.503223" calcext:value-type="float">
            <text:p>0.503223</text:p>
          </table:table-cell>
          <table:table-cell office:value-type="float" office:value="0.501405" calcext:value-type="float">
            <text:p>0.501405</text:p>
          </table:table-cell>
          <table:table-cell office:value-type="float" office:value="0.50004" calcext:value-type="float">
            <text:p>0.50004</text:p>
          </table:table-cell>
          <table:table-cell office:value-type="float" office:value="0.499117" calcext:value-type="float">
            <text:p>0.499117</text:p>
          </table:table-cell>
          <table:table-cell office:value-type="float" office:value="0.498605" calcext:value-type="float">
            <text:p>0.498605</text:p>
          </table:table-cell>
          <table:table-cell office:value-type="float" office:value="0.498458" calcext:value-type="float">
            <text:p>0.498458</text:p>
          </table:table-cell>
        </table:table-row>
        <table:table-row table:style-name="ro1">
          <table:table-cell office:value-type="float" office:value="0.541988" calcext:value-type="float">
            <text:p>0.541988</text:p>
          </table:table-cell>
          <table:table-cell office:value-type="float" office:value="0.541669" calcext:value-type="float">
            <text:p>0.541669</text:p>
          </table:table-cell>
          <table:table-cell office:value-type="float" office:value="0.540718" calcext:value-type="float">
            <text:p>0.540718</text:p>
          </table:table-cell>
          <table:table-cell office:value-type="float" office:value="0.539168" calcext:value-type="float">
            <text:p>0.539168</text:p>
          </table:table-cell>
          <table:table-cell office:value-type="float" office:value="0.537068" calcext:value-type="float">
            <text:p>0.537068</text:p>
          </table:table-cell>
          <table:table-cell office:value-type="float" office:value="0.534487" calcext:value-type="float">
            <text:p>0.534487</text:p>
          </table:table-cell>
          <table:table-cell office:value-type="float" office:value="0.531508" calcext:value-type="float">
            <text:p>0.531508</text:p>
          </table:table-cell>
          <table:table-cell office:value-type="float" office:value="0.528224" calcext:value-type="float">
            <text:p>0.528224</text:p>
          </table:table-cell>
          <table:table-cell office:value-type="float" office:value="0.52474" calcext:value-type="float">
            <text:p>0.52474</text:p>
          </table:table-cell>
          <table:table-cell office:value-type="float" office:value="0.521163" calcext:value-type="float">
            <text:p>0.521163</text:p>
          </table:table-cell>
          <table:table-cell office:value-type="float" office:value="0.517599" calcext:value-type="float">
            <text:p>0.517599</text:p>
          </table:table-cell>
          <table:table-cell office:value-type="float" office:value="0.51415" calcext:value-type="float">
            <text:p>0.51415</text:p>
          </table:table-cell>
          <table:table-cell office:value-type="float" office:value="0.510911" calcext:value-type="float">
            <text:p>0.510911</text:p>
          </table:table-cell>
          <table:table-cell office:value-type="float" office:value="0.507963" calcext:value-type="float">
            <text:p>0.507963</text:p>
          </table:table-cell>
          <table:table-cell office:value-type="float" office:value="0.505372" calcext:value-type="float">
            <text:p>0.505372</text:p>
          </table:table-cell>
          <table:table-cell office:value-type="float" office:value="0.503184" calcext:value-type="float">
            <text:p>0.503184</text:p>
          </table:table-cell>
          <table:table-cell office:value-type="float" office:value="0.501427" calcext:value-type="float">
            <text:p>0.501427</text:p>
          </table:table-cell>
          <table:table-cell office:value-type="float" office:value="0.500109" calcext:value-type="float">
            <text:p>0.500109</text:p>
          </table:table-cell>
          <table:table-cell office:value-type="float" office:value="0.499217" calcext:value-type="float">
            <text:p>0.499217</text:p>
          </table:table-cell>
          <table:table-cell office:value-type="float" office:value="0.498723" calcext:value-type="float">
            <text:p>0.498723</text:p>
          </table:table-cell>
          <table:table-cell office:value-type="float" office:value="0.498581" calcext:value-type="float">
            <text:p>0.498581</text:p>
          </table:table-cell>
        </table:table-row>
        <table:table-row table:style-name="ro1">
          <table:table-cell office:value-type="float" office:value="0.540628" calcext:value-type="float">
            <text:p>0.540628</text:p>
          </table:table-cell>
          <table:table-cell office:value-type="float" office:value="0.54032" calcext:value-type="float">
            <text:p>0.54032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535869" calcext:value-type="float">
            <text:p>0.535869</text:p>
          </table:table-cell>
          <table:table-cell office:value-type="float" office:value="0.533372" calcext:value-type="float">
            <text:p>0.533372</text:p>
          </table:table-cell>
          <table:table-cell office:value-type="float" office:value="0.530492" calcext:value-type="float">
            <text:p>0.530492</text:p>
          </table:table-cell>
          <table:table-cell office:value-type="float" office:value="0.527318" calcext:value-type="float">
            <text:p>0.527318</text:p>
          </table:table-cell>
          <table:table-cell office:value-type="float" office:value="0.523951" calcext:value-type="float">
            <text:p>0.523951</text:p>
          </table:table-cell>
          <table:table-cell office:value-type="float" office:value="0.520495" calcext:value-type="float">
            <text:p>0.520495</text:p>
          </table:table-cell>
          <table:table-cell office:value-type="float" office:value="0.517052" calcext:value-type="float">
            <text:p>0.517052</text:p>
          </table:table-cell>
          <table:table-cell office:value-type="float" office:value="0.513723" calcext:value-type="float">
            <text:p>0.513723</text:p>
          </table:table-cell>
          <table:table-cell office:value-type="float" office:value="0.510597" calcext:value-type="float">
            <text:p>0.510597</text:p>
          </table:table-cell>
          <table:table-cell office:value-type="float" office:value="0.507753" calcext:value-type="float">
            <text:p>0.507753</text:p>
          </table:table-cell>
          <table:table-cell office:value-type="float" office:value="0.505253" calcext:value-type="float">
            <text:p>0.505253</text:p>
          </table:table-cell>
          <table:table-cell office:value-type="float" office:value="0.503144" calcext:value-type="float">
            <text:p>0.503144</text:p>
          </table:table-cell>
          <table:table-cell office:value-type="float" office:value="0.50145" calcext:value-type="float">
            <text:p>0.50145</text:p>
          </table:table-cell>
          <table:table-cell office:value-type="float" office:value="0.50018" calcext:value-type="float">
            <text:p>0.50018</text:p>
          </table:table-cell>
          <table:table-cell office:value-type="float" office:value="0.499321" calcext:value-type="float">
            <text:p>0.499321</text:p>
          </table:table-cell>
          <table:table-cell office:value-type="float" office:value="0.498844" calcext:value-type="float">
            <text:p>0.498844</text:p>
          </table:table-cell>
          <table:table-cell office:value-type="float" office:value="0.498708" calcext:value-type="float">
            <text:p>0.498708</text:p>
          </table:table-cell>
        </table:table-row>
        <table:table-row table:style-name="ro1">
          <table:table-cell office:value-type="float" office:value="0.539586" calcext:value-type="float">
            <text:p>0.539586</text:p>
          </table:table-cell>
          <table:table-cell office:value-type="float" office:value="0.539285" calcext:value-type="float">
            <text:p>0.539285</text:p>
          </table:table-cell>
          <table:table-cell office:value-type="float" office:value="0.538388" calcext:value-type="float">
            <text:p>0.538388</text:p>
          </table:table-cell>
          <table:table-cell office:value-type="float" office:value="0.536927" calcext:value-type="float">
            <text:p>0.536927</text:p>
          </table:table-cell>
          <table:table-cell office:value-type="float" office:value="0.534949" calcext:value-type="float">
            <text:p>0.534949</text:p>
          </table:table-cell>
          <table:table-cell office:value-type="float" office:value="0.532518" calcext:value-type="float">
            <text:p>0.532518</text:p>
          </table:table-cell>
          <table:table-cell office:value-type="float" office:value="0.529713" calcext:value-type="float">
            <text:p>0.529713</text:p>
          </table:table-cell>
          <table:table-cell office:value-type="float" office:value="0.526623" calcext:value-type="float">
            <text:p>0.526623</text:p>
          </table:table-cell>
          <table:table-cell office:value-type="float" office:value="0.523346" calcext:value-type="float">
            <text:p>0.523346</text:p>
          </table:table-cell>
          <table:table-cell office:value-type="float" office:value="0.519983" calcext:value-type="float">
            <text:p>0.519983</text:p>
          </table:table-cell>
          <table:table-cell office:value-type="float" office:value="0.516634" calcext:value-type="float">
            <text:p>0.516634</text:p>
          </table:table-cell>
          <table:table-cell office:value-type="float" office:value="0.513396" calcext:value-type="float">
            <text:p>0.513396</text:p>
          </table:table-cell>
          <table:table-cell office:value-type="float" office:value="0.510357" calcext:value-type="float">
            <text:p>0.510357</text:p>
          </table:table-cell>
          <table:table-cell office:value-type="float" office:value="0.507592" calcext:value-type="float">
            <text:p>0.507592</text:p>
          </table:table-cell>
          <table:table-cell office:value-type="float" office:value="0.505163" calcext:value-type="float">
            <text:p>0.505163</text:p>
          </table:table-cell>
          <table:table-cell office:value-type="float" office:value="0.503113" calcext:value-type="float">
            <text:p>0.503113</text:p>
          </table:table-cell>
          <table:table-cell office:value-type="float" office:value="0.501468" calcext:value-type="float">
            <text:p>0.501468</text:p>
          </table:table-cell>
          <table:table-cell office:value-type="float" office:value="0.500234" calcext:value-type="float">
            <text:p>0.500234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498937" calcext:value-type="float">
            <text:p>0.498937</text:p>
          </table:table-cell>
          <table:table-cell office:value-type="float" office:value="0.498804" calcext:value-type="float">
            <text:p>0.498804</text:p>
          </table:table-cell>
        </table:table-row>
        <table:table-row table:style-name="ro1">
          <table:table-cell office:value-type="float" office:value="0.538473" calcext:value-type="float">
            <text:p>0.538473</text:p>
          </table:table-cell>
          <table:table-cell office:value-type="float" office:value="0.538181" calcext:value-type="float">
            <text:p>0.538181</text:p>
          </table:table-cell>
          <table:table-cell office:value-type="float" office:value="0.53731" calcext:value-type="float">
            <text:p>0.53731</text:p>
          </table:table-cell>
          <table:table-cell office:value-type="float" office:value="0.53589" calcext:value-type="float">
            <text:p>0.53589</text:p>
          </table:table-cell>
          <table:table-cell office:value-type="float" office:value="0.533968" calcext:value-type="float">
            <text:p>0.533968</text:p>
          </table:table-cell>
          <table:table-cell office:value-type="float" office:value="0.531607" calcext:value-type="float">
            <text:p>0.531607</text:p>
          </table:table-cell>
          <table:table-cell office:value-type="float" office:value="0.528883" calcext:value-type="float">
            <text:p>0.528883</text:p>
          </table:table-cell>
          <table:table-cell office:value-type="float" office:value="0.525883" calcext:value-type="float">
            <text:p>0.525883</text:p>
          </table:table-cell>
          <table:table-cell office:value-type="float" office:value="0.522702" calcext:value-type="float">
            <text:p>0.522702</text:p>
          </table:table-cell>
          <table:table-cell office:value-type="float" office:value="0.519438" calcext:value-type="float">
            <text:p>0.519438</text:p>
          </table:table-cell>
          <table:table-cell office:value-type="float" office:value="0.51619" calcext:value-type="float">
            <text:p>0.51619</text:p>
          </table:table-cell>
          <table:table-cell office:value-type="float" office:value="0.513049" calcext:value-type="float">
            <text:p>0.513049</text:p>
          </table:table-cell>
          <table:table-cell office:value-type="float" office:value="0.510102" calcext:value-type="float">
            <text:p>0.510102</text:p>
          </table:table-cell>
          <table:table-cell office:value-type="float" office:value="0.507422" calcext:value-type="float">
            <text:p>0.507422</text:p>
          </table:table-cell>
          <table:table-cell office:value-type="float" office:value="0.505067" calcext:value-type="float">
            <text:p>0.505067</text:p>
          </table:table-cell>
          <table:table-cell office:value-type="float" office:value="0.503081" calcext:value-type="float">
            <text:p>0.503081</text:p>
          </table:table-cell>
          <table:table-cell office:value-type="float" office:value="0.501487" calcext:value-type="float">
            <text:p>0.501487</text:p>
          </table:table-cell>
          <table:table-cell office:value-type="float" office:value="0.500292" calcext:value-type="float">
            <text:p>0.500292</text:p>
          </table:table-cell>
          <table:table-cell office:value-type="float" office:value="0.499483" calcext:value-type="float">
            <text:p>0.499483</text:p>
          </table:table-cell>
          <table:table-cell office:value-type="float" office:value="0.499035" calcext:value-type="float">
            <text:p>0.499035</text:p>
          </table:table-cell>
          <table:table-cell office:value-type="float" office:value="0.498907" calcext:value-type="float">
            <text:p>0.498907</text:p>
          </table:table-cell>
        </table:table-row>
        <table:table-row table:style-name="ro1">
          <table:table-cell office:value-type="float" office:value="0.537231" calcext:value-type="float">
            <text:p>0.537231</text:p>
          </table:table-cell>
          <table:table-cell office:value-type="float" office:value="0.536948" calcext:value-type="float">
            <text:p>0.536948</text:p>
          </table:table-cell>
          <table:table-cell office:value-type="float" office:value="0.536106" calcext:value-type="float">
            <text:p>0.536106</text:p>
          </table:table-cell>
          <table:table-cell office:value-type="float" office:value="0.534733" calcext:value-type="float">
            <text:p>0.534733</text:p>
          </table:table-cell>
          <table:table-cell office:value-type="float" office:value="0.532874" calcext:value-type="float">
            <text:p>0.532874</text:p>
          </table:table-cell>
          <table:table-cell office:value-type="float" office:value="0.530591" calcext:value-type="float">
            <text:p>0.530591</text:p>
          </table:table-cell>
          <table:table-cell office:value-type="float" office:value="0.527957" calcext:value-type="float">
            <text:p>0.527957</text:p>
          </table:table-cell>
          <table:table-cell office:value-type="float" office:value="0.525058" calcext:value-type="float">
            <text:p>0.525058</text:p>
          </table:table-cell>
          <table:table-cell office:value-type="float" office:value="0.521984" calcext:value-type="float">
            <text:p>0.521984</text:p>
          </table:table-cell>
          <table:table-cell office:value-type="float" office:value="0.518832" calcext:value-type="float">
            <text:p>0.518832</text:p>
          </table:table-cell>
          <table:table-cell office:value-type="float" office:value="0.515694" calcext:value-type="float">
            <text:p>0.515694</text:p>
          </table:table-cell>
          <table:table-cell office:value-type="float" office:value="0.512662" calcext:value-type="float">
            <text:p>0.512662</text:p>
          </table:table-cell>
          <table:table-cell office:value-type="float" office:value="0.509818" calcext:value-type="float">
            <text:p>0.509818</text:p>
          </table:table-cell>
          <table:table-cell office:value-type="float" office:value="0.507232" calcext:value-type="float">
            <text:p>0.507232</text:p>
          </table:table-cell>
          <table:table-cell office:value-type="float" office:value="0.504961" calcext:value-type="float">
            <text:p>0.504961</text:p>
          </table:table-cell>
          <table:table-cell office:value-type="float" office:value="0.503045" calcext:value-type="float">
            <text:p>0.503045</text:p>
          </table:table-cell>
          <table:table-cell office:value-type="float" office:value="0.501508" calcext:value-type="float">
            <text:p>0.501508</text:p>
          </table:table-cell>
          <table:table-cell office:value-type="float" office:value="0.500356" calcext:value-type="float">
            <text:p>0.500356</text:p>
          </table:table-cell>
          <table:table-cell office:value-type="float" office:value="0.499577" calcext:value-type="float">
            <text:p>0.499577</text:p>
          </table:table-cell>
          <table:table-cell office:value-type="float" office:value="0.499145" calcext:value-type="float">
            <text:p>0.499145</text:p>
          </table:table-cell>
          <table:table-cell office:value-type="float" office:value="0.499021" calcext:value-type="float">
            <text:p>0.499021</text:p>
          </table:table-cell>
        </table:table-row>
        <table:table-row table:style-name="ro1">
          <table:table-cell office:value-type="float" office:value="0.536029" calcext:value-type="float">
            <text:p>0.536029</text:p>
          </table:table-cell>
          <table:table-cell office:value-type="float" office:value="0.535756" calcext:value-type="float">
            <text:p>0.535756</text:p>
          </table:table-cell>
          <table:table-cell office:value-type="float" office:value="0.534941" calcext:value-type="float">
            <text:p>0.534941</text:p>
          </table:table-cell>
          <table:table-cell office:value-type="float" office:value="0.533613" calcext:value-type="float">
            <text:p>0.533613</text:p>
          </table:table-cell>
          <table:table-cell office:value-type="float" office:value="0.531816" calcext:value-type="float">
            <text:p>0.531816</text:p>
          </table:table-cell>
          <table:table-cell office:value-type="float" office:value="0.529609" calcext:value-type="float">
            <text:p>0.529609</text:p>
          </table:table-cell>
          <table:table-cell office:value-type="float" office:value="0.527063" calcext:value-type="float">
            <text:p>0.527063</text:p>
          </table:table-cell>
          <table:table-cell office:value-type="float" office:value="0.524261" calcext:value-type="float">
            <text:p>0.524261</text:p>
          </table:table-cell>
          <table:table-cell office:value-type="float" office:value="0.521291" calcext:value-type="float">
            <text:p>0.521291</text:p>
          </table:table-cell>
          <table:table-cell office:value-type="float" office:value="0.518246" calcext:value-type="float">
            <text:p>0.518246</text:p>
          </table:table-cell>
          <table:table-cell office:value-type="float" office:value="0.515216" calcext:value-type="float">
            <text:p>0.515216</text:p>
          </table:table-cell>
          <table:table-cell office:value-type="float" office:value="0.512289" calcext:value-type="float">
            <text:p>0.512289</text:p>
          </table:table-cell>
          <table:table-cell office:value-type="float" office:value="0.509544" calcext:value-type="float">
            <text:p>0.509544</text:p>
          </table:table-cell>
          <table:table-cell office:value-type="float" office:value="0.507049" calcext:value-type="float">
            <text:p>0.507049</text:p>
          </table:table-cell>
          <table:table-cell office:value-type="float" office:value="0.504858" calcext:value-type="float">
            <text:p>0.504858</text:p>
          </table:table-cell>
          <table:table-cell office:value-type="float" office:value="0.50301" calcext:value-type="float">
            <text:p>0.50301</text:p>
          </table:table-cell>
          <table:table-cell office:value-type="float" office:value="0.501529" calcext:value-type="float">
            <text:p>0.501529</text:p>
          </table:table-cell>
          <table:table-cell office:value-type="float" office:value="0.500418" calcext:value-type="float">
            <text:p>0.500418</text:p>
          </table:table-cell>
          <table:table-cell office:value-type="float" office:value="0.499667" calcext:value-type="float">
            <text:p>0.499667</text:p>
          </table:table-cell>
          <table:table-cell office:value-type="float" office:value="0.499251" calcext:value-type="float">
            <text:p>0.499251</text:p>
          </table:table-cell>
          <table:table-cell office:value-type="float" office:value="0.499131" calcext:value-type="float">
            <text:p>0.499131</text:p>
          </table:table-cell>
        </table:table-row>
        <table:table-row table:style-name="ro1">
          <table:table-cell office:value-type="float" office:value="0.53515" calcext:value-type="float">
            <text:p>0.53515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0.534089" calcext:value-type="float">
            <text:p>0.534089</text:p>
          </table:table-cell>
          <table:table-cell office:value-type="float" office:value="0.532794" calcext:value-type="float">
            <text:p>0.532794</text:p>
          </table:table-cell>
          <table:table-cell office:value-type="float" office:value="0.531042" calcext:value-type="float">
            <text:p>0.531042</text:p>
          </table:table-cell>
          <table:table-cell office:value-type="float" office:value="0.52889" calcext:value-type="float">
            <text:p>0.52889</text:p>
          </table:table-cell>
          <table:table-cell office:value-type="float" office:value="0.526409" calcext:value-type="float">
            <text:p>0.526409</text:p>
          </table:table-cell>
          <table:table-cell office:value-type="float" office:value="0.523678" calcext:value-type="float">
            <text:p>0.523678</text:p>
          </table:table-cell>
          <table:table-cell office:value-type="float" office:value="0.520785" calcext:value-type="float">
            <text:p>0.520785</text:p>
          </table:table-cell>
          <table:table-cell office:value-type="float" office:value="0.517818" calcext:value-type="float">
            <text:p>0.517818</text:p>
          </table:table-cell>
          <table:table-cell office:value-type="float" office:value="0.514867" calcext:value-type="float">
            <text:p>0.514867</text:p>
          </table:table-cell>
          <table:table-cell office:value-type="float" office:value="0.512017" calcext:value-type="float">
            <text:p>0.512017</text:p>
          </table:table-cell>
          <table:table-cell office:value-type="float" office:value="0.509344" calcext:value-type="float">
            <text:p>0.509344</text:p>
          </table:table-cell>
          <table:table-cell office:value-type="float" office:value="0.506915" calcext:value-type="float">
            <text:p>0.506915</text:p>
          </table:table-cell>
          <table:table-cell office:value-type="float" office:value="0.504783" calcext:value-type="float">
            <text:p>0.504783</text:p>
          </table:table-cell>
          <table:table-cell office:value-type="float" office:value="0.502985" calcext:value-type="float">
            <text:p>0.502985</text:p>
          </table:table-cell>
          <table:table-cell office:value-type="float" office:value="0.501544" calcext:value-type="float">
            <text:p>0.501544</text:p>
          </table:table-cell>
          <table:table-cell office:value-type="float" office:value="0.500463" calcext:value-type="float">
            <text:p>0.500463</text:p>
          </table:table-cell>
          <table:table-cell office:value-type="float" office:value="0.499732" calcext:value-type="float">
            <text:p>0.499732</text:p>
          </table:table-cell>
          <table:table-cell office:value-type="float" office:value="0.499328" calcext:value-type="float">
            <text:p>0.499328</text:p>
          </table:table-cell>
          <table:table-cell office:value-type="float" office:value="0.499212" calcext:value-type="float">
            <text:p>0.499212</text:p>
          </table:table-cell>
        </table:table-row>
        <table:table-row table:style-name="ro1">
          <table:table-cell office:value-type="float" office:value="0.534187" calcext:value-type="float">
            <text:p>0.534187</text:p>
          </table:table-cell>
          <table:table-cell office:value-type="float" office:value="0.533928" calcext:value-type="float">
            <text:p>0.533928</text:p>
          </table:table-cell>
          <table:table-cell office:value-type="float" office:value="0.533156" calcext:value-type="float">
            <text:p>0.533156</text:p>
          </table:table-cell>
          <table:table-cell office:value-type="float" office:value="0.531897" calcext:value-type="float">
            <text:p>0.531897</text:p>
          </table:table-cell>
          <table:table-cell office:value-type="float" office:value="0.530195" calcext:value-type="float">
            <text:p>0.530195</text:p>
          </table:table-cell>
          <table:table-cell office:value-type="float" office:value="0.528104" calcext:value-type="float">
            <text:p>0.528104</text:p>
          </table:table-cell>
          <table:table-cell office:value-type="float" office:value="0.525693" calcext:value-type="float">
            <text:p>0.525693</text:p>
          </table:table-cell>
          <table:table-cell office:value-type="float" office:value="0.523041" calcext:value-type="float">
            <text:p>0.523041</text:p>
          </table:table-cell>
          <table:table-cell office:value-type="float" office:value="0.520231" calcext:value-type="float">
            <text:p>0.520231</text:p>
          </table:table-cell>
          <table:table-cell office:value-type="float" office:value="0.51735" calcext:value-type="float">
            <text:p>0.51735</text:p>
          </table:table-cell>
          <table:table-cell office:value-type="float" office:value="0.514486" calcext:value-type="float">
            <text:p>0.514486</text:p>
          </table:table-cell>
          <table:table-cell office:value-type="float" office:value="0.511719" calcext:value-type="float">
            <text:p>0.511719</text:p>
          </table:table-cell>
          <table:table-cell office:value-type="float" office:value="0.509126" calcext:value-type="float">
            <text:p>0.509126</text:p>
          </table:table-cell>
          <table:table-cell office:value-type="float" office:value="0.50677" calcext:value-type="float">
            <text:p>0.50677</text:p>
          </table:table-cell>
          <table:table-cell office:value-type="float" office:value="0.504701" calcext:value-type="float">
            <text:p>0.504701</text:p>
          </table:table-cell>
          <table:table-cell office:value-type="float" office:value="0.502958" calcext:value-type="float">
            <text:p>0.502958</text:p>
          </table:table-cell>
          <table:table-cell office:value-type="float" office:value="0.50156" calcext:value-type="float">
            <text:p>0.50156</text:p>
          </table:table-cell>
          <table:table-cell office:value-type="float" office:value="0.500512" calcext:value-type="float">
            <text:p>0.500512</text:p>
          </table:table-cell>
          <table:table-cell office:value-type="float" office:value="0.499804" calcext:value-type="float">
            <text:p>0.499804</text:p>
          </table:table-cell>
          <table:table-cell office:value-type="float" office:value="0.499412" calcext:value-type="float">
            <text:p>0.499412</text:p>
          </table:table-cell>
          <table:table-cell office:value-type="float" office:value="0.499299" calcext:value-type="float">
            <text:p>0.499299</text:p>
          </table:table-cell>
        </table:table-row>
        <table:table-row table:style-name="ro1">
          <table:table-cell office:value-type="float" office:value="0.53306" calcext:value-type="float">
            <text:p>0.53306</text:p>
          </table:table-cell>
          <table:table-cell office:value-type="float" office:value="0.53281" calcext:value-type="float">
            <text:p>0.53281</text:p>
          </table:table-cell>
          <table:table-cell office:value-type="float" office:value="0.532064" calcext:value-type="float">
            <text:p>0.532064</text:p>
          </table:table-cell>
          <table:table-cell office:value-type="float" office:value="0.530848" calcext:value-type="float">
            <text:p>0.530848</text:p>
          </table:table-cell>
          <table:table-cell office:value-type="float" office:value="0.529204" calcext:value-type="float">
            <text:p>0.529204</text:p>
          </table:table-cell>
          <table:table-cell office:value-type="float" office:value="0.527184" calcext:value-type="float">
            <text:p>0.527184</text:p>
          </table:table-cell>
          <table:table-cell office:value-type="float" office:value="0.524857" calcext:value-type="float">
            <text:p>0.524857</text:p>
          </table:table-cell>
          <table:table-cell office:value-type="float" office:value="0.522296" calcext:value-type="float">
            <text:p>0.522296</text:p>
          </table:table-cell>
          <table:table-cell office:value-type="float" office:value="0.519584" calcext:value-type="float">
            <text:p>0.519584</text:p>
          </table:table-cell>
          <table:table-cell office:value-type="float" office:value="0.516804" calcext:value-type="float">
            <text:p>0.516804</text:p>
          </table:table-cell>
          <table:table-cell office:value-type="float" office:value="0.51404" calcext:value-type="float">
            <text:p>0.51404</text:p>
          </table:table-cell>
          <table:table-cell office:value-type="float" office:value="0.511372" calcext:value-type="float">
            <text:p>0.511372</text:p>
          </table:table-cell>
          <table:table-cell office:value-type="float" office:value="0.508871" calcext:value-type="float">
            <text:p>0.508871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504606" calcext:value-type="float">
            <text:p>0.504606</text:p>
          </table:table-cell>
          <table:table-cell office:value-type="float" office:value="0.502926" calcext:value-type="float">
            <text:p>0.502926</text:p>
          </table:table-cell>
          <table:table-cell office:value-type="float" office:value="0.501579" calcext:value-type="float">
            <text:p>0.501579</text:p>
          </table:table-cell>
          <table:table-cell office:value-type="float" office:value="0.50057" calcext:value-type="float">
            <text:p>0.50057</text:p>
          </table:table-cell>
          <table:table-cell office:value-type="float" office:value="0.499888" calcext:value-type="float">
            <text:p>0.499888</text:p>
          </table:table-cell>
          <table:table-cell office:value-type="float" office:value="0.49951" calcext:value-type="float">
            <text:p>0.49951</text:p>
          </table:table-cell>
          <table:table-cell office:value-type="float" office:value="0.499402" calcext:value-type="float">
            <text:p>0.499402</text:p>
          </table:table-cell>
        </table:table-row>
        <table:table-row table:style-name="ro1">
          <table:table-cell office:value-type="float" office:value="0.532117" calcext:value-type="float">
            <text:p>0.532117</text:p>
          </table:table-cell>
          <table:table-cell office:value-type="float" office:value="0.531874" calcext:value-type="float">
            <text:p>0.531874</text:p>
          </table:table-cell>
          <table:table-cell office:value-type="float" office:value="0.53115" calcext:value-type="float">
            <text:p>0.53115</text:p>
          </table:table-cell>
          <table:table-cell office:value-type="float" office:value="0.52997" calcext:value-type="float">
            <text:p>0.52997</text:p>
          </table:table-cell>
          <table:table-cell office:value-type="float" office:value="0.528374" calcext:value-type="float">
            <text:p>0.528374</text:p>
          </table:table-cell>
          <table:table-cell office:value-type="float" office:value="0.526415" calcext:value-type="float">
            <text:p>0.526415</text:p>
          </table:table-cell>
          <table:table-cell office:value-type="float" office:value="0.524157" calcext:value-type="float">
            <text:p>0.524157</text:p>
          </table:table-cell>
          <table:table-cell office:value-type="float" office:value="0.521673" calcext:value-type="float">
            <text:p>0.521673</text:p>
          </table:table-cell>
          <table:table-cell office:value-type="float" office:value="0.519042" calcext:value-type="float">
            <text:p>0.519042</text:p>
          </table:table-cell>
          <table:table-cell office:value-type="float" office:value="0.516347" calcext:value-type="float">
            <text:p>0.516347</text:p>
          </table:table-cell>
          <table:table-cell office:value-type="float" office:value="0.513668" calcext:value-type="float">
            <text:p>0.513668</text:p>
          </table:table-cell>
          <table:table-cell office:value-type="float" office:value="0.511082" calcext:value-type="float">
            <text:p>0.511082</text:p>
          </table:table-cell>
          <table:table-cell office:value-type="float" office:value="0.508659" calcext:value-type="float">
            <text:p>0.508659</text:p>
          </table:table-cell>
          <table:table-cell office:value-type="float" office:value="0.506458" calcext:value-type="float">
            <text:p>0.506458</text:p>
          </table:table-cell>
          <table:table-cell office:value-type="float" office:value="0.504527" calcext:value-type="float">
            <text:p>0.504527</text:p>
          </table:table-cell>
          <table:table-cell office:value-type="float" office:value="0.5029" calcext:value-type="float">
            <text:p>0.5029</text:p>
          </table:table-cell>
          <table:table-cell office:value-type="float" office:value="0.501596" calcext:value-type="float">
            <text:p>0.501596</text:p>
          </table:table-cell>
          <table:table-cell office:value-type="float" office:value="0.500618" calcext:value-type="float">
            <text:p>0.500618</text:p>
          </table:table-cell>
          <table:table-cell office:value-type="float" office:value="0.499958" calcext:value-type="float">
            <text:p>0.499958</text:p>
          </table:table-cell>
          <table:table-cell office:value-type="float" office:value="0.499592" calcext:value-type="float">
            <text:p>0.499592</text:p>
          </table:table-cell>
          <table:table-cell office:value-type="float" office:value="0.499487" calcext:value-type="float">
            <text:p>0.499487</text:p>
          </table:table-cell>
        </table:table-row>
        <table:table-row table:style-name="ro1">
          <table:table-cell office:value-type="float" office:value="0.531136" calcext:value-type="float">
            <text:p>0.531136</text:p>
          </table:table-cell>
          <table:table-cell office:value-type="float" office:value="0.530901" calcext:value-type="float">
            <text:p>0.53090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529058" calcext:value-type="float">
            <text:p>0.529058</text:p>
          </table:table-cell>
          <table:table-cell office:value-type="float" office:value="0.527512" calcext:value-type="float">
            <text:p>0.527512</text:p>
          </table:table-cell>
          <table:table-cell office:value-type="float" office:value="0.525615" calcext:value-type="float">
            <text:p>0.525615</text:p>
          </table:table-cell>
          <table:table-cell office:value-type="float" office:value="0.52343" calcext:value-type="float">
            <text:p>0.52343</text:p>
          </table:table-cell>
          <table:table-cell office:value-type="float" office:value="0.521026" calcext:value-type="float">
            <text:p>0.521026</text:p>
          </table:table-cell>
          <table:table-cell office:value-type="float" office:value="0.518481" calcext:value-type="float">
            <text:p>0.518481</text:p>
          </table:table-cell>
          <table:table-cell office:value-type="float" office:value="0.515873" calcext:value-type="float">
            <text:p>0.515873</text:p>
          </table:table-cell>
          <table:table-cell office:value-type="float" office:value="0.513282" calcext:value-type="float">
            <text:p>0.513282</text:p>
          </table:table-cell>
          <table:table-cell office:value-type="float" office:value="0.510781" calcext:value-type="float">
            <text:p>0.510781</text:p>
          </table:table-cell>
          <table:table-cell office:value-type="float" office:value="0.508438" calcext:value-type="float">
            <text:p>0.508438</text:p>
          </table:table-cell>
          <table:table-cell office:value-type="float" office:value="0.506311" calcext:value-type="float">
            <text:p>0.506311</text:p>
          </table:table-cell>
          <table:table-cell office:value-type="float" office:value="0.504445" calcext:value-type="float">
            <text:p>0.504445</text:p>
          </table:table-cell>
          <table:table-cell office:value-type="float" office:value="0.502873" calcext:value-type="float">
            <text:p>0.502873</text:p>
          </table:table-cell>
          <table:table-cell office:value-type="float" office:value="0.501612" calcext:value-type="float">
            <text:p>0.501612</text:p>
          </table:table-cell>
          <table:table-cell office:value-type="float" office:value="0.500668" calcext:value-type="float">
            <text:p>0.500668</text:p>
          </table:table-cell>
          <table:table-cell office:value-type="float" office:value="0.50003" calcext:value-type="float">
            <text:p>0.50003</text:p>
          </table:table-cell>
          <table:table-cell office:value-type="float" office:value="0.499677" calcext:value-type="float">
            <text:p>0.499677</text:p>
          </table:table-cell>
          <table:table-cell office:value-type="float" office:value="0.499576" calcext:value-type="float">
            <text:p>0.499576</text:p>
          </table:table-cell>
        </table:table-row>
        <table:table-row table:style-name="ro1">
          <table:table-cell office:value-type="float" office:value="0.530186" calcext:value-type="float">
            <text:p>0.530186</text:p>
          </table:table-cell>
          <table:table-cell office:value-type="float" office:value="0.529959" calcext:value-type="float">
            <text:p>0.529959</text:p>
          </table:table-cell>
          <table:table-cell office:value-type="float" office:value="0.52928" calcext:value-type="float">
            <text:p>0.52928</text:p>
          </table:table-cell>
          <table:table-cell office:value-type="float" office:value="0.528174" calcext:value-type="float">
            <text:p>0.528174</text:p>
          </table:table-cell>
          <table:table-cell office:value-type="float" office:value="0.526678" calcext:value-type="float">
            <text:p>0.526678</text:p>
          </table:table-cell>
          <table:table-cell office:value-type="float" office:value="0.524842" calcext:value-type="float">
            <text:p>0.524842</text:p>
          </table:table-cell>
          <table:table-cell office:value-type="float" office:value="0.522726" calcext:value-type="float">
            <text:p>0.522726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517937" calcext:value-type="float">
            <text:p>0.517937</text:p>
          </table:table-cell>
          <table:table-cell office:value-type="float" office:value="0.515415" calcext:value-type="float">
            <text:p>0.515415</text:p>
          </table:table-cell>
          <table:table-cell office:value-type="float" office:value="0.512909" calcext:value-type="float">
            <text:p>0.512909</text:p>
          </table:table-cell>
          <table:table-cell office:value-type="float" office:value="0.51049" calcext:value-type="float">
            <text:p>0.51049</text:p>
          </table:table-cell>
          <table:table-cell office:value-type="float" office:value="0.508225" calcext:value-type="float">
            <text:p>0.508225</text:p>
          </table:table-cell>
          <table:table-cell office:value-type="float" office:value="0.506169" calcext:value-type="float">
            <text:p>0.506169</text:p>
          </table:table-cell>
          <table:table-cell office:value-type="float" office:value="0.504365" calcext:value-type="float">
            <text:p>0.504365</text:p>
          </table:table-cell>
          <table:table-cell office:value-type="float" office:value="0.502846" calcext:value-type="float">
            <text:p>0.502846</text:p>
          </table:table-cell>
          <table:table-cell office:value-type="float" office:value="0.501629" calcext:value-type="float">
            <text:p>0.501629</text:p>
          </table:table-cell>
          <table:table-cell office:value-type="float" office:value="0.500717" calcext:value-type="float">
            <text:p>0.500717</text:p>
          </table:table-cell>
          <table:table-cell office:value-type="float" office:value="0.500101" calcext:value-type="float">
            <text:p>0.500101</text:p>
          </table:table-cell>
          <table:table-cell office:value-type="float" office:value="0.499759" calcext:value-type="float">
            <text:p>0.499759</text:p>
          </table:table-cell>
          <table:table-cell office:value-type="float" office:value="0.499661" calcext:value-type="float">
            <text:p>0.499661</text:p>
          </table:table-cell>
        </table:table-row>
        <table:table-row table:style-name="ro1">
          <table:table-cell office:value-type="float" office:value="0.529267" calcext:value-type="float">
            <text:p>0.529267</text:p>
          </table:table-cell>
          <table:table-cell office:value-type="float" office:value="0.529047" calcext:value-type="float">
            <text:p>0.529047</text:p>
          </table:table-cell>
          <table:table-cell office:value-type="float" office:value="0.52839" calcext:value-type="float">
            <text:p>0.52839</text:p>
          </table:table-cell>
          <table:table-cell office:value-type="float" office:value="0.527319" calcext:value-type="float">
            <text:p>0.527319</text:p>
          </table:table-cell>
          <table:table-cell office:value-type="float" office:value="0.52587" calcext:value-type="float">
            <text:p>0.52587</text:p>
          </table:table-cell>
          <table:table-cell office:value-type="float" office:value="0.524093" calcext:value-type="float">
            <text:p>0.524093</text:p>
          </table:table-cell>
          <table:table-cell office:value-type="float" office:value="0.522045" calcext:value-type="float">
            <text:p>0.522045</text:p>
          </table:table-cell>
          <table:table-cell office:value-type="float" office:value="0.519794" calcext:value-type="float">
            <text:p>0.519794</text:p>
          </table:table-cell>
          <table:table-cell office:value-type="float" office:value="0.517412" calcext:value-type="float">
            <text:p>0.517412</text:p>
          </table:table-cell>
          <table:table-cell office:value-type="float" office:value="0.514972" calcext:value-type="float">
            <text:p>0.514972</text:p>
          </table:table-cell>
          <table:table-cell office:value-type="float" office:value="0.512548" calcext:value-type="float">
            <text:p>0.512548</text:p>
          </table:table-cell>
          <table:table-cell office:value-type="float" office:value="0.510209" calcext:value-type="float">
            <text:p>0.510209</text:p>
          </table:table-cell>
          <table:table-cell office:value-type="float" office:value="0.50802" calcext:value-type="float">
            <text:p>0.50802</text:p>
          </table:table-cell>
          <table:table-cell office:value-type="float" office:value="0.506032" calcext:value-type="float">
            <text:p>0.506032</text:p>
          </table:table-cell>
          <table:table-cell office:value-type="float" office:value="0.504289" calcext:value-type="float">
            <text:p>0.504289</text:p>
          </table:table-cell>
          <table:table-cell office:value-type="float" office:value="0.502821" calcext:value-type="float">
            <text:p>0.502821</text:p>
          </table:table-cell>
          <table:table-cell office:value-type="float" office:value="0.501644" calcext:value-type="float">
            <text:p>0.501644</text:p>
          </table:table-cell>
          <table:table-cell office:value-type="float" office:value="0.500763" calcext:value-type="float">
            <text:p>0.500763</text:p>
          </table:table-cell>
          <table:table-cell office:value-type="float" office:value="0.500168" calcext:value-type="float">
            <text:p>0.500168</text:p>
          </table:table-cell>
          <table:table-cell office:value-type="float" office:value="0.499838" calcext:value-type="float">
            <text:p>0.499838</text:p>
          </table:table-cell>
          <table:table-cell office:value-type="float" office:value="0.499744" calcext:value-type="float">
            <text:p>0.499744</text:p>
          </table:table-cell>
        </table:table-row>
        <table:table-row table:style-name="ro1">
          <table:table-cell office:value-type="float" office:value="0.528517" calcext:value-type="float">
            <text:p>0.528517</text:p>
          </table:table-cell>
          <table:table-cell office:value-type="float" office:value="0.528302" calcext:value-type="float">
            <text:p>0.528302</text:p>
          </table:table-cell>
          <table:table-cell office:value-type="float" office:value="0.527662" calcext:value-type="float">
            <text:p>0.527662</text:p>
          </table:table-cell>
          <table:table-cell office:value-type="float" office:value="0.52662" calcext:value-type="float">
            <text:p>0.52662</text:p>
          </table:table-cell>
          <table:table-cell office:value-type="float" office:value="0.525211" calcext:value-type="float">
            <text:p>0.525211</text:p>
          </table:table-cell>
          <table:table-cell office:value-type="float" office:value="0.523482" calcext:value-type="float">
            <text:p>0.523482</text:p>
          </table:table-cell>
          <table:table-cell office:value-type="float" office:value="0.52149" calcext:value-type="float">
            <text:p>0.52149</text:p>
          </table:table-cell>
          <table:table-cell office:value-type="float" office:value="0.5193" calcext:value-type="float">
            <text:p>0.5193</text:p>
          </table:table-cell>
          <table:table-cell office:value-type="float" office:value="0.516983" calcext:value-type="float">
            <text:p>0.516983</text:p>
          </table:table-cell>
          <table:table-cell office:value-type="float" office:value="0.51461" calcext:value-type="float">
            <text:p>0.51461</text:p>
          </table:table-cell>
          <table:table-cell office:value-type="float" office:value="0.512254" calcext:value-type="float">
            <text:p>0.512254</text:p>
          </table:table-cell>
          <table:table-cell office:value-type="float" office:value="0.50998" calcext:value-type="float">
            <text:p>0.50998</text:p>
          </table:table-cell>
          <table:table-cell office:value-type="float" office:value="0.507852" calcext:value-type="float">
            <text:p>0.507852</text:p>
          </table:table-cell>
          <table:table-cell office:value-type="float" office:value="0.50592" calcext:value-type="float">
            <text:p>0.50592</text:p>
          </table:table-cell>
          <table:table-cell office:value-type="float" office:value="0.504227" calcext:value-type="float">
            <text:p>0.504227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501657" calcext:value-type="float">
            <text:p>0.501657</text:p>
          </table:table-cell>
          <table:table-cell office:value-type="float" office:value="0.500801" calcext:value-type="float">
            <text:p>0.500801</text:p>
          </table:table-cell>
          <table:table-cell office:value-type="float" office:value="0.500223" calcext:value-type="float">
            <text:p>0.500223</text:p>
          </table:table-cell>
          <table:table-cell office:value-type="float" office:value="0.499903" calcext:value-type="float">
            <text:p>0.499903</text:p>
          </table:table-cell>
          <table:table-cell office:value-type="float" office:value="0.499811" calcext:value-type="float">
            <text:p>0.499811</text:p>
          </table:table-cell>
        </table:table-row>
        <table:table-row table:style-name="ro1">
          <table:table-cell office:value-type="float" office:value="0.527745" calcext:value-type="float">
            <text:p>0.527745</text:p>
          </table:table-cell>
          <table:table-cell office:value-type="float" office:value="0.527536" calcext:value-type="float">
            <text:p>0.527536</text:p>
          </table:table-cell>
          <table:table-cell office:value-type="float" office:value="0.526915" calcext:value-type="float">
            <text:p>0.526915</text:p>
          </table:table-cell>
          <table:table-cell office:value-type="float" office:value="0.525903" calcext:value-type="float">
            <text:p>0.525903</text:p>
          </table:table-cell>
          <table:table-cell office:value-type="float" office:value="0.524534" calcext:value-type="float">
            <text:p>0.524534</text:p>
          </table:table-cell>
          <table:table-cell office:value-type="float" office:value="0.522854" calcext:value-type="float">
            <text:p>0.522854</text:p>
          </table:table-cell>
          <table:table-cell office:value-type="float" office:value="0.520919" calcext:value-type="float">
            <text:p>0.520919</text:p>
          </table:table-cell>
          <table:table-cell office:value-type="float" office:value="0.518793" calcext:value-type="float">
            <text:p>0.518793</text:p>
          </table:table-cell>
          <table:table-cell office:value-type="float" office:value="0.516543" calcext:value-type="float">
            <text:p>0.516543</text:p>
          </table:table-cell>
          <table:table-cell office:value-type="float" office:value="0.514239" calcext:value-type="float">
            <text:p>0.514239</text:p>
          </table:table-cell>
          <table:table-cell office:value-type="float" office:value="0.511952" calcext:value-type="float">
            <text:p>0.511952</text:p>
          </table:table-cell>
          <table:table-cell office:value-type="float" office:value="0.509746" calcext:value-type="float">
            <text:p>0.509746</text:p>
          </table:table-cell>
          <table:table-cell office:value-type="float" office:value="0.50768" calcext:value-type="float">
            <text:p>0.50768</text:p>
          </table:table-cell>
          <table:table-cell office:value-type="float" office:value="0.505806" calcext:value-type="float">
            <text:p>0.505806</text:p>
          </table:table-cell>
          <table:table-cell office:value-type="float" office:value="0.504163" calcext:value-type="float">
            <text:p>0.504163</text:p>
          </table:table-cell>
          <table:table-cell office:value-type="float" office:value="0.502779" calcext:value-type="float">
            <text:p>0.502779</text:p>
          </table:table-cell>
          <table:table-cell office:value-type="float" office:value="0.501671" calcext:value-type="float">
            <text:p>0.501671</text:p>
          </table:table-cell>
          <table:table-cell office:value-type="float" office:value="0.500841" calcext:value-type="float">
            <text:p>0.500841</text:p>
          </table:table-cell>
          <table:table-cell office:value-type="float" office:value="0.50028" calcext:value-type="float">
            <text:p>0.50028</text:p>
          </table:table-cell>
          <table:table-cell office:value-type="float" office:value="0.499969" calcext:value-type="float">
            <text:p>0.499969</text:p>
          </table:table-cell>
          <table:table-cell office:value-type="float" office:value="0.49988" calcext:value-type="float">
            <text:p>0.49988</text:p>
          </table:table-cell>
        </table:table-row>
        <table:table-row table:style-name="ro1">
          <table:table-cell office:value-type="float" office:value="0.526885" calcext:value-type="float">
            <text:p>0.526885</text:p>
          </table:table-cell>
          <table:table-cell office:value-type="float" office:value="0.526683" calcext:value-type="float">
            <text:p>0.526683</text:p>
          </table:table-cell>
          <table:table-cell office:value-type="float" office:value="0.526082" calcext:value-type="float">
            <text:p>0.526082</text:p>
          </table:table-cell>
          <table:table-cell office:value-type="float" office:value="0.525103" calcext:value-type="float">
            <text:p>0.525103</text:p>
          </table:table-cell>
          <table:table-cell office:value-type="float" office:value="0.523779" calcext:value-type="float">
            <text:p>0.523779</text:p>
          </table:table-cell>
          <table:table-cell office:value-type="float" office:value="0.522154" calcext:value-type="float">
            <text:p>0.522154</text:p>
          </table:table-cell>
          <table:table-cell office:value-type="float" office:value="0.520284" calcext:value-type="float">
            <text:p>0.520284</text:p>
          </table:table-cell>
          <table:table-cell office:value-type="float" office:value="0.518228" calcext:value-type="float">
            <text:p>0.518228</text:p>
          </table:table-cell>
          <table:table-cell office:value-type="float" office:value="0.516053" calcext:value-type="float">
            <text:p>0.516053</text:p>
          </table:table-cell>
          <table:table-cell office:value-type="float" office:value="0.513826" calcext:value-type="float">
            <text:p>0.513826</text:p>
          </table:table-cell>
          <table:table-cell office:value-type="float" office:value="0.511616" calcext:value-type="float">
            <text:p>0.511616</text:p>
          </table:table-cell>
          <table:table-cell office:value-type="float" office:value="0.509484" calcext:value-type="float">
            <text:p>0.509484</text:p>
          </table:table-cell>
          <table:table-cell office:value-type="float" office:value="0.507489" calcext:value-type="float">
            <text:p>0.507489</text:p>
          </table:table-cell>
          <table:table-cell office:value-type="float" office:value="0.505678" calcext:value-type="float">
            <text:p>0.505678</text:p>
          </table:table-cell>
          <table:table-cell office:value-type="float" office:value="0.504092" calcext:value-type="float">
            <text:p>0.504092</text:p>
          </table:table-cell>
          <table:table-cell office:value-type="float" office:value="0.502756" calcext:value-type="float">
            <text:p>0.502756</text:p>
          </table:table-cell>
          <table:table-cell office:value-type="float" office:value="0.501685" calcext:value-type="float">
            <text:p>0.501685</text:p>
          </table:table-cell>
          <table:table-cell office:value-type="float" office:value="0.500884" calcext:value-type="float">
            <text:p>0.500884</text:p>
          </table:table-cell>
          <table:table-cell office:value-type="float" office:value="0.500343" calcext:value-type="float">
            <text:p>0.500343</text:p>
          </table:table-cell>
          <table:table-cell office:value-type="float" office:value="0.500043" calcext:value-type="float">
            <text:p>0.500043</text:p>
          </table:table-cell>
          <table:table-cell office:value-type="float" office:value="0.499957" calcext:value-type="float">
            <text:p>0.499957</text:p>
          </table:table-cell>
        </table:table-row>
        <table:table-row table:style-name="ro1">
          <table:table-cell office:value-type="float" office:value="0.525999" calcext:value-type="float">
            <text:p>0.525999</text:p>
          </table:table-cell>
          <table:table-cell office:value-type="float" office:value="0.525805" calcext:value-type="float">
            <text:p>0.525805</text:p>
          </table:table-cell>
          <table:table-cell office:value-type="float" office:value="0.525225" calcext:value-type="float">
            <text:p>0.525225</text:p>
          </table:table-cell>
          <table:table-cell office:value-type="float" office:value="0.52428" calcext:value-type="float">
            <text:p>0.52428</text:p>
          </table:table-cell>
          <table:table-cell office:value-type="float" office:value="0.523003" calcext:value-type="float">
            <text:p>0.523003</text:p>
          </table:table-cell>
          <table:table-cell office:value-type="float" office:value="0.521435" calcext:value-type="float">
            <text:p>0.521435</text:p>
          </table:table-cell>
          <table:table-cell office:value-type="float" office:value="0.51963" calcext:value-type="float">
            <text:p>0.51963</text:p>
          </table:table-cell>
          <table:table-cell office:value-type="float" office:value="0.517647" calcext:value-type="float">
            <text:p>0.517647</text:p>
          </table:table-cell>
          <table:table-cell office:value-type="float" office:value="0.515549" calcext:value-type="float">
            <text:p>0.515549</text:p>
          </table:table-cell>
          <table:table-cell office:value-type="float" office:value="0.513402" calcext:value-type="float">
            <text:p>0.513402</text:p>
          </table:table-cell>
          <table:table-cell office:value-type="float" office:value="0.511271" calcext:value-type="float">
            <text:p>0.511271</text:p>
          </table:table-cell>
          <table:table-cell office:value-type="float" office:value="0.509216" calcext:value-type="float">
            <text:p>0.509216</text:p>
          </table:table-cell>
          <table:table-cell office:value-type="float" office:value="0.507292" calcext:value-type="float">
            <text:p>0.507292</text:p>
          </table:table-cell>
          <table:table-cell office:value-type="float" office:value="0.505548" calcext:value-type="float">
            <text:p>0.505548</text:p>
          </table:table-cell>
          <table:table-cell office:value-type="float" office:value="0.504019" calcext:value-type="float">
            <text:p>0.504019</text:p>
          </table:table-cell>
          <table:table-cell office:value-type="float" office:value="0.502732" calcext:value-type="float">
            <text:p>0.502732</text:p>
          </table:table-cell>
          <table:table-cell office:value-type="float" office:value="0.501701" calcext:value-type="float">
            <text:p>0.501701</text:p>
          </table:table-cell>
          <table:table-cell office:value-type="float" office:value="0.500929" calcext:value-type="float">
            <text:p>0.500929</text:p>
          </table:table-cell>
          <table:table-cell office:value-type="float" office:value="0.500408" calcext:value-type="float">
            <text:p>0.500408</text:p>
          </table:table-cell>
          <table:table-cell office:value-type="float" office:value="0.500119" calcext:value-type="float">
            <text:p>0.500119</text:p>
          </table:table-cell>
          <table:table-cell office:value-type="float" office:value="0.500036" calcext:value-type="float">
            <text:p>0.500036</text:p>
          </table:table-cell>
        </table:table-row>
        <table:table-row table:style-name="ro1">
          <table:table-cell office:value-type="float" office:value="0.525397" calcext:value-type="float">
            <text:p>0.525397</text:p>
          </table:table-cell>
          <table:table-cell office:value-type="float" office:value="0.525208" calcext:value-type="float">
            <text:p>0.525208</text:p>
          </table:table-cell>
          <table:table-cell office:value-type="float" office:value="0.524642" calcext:value-type="float">
            <text:p>0.524642</text:p>
          </table:table-cell>
          <table:table-cell office:value-type="float" office:value="0.52372" calcext:value-type="float">
            <text:p>0.52372</text:p>
          </table:table-cell>
          <table:table-cell office:value-type="float" office:value="0.522474" calcext:value-type="float">
            <text:p>0.522474</text:p>
          </table:table-cell>
          <table:table-cell office:value-type="float" office:value="0.520945" calcext:value-type="float">
            <text:p>0.520945</text:p>
          </table:table-cell>
          <table:table-cell office:value-type="float" office:value="0.519185" calcext:value-type="float">
            <text:p>0.519185</text:p>
          </table:table-cell>
          <table:table-cell office:value-type="float" office:value="0.517252" calcext:value-type="float">
            <text:p>0.517252</text:p>
          </table:table-cell>
          <table:table-cell office:value-type="float" office:value="0.515206" calcext:value-type="float">
            <text:p>0.515206</text:p>
          </table:table-cell>
          <table:table-cell office:value-type="float" office:value="0.513113" calcext:value-type="float">
            <text:p>0.513113</text:p>
          </table:table-cell>
          <table:table-cell office:value-type="float" office:value="0.511036" calcext:value-type="float">
            <text:p>0.511036</text:p>
          </table:table-cell>
          <table:table-cell office:value-type="float" office:value="0.509033" calcext:value-type="float">
            <text:p>0.509033</text:p>
          </table:table-cell>
          <table:table-cell office:value-type="float" office:value="0.507159" calcext:value-type="float">
            <text:p>0.507159</text:p>
          </table:table-cell>
          <table:table-cell office:value-type="float" office:value="0.505459" calcext:value-type="float">
            <text:p>0.505459</text:p>
          </table:table-cell>
          <table:table-cell office:value-type="float" office:value="0.503969" calcext:value-type="float">
            <text:p>0.503969</text:p>
          </table:table-cell>
          <table:table-cell office:value-type="float" office:value="0.502715" calcext:value-type="float">
            <text:p>0.502715</text:p>
          </table:table-cell>
          <table:table-cell office:value-type="float" office:value="0.501711" calcext:value-type="float">
            <text:p>0.501711</text:p>
          </table:table-cell>
          <table:table-cell office:value-type="float" office:value="0.500959" calcext:value-type="float">
            <text:p>0.500959</text:p>
          </table:table-cell>
          <table:table-cell office:value-type="float" office:value="0.500452" calcext:value-type="float">
            <text:p>0.500452</text:p>
          </table:table-cell>
          <table:table-cell office:value-type="float" office:value="0.50017" calcext:value-type="float">
            <text:p>0.50017</text:p>
          </table:table-cell>
          <table:table-cell office:value-type="float" office:value="0.50009" calcext:value-type="float">
            <text:p>0.50009</text:p>
          </table:table-cell>
        </table:table-row>
        <table:table-row table:style-name="ro1">
          <table:table-cell office:value-type="float" office:value="0.524711" calcext:value-type="float">
            <text:p>0.524711</text:p>
          </table:table-cell>
          <table:table-cell office:value-type="float" office:value="0.524526" calcext:value-type="float">
            <text:p>0.524526</text:p>
          </table:table-cell>
          <table:table-cell office:value-type="float" office:value="0.523977" calcext:value-type="float">
            <text:p>0.523977</text:p>
          </table:table-cell>
          <table:table-cell office:value-type="float" office:value="0.523082" calcext:value-type="float">
            <text:p>0.523082</text:p>
          </table:table-cell>
          <table:table-cell office:value-type="float" office:value="0.521871" calcext:value-type="float">
            <text:p>0.521871</text:p>
          </table:table-cell>
          <table:table-cell office:value-type="float" office:value="0.520387" calcext:value-type="float">
            <text:p>0.520387</text:p>
          </table:table-cell>
          <table:table-cell office:value-type="float" office:value="0.518679" calcext:value-type="float">
            <text:p>0.518679</text:p>
          </table:table-cell>
          <table:table-cell office:value-type="float" office:value="0.516801" calcext:value-type="float">
            <text:p>0.516801</text:p>
          </table:table-cell>
          <table:table-cell office:value-type="float" office:value="0.514816" calcext:value-type="float">
            <text:p>0.514816</text:p>
          </table:table-cell>
          <table:table-cell office:value-type="float" office:value="0.512785" calcext:value-type="float">
            <text:p>0.512785</text:p>
          </table:table-cell>
          <table:table-cell office:value-type="float" office:value="0.510769" calcext:value-type="float">
            <text:p>0.510769</text:p>
          </table:table-cell>
          <table:table-cell office:value-type="float" office:value="0.508825" calcext:value-type="float">
            <text:p>0.508825</text:p>
          </table:table-cell>
          <table:table-cell office:value-type="float" office:value="0.507007" calcext:value-type="float">
            <text:p>0.507007</text:p>
          </table:table-cell>
          <table:table-cell office:value-type="float" office:value="0.505358" calcext:value-type="float">
            <text:p>0.505358</text:p>
          </table:table-cell>
          <table:table-cell office:value-type="float" office:value="0.503913" calcext:value-type="float">
            <text:p>0.503913</text:p>
          </table:table-cell>
          <table:table-cell office:value-type="float" office:value="0.502697" calcext:value-type="float">
            <text:p>0.502697</text:p>
          </table:table-cell>
          <table:table-cell office:value-type="float" office:value="0.501723" calcext:value-type="float">
            <text:p>0.501723</text:p>
          </table:table-cell>
          <table:table-cell office:value-type="float" office:value="0.500994" calcext:value-type="float">
            <text:p>0.500994</text:p>
          </table:table-cell>
          <table:table-cell office:value-type="float" office:value="0.500502" calcext:value-type="float">
            <text:p>0.500502</text:p>
          </table:table-cell>
          <table:table-cell office:value-type="float" office:value="0.500229" calcext:value-type="float">
            <text:p>0.500229</text:p>
          </table:table-cell>
          <table:table-cell office:value-type="float" office:value="0.500151" calcext:value-type="float">
            <text:p>0.500151</text:p>
          </table:table-cell>
        </table:table-row>
        <table:table-row table:style-name="ro1">
          <table:table-cell office:value-type="float" office:value="0.523885" calcext:value-type="float">
            <text:p>0.523885</text:p>
          </table:table-cell>
          <table:table-cell office:value-type="float" office:value="0.523707" calcext:value-type="float">
            <text:p>0.523707</text:p>
          </table:table-cell>
          <table:table-cell office:value-type="float" office:value="0.523177" calcext:value-type="float">
            <text:p>0.523177</text:p>
          </table:table-cell>
          <table:table-cell office:value-type="float" office:value="0.522314" calcext:value-type="float">
            <text:p>0.522314</text:p>
          </table:table-cell>
          <table:table-cell office:value-type="float" office:value="0.521148" calcext:value-type="float">
            <text:p>0.521148</text:p>
          </table:table-cell>
          <table:table-cell office:value-type="float" office:value="0.519717" calcext:value-type="float">
            <text:p>0.519717</text:p>
          </table:table-cell>
          <table:table-cell office:value-type="float" office:value="0.51807" calcext:value-type="float">
            <text:p>0.51807</text:p>
          </table:table-cell>
          <table:table-cell office:value-type="float" office:value="0.51626" calcext:value-type="float">
            <text:p>0.51626</text:p>
          </table:table-cell>
          <table:table-cell office:value-type="float" office:value="0.514347" calcext:value-type="float">
            <text:p>0.514347</text:p>
          </table:table-cell>
          <table:table-cell office:value-type="float" office:value="0.51239" calcext:value-type="float">
            <text:p>0.51239</text:p>
          </table:table-cell>
          <table:table-cell office:value-type="float" office:value="0.510448" calcext:value-type="float">
            <text:p>0.510448</text:p>
          </table:table-cell>
          <table:table-cell office:value-type="float" office:value="0.508576" calcext:value-type="float">
            <text:p>0.508576</text:p>
          </table:table-cell>
          <table:table-cell office:value-type="float" office:value="0.506825" calcext:value-type="float">
            <text:p>0.506825</text:p>
          </table:table-cell>
          <table:table-cell office:value-type="float" office:value="0.505237" calcext:value-type="float">
            <text:p>0.505237</text:p>
          </table:table-cell>
          <table:table-cell office:value-type="float" office:value="0.503845" calcext:value-type="float">
            <text:p>0.503845</text:p>
          </table:table-cell>
          <table:table-cell office:value-type="float" office:value="0.502675" calcext:value-type="float">
            <text:p>0.502675</text:p>
          </table:table-cell>
          <table:table-cell office:value-type="float" office:value="0.501737" calcext:value-type="float">
            <text:p>0.501737</text:p>
          </table:table-cell>
          <table:table-cell office:value-type="float" office:value="0.501035" calcext:value-type="float">
            <text:p>0.501035</text:p>
          </table:table-cell>
          <table:table-cell office:value-type="float" office:value="0.500562" calcext:value-type="float">
            <text:p>0.500562</text:p>
          </table:table-cell>
          <table:table-cell office:value-type="float" office:value="0.500299" calcext:value-type="float">
            <text:p>0.500299</text:p>
          </table:table-cell>
          <table:table-cell office:value-type="float" office:value="0.500224" calcext:value-type="float">
            <text:p>0.500224</text:p>
          </table:table-cell>
        </table:table-row>
        <table:table-row table:style-name="ro1">
          <table:table-cell office:value-type="float" office:value="0.52324" calcext:value-type="float">
            <text:p>0.52324</text:p>
          </table:table-cell>
          <table:table-cell office:value-type="float" office:value="0.523067" calcext:value-type="float">
            <text:p>0.523067</text:p>
          </table:table-cell>
          <table:table-cell office:value-type="float" office:value="0.522553" calcext:value-type="float">
            <text:p>0.522553</text:p>
          </table:table-cell>
          <table:table-cell office:value-type="float" office:value="0.521715" calcext:value-type="float">
            <text:p>0.521715</text:p>
          </table:table-cell>
          <table:table-cell office:value-type="float" office:value="0.520582" calcext:value-type="float">
            <text:p>0.520582</text:p>
          </table:table-cell>
          <table:table-cell office:value-type="float" office:value="0.519193" calcext:value-type="float">
            <text:p>0.519193</text:p>
          </table:table-cell>
          <table:table-cell office:value-type="float" office:value="0.517594" calcext:value-type="float">
            <text:p>0.517594</text:p>
          </table:table-cell>
          <table:table-cell office:value-type="float" office:value="0.515838" calcext:value-type="float">
            <text:p>0.515838</text:p>
          </table:table-cell>
          <table:table-cell office:value-type="float" office:value="0.513981" calcext:value-type="float">
            <text:p>0.513981</text:p>
          </table:table-cell>
          <table:table-cell office:value-type="float" office:value="0.512082" calcext:value-type="float">
            <text:p>0.512082</text:p>
          </table:table-cell>
          <table:table-cell office:value-type="float" office:value="0.510197" calcext:value-type="float">
            <text:p>0.510197</text:p>
          </table:table-cell>
          <table:table-cell office:value-type="float" office:value="0.508381" calcext:value-type="float">
            <text:p>0.508381</text:p>
          </table:table-cell>
          <table:table-cell office:value-type="float" office:value="0.506682" calcext:value-type="float">
            <text:p>0.506682</text:p>
          </table:table-cell>
          <table:table-cell office:value-type="float" office:value="0.505142" calcext:value-type="float">
            <text:p>0.505142</text:p>
          </table:table-cell>
          <table:table-cell office:value-type="float" office:value="0.503793" calcext:value-type="float">
            <text:p>0.503793</text:p>
          </table:table-cell>
          <table:table-cell office:value-type="float" office:value="0.502657" calcext:value-type="float">
            <text:p>0.502657</text:p>
          </table:table-cell>
          <table:table-cell office:value-type="float" office:value="0.501748" calcext:value-type="float">
            <text:p>0.501748</text:p>
          </table:table-cell>
          <table:table-cell office:value-type="float" office:value="0.501068" calcext:value-type="float">
            <text:p>0.501068</text:p>
          </table:table-cell>
          <table:table-cell office:value-type="float" office:value="0.500609" calcext:value-type="float">
            <text:p>0.500609</text:p>
          </table:table-cell>
          <table:table-cell office:value-type="float" office:value="0.500354" calcext:value-type="float">
            <text:p>0.500354</text:p>
          </table:table-cell>
          <table:table-cell office:value-type="float" office:value="0.500281" calcext:value-type="float">
            <text:p>0.500281</text:p>
          </table:table-cell>
        </table:table-row>
        <table:table-row table:style-name="ro1">
          <table:table-cell office:value-type="float" office:value="0.522545" calcext:value-type="float">
            <text:p>0.522545</text:p>
          </table:table-cell>
          <table:table-cell office:value-type="float" office:value="0.522378" calcext:value-type="float">
            <text:p>0.522378</text:p>
          </table:table-cell>
          <table:table-cell office:value-type="float" office:value="0.52188" calcext:value-type="float">
            <text:p>0.52188</text:p>
          </table:table-cell>
          <table:table-cell office:value-type="float" office:value="0.521069" calcext:value-type="float">
            <text:p>0.521069</text:p>
          </table:table-cell>
          <table:table-cell office:value-type="float" office:value="0.519973" calcext:value-type="float">
            <text:p>0.519973</text:p>
          </table:table-cell>
          <table:table-cell office:value-type="float" office:value="0.518629" calcext:value-type="float">
            <text:p>0.518629</text:p>
          </table:table-cell>
          <table:table-cell office:value-type="float" office:value="0.517082" calcext:value-type="float">
            <text:p>0.517082</text:p>
          </table:table-cell>
          <table:table-cell office:value-type="float" office:value="0.515384" calcext:value-type="float">
            <text:p>0.515384</text:p>
          </table:table-cell>
          <table:table-cell office:value-type="float" office:value="0.513588" calcext:value-type="float">
            <text:p>0.513588</text:p>
          </table:table-cell>
          <table:table-cell office:value-type="float" office:value="0.511751" calcext:value-type="float">
            <text:p>0.511751</text:p>
          </table:table-cell>
          <table:table-cell office:value-type="float" office:value="0.509928" calcext:value-type="float">
            <text:p>0.509928</text:p>
          </table:table-cell>
          <table:table-cell office:value-type="float" office:value="0.508172" calcext:value-type="float">
            <text:p>0.508172</text:p>
          </table:table-cell>
          <table:table-cell office:value-type="float" office:value="0.506529" calcext:value-type="float">
            <text:p>0.506529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503736" calcext:value-type="float">
            <text:p>0.503736</text:p>
          </table:table-cell>
          <table:table-cell office:value-type="float" office:value="0.502639" calcext:value-type="float">
            <text:p>0.502639</text:p>
          </table:table-cell>
          <table:table-cell office:value-type="float" office:value="0.50176" calcext:value-type="float">
            <text:p>0.50176</text:p>
          </table:table-cell>
          <table:table-cell office:value-type="float" office:value="0.501103" calcext:value-type="float">
            <text:p>0.501103</text:p>
          </table:table-cell>
          <table:table-cell office:value-type="float" office:value="0.500659" calcext:value-type="float">
            <text:p>0.500659</text:p>
          </table:table-cell>
          <table:table-cell office:value-type="float" office:value="0.500413" calcext:value-type="float">
            <text:p>0.500413</text:p>
          </table:table-cell>
          <table:table-cell office:value-type="float" office:value="0.500343" calcext:value-type="float">
            <text:p>0.500343</text:p>
          </table:table-cell>
        </table:table-row>
        <table:table-row table:style-name="ro1">
          <table:table-cell office:value-type="float" office:value="0.521833" calcext:value-type="float">
            <text:p>0.521833</text:p>
          </table:table-cell>
          <table:table-cell office:value-type="float" office:value="0.521672" calcext:value-type="float">
            <text:p>0.521672</text:p>
          </table:table-cell>
          <table:table-cell office:value-type="float" office:value="0.521191" calcext:value-type="float">
            <text:p>0.521191</text:p>
          </table:table-cell>
          <table:table-cell office:value-type="float" office:value="0.520408" calcext:value-type="float">
            <text:p>0.520408</text:p>
          </table:table-cell>
          <table:table-cell office:value-type="float" office:value="0.51935" calcext:value-type="float">
            <text:p>0.51935</text:p>
          </table:table-cell>
          <table:table-cell office:value-type="float" office:value="0.518052" calcext:value-type="float">
            <text:p>0.518052</text:p>
          </table:table-cell>
          <table:table-cell office:value-type="float" office:value="0.516558" calcext:value-type="float">
            <text:p>0.516558</text:p>
          </table:table-cell>
          <table:table-cell office:value-type="float" office:value="0.514918" calcext:value-type="float">
            <text:p>0.514918</text:p>
          </table:table-cell>
          <table:table-cell office:value-type="float" office:value="0.513185" calcext:value-type="float">
            <text:p>0.513185</text:p>
          </table:table-cell>
          <table:table-cell office:value-type="float" office:value="0.511411" calcext:value-type="float">
            <text:p>0.511411</text:p>
          </table:table-cell>
          <table:table-cell office:value-type="float" office:value="0.509652" calcext:value-type="float">
            <text:p>0.509652</text:p>
          </table:table-cell>
          <table:table-cell office:value-type="float" office:value="0.507958" calcext:value-type="float">
            <text:p>0.507958</text:p>
          </table:table-cell>
          <table:table-cell office:value-type="float" office:value="0.506373" calcext:value-type="float">
            <text:p>0.506373</text:p>
          </table:table-cell>
          <table:table-cell office:value-type="float" office:value="0.504936" calcext:value-type="float">
            <text:p>0.504936</text:p>
          </table:table-cell>
          <table:table-cell office:value-type="float" office:value="0.503678" calcext:value-type="float">
            <text:p>0.503678</text:p>
          </table:table-cell>
          <table:table-cell office:value-type="float" office:value="0.50262" calcext:value-type="float">
            <text:p>0.50262</text:p>
          </table:table-cell>
          <table:table-cell office:value-type="float" office:value="0.501773" calcext:value-type="float">
            <text:p>0.501773</text:p>
          </table:table-cell>
          <table:table-cell office:value-type="float" office:value="0.501139" calcext:value-type="float">
            <text:p>0.501139</text:p>
          </table:table-cell>
          <table:table-cell office:value-type="float" office:value="0.50071" calcext:value-type="float">
            <text:p>0.50071</text:p>
          </table:table-cell>
          <table:table-cell office:value-type="float" office:value="0.500473" calcext:value-type="float">
            <text:p>0.500473</text:p>
          </table:table-cell>
          <table:table-cell office:value-type="float" office:value="0.500405" calcext:value-type="float">
            <text:p>0.500405</text:p>
          </table:table-cell>
        </table:table-row>
        <table:table-row table:style-name="ro1">
          <table:table-cell office:value-type="float" office:value="0.521289" calcext:value-type="float">
            <text:p>0.521289</text:p>
          </table:table-cell>
          <table:table-cell office:value-type="float" office:value="0.521132" calcext:value-type="float">
            <text:p>0.521132</text:p>
          </table:table-cell>
          <table:table-cell office:value-type="float" office:value="0.520665" calcext:value-type="float">
            <text:p>0.520665</text:p>
          </table:table-cell>
          <table:table-cell office:value-type="float" office:value="0.519903" calcext:value-type="float">
            <text:p>0.519903</text:p>
          </table:table-cell>
          <table:table-cell office:value-type="float" office:value="0.518873" calcext:value-type="float">
            <text:p>0.518873</text:p>
          </table:table-cell>
          <table:table-cell office:value-type="float" office:value="0.517611" calcext:value-type="float">
            <text:p>0.517611</text:p>
          </table:table-cell>
          <table:table-cell office:value-type="float" office:value="0.516158" calcext:value-type="float">
            <text:p>0.516158</text:p>
          </table:table-cell>
          <table:table-cell office:value-type="float" office:value="0.514563" calcext:value-type="float">
            <text:p>0.514563</text:p>
          </table:table-cell>
          <table:table-cell office:value-type="float" office:value="0.512877" calcext:value-type="float">
            <text:p>0.512877</text:p>
          </table:table-cell>
          <table:table-cell office:value-type="float" office:value="0.511152" calcext:value-type="float">
            <text:p>0.511152</text:p>
          </table:table-cell>
          <table:table-cell office:value-type="float" office:value="0.509442" calcext:value-type="float">
            <text:p>0.509442</text:p>
          </table:table-cell>
          <table:table-cell office:value-type="float" office:value="0.507794" calcext:value-type="float">
            <text:p>0.507794</text:p>
          </table:table-cell>
          <table:table-cell office:value-type="float" office:value="0.506254" calcext:value-type="float">
            <text:p>0.506254</text:p>
          </table:table-cell>
          <table:table-cell office:value-type="float" office:value="0.504857" calcext:value-type="float">
            <text:p>0.504857</text:p>
          </table:table-cell>
          <table:table-cell office:value-type="float" office:value="0.503634" calcext:value-type="float">
            <text:p>0.503634</text:p>
          </table:table-cell>
          <table:table-cell office:value-type="float" office:value="0.502606" calcext:value-type="float">
            <text:p>0.502606</text:p>
          </table:table-cell>
          <table:table-cell office:value-type="float" office:value="0.501782" calcext:value-type="float">
            <text:p>0.501782</text:p>
          </table:table-cell>
          <table:table-cell office:value-type="float" office:value="0.501166" calcext:value-type="float">
            <text:p>0.501166</text:p>
          </table:table-cell>
          <table:table-cell office:value-type="float" office:value="0.50075" calcext:value-type="float">
            <text:p>0.50075</text:p>
          </table:table-cell>
          <table:table-cell office:value-type="float" office:value="0.500519" calcext:value-type="float">
            <text:p>0.500519</text:p>
          </table:table-cell>
          <table:table-cell office:value-type="float" office:value="0.500453" calcext:value-type="float">
            <text:p>0.500453</text:p>
          </table:table-cell>
        </table:table-row>
        <table:table-row table:style-name="ro1">
          <table:table-cell office:value-type="float" office:value="0.52071" calcext:value-type="float">
            <text:p>0.52071</text:p>
          </table:table-cell>
          <table:table-cell office:value-type="float" office:value="0.520557" calcext:value-type="float">
            <text:p>0.520557</text:p>
          </table:table-cell>
          <table:table-cell office:value-type="float" office:value="0.520103" calcext:value-type="float">
            <text:p>0.520103</text:p>
          </table:table-cell>
          <table:table-cell office:value-type="float" office:value="0.519364" calcext:value-type="float">
            <text:p>0.519364</text:p>
          </table:table-cell>
          <table:table-cell office:value-type="float" office:value="0.518365" calcext:value-type="float">
            <text:p>0.518365</text:p>
          </table:table-cell>
          <table:table-cell office:value-type="float" office:value="0.51714" calcext:value-type="float">
            <text:p>0.51714</text:p>
          </table:table-cell>
          <table:table-cell office:value-type="float" office:value="0.515731" calcext:value-type="float">
            <text:p>0.515731</text:p>
          </table:table-cell>
          <table:table-cell office:value-type="float" office:value="0.514184" calcext:value-type="float">
            <text:p>0.514184</text:p>
          </table:table-cell>
          <table:table-cell office:value-type="float" office:value="0.512548" calcext:value-type="float">
            <text:p>0.512548</text:p>
          </table:table-cell>
          <table:table-cell office:value-type="float" office:value="0.510876" calcext:value-type="float">
            <text:p>0.510876</text:p>
          </table:table-cell>
          <table:table-cell office:value-type="float" office:value="0.509218" calcext:value-type="float">
            <text:p>0.509218</text:p>
          </table:table-cell>
          <table:table-cell office:value-type="float" office:value="0.50762" calcext:value-type="float">
            <text:p>0.50762</text:p>
          </table:table-cell>
          <table:table-cell office:value-type="float" office:value="0.506126" calcext:value-type="float">
            <text:p>0.506126</text:p>
          </table:table-cell>
          <table:table-cell office:value-type="float" office:value="0.504773" calcext:value-type="float">
            <text:p>0.504773</text:p>
          </table:table-cell>
          <table:table-cell office:value-type="float" office:value="0.503587" calcext:value-type="float">
            <text:p>0.503587</text:p>
          </table:table-cell>
          <table:table-cell office:value-type="float" office:value="0.50259" calcext:value-type="float">
            <text:p>0.50259</text:p>
          </table:table-cell>
          <table:table-cell office:value-type="float" office:value="0.501792" calcext:value-type="float">
            <text:p>0.501792</text:p>
          </table:table-cell>
          <table:table-cell office:value-type="float" office:value="0.501195" calcext:value-type="float">
            <text:p>0.501195</text:p>
          </table:table-cell>
          <table:table-cell office:value-type="float" office:value="0.500792" calcext:value-type="float">
            <text:p>0.500792</text:p>
          </table:table-cell>
          <table:table-cell office:value-type="float" office:value="0.500568" calcext:value-type="float">
            <text:p>0.500568</text:p>
          </table:table-cell>
          <table:table-cell office:value-type="float" office:value="0.500504" calcext:value-type="float">
            <text:p>0.500504</text:p>
          </table:table-cell>
        </table:table-row>
        <table:table-row table:style-name="ro1">
          <table:table-cell office:value-type="float" office:value="0.520061" calcext:value-type="float">
            <text:p>0.520061</text:p>
          </table:table-cell>
          <table:table-cell office:value-type="float" office:value="0.519914" calcext:value-type="float">
            <text:p>0.519914</text:p>
          </table:table-cell>
          <table:table-cell office:value-type="float" office:value="0.519476" calcext:value-type="float">
            <text:p>0.519476</text:p>
          </table:table-cell>
          <table:table-cell office:value-type="float" office:value="0.518762" calcext:value-type="float">
            <text:p>0.518762</text:p>
          </table:table-cell>
          <table:table-cell office:value-type="float" office:value="0.517798" calcext:value-type="float">
            <text:p>0.517798</text:p>
          </table:table-cell>
          <table:table-cell office:value-type="float" office:value="0.516615" calcext:value-type="float">
            <text:p>0.516615</text:p>
          </table:table-cell>
          <table:table-cell office:value-type="float" office:value="0.515255" calcext:value-type="float">
            <text:p>0.515255</text:p>
          </table:table-cell>
          <table:table-cell office:value-type="float" office:value="0.513761" calcext:value-type="float">
            <text:p>0.513761</text:p>
          </table:table-cell>
          <table:table-cell office:value-type="float" office:value="0.512182" calcext:value-type="float">
            <text:p>0.512182</text:p>
          </table:table-cell>
          <table:table-cell office:value-type="float" office:value="0.510568" calcext:value-type="float">
            <text:p>0.510568</text:p>
          </table:table-cell>
          <table:table-cell office:value-type="float" office:value="0.508967" calcext:value-type="float">
            <text:p>0.508967</text:p>
          </table:table-cell>
          <table:table-cell office:value-type="float" office:value="0.507426" calcext:value-type="float">
            <text:p>0.507426</text:p>
          </table:table-cell>
          <table:table-cell office:value-type="float" office:value="0.505985" calcext:value-type="float">
            <text:p>0.505985</text:p>
          </table:table-cell>
          <table:table-cell office:value-type="float" office:value="0.504678" calcext:value-type="float">
            <text:p>0.504678</text:p>
          </table:table-cell>
          <table:table-cell office:value-type="float" office:value="0.503535" calcext:value-type="float">
            <text:p>0.503535</text:p>
          </table:table-cell>
          <table:table-cell office:value-type="float" office:value="0.502573" calcext:value-type="float">
            <text:p>0.502573</text:p>
          </table:table-cell>
          <table:table-cell office:value-type="float" office:value="0.501803" calcext:value-type="float">
            <text:p>0.501803</text:p>
          </table:table-cell>
          <table:table-cell office:value-type="float" office:value="0.501227" calcext:value-type="float">
            <text:p>0.501227</text:p>
          </table:table-cell>
          <table:table-cell office:value-type="float" office:value="0.500838" calcext:value-type="float">
            <text:p>0.500838</text:p>
          </table:table-cell>
          <table:table-cell office:value-type="float" office:value="0.500623" calcext:value-type="float">
            <text:p>0.500623</text:p>
          </table:table-cell>
          <table:table-cell office:value-type="float" office:value="0.500561" calcext:value-type="float">
            <text:p>0.500561</text:p>
          </table:table-cell>
        </table:table-row>
        <table:table-row table:style-name="ro1">
          <table:table-cell office:value-type="float" office:value="0.519435" calcext:value-type="float">
            <text:p>0.519435</text:p>
          </table:table-cell>
          <table:table-cell office:value-type="float" office:value="0.519294" calcext:value-type="float">
            <text:p>0.519294</text:p>
          </table:table-cell>
          <table:table-cell office:value-type="float" office:value="0.518871" calcext:value-type="float">
            <text:p>0.518871</text:p>
          </table:table-cell>
          <table:table-cell office:value-type="float" office:value="0.518181" calcext:value-type="float">
            <text:p>0.518181</text:p>
          </table:table-cell>
          <table:table-cell office:value-type="float" office:value="0.51725" calcext:value-type="float">
            <text:p>0.51725</text:p>
          </table:table-cell>
          <table:table-cell office:value-type="float" office:value="0.516108" calcext:value-type="float">
            <text:p>0.516108</text:p>
          </table:table-cell>
          <table:table-cell office:value-type="float" office:value="0.514795" calcext:value-type="float">
            <text:p>0.514795</text:p>
          </table:table-cell>
          <table:table-cell office:value-type="float" office:value="0.513353" calcext:value-type="float">
            <text:p>0.513353</text:p>
          </table:table-cell>
          <table:table-cell office:value-type="float" office:value="0.511829" calcext:value-type="float">
            <text:p>0.511829</text:p>
          </table:table-cell>
          <table:table-cell office:value-type="float" office:value="0.510271" calcext:value-type="float">
            <text:p>0.510271</text:p>
          </table:table-cell>
          <table:table-cell office:value-type="float" office:value="0.508726" calcext:value-type="float">
            <text:p>0.508726</text:p>
          </table:table-cell>
          <table:table-cell office:value-type="float" office:value="0.507238" calcext:value-type="float">
            <text:p>0.507238</text:p>
          </table:table-cell>
          <table:table-cell office:value-type="float" office:value="0.505848" calcext:value-type="float">
            <text:p>0.505848</text:p>
          </table:table-cell>
          <table:table-cell office:value-type="float" office:value="0.504588" calcext:value-type="float">
            <text:p>0.504588</text:p>
          </table:table-cell>
          <table:table-cell office:value-type="float" office:value="0.503484" calcext:value-type="float">
            <text:p>0.503484</text:p>
          </table:table-cell>
          <table:table-cell office:value-type="float" office:value="0.502557" calcext:value-type="float">
            <text:p>0.502557</text:p>
          </table:table-cell>
          <table:table-cell office:value-type="float" office:value="0.501814" calcext:value-type="float">
            <text:p>0.501814</text:p>
          </table:table-cell>
          <table:table-cell office:value-type="float" office:value="0.501259" calcext:value-type="float">
            <text:p>0.501259</text:p>
          </table:table-cell>
          <table:table-cell office:value-type="float" office:value="0.500884" calcext:value-type="float">
            <text:p>0.500884</text:p>
          </table:table-cell>
          <table:table-cell office:value-type="float" office:value="0.500676" calcext:value-type="float">
            <text:p>0.500676</text:p>
          </table:table-cell>
          <table:table-cell office:value-type="float" office:value="0.500616" calcext:value-type="float">
            <text:p>0.500616</text:p>
          </table:table-cell>
        </table:table-row>
        <table:table-row table:style-name="ro1">
          <table:table-cell office:value-type="float" office:value="0.51898" calcext:value-type="float">
            <text:p>0.51898</text:p>
          </table:table-cell>
          <table:table-cell office:value-type="float" office:value="0.518842" calcext:value-type="float">
            <text:p>0.518842</text:p>
          </table:table-cell>
          <table:table-cell office:value-type="float" office:value="0.518429" calcext:value-type="float">
            <text:p>0.518429</text:p>
          </table:table-cell>
          <table:table-cell office:value-type="float" office:value="0.517758" calcext:value-type="float">
            <text:p>0.517758</text:p>
          </table:table-cell>
          <table:table-cell office:value-type="float" office:value="0.516851" calcext:value-type="float">
            <text:p>0.516851</text:p>
          </table:table-cell>
          <table:table-cell office:value-type="float" office:value="0.515739" calcext:value-type="float">
            <text:p>0.515739</text:p>
          </table:table-cell>
          <table:table-cell office:value-type="float" office:value="0.51446" calcext:value-type="float">
            <text:p>0.51446</text:p>
          </table:table-cell>
          <table:table-cell office:value-type="float" office:value="0.513055" calcext:value-type="float">
            <text:p>0.513055</text:p>
          </table:table-cell>
          <table:table-cell office:value-type="float" office:value="0.511571" calcext:value-type="float">
            <text:p>0.511571</text:p>
          </table:table-cell>
          <table:table-cell office:value-type="float" office:value="0.510054" calcext:value-type="float">
            <text:p>0.510054</text:p>
          </table:table-cell>
          <table:table-cell office:value-type="float" office:value="0.50855" calcext:value-type="float">
            <text:p>0.50855</text:p>
          </table:table-cell>
          <table:table-cell office:value-type="float" office:value="0.507102" calcext:value-type="float">
            <text:p>0.507102</text:p>
          </table:table-cell>
          <table:table-cell office:value-type="float" office:value="0.505748" calcext:value-type="float">
            <text:p>0.505748</text:p>
          </table:table-cell>
          <table:table-cell office:value-type="float" office:value="0.504522" calcext:value-type="float">
            <text:p>0.504522</text:p>
          </table:table-cell>
          <table:table-cell office:value-type="float" office:value="0.503448" calcext:value-type="float">
            <text:p>0.503448</text:p>
          </table:table-cell>
          <table:table-cell office:value-type="float" office:value="0.502545" calcext:value-type="float">
            <text:p>0.502545</text:p>
          </table:table-cell>
          <table:table-cell office:value-type="float" office:value="0.501822" calcext:value-type="float">
            <text:p>0.501822</text:p>
          </table:table-cell>
          <table:table-cell office:value-type="float" office:value="0.501281" calcext:value-type="float">
            <text:p>0.501281</text:p>
          </table:table-cell>
          <table:table-cell office:value-type="float" office:value="0.500916" calcext:value-type="float">
            <text:p>0.500916</text:p>
          </table:table-cell>
          <table:table-cell office:value-type="float" office:value="0.500714" calcext:value-type="float">
            <text:p>0.500714</text:p>
          </table:table-cell>
          <table:table-cell office:value-type="float" office:value="0.500656" calcext:value-type="float">
            <text:p>0.500656</text:p>
          </table:table-cell>
        </table:table-row>
        <table:table-row table:style-name="ro1">
          <table:table-cell office:value-type="float" office:value="0.518481" calcext:value-type="float">
            <text:p>0.518481</text:p>
          </table:table-cell>
          <table:table-cell office:value-type="float" office:value="0.518346" calcext:value-type="float">
            <text:p>0.518346</text:p>
          </table:table-cell>
          <table:table-cell office:value-type="float" office:value="0.517946" calcext:value-type="float">
            <text:p>0.517946</text:p>
          </table:table-cell>
          <table:table-cell office:value-type="float" office:value="0.517294" calcext:value-type="float">
            <text:p>0.517294</text:p>
          </table:table-cell>
          <table:table-cell office:value-type="float" office:value="0.516414" calcext:value-type="float">
            <text:p>0.516414</text:p>
          </table:table-cell>
          <table:table-cell office:value-type="float" office:value="0.515334" calcext:value-type="float">
            <text:p>0.515334</text:p>
          </table:table-cell>
          <table:table-cell office:value-type="float" office:value="0.514093" calcext:value-type="float">
            <text:p>0.514093</text:p>
          </table:table-cell>
          <table:table-cell office:value-type="float" office:value="0.512729" calcext:value-type="float">
            <text:p>0.512729</text:p>
          </table:table-cell>
          <table:table-cell office:value-type="float" office:value="0.511289" calcext:value-type="float">
            <text:p>0.511289</text:p>
          </table:table-cell>
          <table:table-cell office:value-type="float" office:value="0.509817" calcext:value-type="float">
            <text:p>0.509817</text:p>
          </table:table-cell>
          <table:table-cell office:value-type="float" office:value="0.508358" calcext:value-type="float">
            <text:p>0.508358</text:p>
          </table:table-cell>
          <table:table-cell office:value-type="float" office:value="0.506953" calcext:value-type="float">
            <text:p>0.506953</text:p>
          </table:table-cell>
          <table:table-cell office:value-type="float" office:value="0.505639" calcext:value-type="float">
            <text:p>0.505639</text:p>
          </table:table-cell>
          <table:table-cell office:value-type="float" office:value="0.504449" calcext:value-type="float">
            <text:p>0.504449</text:p>
          </table:table-cell>
          <table:table-cell office:value-type="float" office:value="0.503408" calcext:value-type="float">
            <text:p>0.503408</text:p>
          </table:table-cell>
          <table:table-cell office:value-type="float" office:value="0.502532" calcext:value-type="float">
            <text:p>0.502532</text:p>
          </table:table-cell>
          <table:table-cell office:value-type="float" office:value="0.501831" calcext:value-type="float">
            <text:p>0.501831</text:p>
          </table:table-cell>
          <table:table-cell office:value-type="float" office:value="0.501306" calcext:value-type="float">
            <text:p>0.501306</text:p>
          </table:table-cell>
          <table:table-cell office:value-type="float" office:value="0.500952" calcext:value-type="float">
            <text:p>0.500952</text:p>
          </table:table-cell>
          <table:table-cell office:value-type="float" office:value="0.500756" calcext:value-type="float">
            <text:p>0.500756</text:p>
          </table:table-cell>
          <table:table-cell office:value-type="float" office:value="0.5007" calcext:value-type="float">
            <text:p>0.5007</text:p>
          </table:table-cell>
        </table:table-row>
        <table:table-row table:style-name="ro1">
          <table:table-cell office:value-type="float" office:value="0.517896" calcext:value-type="float">
            <text:p>0.517896</text:p>
          </table:table-cell>
          <table:table-cell office:value-type="float" office:value="0.517766" calcext:value-type="float">
            <text:p>0.517766</text:p>
          </table:table-cell>
          <table:table-cell office:value-type="float" office:value="0.51738" calcext:value-type="float">
            <text:p>0.51738</text:p>
          </table:table-cell>
          <table:table-cell office:value-type="float" office:value="0.516751" calcext:value-type="float">
            <text:p>0.516751</text:p>
          </table:table-cell>
          <table:table-cell office:value-type="float" office:value="0.515902" calcext:value-type="float">
            <text:p>0.515902</text:p>
          </table:table-cell>
          <table:table-cell office:value-type="float" office:value="0.514861" calcext:value-type="float">
            <text:p>0.514861</text:p>
          </table:table-cell>
          <table:table-cell office:value-type="float" office:value="0.513663" calcext:value-type="float">
            <text:p>0.513663</text:p>
          </table:table-cell>
          <table:table-cell office:value-type="float" office:value="0.512348" calcext:value-type="float">
            <text:p>0.512348</text:p>
          </table:table-cell>
          <table:table-cell office:value-type="float" office:value="0.51096" calcext:value-type="float">
            <text:p>0.51096</text:p>
          </table:table-cell>
          <table:table-cell office:value-type="float" office:value="0.50954" calcext:value-type="float">
            <text:p>0.50954</text:p>
          </table:table-cell>
          <table:table-cell office:value-type="float" office:value="0.508133" calcext:value-type="float">
            <text:p>0.508133</text:p>
          </table:table-cell>
          <table:table-cell office:value-type="float" office:value="0.506778" calcext:value-type="float">
            <text:p>0.506778</text:p>
          </table:table-cell>
          <table:table-cell office:value-type="float" office:value="0.505512" calcext:value-type="float">
            <text:p>0.505512</text:p>
          </table:table-cell>
          <table:table-cell office:value-type="float" office:value="0.504365" calcext:value-type="float">
            <text:p>0.504365</text:p>
          </table:table-cell>
          <table:table-cell office:value-type="float" office:value="0.503361" calcext:value-type="float">
            <text:p>0.503361</text:p>
          </table:table-cell>
          <table:table-cell office:value-type="float" office:value="0.502516" calcext:value-type="float">
            <text:p>0.502516</text:p>
          </table:table-cell>
          <table:table-cell office:value-type="float" office:value="0.501841" calcext:value-type="float">
            <text:p>0.501841</text:p>
          </table:table-cell>
          <table:table-cell office:value-type="float" office:value="0.501335" calcext:value-type="float">
            <text:p>0.501335</text:p>
          </table:table-cell>
          <table:table-cell office:value-type="float" office:value="0.500994" calcext:value-type="float">
            <text:p>0.500994</text:p>
          </table:table-cell>
          <table:table-cell office:value-type="float" office:value="0.500805" calcext:value-type="float">
            <text:p>0.500805</text:p>
          </table:table-cell>
          <table:table-cell office:value-type="float" office:value="0.500751" calcext:value-type="float">
            <text:p>0.500751</text:p>
          </table:table-cell>
        </table:table-row>
        <table:table-row table:style-name="ro1">
          <table:table-cell office:value-type="float" office:value="0.517408" calcext:value-type="float">
            <text:p>0.517408</text:p>
          </table:table-cell>
          <table:table-cell office:value-type="float" office:value="0.517283" calcext:value-type="float">
            <text:p>0.517283</text:p>
          </table:table-cell>
          <table:table-cell office:value-type="float" office:value="0.516908" calcext:value-type="float">
            <text:p>0.516908</text:p>
          </table:table-cell>
          <table:table-cell office:value-type="float" office:value="0.516299" calcext:value-type="float">
            <text:p>0.516299</text:p>
          </table:table-cell>
          <table:table-cell office:value-type="float" office:value="0.515475" calcext:value-type="float">
            <text:p>0.515475</text:p>
          </table:table-cell>
          <table:table-cell office:value-type="float" office:value="0.514466" calcext:value-type="float">
            <text:p>0.514466</text:p>
          </table:table-cell>
          <table:table-cell office:value-type="float" office:value="0.513305" calcext:value-type="float">
            <text:p>0.513305</text:p>
          </table:table-cell>
          <table:table-cell office:value-type="float" office:value="0.512031" calcext:value-type="float">
            <text:p>0.512031</text:p>
          </table:table-cell>
          <table:table-cell office:value-type="float" office:value="0.510685" calcext:value-type="float">
            <text:p>0.510685</text:p>
          </table:table-cell>
          <table:table-cell office:value-type="float" office:value="0.509309" calcext:value-type="float">
            <text:p>0.509309</text:p>
          </table:table-cell>
          <table:table-cell office:value-type="float" office:value="0.507945" calcext:value-type="float">
            <text:p>0.507945</text:p>
          </table:table-cell>
          <table:table-cell office:value-type="float" office:value="0.506632" calcext:value-type="float">
            <text:p>0.506632</text:p>
          </table:table-cell>
          <table:table-cell office:value-type="float" office:value="0.505406" calcext:value-type="float">
            <text:p>0.505406</text:p>
          </table:table-cell>
          <table:table-cell office:value-type="float" office:value="0.504294" calcext:value-type="float">
            <text:p>0.504294</text:p>
          </table:table-cell>
          <table:table-cell office:value-type="float" office:value="0.503321" calcext:value-type="float">
            <text:p>0.503321</text:p>
          </table:table-cell>
          <table:table-cell office:value-type="float" office:value="0.502504" calcext:value-type="float">
            <text:p>0.502504</text:p>
          </table:table-cell>
          <table:table-cell office:value-type="float" office:value="0.501849" calcext:value-type="float">
            <text:p>0.501849</text:p>
          </table:table-cell>
          <table:table-cell office:value-type="float" office:value="0.50136" calcext:value-type="float">
            <text:p>0.50136</text:p>
          </table:table-cell>
          <table:table-cell office:value-type="float" office:value="0.501029" calcext:value-type="float">
            <text:p>0.501029</text:p>
          </table:table-cell>
          <table:table-cell office:value-type="float" office:value="0.500846" calcext:value-type="float">
            <text:p>0.500846</text:p>
          </table:table-cell>
          <table:table-cell office:value-type="float" office:value="0.500794" calcext:value-type="float">
            <text:p>0.500794</text:p>
          </table:table-cell>
        </table:table-row>
        <table:table-row table:style-name="ro1">
          <table:table-cell office:value-type="float" office:value="0.516901" calcext:value-type="float">
            <text:p>0.516901</text:p>
          </table:table-cell>
          <table:table-cell office:value-type="float" office:value="0.51678" calcext:value-type="float">
            <text:p>0.51678</text:p>
          </table:table-cell>
          <table:table-cell office:value-type="float" office:value="0.516418" calcext:value-type="float">
            <text:p>0.516418</text:p>
          </table:table-cell>
          <table:table-cell office:value-type="float" office:value="0.515828" calcext:value-type="float">
            <text:p>0.515828</text:p>
          </table:table-cell>
          <table:table-cell office:value-type="float" office:value="0.515032" calcext:value-type="float">
            <text:p>0.515032</text:p>
          </table:table-cell>
          <table:table-cell office:value-type="float" office:value="0.514056" calcext:value-type="float">
            <text:p>0.514056</text:p>
          </table:table-cell>
          <table:table-cell office:value-type="float" office:value="0.512933" calcext:value-type="float">
            <text:p>0.512933</text:p>
          </table:table-cell>
          <table:table-cell office:value-type="float" office:value="0.511701" calcext:value-type="float">
            <text:p>0.511701</text:p>
          </table:table-cell>
          <table:table-cell office:value-type="float" office:value="0.510399" calcext:value-type="float">
            <text:p>0.510399</text:p>
          </table:table-cell>
          <table:table-cell office:value-type="float" office:value="0.509069" calcext:value-type="float">
            <text:p>0.509069</text:p>
          </table:table-cell>
          <table:table-cell office:value-type="float" office:value="0.50775" calcext:value-type="float">
            <text:p>0.50775</text:p>
          </table:table-cell>
          <table:table-cell office:value-type="float" office:value="0.506481" calcext:value-type="float">
            <text:p>0.506481</text:p>
          </table:table-cell>
          <table:table-cell office:value-type="float" office:value="0.505295" calcext:value-type="float">
            <text:p>0.505295</text:p>
          </table:table-cell>
          <table:table-cell office:value-type="float" office:value="0.504221" calcext:value-type="float">
            <text:p>0.504221</text:p>
          </table:table-cell>
          <table:table-cell office:value-type="float" office:value="0.503281" calcext:value-type="float">
            <text:p>0.503281</text:p>
          </table:table-cell>
          <table:table-cell office:value-type="float" office:value="0.50249" calcext:value-type="float">
            <text:p>0.50249</text:p>
          </table:table-cell>
          <table:table-cell office:value-type="float" office:value="0.501858" calcext:value-type="float">
            <text:p>0.501858</text:p>
          </table:table-cell>
          <table:table-cell office:value-type="float" office:value="0.501385" calcext:value-type="float">
            <text:p>0.501385</text:p>
          </table:table-cell>
          <table:table-cell office:value-type="float" office:value="0.501066" calcext:value-type="float">
            <text:p>0.501066</text:p>
          </table:table-cell>
          <table:table-cell office:value-type="float" office:value="0.500889" calcext:value-type="float">
            <text:p>0.500889</text:p>
          </table:table-cell>
          <table:table-cell office:value-type="float" office:value="0.500838" calcext:value-type="float">
            <text:p>0.500838</text:p>
          </table:table-cell>
        </table:table-row>
        <table:table-row table:style-name="ro1">
          <table:table-cell office:value-type="float" office:value="0.51641" calcext:value-type="float">
            <text:p>0.51641</text:p>
          </table:table-cell>
          <table:table-cell office:value-type="float" office:value="0.516293" calcext:value-type="float">
            <text:p>0.516293</text:p>
          </table:table-cell>
          <table:table-cell office:value-type="float" office:value="0.515943" calcext:value-type="float">
            <text:p>0.515943</text:p>
          </table:table-cell>
          <table:table-cell office:value-type="float" office:value="0.515373" calcext:value-type="float">
            <text:p>0.515373</text:p>
          </table:table-cell>
          <table:table-cell office:value-type="float" office:value="0.514603" calcext:value-type="float">
            <text:p>0.514603</text:p>
          </table:table-cell>
          <table:table-cell office:value-type="float" office:value="0.513659" calcext:value-type="float">
            <text:p>0.513659</text:p>
          </table:table-cell>
          <table:table-cell office:value-type="float" office:value="0.512573" calcext:value-type="float">
            <text:p>0.512573</text:p>
          </table:table-cell>
          <table:table-cell office:value-type="float" office:value="0.511381" calcext:value-type="float">
            <text:p>0.511381</text:p>
          </table:table-cell>
          <table:table-cell office:value-type="float" office:value="0.510123" calcext:value-type="float">
            <text:p>0.510123</text:p>
          </table:table-cell>
          <table:table-cell office:value-type="float" office:value="0.508837" calcext:value-type="float">
            <text:p>0.508837</text:p>
          </table:table-cell>
          <table:table-cell office:value-type="float" office:value="0.507562" calcext:value-type="float">
            <text:p>0.507562</text:p>
          </table:table-cell>
          <table:table-cell office:value-type="float" office:value="0.506335" calcext:value-type="float">
            <text:p>0.506335</text:p>
          </table:table-cell>
          <table:table-cell office:value-type="float" office:value="0.505189" calcext:value-type="float">
            <text:p>0.505189</text:p>
          </table:table-cell>
          <table:table-cell office:value-type="float" office:value="0.50415" calcext:value-type="float">
            <text:p>0.50415</text:p>
          </table:table-cell>
          <table:table-cell office:value-type="float" office:value="0.503242" calcext:value-type="float">
            <text:p>0.503242</text:p>
          </table:table-cell>
          <table:table-cell office:value-type="float" office:value="0.502478" calcext:value-type="float">
            <text:p>0.502478</text:p>
          </table:table-cell>
          <table:table-cell office:value-type="float" office:value="0.501867" calcext:value-type="float">
            <text:p>0.501867</text:p>
          </table:table-cell>
          <table:table-cell office:value-type="float" office:value="0.501409" calcext:value-type="float">
            <text:p>0.501409</text:p>
          </table:table-cell>
          <table:table-cell office:value-type="float" office:value="0.501101" calcext:value-type="float">
            <text:p>0.501101</text:p>
          </table:table-cell>
          <table:table-cell office:value-type="float" office:value="0.50093" calcext:value-type="float">
            <text:p>0.50093</text:p>
          </table:table-cell>
          <table:table-cell office:value-type="float" office:value="0.500881" calcext:value-type="float">
            <text:p>0.500881</text:p>
          </table:table-cell>
        </table:table-row>
        <table:table-row table:style-name="ro1">
          <table:table-cell office:value-type="float" office:value="0.515936" calcext:value-type="float">
            <text:p>0.515936</text:p>
          </table:table-cell>
          <table:table-cell office:value-type="float" office:value="0.515823" calcext:value-type="float">
            <text:p>0.515823</text:p>
          </table:table-cell>
          <table:table-cell office:value-type="float" office:value="0.515484" calcext:value-type="float">
            <text:p>0.515484</text:p>
          </table:table-cell>
          <table:table-cell office:value-type="float" office:value="0.514933" calcext:value-type="float">
            <text:p>0.514933</text:p>
          </table:table-cell>
          <table:table-cell office:value-type="float" office:value="0.514188" calcext:value-type="float">
            <text:p>0.514188</text:p>
          </table:table-cell>
          <table:table-cell office:value-type="float" office:value="0.513275" calcext:value-type="float">
            <text:p>0.513275</text:p>
          </table:table-cell>
          <table:table-cell office:value-type="float" office:value="0.512225" calcext:value-type="float">
            <text:p>0.512225</text:p>
          </table:table-cell>
          <table:table-cell office:value-type="float" office:value="0.511073" calcext:value-type="float">
            <text:p>0.511073</text:p>
          </table:table-cell>
          <table:table-cell office:value-type="float" office:value="0.509856" calcext:value-type="float">
            <text:p>0.509856</text:p>
          </table:table-cell>
          <table:table-cell office:value-type="float" office:value="0.508612" calcext:value-type="float">
            <text:p>0.508612</text:p>
          </table:table-cell>
          <table:table-cell office:value-type="float" office:value="0.50738" calcext:value-type="float">
            <text:p>0.50738</text:p>
          </table:table-cell>
          <table:table-cell office:value-type="float" office:value="0.506194" calcext:value-type="float">
            <text:p>0.506194</text:p>
          </table:table-cell>
          <table:table-cell office:value-type="float" office:value="0.505086" calcext:value-type="float">
            <text:p>0.505086</text:p>
          </table:table-cell>
          <table:table-cell office:value-type="float" office:value="0.504082" calcext:value-type="float">
            <text:p>0.504082</text:p>
          </table:table-cell>
          <table:table-cell office:value-type="float" office:value="0.503204" calcext:value-type="float">
            <text:p>0.503204</text:p>
          </table:table-cell>
          <table:table-cell office:value-type="float" office:value="0.502465" calcext:value-type="float">
            <text:p>0.502465</text:p>
          </table:table-cell>
          <table:table-cell office:value-type="float" office:value="0.501875" calcext:value-type="float">
            <text:p>0.501875</text:p>
          </table:table-cell>
          <table:table-cell office:value-type="float" office:value="0.501433" calcext:value-type="float">
            <text:p>0.501433</text:p>
          </table:table-cell>
          <table:table-cell office:value-type="float" office:value="0.501135" calcext:value-type="float">
            <text:p>0.501135</text:p>
          </table:table-cell>
          <table:table-cell office:value-type="float" office:value="0.50097" calcext:value-type="float">
            <text:p>0.50097</text:p>
          </table:table-cell>
          <table:table-cell office:value-type="float" office:value="0.500922" calcext:value-type="float">
            <text:p>0.500922</text:p>
          </table:table-cell>
        </table:table-row>
        <table:table-row table:style-name="ro1">
          <table:table-cell office:value-type="float" office:value="0.515549" calcext:value-type="float">
            <text:p>0.515549</text:p>
          </table:table-cell>
          <table:table-cell office:value-type="float" office:value="0.515439" calcext:value-type="float">
            <text:p>0.515439</text:p>
          </table:table-cell>
          <table:table-cell office:value-type="float" office:value="0.515109" calcext:value-type="float">
            <text:p>0.515109</text:p>
          </table:table-cell>
          <table:table-cell office:value-type="float" office:value="0.514573" calcext:value-type="float">
            <text:p>0.514573</text:p>
          </table:table-cell>
          <table:table-cell office:value-type="float" office:value="0.513849" calcext:value-type="float">
            <text:p>0.513849</text:p>
          </table:table-cell>
          <table:table-cell office:value-type="float" office:value="0.512961" calcext:value-type="float">
            <text:p>0.512961</text:p>
          </table:table-cell>
          <table:table-cell office:value-type="float" office:value="0.511941" calcext:value-type="float">
            <text:p>0.511941</text:p>
          </table:table-cell>
          <table:table-cell office:value-type="float" office:value="0.510821" calcext:value-type="float">
            <text:p>0.510821</text:p>
          </table:table-cell>
          <table:table-cell office:value-type="float" office:value="0.509638" calcext:value-type="float">
            <text:p>0.509638</text:p>
          </table:table-cell>
          <table:table-cell office:value-type="float" office:value="0.508429" calcext:value-type="float">
            <text:p>0.508429</text:p>
          </table:table-cell>
          <table:table-cell office:value-type="float" office:value="0.507231" calcext:value-type="float">
            <text:p>0.507231</text:p>
          </table:table-cell>
          <table:table-cell office:value-type="float" office:value="0.506079" calcext:value-type="float">
            <text:p>0.506079</text:p>
          </table:table-cell>
          <table:table-cell office:value-type="float" office:value="0.505002" calcext:value-type="float">
            <text:p>0.505002</text:p>
          </table:table-cell>
          <table:table-cell office:value-type="float" office:value="0.504026" calcext:value-type="float">
            <text:p>0.504026</text:p>
          </table:table-cell>
          <table:table-cell office:value-type="float" office:value="0.503173" calcext:value-type="float">
            <text:p>0.503173</text:p>
          </table:table-cell>
          <table:table-cell office:value-type="float" office:value="0.502455" calcext:value-type="float">
            <text:p>0.502455</text:p>
          </table:table-cell>
          <table:table-cell office:value-type="float" office:value="0.501881" calcext:value-type="float">
            <text:p>0.501881</text:p>
          </table:table-cell>
          <table:table-cell office:value-type="float" office:value="0.501452" calcext:value-type="float">
            <text:p>0.501452</text:p>
          </table:table-cell>
          <table:table-cell office:value-type="float" office:value="0.501163" calcext:value-type="float">
            <text:p>0.501163</text:p>
          </table:table-cell>
          <table:table-cell office:value-type="float" office:value="0.501002" calcext:value-type="float">
            <text:p>0.501002</text:p>
          </table:table-cell>
          <table:table-cell office:value-type="float" office:value="0.500956" calcext:value-type="float">
            <text:p>0.500956</text:p>
          </table:table-cell>
        </table:table-row>
        <table:table-row table:style-name="ro1">
          <table:table-cell office:value-type="float" office:value="0.515152" calcext:value-type="float">
            <text:p>0.515152</text:p>
          </table:table-cell>
          <table:table-cell office:value-type="float" office:value="0.515044" calcext:value-type="float">
            <text:p>0.515044</text:p>
          </table:table-cell>
          <table:table-cell office:value-type="float" office:value="0.514725" calcext:value-type="float">
            <text:p>0.514725</text:p>
          </table:table-cell>
          <table:table-cell office:value-type="float" office:value="0.514204" calcext:value-type="float">
            <text:p>0.514204</text:p>
          </table:table-cell>
          <table:table-cell office:value-type="float" office:value="0.513501" calcext:value-type="float">
            <text:p>0.513501</text:p>
          </table:table-cell>
          <table:table-cell office:value-type="float" office:value="0.51264" calcext:value-type="float">
            <text:p>0.51264</text:p>
          </table:table-cell>
          <table:table-cell office:value-type="float" office:value="0.511649" calcext:value-type="float">
            <text:p>0.511649</text:p>
          </table:table-cell>
          <table:table-cell office:value-type="float" office:value="0.510562" calcext:value-type="float">
            <text:p>0.510562</text:p>
          </table:table-cell>
          <table:table-cell office:value-type="float" office:value="0.509414" calcext:value-type="float">
            <text:p>0.509414</text:p>
          </table:table-cell>
          <table:table-cell office:value-type="float" office:value="0.508241" calcext:value-type="float">
            <text:p>0.508241</text:p>
          </table:table-cell>
          <table:table-cell office:value-type="float" office:value="0.507079" calcext:value-type="float">
            <text:p>0.507079</text:p>
          </table:table-cell>
          <table:table-cell office:value-type="float" office:value="0.50596" calcext:value-type="float">
            <text:p>0.50596</text:p>
          </table:table-cell>
          <table:table-cell office:value-type="float" office:value="0.504915" calcext:value-type="float">
            <text:p>0.504915</text:p>
          </table:table-cell>
          <table:table-cell office:value-type="float" office:value="0.503969" calcext:value-type="float">
            <text:p>0.503969</text:p>
          </table:table-cell>
          <table:table-cell office:value-type="float" office:value="0.503141" calcext:value-type="float">
            <text:p>0.503141</text:p>
          </table:table-cell>
          <table:table-cell office:value-type="float" office:value="0.502445" calcext:value-type="float">
            <text:p>0.502445</text:p>
          </table:table-cell>
          <table:table-cell office:value-type="float" office:value="0.501888" calcext:value-type="float">
            <text:p>0.501888</text:p>
          </table:table-cell>
          <table:table-cell office:value-type="float" office:value="0.501472" calcext:value-type="float">
            <text:p>0.501472</text:p>
          </table:table-cell>
          <table:table-cell office:value-type="float" office:value="0.501191" calcext:value-type="float">
            <text:p>0.501191</text:p>
          </table:table-cell>
          <table:table-cell office:value-type="float" office:value="0.501035" calcext:value-type="float">
            <text:p>0.501035</text:p>
          </table:table-cell>
          <table:table-cell office:value-type="float" office:value="0.500991" calcext:value-type="float">
            <text:p>0.500991</text:p>
          </table:table-cell>
        </table:table-row>
        <table:table-row table:style-name="ro1">
          <table:table-cell office:value-type="float" office:value="0.514709" calcext:value-type="float">
            <text:p>0.514709</text:p>
          </table:table-cell>
          <table:table-cell office:value-type="float" office:value="0.514606" calcext:value-type="float">
            <text:p>0.514606</text:p>
          </table:table-cell>
          <table:table-cell office:value-type="float" office:value="0.514297" calcext:value-type="float">
            <text:p>0.514297</text:p>
          </table:table-cell>
          <table:table-cell office:value-type="float" office:value="0.513794" calcext:value-type="float">
            <text:p>0.513794</text:p>
          </table:table-cell>
          <table:table-cell office:value-type="float" office:value="0.513115" calcext:value-type="float">
            <text:p>0.513115</text:p>
          </table:table-cell>
          <table:table-cell office:value-type="float" office:value="0.512282" calcext:value-type="float">
            <text:p>0.512282</text:p>
          </table:table-cell>
          <table:table-cell office:value-type="float" office:value="0.511325" calcext:value-type="float">
            <text:p>0.511325</text:p>
          </table:table-cell>
          <table:table-cell office:value-type="float" office:value="0.510275" calcext:value-type="float">
            <text:p>0.510275</text:p>
          </table:table-cell>
          <table:table-cell office:value-type="float" office:value="0.509165" calcext:value-type="float">
            <text:p>0.509165</text:p>
          </table:table-cell>
          <table:table-cell office:value-type="float" office:value="0.508032" calcext:value-type="float">
            <text:p>0.508032</text:p>
          </table:table-cell>
          <table:table-cell office:value-type="float" office:value="0.506909" calcext:value-type="float">
            <text:p>0.506909</text:p>
          </table:table-cell>
          <table:table-cell office:value-type="float" office:value="0.505829" calcext:value-type="float">
            <text:p>0.505829</text:p>
          </table:table-cell>
          <table:table-cell office:value-type="float" office:value="0.50482" calcext:value-type="float">
            <text:p>0.50482</text:p>
          </table:table-cell>
          <table:table-cell office:value-type="float" office:value="0.503906" calcext:value-type="float">
            <text:p>0.503906</text:p>
          </table:table-cell>
          <table:table-cell office:value-type="float" office:value="0.503106" calcext:value-type="float">
            <text:p>0.503106</text:p>
          </table:table-cell>
          <table:table-cell office:value-type="float" office:value="0.502434" calcext:value-type="float">
            <text:p>0.502434</text:p>
          </table:table-cell>
          <table:table-cell office:value-type="float" office:value="0.501896" calcext:value-type="float">
            <text:p>0.501896</text:p>
          </table:table-cell>
          <table:table-cell office:value-type="float" office:value="0.501494" calcext:value-type="float">
            <text:p>0.501494</text:p>
          </table:table-cell>
          <table:table-cell office:value-type="float" office:value="0.501223" calcext:value-type="float">
            <text:p>0.501223</text:p>
          </table:table-cell>
          <table:table-cell office:value-type="float" office:value="0.501072" calcext:value-type="float">
            <text:p>0.501072</text:p>
          </table:table-cell>
          <table:table-cell office:value-type="float" office:value="0.501029" calcext:value-type="float">
            <text:p>0.501029</text:p>
          </table:table-cell>
        </table:table-row>
        <table:table-row table:style-name="ro1">
          <table:table-cell office:value-type="float" office:value="0.514254" calcext:value-type="float">
            <text:p>0.514254</text:p>
          </table:table-cell>
          <table:table-cell office:value-type="float" office:value="0.514155" calcext:value-type="float">
            <text:p>0.514155</text:p>
          </table:table-cell>
          <table:table-cell office:value-type="float" office:value="0.513858" calcext:value-type="float">
            <text:p>0.513858</text:p>
          </table:table-cell>
          <table:table-cell office:value-type="float" office:value="0.513373" calcext:value-type="float">
            <text:p>0.513373</text:p>
          </table:table-cell>
          <table:table-cell office:value-type="float" office:value="0.512718" calcext:value-type="float">
            <text:p>0.512718</text:p>
          </table:table-cell>
          <table:table-cell office:value-type="float" office:value="0.511915" calcext:value-type="float">
            <text:p>0.511915</text:p>
          </table:table-cell>
          <table:table-cell office:value-type="float" office:value="0.510992" calcext:value-type="float">
            <text:p>0.510992</text:p>
          </table:table-cell>
          <table:table-cell office:value-type="float" office:value="0.509979" calcext:value-type="float">
            <text:p>0.509979</text:p>
          </table:table-cell>
          <table:table-cell office:value-type="float" office:value="0.50891" calcext:value-type="float">
            <text:p>0.50891</text:p>
          </table:table-cell>
          <table:table-cell office:value-type="float" office:value="0.507818" calcext:value-type="float">
            <text:p>0.507818</text:p>
          </table:table-cell>
          <table:table-cell office:value-type="float" office:value="0.506736" calcext:value-type="float">
            <text:p>0.506736</text:p>
          </table:table-cell>
          <table:table-cell office:value-type="float" office:value="0.505694" calcext:value-type="float">
            <text:p>0.505694</text:p>
          </table:table-cell>
          <table:table-cell office:value-type="float" office:value="0.504721" calcext:value-type="float">
            <text:p>0.504721</text:p>
          </table:table-cell>
          <table:table-cell office:value-type="float" office:value="0.50384" calcext:value-type="float">
            <text:p>0.50384</text:p>
          </table:table-cell>
          <table:table-cell office:value-type="float" office:value="0.50307" calcext:value-type="float">
            <text:p>0.50307</text:p>
          </table:table-cell>
          <table:table-cell office:value-type="float" office:value="0.502422" calcext:value-type="float">
            <text:p>0.502422</text:p>
          </table:table-cell>
          <table:table-cell office:value-type="float" office:value="0.501904" calcext:value-type="float">
            <text:p>0.501904</text:p>
          </table:table-cell>
          <table:table-cell office:value-type="float" office:value="0.501516" calcext:value-type="float">
            <text:p>0.501516</text:p>
          </table:table-cell>
          <table:table-cell office:value-type="float" office:value="0.501255" calcext:value-type="float">
            <text:p>0.501255</text:p>
          </table:table-cell>
          <table:table-cell office:value-type="float" office:value="0.50111" calcext:value-type="float">
            <text:p>0.50111</text:p>
          </table:table-cell>
          <table:table-cell office:value-type="float" office:value="0.501069" calcext:value-type="float">
            <text:p>0.501069</text:p>
          </table:table-cell>
        </table:table-row>
        <table:table-row table:style-name="ro1">
          <table:table-cell office:value-type="float" office:value="0.513945" calcext:value-type="float">
            <text:p>0.513945</text:p>
          </table:table-cell>
          <table:table-cell office:value-type="float" office:value="0.513848" calcext:value-type="float">
            <text:p>0.513848</text:p>
          </table:table-cell>
          <table:table-cell office:value-type="float" office:value="0.513557" calcext:value-type="float">
            <text:p>0.513557</text:p>
          </table:table-cell>
          <table:table-cell office:value-type="float" office:value="0.513085" calcext:value-type="float">
            <text:p>0.513085</text:p>
          </table:table-cell>
          <table:table-cell office:value-type="float" office:value="0.512446" calcext:value-type="float">
            <text:p>0.512446</text:p>
          </table:table-cell>
          <table:table-cell office:value-type="float" office:value="0.511664" calcext:value-type="float">
            <text:p>0.511664</text:p>
          </table:table-cell>
          <table:table-cell office:value-type="float" office:value="0.510765" calcext:value-type="float">
            <text:p>0.510765</text:p>
          </table:table-cell>
          <table:table-cell office:value-type="float" office:value="0.509778" calcext:value-type="float">
            <text:p>0.509778</text:p>
          </table:table-cell>
          <table:table-cell office:value-type="float" office:value="0.508736" calcext:value-type="float">
            <text:p>0.508736</text:p>
          </table:table-cell>
          <table:table-cell office:value-type="float" office:value="0.507671" calcext:value-type="float">
            <text:p>0.507671</text:p>
          </table:table-cell>
          <table:table-cell office:value-type="float" office:value="0.506617" calcext:value-type="float">
            <text:p>0.506617</text:p>
          </table:table-cell>
          <table:table-cell office:value-type="float" office:value="0.505602" calcext:value-type="float">
            <text:p>0.505602</text:p>
          </table:table-cell>
          <table:table-cell office:value-type="float" office:value="0.504654" calcext:value-type="float">
            <text:p>0.504654</text:p>
          </table:table-cell>
          <table:table-cell office:value-type="float" office:value="0.503796" calcext:value-type="float">
            <text:p>0.503796</text:p>
          </table:table-cell>
          <table:table-cell office:value-type="float" office:value="0.503045" calcext:value-type="float">
            <text:p>0.503045</text:p>
          </table:table-cell>
          <table:table-cell office:value-type="float" office:value="0.502414" calcext:value-type="float">
            <text:p>0.502414</text:p>
          </table:table-cell>
          <table:table-cell office:value-type="float" office:value="0.501909" calcext:value-type="float">
            <text:p>0.501909</text:p>
          </table:table-cell>
          <table:table-cell office:value-type="float" office:value="0.501532" calcext:value-type="float">
            <text:p>0.501532</text:p>
          </table:table-cell>
          <table:table-cell office:value-type="float" office:value="0.501277" calcext:value-type="float">
            <text:p>0.501277</text:p>
          </table:table-cell>
          <table:table-cell office:value-type="float" office:value="0.501136" calcext:value-type="float">
            <text:p>0.501136</text:p>
          </table:table-cell>
          <table:table-cell office:value-type="float" office:value="0.501096" calcext:value-type="float">
            <text:p>0.501096</text:p>
          </table:table-cell>
        </table:table-row>
        <table:table-row table:style-name="ro1">
          <table:table-cell office:value-type="float" office:value="0.513593" calcext:value-type="float">
            <text:p>0.513593</text:p>
          </table:table-cell>
          <table:table-cell office:value-type="float" office:value="0.513498" calcext:value-type="float">
            <text:p>0.513498</text:p>
          </table:table-cell>
          <table:table-cell office:value-type="float" office:value="0.513216" calcext:value-type="float">
            <text:p>0.513216</text:p>
          </table:table-cell>
          <table:table-cell office:value-type="float" office:value="0.512758" calcext:value-type="float">
            <text:p>0.512758</text:p>
          </table:table-cell>
          <table:table-cell office:value-type="float" office:value="0.512138" calcext:value-type="float">
            <text:p>0.512138</text:p>
          </table:table-cell>
          <table:table-cell office:value-type="float" office:value="0.511379" calcext:value-type="float">
            <text:p>0.511379</text:p>
          </table:table-cell>
          <table:table-cell office:value-type="float" office:value="0.510506" calcext:value-type="float">
            <text:p>0.510506</text:p>
          </table:table-cell>
          <table:table-cell office:value-type="float" office:value="0.509549" calcext:value-type="float">
            <text:p>0.509549</text:p>
          </table:table-cell>
          <table:table-cell office:value-type="float" office:value="0.508538" calcext:value-type="float">
            <text:p>0.508538</text:p>
          </table:table-cell>
          <table:table-cell office:value-type="float" office:value="0.507505" calcext:value-type="float">
            <text:p>0.507505</text:p>
          </table:table-cell>
          <table:table-cell office:value-type="float" office:value="0.506482" calcext:value-type="float">
            <text:p>0.506482</text:p>
          </table:table-cell>
          <table:table-cell office:value-type="float" office:value="0.505497" calcext:value-type="float">
            <text:p>0.505497</text:p>
          </table:table-cell>
          <table:table-cell office:value-type="float" office:value="0.504578" calcext:value-type="float">
            <text:p>0.504578</text:p>
          </table:table-cell>
          <table:table-cell office:value-type="float" office:value="0.503745" calcext:value-type="float">
            <text:p>0.503745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502405" calcext:value-type="float">
            <text:p>0.502405</text:p>
          </table:table-cell>
          <table:table-cell office:value-type="float" office:value="0.501915" calcext:value-type="float">
            <text:p>0.501915</text:p>
          </table:table-cell>
          <table:table-cell office:value-type="float" office:value="0.501549" calcext:value-type="float">
            <text:p>0.501549</text:p>
          </table:table-cell>
          <table:table-cell office:value-type="float" office:value="0.501302" calcext:value-type="float">
            <text:p>0.501302</text:p>
          </table:table-cell>
          <table:table-cell office:value-type="float" office:value="0.501166" calcext:value-type="float">
            <text:p>0.501166</text:p>
          </table:table-cell>
          <table:table-cell office:value-type="float" office:value="0.501126" calcext:value-type="float">
            <text:p>0.501126</text:p>
          </table:table-cell>
        </table:table-row>
        <table:table-row table:style-name="ro1">
          <table:table-cell office:value-type="float" office:value="0.513169" calcext:value-type="float">
            <text:p>0.513169</text:p>
          </table:table-cell>
          <table:table-cell office:value-type="float" office:value="0.513079" calcext:value-type="float">
            <text:p>0.513079</text:p>
          </table:table-cell>
          <table:table-cell office:value-type="float" office:value="0.512807" calcext:value-type="float">
            <text:p>0.512807</text:p>
          </table:table-cell>
          <table:table-cell office:value-type="float" office:value="0.512365" calcext:value-type="float">
            <text:p>0.512365</text:p>
          </table:table-cell>
          <table:table-cell office:value-type="float" office:value="0.511769" calcext:value-type="float">
            <text:p>0.511769</text:p>
          </table:table-cell>
          <table:table-cell office:value-type="float" office:value="0.511037" calcext:value-type="float">
            <text:p>0.511037</text:p>
          </table:table-cell>
          <table:table-cell office:value-type="float" office:value="0.510196" calcext:value-type="float">
            <text:p>0.510196</text:p>
          </table:table-cell>
          <table:table-cell office:value-type="float" office:value="0.509274" calcext:value-type="float">
            <text:p>0.509274</text:p>
          </table:table-cell>
          <table:table-cell office:value-type="float" office:value="0.5083" calcext:value-type="float">
            <text:p>0.5083</text:p>
          </table:table-cell>
          <table:table-cell office:value-type="float" office:value="0.507306" calcext:value-type="float">
            <text:p>0.507306</text:p>
          </table:table-cell>
          <table:table-cell office:value-type="float" office:value="0.50632" calcext:value-type="float">
            <text:p>0.50632</text:p>
          </table:table-cell>
          <table:table-cell office:value-type="float" office:value="0.505372" calcext:value-type="float">
            <text:p>0.505372</text:p>
          </table:table-cell>
          <table:table-cell office:value-type="float" office:value="0.504486" calcext:value-type="float">
            <text:p>0.504486</text:p>
          </table:table-cell>
          <table:table-cell office:value-type="float" office:value="0.503685" calcext:value-type="float">
            <text:p>0.503685</text:p>
          </table:table-cell>
          <table:table-cell office:value-type="float" office:value="0.502983" calcext:value-type="float">
            <text:p>0.502983</text:p>
          </table:table-cell>
          <table:table-cell office:value-type="float" office:value="0.502394" calcext:value-type="float">
            <text:p>0.502394</text:p>
          </table:table-cell>
          <table:table-cell office:value-type="float" office:value="0.501923" calcext:value-type="float">
            <text:p>0.501923</text:p>
          </table:table-cell>
          <table:table-cell office:value-type="float" office:value="0.50157" calcext:value-type="float">
            <text:p>0.50157</text:p>
          </table:table-cell>
          <table:table-cell office:value-type="float" office:value="0.501332" calcext:value-type="float">
            <text:p>0.501332</text:p>
          </table:table-cell>
          <table:table-cell office:value-type="float" office:value="0.501201" calcext:value-type="float">
            <text:p>0.501201</text:p>
          </table:table-cell>
          <table:table-cell office:value-type="float" office:value="0.501163" calcext:value-type="float">
            <text:p>0.501163</text:p>
          </table:table-cell>
        </table:table-row>
        <table:table-row table:style-name="ro1">
          <table:table-cell office:value-type="float" office:value="0.512839" calcext:value-type="float">
            <text:p>0.512839</text:p>
          </table:table-cell>
          <table:table-cell office:value-type="float" office:value="0.512751" calcext:value-type="float">
            <text:p>0.512751</text:p>
          </table:table-cell>
          <table:table-cell office:value-type="float" office:value="0.512487" calcext:value-type="float">
            <text:p>0.512487</text:p>
          </table:table-cell>
          <table:table-cell office:value-type="float" office:value="0.512058" calcext:value-type="float">
            <text:p>0.512058</text:p>
          </table:table-cell>
          <table:table-cell office:value-type="float" office:value="0.511479" calcext:value-type="float">
            <text:p>0.511479</text:p>
          </table:table-cell>
          <table:table-cell office:value-type="float" office:value="0.51077" calcext:value-type="float">
            <text:p>0.51077</text:p>
          </table:table-cell>
          <table:table-cell office:value-type="float" office:value="0.509954" calcext:value-type="float">
            <text:p>0.509954</text:p>
          </table:table-cell>
          <table:table-cell office:value-type="float" office:value="0.509059" calcext:value-type="float">
            <text:p>0.509059</text:p>
          </table:table-cell>
          <table:table-cell office:value-type="float" office:value="0.508114" calcext:value-type="float">
            <text:p>0.508114</text:p>
          </table:table-cell>
          <table:table-cell office:value-type="float" office:value="0.507149" calcext:value-type="float">
            <text:p>0.507149</text:p>
          </table:table-cell>
          <table:table-cell office:value-type="float" office:value="0.506194" calcext:value-type="float">
            <text:p>0.506194</text:p>
          </table:table-cell>
          <table:table-cell office:value-type="float" office:value="0.505274" calcext:value-type="float">
            <text:p>0.505274</text:p>
          </table:table-cell>
          <table:table-cell office:value-type="float" office:value="0.504415" calcext:value-type="float">
            <text:p>0.504415</text:p>
          </table:table-cell>
          <table:table-cell office:value-type="float" office:value="0.503637" calcext:value-type="float">
            <text:p>0.503637</text:p>
          </table:table-cell>
          <table:table-cell office:value-type="float" office:value="0.502957" calcext:value-type="float">
            <text:p>0.502957</text:p>
          </table:table-cell>
          <table:table-cell office:value-type="float" office:value="0.502386" calcext:value-type="float">
            <text:p>0.502386</text:p>
          </table:table-cell>
          <table:table-cell office:value-type="float" office:value="0.501928" calcext:value-type="float">
            <text:p>0.501928</text:p>
          </table:table-cell>
          <table:table-cell office:value-type="float" office:value="0.501587" calcext:value-type="float">
            <text:p>0.501587</text:p>
          </table:table-cell>
          <table:table-cell office:value-type="float" office:value="0.501356" calcext:value-type="float">
            <text:p>0.501356</text:p>
          </table:table-cell>
          <table:table-cell office:value-type="float" office:value="0.501228" calcext:value-type="float">
            <text:p>0.501228</text:p>
          </table:table-cell>
          <table:table-cell office:value-type="float" office:value="0.501192" calcext:value-type="float">
            <text:p>0.501192</text:p>
          </table:table-cell>
        </table:table-row>
        <table:table-row table:style-name="ro1">
          <table:table-cell office:value-type="float" office:value="0.512483" calcext:value-type="float">
            <text:p>0.512483</text:p>
          </table:table-cell>
          <table:table-cell office:value-type="float" office:value="0.512398" calcext:value-type="float">
            <text:p>0.512398</text:p>
          </table:table-cell>
          <table:table-cell office:value-type="float" office:value="0.512143" calcext:value-type="float">
            <text:p>0.512143</text:p>
          </table:table-cell>
          <table:table-cell office:value-type="float" office:value="0.511729" calcext:value-type="float">
            <text:p>0.511729</text:p>
          </table:table-cell>
          <table:table-cell office:value-type="float" office:value="0.511169" calcext:value-type="float">
            <text:p>0.511169</text:p>
          </table:table-cell>
          <table:table-cell office:value-type="float" office:value="0.510483" calcext:value-type="float">
            <text:p>0.510483</text:p>
          </table:table-cell>
          <table:table-cell office:value-type="float" office:value="0.509694" calcext:value-type="float">
            <text:p>0.509694</text:p>
          </table:table-cell>
          <table:table-cell office:value-type="float" office:value="0.508828" calcext:value-type="float">
            <text:p>0.508828</text:p>
          </table:table-cell>
          <table:table-cell office:value-type="float" office:value="0.507915" calcext:value-type="float">
            <text:p>0.507915</text:p>
          </table:table-cell>
          <table:table-cell office:value-type="float" office:value="0.506982" calcext:value-type="float">
            <text:p>0.506982</text:p>
          </table:table-cell>
          <table:table-cell office:value-type="float" office:value="0.506058" calcext:value-type="float">
            <text:p>0.506058</text:p>
          </table:table-cell>
          <table:table-cell office:value-type="float" office:value="0.505169" calcext:value-type="float">
            <text:p>0.505169</text:p>
          </table:table-cell>
          <table:table-cell office:value-type="float" office:value="0.504338" calcext:value-type="float">
            <text:p>0.504338</text:p>
          </table:table-cell>
          <table:table-cell office:value-type="float" office:value="0.503587" calcext:value-type="float">
            <text:p>0.503587</text:p>
          </table:table-cell>
          <table:table-cell office:value-type="float" office:value="0.502929" calcext:value-type="float">
            <text:p>0.502929</text:p>
          </table:table-cell>
          <table:table-cell office:value-type="float" office:value="0.502377" calcext:value-type="float">
            <text:p>0.502377</text:p>
          </table:table-cell>
          <table:table-cell office:value-type="float" office:value="0.501935" calcext:value-type="float">
            <text:p>0.501935</text:p>
          </table:table-cell>
          <table:table-cell office:value-type="float" office:value="0.501604" calcext:value-type="float">
            <text:p>0.501604</text:p>
          </table:table-cell>
          <table:table-cell office:value-type="float" office:value="0.501381" calcext:value-type="float">
            <text:p>0.501381</text:p>
          </table:table-cell>
          <table:table-cell office:value-type="float" office:value="0.501258" calcext:value-type="float">
            <text:p>0.501258</text:p>
          </table:table-cell>
          <table:table-cell office:value-type="float" office:value="0.501223" calcext:value-type="float">
            <text:p>0.501223</text:p>
          </table:table-cell>
        </table:table-row>
        <table:table-row table:style-name="ro1">
          <table:table-cell office:value-type="float" office:value="0.512119" calcext:value-type="float">
            <text:p>0.512119</text:p>
          </table:table-cell>
          <table:table-cell office:value-type="float" office:value="0.512038" calcext:value-type="float">
            <text:p>0.512038</text:p>
          </table:table-cell>
          <table:table-cell office:value-type="float" office:value="0.511792" calcext:value-type="float">
            <text:p>0.511792</text:p>
          </table:table-cell>
          <table:table-cell office:value-type="float" office:value="0.511392" calcext:value-type="float">
            <text:p>0.511392</text:p>
          </table:table-cell>
          <table:table-cell office:value-type="float" office:value="0.510851" calcext:value-type="float">
            <text:p>0.510851</text:p>
          </table:table-cell>
          <table:table-cell office:value-type="float" office:value="0.510189" calcext:value-type="float">
            <text:p>0.510189</text:p>
          </table:table-cell>
          <table:table-cell office:value-type="float" office:value="0.509428" calcext:value-type="float">
            <text:p>0.509428</text:p>
          </table:table-cell>
          <table:table-cell office:value-type="float" office:value="0.508593" calcext:value-type="float">
            <text:p>0.508593</text:p>
          </table:table-cell>
          <table:table-cell office:value-type="float" office:value="0.507711" calcext:value-type="float">
            <text:p>0.507711</text:p>
          </table:table-cell>
          <table:table-cell office:value-type="float" office:value="0.506811" calcext:value-type="float">
            <text:p>0.506811</text:p>
          </table:table-cell>
          <table:table-cell office:value-type="float" office:value="0.505919" calcext:value-type="float">
            <text:p>0.505919</text:p>
          </table:table-cell>
          <table:table-cell office:value-type="float" office:value="0.505061" calcext:value-type="float">
            <text:p>0.505061</text:p>
          </table:table-cell>
          <table:table-cell office:value-type="float" office:value="0.50426" calcext:value-type="float">
            <text:p>0.50426</text:p>
          </table:table-cell>
          <table:table-cell office:value-type="float" office:value="0.503535" calcext:value-type="float">
            <text:p>0.503535</text:p>
          </table:table-cell>
          <table:table-cell office:value-type="float" office:value="0.5029" calcext:value-type="float">
            <text:p>0.5029</text:p>
          </table:table-cell>
          <table:table-cell office:value-type="float" office:value="0.502367" calcext:value-type="float">
            <text:p>0.502367</text:p>
          </table:table-cell>
          <table:table-cell office:value-type="float" office:value="0.501941" calcext:value-type="float">
            <text:p>0.501941</text:p>
          </table:table-cell>
          <table:table-cell office:value-type="float" office:value="0.501622" calcext:value-type="float">
            <text:p>0.501622</text:p>
          </table:table-cell>
          <table:table-cell office:value-type="float" office:value="0.501407" calcext:value-type="float">
            <text:p>0.501407</text:p>
          </table:table-cell>
          <table:table-cell office:value-type="float" office:value="0.501288" calcext:value-type="float">
            <text:p>0.501288</text:p>
          </table:table-cell>
          <table:table-cell office:value-type="float" office:value="0.501254" calcext:value-type="float">
            <text:p>0.501254</text:p>
          </table:table-cell>
        </table:table-row>
        <table:table-row table:style-name="ro1">
          <table:table-cell office:value-type="float" office:value="0.511841" calcext:value-type="float">
            <text:p>0.511841</text:p>
          </table:table-cell>
          <table:table-cell office:value-type="float" office:value="0.511761" calcext:value-type="float">
            <text:p>0.511761</text:p>
          </table:table-cell>
          <table:table-cell office:value-type="float" office:value="0.511522" calcext:value-type="float">
            <text:p>0.511522</text:p>
          </table:table-cell>
          <table:table-cell office:value-type="float" office:value="0.511133" calcext:value-type="float">
            <text:p>0.511133</text:p>
          </table:table-cell>
          <table:table-cell office:value-type="float" office:value="0.510607" calcext:value-type="float">
            <text:p>0.510607</text:p>
          </table:table-cell>
          <table:table-cell office:value-type="float" office:value="0.509963" calcext:value-type="float">
            <text:p>0.509963</text:p>
          </table:table-cell>
          <table:table-cell office:value-type="float" office:value="0.509223" calcext:value-type="float">
            <text:p>0.509223</text:p>
          </table:table-cell>
          <table:table-cell office:value-type="float" office:value="0.508411" calcext:value-type="float">
            <text:p>0.508411</text:p>
          </table:table-cell>
          <table:table-cell office:value-type="float" office:value="0.507554" calcext:value-type="float">
            <text:p>0.507554</text:p>
          </table:table-cell>
          <table:table-cell office:value-type="float" office:value="0.506679" calcext:value-type="float">
            <text:p>0.506679</text:p>
          </table:table-cell>
          <table:table-cell office:value-type="float" office:value="0.505812" calcext:value-type="float">
            <text:p>0.505812</text:p>
          </table:table-cell>
          <table:table-cell office:value-type="float" office:value="0.504978" calcext:value-type="float">
            <text:p>0.504978</text:p>
          </table:table-cell>
          <table:table-cell office:value-type="float" office:value="0.5042" calcext:value-type="float">
            <text:p>0.5042</text:p>
          </table:table-cell>
          <table:table-cell office:value-type="float" office:value="0.503495" calcext:value-type="float">
            <text:p>0.503495</text:p>
          </table:table-cell>
          <table:table-cell office:value-type="float" office:value="0.502878" calcext:value-type="float">
            <text:p>0.502878</text:p>
          </table:table-cell>
          <table:table-cell office:value-type="float" office:value="0.50236" calcext:value-type="float">
            <text:p>0.50236</text:p>
          </table:table-cell>
          <table:table-cell office:value-type="float" office:value="0.501946" calcext:value-type="float">
            <text:p>0.501946</text:p>
          </table:table-cell>
          <table:table-cell office:value-type="float" office:value="0.501636" calcext:value-type="float">
            <text:p>0.501636</text:p>
          </table:table-cell>
          <table:table-cell office:value-type="float" office:value="0.501427" calcext:value-type="float">
            <text:p>0.501427</text:p>
          </table:table-cell>
          <table:table-cell office:value-type="float" office:value="0.501311" calcext:value-type="float">
            <text:p>0.501311</text:p>
          </table:table-cell>
          <table:table-cell office:value-type="float" office:value="0.501278" calcext:value-type="float">
            <text:p>0.501278</text:p>
          </table:table-cell>
        </table:table-row>
        <table:table-row table:style-name="ro1">
          <table:table-cell office:value-type="float" office:value="0.511544" calcext:value-type="float">
            <text:p>0.511544</text:p>
          </table:table-cell>
          <table:table-cell office:value-type="float" office:value="0.511467" calcext:value-type="float">
            <text:p>0.511467</text:p>
          </table:table-cell>
          <table:table-cell office:value-type="float" office:value="0.511235" calcext:value-type="float">
            <text:p>0.511235</text:p>
          </table:table-cell>
          <table:table-cell office:value-type="float" office:value="0.510858" calcext:value-type="float">
            <text:p>0.510858</text:p>
          </table:table-cell>
          <table:table-cell office:value-type="float" office:value="0.510348" calcext:value-type="float">
            <text:p>0.510348</text:p>
          </table:table-cell>
          <table:table-cell office:value-type="float" office:value="0.509724" calcext:value-type="float">
            <text:p>0.509724</text:p>
          </table:table-cell>
          <table:table-cell office:value-type="float" office:value="0.509006" calcext:value-type="float">
            <text:p>0.509006</text:p>
          </table:table-cell>
          <table:table-cell office:value-type="float" office:value="0.508219" calcext:value-type="float">
            <text:p>0.508219</text:p>
          </table:table-cell>
          <table:table-cell office:value-type="float" office:value="0.507388" calcext:value-type="float">
            <text:p>0.507388</text:p>
          </table:table-cell>
          <table:table-cell office:value-type="float" office:value="0.50654" calcext:value-type="float">
            <text:p>0.50654</text:p>
          </table:table-cell>
          <table:table-cell office:value-type="float" office:value="0.505699" calcext:value-type="float">
            <text:p>0.505699</text:p>
          </table:table-cell>
          <table:table-cell office:value-type="float" office:value="0.504891" calcext:value-type="float">
            <text:p>0.504891</text:p>
          </table:table-cell>
          <table:table-cell office:value-type="float" office:value="0.504136" calcext:value-type="float">
            <text:p>0.504136</text:p>
          </table:table-cell>
          <table:table-cell office:value-type="float" office:value="0.503452" calcext:value-type="float">
            <text:p>0.503452</text:p>
          </table:table-cell>
          <table:table-cell office:value-type="float" office:value="0.502855" calcext:value-type="float">
            <text:p>0.502855</text:p>
          </table:table-cell>
          <table:table-cell office:value-type="float" office:value="0.502353" calcext:value-type="float">
            <text:p>0.502353</text:p>
          </table:table-cell>
          <table:table-cell office:value-type="float" office:value="0.501951" calcext:value-type="float">
            <text:p>0.501951</text:p>
          </table:table-cell>
          <table:table-cell office:value-type="float" office:value="0.501651" calcext:value-type="float">
            <text:p>0.501651</text:p>
          </table:table-cell>
          <table:table-cell office:value-type="float" office:value="0.501448" calcext:value-type="float">
            <text:p>0.501448</text:p>
          </table:table-cell>
          <table:table-cell office:value-type="float" office:value="0.501336" calcext:value-type="float">
            <text:p>0.501336</text:p>
          </table:table-cell>
          <table:table-cell office:value-type="float" office:value="0.501304" calcext:value-type="float">
            <text:p>0.501304</text:p>
          </table:table-cell>
        </table:table-row>
        <table:table-row table:style-name="ro1">
          <table:table-cell office:value-type="float" office:value="0.511214" calcext:value-type="float">
            <text:p>0.511214</text:p>
          </table:table-cell>
          <table:table-cell office:value-type="float" office:value="0.51114" calcext:value-type="float">
            <text:p>0.51114</text:p>
          </table:table-cell>
          <table:table-cell office:value-type="float" office:value="0.510916" calcext:value-type="float">
            <text:p>0.510916</text:p>
          </table:table-cell>
          <table:table-cell office:value-type="float" office:value="0.510552" calcext:value-type="float">
            <text:p>0.510552</text:p>
          </table:table-cell>
          <table:table-cell office:value-type="float" office:value="0.51006" calcext:value-type="float">
            <text:p>0.51006</text:p>
          </table:table-cell>
          <table:table-cell office:value-type="float" office:value="0.509457" calcext:value-type="float">
            <text:p>0.509457</text:p>
          </table:table-cell>
          <table:table-cell office:value-type="float" office:value="0.508765" calcext:value-type="float">
            <text:p>0.508765</text:p>
          </table:table-cell>
          <table:table-cell office:value-type="float" office:value="0.508005" calcext:value-type="float">
            <text:p>0.508005</text:p>
          </table:table-cell>
          <table:table-cell office:value-type="float" office:value="0.507203" calcext:value-type="float">
            <text:p>0.507203</text:p>
          </table:table-cell>
          <table:table-cell office:value-type="float" office:value="0.506384" calcext:value-type="float">
            <text:p>0.506384</text:p>
          </table:table-cell>
          <table:table-cell office:value-type="float" office:value="0.505573" calcext:value-type="float">
            <text:p>0.505573</text:p>
          </table:table-cell>
          <table:table-cell office:value-type="float" office:value="0.504793" calcext:value-type="float">
            <text:p>0.504793</text:p>
          </table:table-cell>
          <table:table-cell office:value-type="float" office:value="0.504065" calcext:value-type="float">
            <text:p>0.504065</text:p>
          </table:table-cell>
          <table:table-cell office:value-type="float" office:value="0.503405" calcext:value-type="float">
            <text:p>0.503405</text:p>
          </table:table-cell>
          <table:table-cell office:value-type="float" office:value="0.502829" calcext:value-type="float">
            <text:p>0.502829</text:p>
          </table:table-cell>
          <table:table-cell office:value-type="float" office:value="0.502344" calcext:value-type="float">
            <text:p>0.502344</text:p>
          </table:table-cell>
          <table:table-cell office:value-type="float" office:value="0.501957" calcext:value-type="float">
            <text:p>0.501957</text:p>
          </table:table-cell>
          <table:table-cell office:value-type="float" office:value="0.501667" calcext:value-type="float">
            <text:p>0.501667</text:p>
          </table:table-cell>
          <table:table-cell office:value-type="float" office:value="0.501472" calcext:value-type="float">
            <text:p>0.501472</text:p>
          </table:table-cell>
          <table:table-cell office:value-type="float" office:value="0.501363" calcext:value-type="float">
            <text:p>0.501363</text:p>
          </table:table-cell>
          <table:table-cell office:value-type="float" office:value="0.501332" calcext:value-type="float">
            <text:p>0.501332</text:p>
          </table:table-cell>
        </table:table-row>
        <table:table-row table:style-name="ro1">
          <table:table-cell office:value-type="float" office:value="0.510895" calcext:value-type="float">
            <text:p>0.510895</text:p>
          </table:table-cell>
          <table:table-cell office:value-type="float" office:value="0.510824" calcext:value-type="float">
            <text:p>0.510824</text:p>
          </table:table-cell>
          <table:table-cell office:value-type="float" office:value="0.510608" calcext:value-type="float">
            <text:p>0.510608</text:p>
          </table:table-cell>
          <table:table-cell office:value-type="float" office:value="0.510256" calcext:value-type="float">
            <text:p>0.510256</text:p>
          </table:table-cell>
          <table:table-cell office:value-type="float" office:value="0.509782" calcext:value-type="float">
            <text:p>0.509782</text:p>
          </table:table-cell>
          <table:table-cell office:value-type="float" office:value="0.5092" calcext:value-type="float">
            <text:p>0.5092</text:p>
          </table:table-cell>
          <table:table-cell office:value-type="float" office:value="0.508532" calcext:value-type="float">
            <text:p>0.508532</text:p>
          </table:table-cell>
          <table:table-cell office:value-type="float" office:value="0.507799" calcext:value-type="float">
            <text:p>0.507799</text:p>
          </table:table-cell>
          <table:table-cell office:value-type="float" office:value="0.507025" calcext:value-type="float">
            <text:p>0.507025</text:p>
          </table:table-cell>
          <table:table-cell office:value-type="float" office:value="0.506234" calcext:value-type="float">
            <text:p>0.506234</text:p>
          </table:table-cell>
          <table:table-cell office:value-type="float" office:value="0.505452" calcext:value-type="float">
            <text:p>0.505452</text:p>
          </table:table-cell>
          <table:table-cell office:value-type="float" office:value="0.504699" calcext:value-type="float">
            <text:p>0.504699</text:p>
          </table:table-cell>
          <table:table-cell office:value-type="float" office:value="0.503996" calcext:value-type="float">
            <text:p>0.503996</text:p>
          </table:table-cell>
          <table:table-cell office:value-type="float" office:value="0.50336" calcext:value-type="float">
            <text:p>0.50336</text:p>
          </table:table-cell>
          <table:table-cell office:value-type="float" office:value="0.502804" calcext:value-type="float">
            <text:p>0.502804</text:p>
          </table:table-cell>
          <table:table-cell office:value-type="float" office:value="0.502336" calcext:value-type="float">
            <text:p>0.502336</text:p>
          </table:table-cell>
          <table:table-cell office:value-type="float" office:value="0.501962" calcext:value-type="float">
            <text:p>0.501962</text:p>
          </table:table-cell>
          <table:table-cell office:value-type="float" office:value="0.501683" calcext:value-type="float">
            <text:p>0.501683</text:p>
          </table:table-cell>
          <table:table-cell office:value-type="float" office:value="0.501494" calcext:value-type="float">
            <text:p>0.501494</text:p>
          </table:table-cell>
          <table:table-cell office:value-type="float" office:value="0.50139" calcext:value-type="float">
            <text:p>0.50139</text:p>
          </table:table-cell>
          <table:table-cell office:value-type="float" office:value="0.50136" calcext:value-type="float">
            <text:p>0.50136</text:p>
          </table:table-cell>
        </table:table-row>
        <table:table-row table:style-name="ro1">
          <table:table-cell office:value-type="float" office:value="0.510661" calcext:value-type="float">
            <text:p>0.510661</text:p>
          </table:table-cell>
          <table:table-cell office:value-type="float" office:value="0.510591" calcext:value-type="float">
            <text:p>0.510591</text:p>
          </table:table-cell>
          <table:table-cell office:value-type="float" office:value="0.510381" calcext:value-type="float">
            <text:p>0.510381</text:p>
          </table:table-cell>
          <table:table-cell office:value-type="float" office:value="0.510039" calcext:value-type="float">
            <text:p>0.510039</text:p>
          </table:table-cell>
          <table:table-cell office:value-type="float" office:value="0.509577" calcext:value-type="float">
            <text:p>0.509577</text:p>
          </table:table-cell>
          <table:table-cell office:value-type="float" office:value="0.509011" calcext:value-type="float">
            <text:p>0.509011</text:p>
          </table:table-cell>
          <table:table-cell office:value-type="float" office:value="0.50836" calcext:value-type="float">
            <text:p>0.50836</text:p>
          </table:table-cell>
          <table:table-cell office:value-type="float" office:value="0.507646" calcext:value-type="float">
            <text:p>0.507646</text:p>
          </table:table-cell>
          <table:table-cell office:value-type="float" office:value="0.506893" calcext:value-type="float">
            <text:p>0.506893</text:p>
          </table:table-cell>
          <table:table-cell office:value-type="float" office:value="0.506124" calcext:value-type="float">
            <text:p>0.506124</text:p>
          </table:table-cell>
          <table:table-cell office:value-type="float" office:value="0.505362" calcext:value-type="float">
            <text:p>0.505362</text:p>
          </table:table-cell>
          <table:table-cell office:value-type="float" office:value="0.50463" calcext:value-type="float">
            <text:p>0.50463</text:p>
          </table:table-cell>
          <table:table-cell office:value-type="float" office:value="0.503946" calcext:value-type="float">
            <text:p>0.503946</text:p>
          </table:table-cell>
          <table:table-cell office:value-type="float" office:value="0.503326" calcext:value-type="float">
            <text:p>0.503326</text:p>
          </table:table-cell>
          <table:table-cell office:value-type="float" office:value="0.502785" calcext:value-type="float">
            <text:p>0.502785</text:p>
          </table:table-cell>
          <table:table-cell office:value-type="float" office:value="0.50233" calcext:value-type="float">
            <text:p>0.50233</text:p>
          </table:table-cell>
          <table:table-cell office:value-type="float" office:value="0.501966" calcext:value-type="float">
            <text:p>0.501966</text:p>
          </table:table-cell>
          <table:table-cell office:value-type="float" office:value="0.501694" calcext:value-type="float">
            <text:p>0.501694</text:p>
          </table:table-cell>
          <table:table-cell office:value-type="float" office:value="0.501511" calcext:value-type="float">
            <text:p>0.501511</text:p>
          </table:table-cell>
          <table:table-cell office:value-type="float" office:value="0.501409" calcext:value-type="float">
            <text:p>0.501409</text:p>
          </table:table-cell>
          <table:table-cell office:value-type="float" office:value="0.50138" calcext:value-type="float">
            <text:p>0.50138</text:p>
          </table:table-cell>
        </table:table-row>
        <table:table-row table:style-name="ro1">
          <table:table-cell office:value-type="float" office:value="0.510406" calcext:value-type="float">
            <text:p>0.510406</text:p>
          </table:table-cell>
          <table:table-cell office:value-type="float" office:value="0.510338" calcext:value-type="float">
            <text:p>0.510338</text:p>
          </table:table-cell>
          <table:table-cell office:value-type="float" office:value="0.510134" calcext:value-type="float">
            <text:p>0.510134</text:p>
          </table:table-cell>
          <table:table-cell office:value-type="float" office:value="0.509802" calcext:value-type="float">
            <text:p>0.509802</text:p>
          </table:table-cell>
          <table:table-cell office:value-type="float" office:value="0.509354" calcext:value-type="float">
            <text:p>0.509354</text:p>
          </table:table-cell>
          <table:table-cell office:value-type="float" office:value="0.508804" calcext:value-type="float">
            <text:p>0.508804</text:p>
          </table:table-cell>
          <table:table-cell office:value-type="float" office:value="0.508173" calcext:value-type="float">
            <text:p>0.508173</text:p>
          </table:table-cell>
          <table:table-cell office:value-type="float" office:value="0.507481" calcext:value-type="float">
            <text:p>0.507481</text:p>
          </table:table-cell>
          <table:table-cell office:value-type="float" office:value="0.50675" calcext:value-type="float">
            <text:p>0.50675</text:p>
          </table:table-cell>
          <table:table-cell office:value-type="float" office:value="0.506004" calcext:value-type="float">
            <text:p>0.506004</text:p>
          </table:table-cell>
          <table:table-cell office:value-type="float" office:value="0.505265" calcext:value-type="float">
            <text:p>0.505265</text:p>
          </table:table-cell>
          <table:table-cell office:value-type="float" office:value="0.504554" calcext:value-type="float">
            <text:p>0.504554</text:p>
          </table:table-cell>
          <table:table-cell office:value-type="float" office:value="0.503891" calcext:value-type="float">
            <text:p>0.503891</text:p>
          </table:table-cell>
          <table:table-cell office:value-type="float" office:value="0.50329" calcext:value-type="float">
            <text:p>0.50329</text:p>
          </table:table-cell>
          <table:table-cell office:value-type="float" office:value="0.502765" calcext:value-type="float">
            <text:p>0.502765</text:p>
          </table:table-cell>
          <table:table-cell office:value-type="float" office:value="0.502324" calcext:value-type="float">
            <text:p>0.502324</text:p>
          </table:table-cell>
          <table:table-cell office:value-type="float" office:value="0.501971" calcext:value-type="float">
            <text:p>0.501971</text:p>
          </table:table-cell>
          <table:table-cell office:value-type="float" office:value="0.501707" calcext:value-type="float">
            <text:p>0.501707</text:p>
          </table:table-cell>
          <table:table-cell office:value-type="float" office:value="0.501529" calcext:value-type="float">
            <text:p>0.5015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501402" calcext:value-type="float">
            <text:p>0.501402</text:p>
          </table:table-cell>
        </table:table-row>
        <table:table-row table:style-name="ro1">
          <table:table-cell office:value-type="float" office:value="0.51011" calcext:value-type="float">
            <text:p>0.51011</text:p>
          </table:table-cell>
          <table:table-cell office:value-type="float" office:value="0.510044" calcext:value-type="float">
            <text:p>0.510044</text:p>
          </table:table-cell>
          <table:table-cell office:value-type="float" office:value="0.509847" calcext:value-type="float">
            <text:p>0.509847</text:p>
          </table:table-cell>
          <table:table-cell office:value-type="float" office:value="0.509527" calcext:value-type="float">
            <text:p>0.509527</text:p>
          </table:table-cell>
          <table:table-cell office:value-type="float" office:value="0.509095" calcext:value-type="float">
            <text:p>0.509095</text:p>
          </table:table-cell>
          <table:table-cell office:value-type="float" office:value="0.508565" calcext:value-type="float">
            <text:p>0.508565</text:p>
          </table:table-cell>
          <table:table-cell office:value-type="float" office:value="0.507956" calcext:value-type="float">
            <text:p>0.507956</text:p>
          </table:table-cell>
          <table:table-cell office:value-type="float" office:value="0.507289" calcext:value-type="float">
            <text:p>0.507289</text:p>
          </table:table-cell>
          <table:table-cell office:value-type="float" office:value="0.506584" calcext:value-type="float">
            <text:p>0.506584</text:p>
          </table:table-cell>
          <table:table-cell office:value-type="float" office:value="0.505865" calcext:value-type="float">
            <text:p>0.505865</text:p>
          </table:table-cell>
          <table:table-cell office:value-type="float" office:value="0.505152" calcext:value-type="float">
            <text:p>0.505152</text:p>
          </table:table-cell>
          <table:table-cell office:value-type="float" office:value="0.504467" calcext:value-type="float">
            <text:p>0.504467</text:p>
          </table:table-cell>
          <table:table-cell office:value-type="float" office:value="0.503827" calcext:value-type="float">
            <text:p>0.503827</text:p>
          </table:table-cell>
          <table:table-cell office:value-type="float" office:value="0.503248" calcext:value-type="float">
            <text:p>0.503248</text:p>
          </table:table-cell>
          <table:table-cell office:value-type="float" office:value="0.502741" calcext:value-type="float">
            <text:p>0.502741</text:p>
          </table:table-cell>
          <table:table-cell office:value-type="float" office:value="0.502316" calcext:value-type="float">
            <text:p>0.502316</text:p>
          </table:table-cell>
          <table:table-cell office:value-type="float" office:value="0.501976" calcext:value-type="float">
            <text:p>0.501976</text:p>
          </table:table-cell>
          <table:table-cell office:value-type="float" office:value="0.501722" calcext:value-type="float">
            <text:p>0.501722</text:p>
          </table:table-cell>
          <table:table-cell office:value-type="float" office:value="0.50155" calcext:value-type="float">
            <text:p>0.50155</text:p>
          </table:table-cell>
          <table:table-cell office:value-type="float" office:value="0.501455" calcext:value-type="float">
            <text:p>0.501455</text:p>
          </table:table-cell>
          <table:table-cell office:value-type="float" office:value="0.501428" calcext:value-type="float">
            <text:p>0.501428</text:p>
          </table:table-cell>
        </table:table-row>
        <table:table-row table:style-name="ro1">
          <table:table-cell office:value-type="float" office:value="0.50986" calcext:value-type="float">
            <text:p>0.50986</text:p>
          </table:table-cell>
          <table:table-cell office:value-type="float" office:value="0.509797" calcext:value-type="float">
            <text:p>0.509797</text:p>
          </table:table-cell>
          <table:table-cell office:value-type="float" office:value="0.509606" calcext:value-type="float">
            <text:p>0.509606</text:p>
          </table:table-cell>
          <table:table-cell office:value-type="float" office:value="0.509296" calcext:value-type="float">
            <text:p>0.509296</text:p>
          </table:table-cell>
          <table:table-cell office:value-type="float" office:value="0.508877" calcext:value-type="float">
            <text:p>0.508877</text:p>
          </table:table-cell>
          <table:table-cell office:value-type="float" office:value="0.508364" calcext:value-type="float">
            <text:p>0.508364</text:p>
          </table:table-cell>
          <table:table-cell office:value-type="float" office:value="0.507774" calcext:value-type="float">
            <text:p>0.507774</text:p>
          </table:table-cell>
          <table:table-cell office:value-type="float" office:value="0.507127" calcext:value-type="float">
            <text:p>0.507127</text:p>
          </table:table-cell>
          <table:table-cell office:value-type="float" office:value="0.506444" calcext:value-type="float">
            <text:p>0.506444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05057" calcext:value-type="float">
            <text:p>0.505057</text:p>
          </table:table-cell>
          <table:table-cell office:value-type="float" office:value="0.504393" calcext:value-type="float">
            <text:p>0.504393</text:p>
          </table:table-cell>
          <table:table-cell office:value-type="float" office:value="0.503773" calcext:value-type="float">
            <text:p>0.503773</text:p>
          </table:table-cell>
          <table:table-cell office:value-type="float" office:value="0.503212" calcext:value-type="float">
            <text:p>0.503212</text:p>
          </table:table-cell>
          <table:table-cell office:value-type="float" office:value="0.502722" calcext:value-type="float">
            <text:p>0.502722</text:p>
          </table:table-cell>
          <table:table-cell office:value-type="float" office:value="0.50231" calcext:value-type="float">
            <text:p>0.50231</text:p>
          </table:table-cell>
          <table:table-cell office:value-type="float" office:value="0.50198" calcext:value-type="float">
            <text:p>0.50198</text:p>
          </table:table-cell>
          <table:table-cell office:value-type="float" office:value="0.501734" calcext:value-type="float">
            <text:p>0.501734</text:p>
          </table:table-cell>
          <table:table-cell office:value-type="float" office:value="0.501568" calcext:value-type="float">
            <text:p>0.501568</text:p>
          </table:table-cell>
          <table:table-cell office:value-type="float" office:value="0.501476" calcext:value-type="float">
            <text:p>0.501476</text:p>
          </table:table-cell>
          <table:table-cell office:value-type="float" office:value="0.501449" calcext:value-type="float">
            <text:p>0.501449</text:p>
          </table:table-cell>
        </table:table-row>
        <table:table-row table:style-name="ro1">
          <table:table-cell office:value-type="float" office:value="0.509602" calcext:value-type="float">
            <text:p>0.509602</text:p>
          </table:table-cell>
          <table:table-cell office:value-type="float" office:value="0.509541" calcext:value-type="float">
            <text:p>0.509541</text:p>
          </table:table-cell>
          <table:table-cell office:value-type="float" office:value="0.509357" calcext:value-type="float">
            <text:p>0.509357</text:p>
          </table:table-cell>
          <table:table-cell office:value-type="float" office:value="0.509057" calcext:value-type="float">
            <text:p>0.509057</text:p>
          </table:table-cell>
          <table:table-cell office:value-type="float" office:value="0.508652" calcext:value-type="float">
            <text:p>0.508652</text:p>
          </table:table-cell>
          <table:table-cell office:value-type="float" office:value="0.508156" calcext:value-type="float">
            <text:p>0.508156</text:p>
          </table:table-cell>
          <table:table-cell office:value-type="float" office:value="0.507585" calcext:value-type="float">
            <text:p>0.507585</text:p>
          </table:table-cell>
          <table:table-cell office:value-type="float" office:value="0.50696" calcext:value-type="float">
            <text:p>0.50696</text:p>
          </table:table-cell>
          <table:table-cell office:value-type="float" office:value="0.5063" calcext:value-type="float">
            <text:p>0.5063</text:p>
          </table:table-cell>
          <table:table-cell office:value-type="float" office:value="0.505626" calcext:value-type="float">
            <text:p>0.505626</text:p>
          </table:table-cell>
          <table:table-cell office:value-type="float" office:value="0.504959" calcext:value-type="float">
            <text:p>0.504959</text:p>
          </table:table-cell>
          <table:table-cell office:value-type="float" office:value="0.504317" calcext:value-type="float">
            <text:p>0.504317</text:p>
          </table:table-cell>
          <table:table-cell office:value-type="float" office:value="0.503718" calcext:value-type="float">
            <text:p>0.503718</text:p>
          </table:table-cell>
          <table:table-cell office:value-type="float" office:value="0.503176" calcext:value-type="float">
            <text:p>0.503176</text:p>
          </table:table-cell>
          <table:table-cell office:value-type="float" office:value="0.502702" calcext:value-type="float">
            <text:p>0.502702</text:p>
          </table:table-cell>
          <table:table-cell office:value-type="float" office:value="0.502303" calcext:value-type="float">
            <text:p>0.502303</text:p>
          </table:table-cell>
          <table:table-cell office:value-type="float" office:value="0.501985" calcext:value-type="float">
            <text:p>0.501985</text:p>
          </table:table-cell>
          <table:table-cell office:value-type="float" office:value="0.501747" calcext:value-type="float">
            <text:p>0.501747</text:p>
          </table:table-cell>
          <table:table-cell office:value-type="float" office:value="0.501586" calcext:value-type="float">
            <text:p>0.501586</text:p>
          </table:table-cell>
          <table:table-cell office:value-type="float" office:value="0.501497" calcext:value-type="float">
            <text:p>0.501497</text:p>
          </table:table-cell>
          <table:table-cell office:value-type="float" office:value="0.501472" calcext:value-type="float">
            <text:p>0.501472</text:p>
          </table:table-cell>
        </table:table-row>
        <table:table-row table:style-name="ro1">
          <table:table-cell office:value-type="float" office:value="0.509353" calcext:value-type="float">
            <text:p>0.509353</text:p>
          </table:table-cell>
          <table:table-cell office:value-type="float" office:value="0.509294" calcext:value-type="float">
            <text:p>0.509294</text:p>
          </table:table-cell>
          <table:table-cell office:value-type="float" office:value="0.509116" calcext:value-type="float">
            <text:p>0.509116</text:p>
          </table:table-cell>
          <table:table-cell office:value-type="float" office:value="0.508826" calcext:value-type="float">
            <text:p>0.508826</text:p>
          </table:table-cell>
          <table:table-cell office:value-type="float" office:value="0.508434" calcext:value-type="float">
            <text:p>0.508434</text:p>
          </table:table-cell>
          <table:table-cell office:value-type="float" office:value="0.507955" calcext:value-type="float">
            <text:p>0.507955</text:p>
          </table:table-cell>
          <table:table-cell office:value-type="float" office:value="0.507403" calcext:value-type="float">
            <text:p>0.507403</text:p>
          </table:table-cell>
          <table:table-cell office:value-type="float" office:value="0.506799" calcext:value-type="float">
            <text:p>0.506799</text:p>
          </table:table-cell>
          <table:table-cell office:value-type="float" office:value="0.50616" calcext:value-type="float">
            <text:p>0.50616</text:p>
          </table:table-cell>
          <table:table-cell office:value-type="float" office:value="0.505509" calcext:value-type="float">
            <text:p>0.505509</text:p>
          </table:table-cell>
          <table:table-cell office:value-type="float" office:value="0.504864" calcext:value-type="float">
            <text:p>0.504864</text:p>
          </table:table-cell>
          <table:table-cell office:value-type="float" office:value="0.504243" calcext:value-type="float">
            <text:p>0.504243</text:p>
          </table:table-cell>
          <table:table-cell office:value-type="float" office:value="0.503664" calcext:value-type="float">
            <text:p>0.503664</text:p>
          </table:table-cell>
          <table:table-cell office:value-type="float" office:value="0.50314" calcext:value-type="float">
            <text:p>0.50314</text:p>
          </table:table-cell>
          <table:table-cell office:value-type="float" office:value="0.502682" calcext:value-type="float">
            <text:p>0.502682</text:p>
          </table:table-cell>
          <table:table-cell office:value-type="float" office:value="0.502297" calcext:value-type="float">
            <text:p>0.502297</text:p>
          </table:table-cell>
          <table:table-cell office:value-type="float" office:value="0.501989" calcext:value-type="float">
            <text:p>0.501989</text:p>
          </table:table-cell>
          <table:table-cell office:value-type="float" office:value="0.501759" calcext:value-type="float">
            <text:p>0.501759</text:p>
          </table:table-cell>
          <table:table-cell office:value-type="float" office:value="0.501604" calcext:value-type="float">
            <text:p>0.501604</text:p>
          </table:table-cell>
          <table:table-cell office:value-type="float" office:value="0.501518" calcext:value-type="float">
            <text:p>0.501518</text:p>
          </table:table-cell>
          <table:table-cell office:value-type="float" office:value="0.501493" calcext:value-type="float">
            <text:p>0.501493</text:p>
          </table:table-cell>
        </table:table-row>
        <table:table-row table:style-name="ro1">
          <table:table-cell office:value-type="float" office:value="0.509112" calcext:value-type="float">
            <text:p>0.509112</text:p>
          </table:table-cell>
          <table:table-cell office:value-type="float" office:value="0.509055" calcext:value-type="float">
            <text:p>0.509055</text:p>
          </table:table-cell>
          <table:table-cell office:value-type="float" office:value="0.508883" calcext:value-type="float">
            <text:p>0.508883</text:p>
          </table:table-cell>
          <table:table-cell office:value-type="float" office:value="0.508602" calcext:value-type="float">
            <text:p>0.508602</text:p>
          </table:table-cell>
          <table:table-cell office:value-type="float" office:value="0.508224" calcext:value-type="float">
            <text:p>0.508224</text:p>
          </table:table-cell>
          <table:table-cell office:value-type="float" office:value="0.50776" calcext:value-type="float">
            <text:p>0.50776</text:p>
          </table:table-cell>
          <table:table-cell office:value-type="float" office:value="0.507227" calcext:value-type="float">
            <text:p>0.507227</text:p>
          </table:table-cell>
          <table:table-cell office:value-type="float" office:value="0.506642" calcext:value-type="float">
            <text:p>0.506642</text:p>
          </table:table-cell>
          <table:table-cell office:value-type="float" office:value="0.506026" calcext:value-type="float">
            <text:p>0.506026</text:p>
          </table:table-cell>
          <table:table-cell office:value-type="float" office:value="0.505396" calcext:value-type="float">
            <text:p>0.505396</text:p>
          </table:table-cell>
          <table:table-cell office:value-type="float" office:value="0.504772" calcext:value-type="float">
            <text:p>0.504772</text:p>
          </table:table-cell>
          <table:table-cell office:value-type="float" office:value="0.504172" calcext:value-type="float">
            <text:p>0.504172</text:p>
          </table:table-cell>
          <table:table-cell office:value-type="float" office:value="0.503613" calcext:value-type="float">
            <text:p>0.503613</text:p>
          </table:table-cell>
          <table:table-cell office:value-type="float" office:value="0.503106" calcext:value-type="float">
            <text:p>0.503106</text:p>
          </table:table-cell>
          <table:table-cell office:value-type="float" office:value="0.502663" calcext:value-type="float">
            <text:p>0.502663</text:p>
          </table:table-cell>
          <table:table-cell office:value-type="float" office:value="0.502291" calcext:value-type="float">
            <text:p>0.502291</text:p>
          </table:table-cell>
          <table:table-cell office:value-type="float" office:value="0.501993" calcext:value-type="float">
            <text:p>0.501993</text:p>
          </table:table-cell>
          <table:table-cell office:value-type="float" office:value="0.501771" calcext:value-type="float">
            <text:p>0.501771</text:p>
          </table:table-cell>
          <table:table-cell office:value-type="float" office:value="0.501621" calcext:value-type="float">
            <text:p>0.501621</text:p>
          </table:table-cell>
          <table:table-cell office:value-type="float" office:value="0.501538" calcext:value-type="float">
            <text:p>0.501538</text:p>
          </table:table-cell>
          <table:table-cell office:value-type="float" office:value="0.501514" calcext:value-type="float">
            <text:p>0.501514</text:p>
          </table:table-cell>
        </table:table-row>
        <table:table-row table:style-name="ro1">
          <table:table-cell office:value-type="float" office:value="0.508915" calcext:value-type="float">
            <text:p>0.508915</text:p>
          </table:table-cell>
          <table:table-cell office:value-type="float" office:value="0.508859" calcext:value-type="float">
            <text:p>0.508859</text:p>
          </table:table-cell>
          <table:table-cell office:value-type="float" office:value="0.508692" calcext:value-type="float">
            <text:p>0.508692</text:p>
          </table:table-cell>
          <table:table-cell office:value-type="float" office:value="0.508419" calcext:value-type="float">
            <text:p>0.508419</text:p>
          </table:table-cell>
          <table:table-cell office:value-type="float" office:value="0.508051" calcext:value-type="float">
            <text:p>0.508051</text:p>
          </table:table-cell>
          <table:table-cell office:value-type="float" office:value="0.507601" calcext:value-type="float">
            <text:p>0.507601</text:p>
          </table:table-cell>
          <table:table-cell office:value-type="float" office:value="0.507083" calcext:value-type="float">
            <text:p>0.507083</text:p>
          </table:table-cell>
          <table:table-cell office:value-type="float" office:value="0.506515" calcext:value-type="float">
            <text:p>0.506515</text:p>
          </table:table-cell>
          <table:table-cell office:value-type="float" office:value="0.505915" calcext:value-type="float">
            <text:p>0.505915</text:p>
          </table:table-cell>
          <table:table-cell office:value-type="float" office:value="0.505303" calcext:value-type="float">
            <text:p>0.505303</text:p>
          </table:table-cell>
          <table:table-cell office:value-type="float" office:value="0.504697" calcext:value-type="float">
            <text:p>0.504697</text:p>
          </table:table-cell>
          <table:table-cell office:value-type="float" office:value="0.504114" calcext:value-type="float">
            <text:p>0.504114</text:p>
          </table:table-cell>
          <table:table-cell office:value-type="float" office:value="0.50357" calcext:value-type="float">
            <text:p>0.50357</text:p>
          </table:table-cell>
          <table:table-cell office:value-type="float" office:value="0.503078" calcext:value-type="float">
            <text:p>0.503078</text:p>
          </table:table-cell>
          <table:table-cell office:value-type="float" office:value="0.502647" calcext:value-type="float">
            <text:p>0.502647</text:p>
          </table:table-cell>
          <table:table-cell office:value-type="float" office:value="0.502286" calcext:value-type="float">
            <text:p>0.502286</text:p>
          </table:table-cell>
          <table:table-cell office:value-type="float" office:value="0.501997" calcext:value-type="float">
            <text:p>0.501997</text:p>
          </table:table-cell>
          <table:table-cell office:value-type="float" office:value="0.50178" calcext:value-type="float">
            <text:p>0.50178</text:p>
          </table:table-cell>
          <table:table-cell office:value-type="float" office:value="0.501635" calcext:value-type="float">
            <text:p>0.501635</text:p>
          </table:table-cell>
          <table:table-cell office:value-type="float" office:value="0.501554" calcext:value-type="float">
            <text:p>0.501554</text:p>
          </table:table-cell>
          <table:table-cell office:value-type="float" office:value="0.501531" calcext:value-type="float">
            <text:p>0.501531</text:p>
          </table:table-cell>
        </table:table-row>
        <table:table-row table:style-name="ro1">
          <table:table-cell office:value-type="float" office:value="0.508713" calcext:value-type="float">
            <text:p>0.508713</text:p>
          </table:table-cell>
          <table:table-cell office:value-type="float" office:value="0.508659" calcext:value-type="float">
            <text:p>0.508659</text:p>
          </table:table-cell>
          <table:table-cell office:value-type="float" office:value="0.508496" calcext:value-type="float">
            <text:p>0.508496</text:p>
          </table:table-cell>
          <table:table-cell office:value-type="float" office:value="0.508232" calcext:value-type="float">
            <text:p>0.508232</text:p>
          </table:table-cell>
          <table:table-cell office:value-type="float" office:value="0.507875" calcext:value-type="float">
            <text:p>0.507875</text:p>
          </table:table-cell>
          <table:table-cell office:value-type="float" office:value="0.507438" calcext:value-type="float">
            <text:p>0.507438</text:p>
          </table:table-cell>
          <table:table-cell office:value-type="float" office:value="0.506935" calcext:value-type="float">
            <text:p>0.506935</text:p>
          </table:table-cell>
          <table:table-cell office:value-type="float" office:value="0.506384" calcext:value-type="float">
            <text:p>0.506384</text:p>
          </table:table-cell>
          <table:table-cell office:value-type="float" office:value="0.505802" calcext:value-type="float">
            <text:p>0.505802</text:p>
          </table:table-cell>
          <table:table-cell office:value-type="float" office:value="0.505208" calcext:value-type="float">
            <text:p>0.505208</text:p>
          </table:table-cell>
          <table:table-cell office:value-type="float" office:value="0.50462" calcext:value-type="float">
            <text:p>0.50462</text:p>
          </table:table-cell>
          <table:table-cell office:value-type="float" office:value="0.504055" calcext:value-type="float">
            <text:p>0.504055</text:p>
          </table:table-cell>
          <table:table-cell office:value-type="float" office:value="0.503527" calcext:value-type="float">
            <text:p>0.503527</text:p>
          </table:table-cell>
          <table:table-cell office:value-type="float" office:value="0.503049" calcext:value-type="float">
            <text:p>0.503049</text:p>
          </table:table-cell>
          <table:table-cell office:value-type="float" office:value="0.502631" calcext:value-type="float">
            <text:p>0.502631</text:p>
          </table:table-cell>
          <table:table-cell office:value-type="float" office:value="0.502281" calcext:value-type="float">
            <text:p>0.502281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179" calcext:value-type="float">
            <text:p>0.50179</text:p>
          </table:table-cell>
          <table:table-cell office:value-type="float" office:value="0.501649" calcext:value-type="float">
            <text:p>0.501649</text:p>
          </table:table-cell>
          <table:table-cell office:value-type="float" office:value="0.501571" calcext:value-type="float">
            <text:p>0.501571</text:p>
          </table:table-cell>
          <table:table-cell office:value-type="float" office:value="0.501548" calcext:value-type="float">
            <text:p>0.501548</text:p>
          </table:table-cell>
        </table:table-row>
        <table:table-row table:style-name="ro1">
          <table:table-cell office:value-type="float" office:value="0.508489" calcext:value-type="float">
            <text:p>0.508489</text:p>
          </table:table-cell>
          <table:table-cell office:value-type="float" office:value="0.508436" calcext:value-type="float">
            <text:p>0.508436</text:p>
          </table:table-cell>
          <table:table-cell office:value-type="float" office:value="0.50828" calcext:value-type="float">
            <text:p>0.50828</text:p>
          </table:table-cell>
          <table:table-cell office:value-type="float" office:value="0.508024" calcext:value-type="float">
            <text:p>0.508024</text:p>
          </table:table-cell>
          <table:table-cell office:value-type="float" office:value="0.507679" calcext:value-type="float">
            <text:p>0.507679</text:p>
          </table:table-cell>
          <table:table-cell office:value-type="float" office:value="0.507257" calcext:value-type="float">
            <text:p>0.50725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506238" calcext:value-type="float">
            <text:p>0.506238</text:p>
          </table:table-cell>
          <table:table-cell office:value-type="float" office:value="0.505676" calcext:value-type="float">
            <text:p>0.505676</text:p>
          </table:table-cell>
          <table:table-cell office:value-type="float" office:value="0.505103" calcext:value-type="float">
            <text:p>0.505103</text:p>
          </table:table-cell>
          <table:table-cell office:value-type="float" office:value="0.504535" calcext:value-type="float">
            <text:p>0.504535</text:p>
          </table:table-cell>
          <table:table-cell office:value-type="float" office:value="0.503989" calcext:value-type="float">
            <text:p>0.503989</text:p>
          </table:table-cell>
          <table:table-cell office:value-type="float" office:value="0.503479" calcext:value-type="float">
            <text:p>0.503479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502614" calcext:value-type="float">
            <text:p>0.502614</text:p>
          </table:table-cell>
          <table:table-cell office:value-type="float" office:value="0.502275" calcext:value-type="float">
            <text:p>0.502275</text:p>
          </table:table-cell>
          <table:table-cell office:value-type="float" office:value="0.502004" calcext:value-type="float">
            <text:p>0.502004</text:p>
          </table:table-cell>
          <table:table-cell office:value-type="float" office:value="0.501801" calcext:value-type="float">
            <text:p>0.501801</text:p>
          </table:table-cell>
          <table:table-cell office:value-type="float" office:value="0.501665" calcext:value-type="float">
            <text:p>0.501665</text:p>
          </table:table-cell>
          <table:table-cell office:value-type="float" office:value="0.501589" calcext:value-type="float">
            <text:p>0.501589</text:p>
          </table:table-cell>
          <table:table-cell office:value-type="float" office:value="0.501568" calcext:value-type="float">
            <text:p>0.501568</text:p>
          </table:table-cell>
        </table:table-row>
        <table:table-row table:style-name="ro1">
          <table:table-cell office:value-type="float" office:value="0.508257" calcext:value-type="float">
            <text:p>0.508257</text:p>
          </table:table-cell>
          <table:table-cell office:value-type="float" office:value="0.508208" calcext:value-type="float">
            <text:p>0.508208</text:p>
          </table:table-cell>
          <table:table-cell office:value-type="float" office:value="0.508057" calcext:value-type="float">
            <text:p>0.508057</text:p>
          </table:table-cell>
          <table:table-cell office:value-type="float" office:value="0.50781" calcext:value-type="float">
            <text:p>0.50781</text:p>
          </table:table-cell>
          <table:table-cell office:value-type="float" office:value="0.507478" calcext:value-type="float">
            <text:p>0.507478</text:p>
          </table:table-cell>
          <table:table-cell office:value-type="float" office:value="0.507071" calcext:value-type="float">
            <text:p>0.507071</text:p>
          </table:table-cell>
          <table:table-cell office:value-type="float" office:value="0.506602" calcext:value-type="float">
            <text:p>0.506602</text:p>
          </table:table-cell>
          <table:table-cell office:value-type="float" office:value="0.506089" calcext:value-type="float">
            <text:p>0.506089</text:p>
          </table:table-cell>
          <table:table-cell office:value-type="float" office:value="0.505548" calcext:value-type="float">
            <text:p>0.505548</text:p>
          </table:table-cell>
          <table:table-cell office:value-type="float" office:value="0.504995" calcext:value-type="float">
            <text:p>0.504995</text:p>
          </table:table-cell>
          <table:table-cell office:value-type="float" office:value="0.504447" calcext:value-type="float">
            <text:p>0.504447</text:p>
          </table:table-cell>
          <table:table-cell office:value-type="float" office:value="0.503921" calcext:value-type="float">
            <text:p>0.503921</text:p>
          </table:table-cell>
          <table:table-cell office:value-type="float" office:value="0.503429" calcext:value-type="float">
            <text:p>0.503429</text:p>
          </table:table-cell>
          <table:table-cell office:value-type="float" office:value="0.502985" calcext:value-type="float">
            <text:p>0.502985</text:p>
          </table:table-cell>
          <table:table-cell office:value-type="float" office:value="0.502596" calcext:value-type="float">
            <text:p>0.502596</text:p>
          </table:table-cell>
          <table:table-cell office:value-type="float" office:value="0.502269" calcext:value-type="float">
            <text:p>0.502269</text:p>
          </table:table-cell>
          <table:table-cell office:value-type="float" office:value="0.502008" calcext:value-type="float">
            <text:p>0.502008</text:p>
          </table:table-cell>
          <table:table-cell office:value-type="float" office:value="0.501813" calcext:value-type="float">
            <text:p>0.501813</text:p>
          </table:table-cell>
          <table:table-cell office:value-type="float" office:value="0.501681" calcext:value-type="float">
            <text:p>0.501681</text:p>
          </table:table-cell>
          <table:table-cell office:value-type="float" office:value="0.501608" calcext:value-type="float">
            <text:p>0.501608</text:p>
          </table:table-cell>
          <table:table-cell office:value-type="float" office:value="0.501587" calcext:value-type="float">
            <text:p>0.501587</text:p>
          </table:table-cell>
        </table:table-row>
        <table:table-row table:style-name="ro1">
          <table:table-cell office:value-type="float" office:value="0.5081" calcext:value-type="float">
            <text:p>0.5081</text:p>
          </table:table-cell>
          <table:table-cell office:value-type="float" office:value="0.508051" calcext:value-type="float">
            <text:p>0.508051</text:p>
          </table:table-cell>
          <table:table-cell office:value-type="float" office:value="0.507903" calcext:value-type="float">
            <text:p>0.507903</text:p>
          </table:table-cell>
          <table:table-cell office:value-type="float" office:value="0.507664" calcext:value-type="float">
            <text:p>0.507664</text:p>
          </table:table-cell>
          <table:table-cell office:value-type="float" office:value="0.50734" calcext:value-type="float">
            <text:p>0.50734</text:p>
          </table:table-cell>
          <table:table-cell office:value-type="float" office:value="0.506943" calcext:value-type="float">
            <text:p>0.506943</text:p>
          </table:table-cell>
          <table:table-cell office:value-type="float" office:value="0.506487" calcext:value-type="float">
            <text:p>0.506487</text:p>
          </table:table-cell>
          <table:table-cell office:value-type="float" office:value="0.505987" calcext:value-type="float">
            <text:p>0.505987</text:p>
          </table:table-cell>
          <table:table-cell office:value-type="float" office:value="0.505459" calcext:value-type="float">
            <text:p>0.505459</text:p>
          </table:table-cell>
          <table:table-cell office:value-type="float" office:value="0.50492" calcext:value-type="float">
            <text:p>0.50492</text:p>
          </table:table-cell>
          <table:table-cell office:value-type="float" office:value="0.504387" calcext:value-type="float">
            <text:p>0.504387</text:p>
          </table:table-cell>
          <table:table-cell office:value-type="float" office:value="0.503874" calcext:value-type="float">
            <text:p>0.503874</text:p>
          </table:table-cell>
          <table:table-cell office:value-type="float" office:value="0.503395" calcext:value-type="float">
            <text:p>0.503395</text:p>
          </table:table-cell>
          <table:table-cell office:value-type="float" office:value="0.502962" calcext:value-type="float">
            <text:p>0.502962</text:p>
          </table:table-cell>
          <table:table-cell office:value-type="float" office:value="0.502583" calcext:value-type="float">
            <text:p>0.502583</text:p>
          </table:table-cell>
          <table:table-cell office:value-type="float" office:value="0.502265" calcext:value-type="float">
            <text:p>0.502265</text:p>
          </table:table-cell>
          <table:table-cell office:value-type="float" office:value="0.502011" calcext:value-type="float">
            <text:p>0.502011</text:p>
          </table:table-cell>
          <table:table-cell office:value-type="float" office:value="0.501821" calcext:value-type="float">
            <text:p>0.501821</text:p>
          </table:table-cell>
          <table:table-cell office:value-type="float" office:value="0.501692" calcext:value-type="float">
            <text:p>0.501692</text:p>
          </table:table-cell>
          <table:table-cell office:value-type="float" office:value="0.501621" calcext:value-type="float">
            <text:p>0.501621</text:p>
          </table:table-cell>
          <table:table-cell office:value-type="float" office:value="0.501601" calcext:value-type="float">
            <text:p>0.501601</text:p>
          </table:table-cell>
        </table:table-row>
        <table:table-row table:style-name="ro1">
          <table:table-cell office:value-type="float" office:value="0.507921" calcext:value-type="float">
            <text:p>0.507921</text:p>
          </table:table-cell>
          <table:table-cell office:value-type="float" office:value="0.507873" calcext:value-type="float">
            <text:p>0.507873</text:p>
          </table:table-cell>
          <table:table-cell office:value-type="float" office:value="0.50773" calcext:value-type="float">
            <text:p>0.50773</text:p>
          </table:table-cell>
          <table:table-cell office:value-type="float" office:value="0.507497" calcext:value-type="float">
            <text:p>0.507497</text:p>
          </table:table-cell>
          <table:table-cell office:value-type="float" office:value="0.507183" calcext:value-type="float">
            <text:p>0.507183</text:p>
          </table:table-cell>
          <table:table-cell office:value-type="float" office:value="0.506798" calcext:value-type="float">
            <text:p>0.506798</text:p>
          </table:table-cell>
          <table:table-cell office:value-type="float" office:value="0.506356" calcext:value-type="float">
            <text:p>0.506356</text:p>
          </table:table-cell>
          <table:table-cell office:value-type="float" office:value="0.50587" calcext:value-type="float">
            <text:p>0.50587</text:p>
          </table:table-cell>
          <table:table-cell office:value-type="float" office:value="0.505359" calcext:value-type="float">
            <text:p>0.505359</text:p>
          </table:table-cell>
          <table:table-cell office:value-type="float" office:value="0.504836" calcext:value-type="float">
            <text:p>0.504836</text:p>
          </table:table-cell>
          <table:table-cell office:value-type="float" office:value="0.504319" calcext:value-type="float">
            <text:p>0.504319</text:p>
          </table:table-cell>
          <table:table-cell office:value-type="float" office:value="0.503821" calcext:value-type="float">
            <text:p>0.503821</text:p>
          </table:table-cell>
          <table:table-cell office:value-type="float" office:value="0.503357" calcext:value-type="float">
            <text:p>0.503357</text:p>
          </table:table-cell>
          <table:table-cell office:value-type="float" office:value="0.502937" calcext:value-type="float">
            <text:p>0.502937</text:p>
          </table:table-cell>
          <table:table-cell office:value-type="float" office:value="0.502569" calcext:value-type="float">
            <text:p>0.502569</text:p>
          </table:table-cell>
          <table:table-cell office:value-type="float" office:value="0.502261" calcext:value-type="float">
            <text:p>0.502261</text:p>
          </table:table-cell>
          <table:table-cell office:value-type="float" office:value="0.502014" calcext:value-type="float">
            <text:p>0.502014</text:p>
          </table:table-cell>
          <table:table-cell office:value-type="float" office:value="0.501829" calcext:value-type="float">
            <text:p>0.501829</text:p>
          </table:table-cell>
          <table:table-cell office:value-type="float" office:value="0.501705" calcext:value-type="float">
            <text:p>0.501705</text:p>
          </table:table-cell>
          <table:table-cell office:value-type="float" office:value="0.501636" calcext:value-type="float">
            <text:p>0.501636</text:p>
          </table:table-cell>
          <table:table-cell office:value-type="float" office:value="0.501617" calcext:value-type="float">
            <text:p>0.501617</text:p>
          </table:table-cell>
        </table:table-row>
        <table:table-row table:style-name="ro1">
          <table:table-cell office:value-type="float" office:value="0.507706" calcext:value-type="float">
            <text:p>0.507706</text:p>
          </table:table-cell>
          <table:table-cell office:value-type="float" office:value="0.507661" calcext:value-type="float">
            <text:p>0.507661</text:p>
          </table:table-cell>
          <table:table-cell office:value-type="float" office:value="0.507523" calcext:value-type="float">
            <text:p>0.507523</text:p>
          </table:table-cell>
          <table:table-cell office:value-type="float" office:value="0.507299" calcext:value-type="float">
            <text:p>0.507299</text:p>
          </table:table-cell>
          <table:table-cell office:value-type="float" office:value="0.506996" calcext:value-type="float">
            <text:p>0.506996</text:p>
          </table:table-cell>
          <table:table-cell office:value-type="float" office:value="0.506625" calcext:value-type="float">
            <text:p>0.506625</text:p>
          </table:table-cell>
          <table:table-cell office:value-type="float" office:value="0.506199" calcext:value-type="float">
            <text:p>0.506199</text:p>
          </table:table-cell>
          <table:table-cell office:value-type="float" office:value="0.505732" calcext:value-type="float">
            <text:p>0.505732</text:p>
          </table:table-cell>
          <table:table-cell office:value-type="float" office:value="0.505239" calcext:value-type="float">
            <text:p>0.505239</text:p>
          </table:table-cell>
          <table:table-cell office:value-type="float" office:value="0.504736" calcext:value-type="float">
            <text:p>0.504736</text:p>
          </table:table-cell>
          <table:table-cell office:value-type="float" office:value="0.504237" calcext:value-type="float">
            <text:p>0.504237</text:p>
          </table:table-cell>
          <table:table-cell office:value-type="float" office:value="0.503758" calcext:value-type="float">
            <text:p>0.503758</text:p>
          </table:table-cell>
          <table:table-cell office:value-type="float" office:value="0.503311" calcext:value-type="float">
            <text:p>0.503311</text:p>
          </table:table-cell>
          <table:table-cell office:value-type="float" office:value="0.502906" calcext:value-type="float">
            <text:p>0.502906</text:p>
          </table:table-cell>
          <table:table-cell office:value-type="float" office:value="0.502552" calcext:value-type="float">
            <text:p>0.502552</text:p>
          </table:table-cell>
          <table:table-cell office:value-type="float" office:value="0.502255" calcext:value-type="float">
            <text:p>0.502255</text:p>
          </table:table-cell>
          <table:table-cell office:value-type="float" office:value="0.502018" calcext:value-type="float">
            <text:p>0.502018</text:p>
          </table:table-cell>
          <table:table-cell office:value-type="float" office:value="0.50184" calcext:value-type="float">
            <text:p>0.50184</text:p>
          </table:table-cell>
          <table:table-cell office:value-type="float" office:value="0.50172" calcext:value-type="float">
            <text:p>0.50172</text:p>
          </table:table-cell>
          <table:table-cell office:value-type="float" office:value="0.501654" calcext:value-type="float">
            <text:p>0.501654</text:p>
          </table:table-cell>
          <table:table-cell office:value-type="float" office:value="0.501635" calcext:value-type="float">
            <text:p>0.501635</text:p>
          </table:table-cell>
        </table:table-row>
        <table:table-row table:style-name="ro1">
          <table:table-cell office:value-type="float" office:value="0.507538" calcext:value-type="float">
            <text:p>0.507538</text:p>
          </table:table-cell>
          <table:table-cell office:value-type="float" office:value="0.507494" calcext:value-type="float">
            <text:p>0.507494</text:p>
          </table:table-cell>
          <table:table-cell office:value-type="float" office:value="0.50736" calcext:value-type="float">
            <text:p>0.50736</text:p>
          </table:table-cell>
          <table:table-cell office:value-type="float" office:value="0.507143" calcext:value-type="float">
            <text:p>0.507143</text:p>
          </table:table-cell>
          <table:table-cell office:value-type="float" office:value="0.506849" calcext:value-type="float">
            <text:p>0.506849</text:p>
          </table:table-cell>
          <table:table-cell office:value-type="float" office:value="0.506489" calcext:value-type="float">
            <text:p>0.506489</text:p>
          </table:table-cell>
          <table:table-cell office:value-type="float" office:value="0.506076" calcext:value-type="float">
            <text:p>0.506076</text:p>
          </table:table-cell>
          <table:table-cell office:value-type="float" office:value="0.505623" calcext:value-type="float">
            <text:p>0.505623</text:p>
          </table:table-cell>
          <table:table-cell office:value-type="float" office:value="0.505145" calcext:value-type="float">
            <text:p>0.505145</text:p>
          </table:table-cell>
          <table:table-cell office:value-type="float" office:value="0.504657" calcext:value-type="float">
            <text:p>0.504657</text:p>
          </table:table-cell>
          <table:table-cell office:value-type="float" office:value="0.504173" calcext:value-type="float">
            <text:p>0.504173</text:p>
          </table:table-cell>
          <table:table-cell office:value-type="float" office:value="0.503709" calcext:value-type="float">
            <text:p>0.503709</text:p>
          </table:table-cell>
          <table:table-cell office:value-type="float" office:value="0.503275" calcext:value-type="float">
            <text:p>0.503275</text:p>
          </table:table-cell>
          <table:table-cell office:value-type="float" office:value="0.502882" calcext:value-type="float">
            <text:p>0.502882</text:p>
          </table:table-cell>
          <table:table-cell office:value-type="float" office:value="0.502539" calcext:value-type="float">
            <text:p>0.502539</text:p>
          </table:table-cell>
          <table:table-cell office:value-type="float" office:value="0.502251" calcext:value-type="float">
            <text:p>0.502251</text:p>
          </table:table-cell>
          <table:table-cell office:value-type="float" office:value="0.502021" calcext:value-type="float">
            <text:p>0.502021</text:p>
          </table:table-cell>
          <table:table-cell office:value-type="float" office:value="0.501848" calcext:value-type="float">
            <text:p>0.501848</text:p>
          </table:table-cell>
          <table:table-cell office:value-type="float" office:value="0.501732" calcext:value-type="float">
            <text:p>0.501732</text:p>
          </table:table-cell>
          <table:table-cell office:value-type="float" office:value="0.501668" calcext:value-type="float">
            <text:p>0.501668</text:p>
          </table:table-cell>
          <table:table-cell office:value-type="float" office:value="0.501649" calcext:value-type="float">
            <text:p>0.501649</text:p>
          </table:table-cell>
        </table:table-row>
        <table:table-row table:style-name="ro1">
          <table:table-cell office:value-type="float" office:value="0.507358" calcext:value-type="float">
            <text:p>0.507358</text:p>
          </table:table-cell>
          <table:table-cell office:value-type="float" office:value="0.507315" calcext:value-type="float">
            <text:p>0.507315</text:p>
          </table:table-cell>
          <table:table-cell office:value-type="float" office:value="0.507186" calcext:value-type="float">
            <text:p>0.507186</text:p>
          </table:table-cell>
          <table:table-cell office:value-type="float" office:value="0.506976" calcext:value-type="float">
            <text:p>0.506976</text:p>
          </table:table-cell>
          <table:table-cell office:value-type="float" office:value="0.506692" calcext:value-type="float">
            <text:p>0.506692</text:p>
          </table:table-cell>
          <table:table-cell office:value-type="float" office:value="0.506344" calcext:value-type="float">
            <text:p>0.506344</text:p>
          </table:table-cell>
          <table:table-cell office:value-type="float" office:value="0.505945" calcext:value-type="float">
            <text:p>0.505945</text:p>
          </table:table-cell>
          <table:table-cell office:value-type="float" office:value="0.505506" calcext:value-type="float">
            <text:p>0.505506</text:p>
          </table:table-cell>
          <table:table-cell office:value-type="float" office:value="0.505044" calcext:value-type="float">
            <text:p>0.505044</text:p>
          </table:table-cell>
          <table:table-cell office:value-type="float" office:value="0.504572" calcext:value-type="float">
            <text:p>0.504572</text:p>
          </table:table-cell>
          <table:table-cell office:value-type="float" office:value="0.504105" calcext:value-type="float">
            <text:p>0.504105</text:p>
          </table:table-cell>
          <table:table-cell office:value-type="float" office:value="0.503656" calcext:value-type="float">
            <text:p>0.503656</text:p>
          </table:table-cell>
          <table:table-cell office:value-type="float" office:value="0.503236" calcext:value-type="float">
            <text:p>0.503236</text:p>
          </table:table-cell>
          <table:table-cell office:value-type="float" office:value="0.502857" calcext:value-type="float">
            <text:p>0.502857</text:p>
          </table:table-cell>
          <table:table-cell office:value-type="float" office:value="0.502525" calcext:value-type="float">
            <text:p>0.502525</text:p>
          </table:table-cell>
          <table:table-cell office:value-type="float" office:value="0.502246" calcext:value-type="float">
            <text:p>0.502246</text:p>
          </table:table-cell>
          <table:table-cell office:value-type="float" office:value="0.502024" calcext:value-type="float">
            <text:p>0.502024</text:p>
          </table:table-cell>
          <table:table-cell office:value-type="float" office:value="0.501857" calcext:value-type="float">
            <text:p>0.501857</text:p>
          </table:table-cell>
          <table:table-cell office:value-type="float" office:value="0.501745" calcext:value-type="float">
            <text:p>0.501745</text:p>
          </table:table-cell>
          <table:table-cell office:value-type="float" office:value="0.501683" calcext:value-type="float">
            <text:p>0.501683</text:p>
          </table:table-cell>
          <table:table-cell office:value-type="float" office:value="0.501665" calcext:value-type="float">
            <text:p>0.501665</text:p>
          </table:table-cell>
        </table:table-row>
        <table:table-row table:style-name="ro1">
          <table:table-cell office:value-type="float" office:value="0.507174" calcext:value-type="float">
            <text:p>0.507174</text:p>
          </table:table-cell>
          <table:table-cell office:value-type="float" office:value="0.507133" calcext:value-type="float">
            <text:p>0.507133</text:p>
          </table:table-cell>
          <table:table-cell office:value-type="float" office:value="0.507008" calcext:value-type="float">
            <text:p>0.507008</text:p>
          </table:table-cell>
          <table:table-cell office:value-type="float" office:value="0.506806" calcext:value-type="float">
            <text:p>0.506806</text:p>
          </table:table-cell>
          <table:table-cell office:value-type="float" office:value="0.506531" calcext:value-type="float">
            <text:p>0.506531</text:p>
          </table:table-cell>
          <table:table-cell office:value-type="float" office:value="0.506196" calcext:value-type="float">
            <text:p>0.506196</text:p>
          </table:table-cell>
          <table:table-cell office:value-type="float" office:value="0.50581" calcext:value-type="float">
            <text:p>0.50581</text:p>
          </table:table-cell>
          <table:table-cell office:value-type="float" office:value="0.505387" calcext:value-type="float">
            <text:p>0.505387</text:p>
          </table:table-cell>
          <table:table-cell office:value-type="float" office:value="0.504941" calcext:value-type="float">
            <text:p>0.504941</text:p>
          </table:table-cell>
          <table:table-cell office:value-type="float" office:value="0.504486" calcext:value-type="float">
            <text:p>0.504486</text:p>
          </table:table-cell>
          <table:table-cell office:value-type="float" office:value="0.504035" calcext:value-type="float">
            <text:p>0.504035</text:p>
          </table:table-cell>
          <table:table-cell office:value-type="float" office:value="0.503601" calcext:value-type="float">
            <text:p>0.503601</text:p>
          </table:table-cell>
          <table:table-cell office:value-type="float" office:value="0.503197" calcext:value-type="float">
            <text:p>0.503197</text:p>
          </table:table-cell>
          <table:table-cell office:value-type="float" office:value="0.502831" calcext:value-type="float">
            <text:p>0.502831</text:p>
          </table:table-cell>
          <table:table-cell office:value-type="float" office:value="0.502511" calcext:value-type="float">
            <text:p>0.502511</text:p>
          </table:table-cell>
          <table:table-cell office:value-type="float" office:value="0.502242" calcext:value-type="float">
            <text:p>0.502242</text:p>
          </table:table-cell>
          <table:table-cell office:value-type="float" office:value="0.502027" calcext:value-type="float">
            <text:p>0.502027</text:p>
          </table:table-cell>
          <table:table-cell office:value-type="float" office:value="0.501866" calcext:value-type="float">
            <text:p>0.501866</text:p>
          </table:table-cell>
          <table:table-cell office:value-type="float" office:value="0.501758" calcext:value-type="float">
            <text:p>0.501758</text:p>
          </table:table-cell>
          <table:table-cell office:value-type="float" office:value="0.501698" calcext:value-type="float">
            <text:p>0.501698</text:p>
          </table:table-cell>
          <table:table-cell office:value-type="float" office:value="0.501681" calcext:value-type="float">
            <text:p>0.501681</text:p>
          </table:table-cell>
        </table:table-row>
        <table:table-row table:style-name="ro1">
          <table:table-cell office:value-type="float" office:value="0.507032" calcext:value-type="float">
            <text:p>0.507032</text:p>
          </table:table-cell>
          <table:table-cell office:value-type="float" office:value="0.506992" calcext:value-type="float">
            <text:p>0.506992</text:p>
          </table:table-cell>
          <table:table-cell office:value-type="float" office:value="0.506871" calcext:value-type="float">
            <text:p>0.506871</text:p>
          </table:table-cell>
          <table:table-cell office:value-type="float" office:value="0.506673" calcext:value-type="float">
            <text:p>0.506673</text:p>
          </table:table-cell>
          <table:table-cell office:value-type="float" office:value="0.506407" calcext:value-type="float">
            <text:p>0.506407</text:p>
          </table:table-cell>
          <table:table-cell office:value-type="float" office:value="0.506081" calcext:value-type="float">
            <text:p>0.506081</text:p>
          </table:table-cell>
          <table:table-cell office:value-type="float" office:value="0.505706" calcext:value-type="float">
            <text:p>0.505706</text:p>
          </table:table-cell>
          <table:table-cell office:value-type="float" office:value="0.505295" calcext:value-type="float">
            <text:p>0.505295</text:p>
          </table:table-cell>
          <table:table-cell office:value-type="float" office:value="0.504862" calcext:value-type="float">
            <text:p>0.504862</text:p>
          </table:table-cell>
          <table:table-cell office:value-type="float" office:value="0.504419" calcext:value-type="float">
            <text:p>0.504419</text:p>
          </table:table-cell>
          <table:table-cell office:value-type="float" office:value="0.503981" calcext:value-type="float">
            <text:p>0.503981</text:p>
          </table:table-cell>
          <table:table-cell office:value-type="float" office:value="0.503559" calcext:value-type="float">
            <text:p>0.503559</text:p>
          </table:table-cell>
          <table:table-cell office:value-type="float" office:value="0.503166" calcext:value-type="float">
            <text:p>0.503166</text:p>
          </table:table-cell>
          <table:table-cell office:value-type="float" office:value="0.50281" calcext:value-type="float">
            <text:p>0.50281</text:p>
          </table:table-cell>
          <table:table-cell office:value-type="float" office:value="0.502499" calcext:value-type="float">
            <text:p>0.502499</text:p>
          </table:table-cell>
          <table:table-cell office:value-type="float" office:value="0.502238" calcext:value-type="float">
            <text:p>0.502238</text:p>
          </table:table-cell>
          <table:table-cell office:value-type="float" office:value="0.502029" calcext:value-type="float">
            <text:p>0.502029</text:p>
          </table:table-cell>
          <table:table-cell office:value-type="float" office:value="0.501873" calcext:value-type="float">
            <text:p>0.501873</text:p>
          </table:table-cell>
          <table:table-cell office:value-type="float" office:value="0.501768" calcext:value-type="float">
            <text:p>0.501768</text:p>
          </table:table-cell>
          <table:table-cell office:value-type="float" office:value="0.50171" calcext:value-type="float">
            <text:p>0.50171</text:p>
          </table:table-cell>
          <table:table-cell office:value-type="float" office:value="0.501693" calcext:value-type="float">
            <text:p>0.501693</text:p>
          </table:table-cell>
        </table:table-row>
        <table:table-row table:style-name="ro1">
          <table:table-cell office:value-type="float" office:value="0.506882" calcext:value-type="float">
            <text:p>0.506882</text:p>
          </table:table-cell>
          <table:table-cell office:value-type="float" office:value="0.506843" calcext:value-type="float">
            <text:p>0.506843</text:p>
          </table:table-cell>
          <table:table-cell office:value-type="float" office:value="0.506725" calcext:value-type="float">
            <text:p>0.506725</text:p>
          </table:table-cell>
          <table:table-cell office:value-type="float" office:value="0.506534" calcext:value-type="float">
            <text:p>0.506534</text:p>
          </table:table-cell>
          <table:table-cell office:value-type="float" office:value="0.506276" calcext:value-type="float">
            <text:p>0.506276</text:p>
          </table:table-cell>
          <table:table-cell office:value-type="float" office:value="0.50596" calcext:value-type="float">
            <text:p>0.50596</text:p>
          </table:table-cell>
          <table:table-cell office:value-type="float" office:value="0.505596" calcext:value-type="float">
            <text:p>0.505596</text:p>
          </table:table-cell>
          <table:table-cell office:value-type="float" office:value="0.505198" calcext:value-type="float">
            <text:p>0.505198</text:p>
          </table:table-cell>
          <table:table-cell office:value-type="float" office:value="0.504777" calcext:value-type="float">
            <text:p>0.504777</text:p>
          </table:table-cell>
          <table:table-cell office:value-type="float" office:value="0.504348" calcext:value-type="float">
            <text:p>0.504348</text:p>
          </table:table-cell>
          <table:table-cell office:value-type="float" office:value="0.503924" calcext:value-type="float">
            <text:p>0.503924</text:p>
          </table:table-cell>
          <table:table-cell office:value-type="float" office:value="0.503515" calcext:value-type="float">
            <text:p>0.503515</text:p>
          </table:table-cell>
          <table:table-cell office:value-type="float" office:value="0.503134" calcext:value-type="float">
            <text:p>0.503134</text:p>
          </table:table-cell>
          <table:table-cell office:value-type="float" office:value="0.502789" calcext:value-type="float">
            <text:p>0.502789</text:p>
          </table:table-cell>
          <table:table-cell office:value-type="float" office:value="0.502488" calcext:value-type="float">
            <text:p>0.502488</text:p>
          </table:table-cell>
          <table:table-cell office:value-type="float" office:value="0.502234" calcext:value-type="float">
            <text:p>0.502234</text:p>
          </table:table-cell>
          <table:table-cell office:value-type="float" office:value="0.502032" calcext:value-type="float">
            <text:p>0.502032</text:p>
          </table:table-cell>
          <table:table-cell office:value-type="float" office:value="0.501881" calcext:value-type="float">
            <text:p>0.501881</text:p>
          </table:table-cell>
          <table:table-cell office:value-type="float" office:value="0.501779" calcext:value-type="float">
            <text:p>0.501779</text:p>
          </table:table-cell>
          <table:table-cell office:value-type="float" office:value="0.501722" calcext:value-type="float">
            <text:p>0.501722</text:p>
          </table:table-cell>
          <table:table-cell office:value-type="float" office:value="0.501706" calcext:value-type="float">
            <text:p>0.501706</text:p>
          </table:table-cell>
        </table:table-row>
        <table:table-row table:style-name="ro1">
          <table:table-cell office:value-type="float" office:value="0.506715" calcext:value-type="float">
            <text:p>0.506715</text:p>
          </table:table-cell>
          <table:table-cell office:value-type="float" office:value="0.506678" calcext:value-type="float">
            <text:p>0.506678</text:p>
          </table:table-cell>
          <table:table-cell office:value-type="float" office:value="0.506564" calcext:value-type="float">
            <text:p>0.506564</text:p>
          </table:table-cell>
          <table:table-cell office:value-type="float" office:value="0.50638" calcext:value-type="float">
            <text:p>0.50638</text:p>
          </table:table-cell>
          <table:table-cell office:value-type="float" office:value="0.50613" calcext:value-type="float">
            <text:p>0.50613</text:p>
          </table:table-cell>
          <table:table-cell office:value-type="float" office:value="0.505825" calcext:value-type="float">
            <text:p>0.505825</text:p>
          </table:table-cell>
          <table:table-cell office:value-type="float" office:value="0.505475" calcext:value-type="float">
            <text:p>0.505475</text:p>
          </table:table-cell>
          <table:table-cell office:value-type="float" office:value="0.50509" calcext:value-type="float">
            <text:p>0.50509</text:p>
          </table:table-cell>
          <table:table-cell office:value-type="float" office:value="0.504684" calcext:value-type="float">
            <text:p>0.504684</text:p>
          </table:table-cell>
          <table:table-cell office:value-type="float" office:value="0.50427" calcext:value-type="float">
            <text:p>0.50427</text:p>
          </table:table-cell>
          <table:table-cell office:value-type="float" office:value="0.50386" calcext:value-type="float">
            <text:p>0.50386</text:p>
          </table:table-cell>
          <table:table-cell office:value-type="float" office:value="0.503466" calcext:value-type="float">
            <text:p>0.503466</text:p>
          </table:table-cell>
          <table:table-cell office:value-type="float" office:value="0.503098" calcext:value-type="float">
            <text:p>0.503098</text:p>
          </table:table-cell>
          <table:table-cell office:value-type="float" office:value="0.502766" calcext:value-type="float">
            <text:p>0.502766</text:p>
          </table:table-cell>
          <table:table-cell office:value-type="float" office:value="0.502475" calcext:value-type="float">
            <text:p>0.502475</text:p>
          </table:table-cell>
          <table:table-cell office:value-type="float" office:value="0.50223" calcext:value-type="float">
            <text:p>0.50223</text:p>
          </table:table-cell>
          <table:table-cell office:value-type="float" office:value="0.502035" calcext:value-type="float">
            <text:p>0.502035</text:p>
          </table:table-cell>
          <table:table-cell office:value-type="float" office:value="0.501889" calcext:value-type="float">
            <text:p>0.501889</text:p>
          </table:table-cell>
          <table:table-cell office:value-type="float" office:value="0.50179" calcext:value-type="float">
            <text:p>0.50179</text:p>
          </table:table-cell>
          <table:table-cell office:value-type="float" office:value="0.501736" calcext:value-type="float">
            <text:p>0.501736</text:p>
          </table:table-cell>
          <table:table-cell office:value-type="float" office:value="0.50172" calcext:value-type="float">
            <text:p>0.50172</text:p>
          </table:table-cell>
        </table:table-row>
        <table:table-row table:style-name="ro1">
          <table:table-cell office:value-type="float" office:value="0.506554" calcext:value-type="float">
            <text:p>0.506554</text:p>
          </table:table-cell>
          <table:table-cell office:value-type="float" office:value="0.506518" calcext:value-type="float">
            <text:p>0.506518</text:p>
          </table:table-cell>
          <table:table-cell office:value-type="float" office:value="0.506409" calcext:value-type="float">
            <text:p>0.506409</text:p>
          </table:table-cell>
          <table:table-cell office:value-type="float" office:value="0.506231" calcext:value-type="float">
            <text:p>0.506231</text:p>
          </table:table-cell>
          <table:table-cell office:value-type="float" office:value="0.50599" calcext:value-type="float">
            <text:p>0.50599</text:p>
          </table:table-cell>
          <table:table-cell office:value-type="float" office:value="0.505696" calcext:value-type="float">
            <text:p>0.505696</text:p>
          </table:table-cell>
          <table:table-cell office:value-type="float" office:value="0.505357" calcext:value-type="float">
            <text:p>0.505357</text:p>
          </table:table-cell>
          <table:table-cell office:value-type="float" office:value="0.504986" calcext:value-type="float">
            <text:p>0.504986</text:p>
          </table:table-cell>
          <table:table-cell office:value-type="float" office:value="0.504595" calcext:value-type="float">
            <text:p>0.504595</text:p>
          </table:table-cell>
          <table:table-cell office:value-type="float" office:value="0.504195" calcext:value-type="float">
            <text:p>0.504195</text:p>
          </table:table-cell>
          <table:table-cell office:value-type="float" office:value="0.503799" calcext:value-type="float">
            <text:p>0.503799</text:p>
          </table:table-cell>
          <table:table-cell office:value-type="float" office:value="0.503419" calcext:value-type="float">
            <text:p>0.503419</text:p>
          </table:table-cell>
          <table:table-cell office:value-type="float" office:value="0.503064" calcext:value-type="float">
            <text:p>0.503064</text:p>
          </table:table-cell>
          <table:table-cell office:value-type="float" office:value="0.502743" calcext:value-type="float">
            <text:p>0.502743</text:p>
          </table:table-cell>
          <table:table-cell office:value-type="float" office:value="0.502462" calcext:value-type="float">
            <text:p>0.502462</text:p>
          </table:table-cell>
          <table:table-cell office:value-type="float" office:value="0.502226" calcext:value-type="float">
            <text:p>0.502226</text:p>
          </table:table-cell>
          <table:table-cell office:value-type="float" office:value="0.502038" calcext:value-type="float">
            <text:p>0.502038</text:p>
          </table:table-cell>
          <table:table-cell office:value-type="float" office:value="0.501897" calcext:value-type="float">
            <text:p>0.501897</text:p>
          </table:table-cell>
          <table:table-cell office:value-type="float" office:value="0.501802" calcext:value-type="float">
            <text:p>0.501802</text:p>
          </table:table-cell>
          <table:table-cell office:value-type="float" office:value="0.501749" calcext:value-type="float">
            <text:p>0.501749</text:p>
          </table:table-cell>
          <table:table-cell office:value-type="float" office:value="0.501734" calcext:value-type="float">
            <text:p>0.501734</text:p>
          </table:table-cell>
        </table:table-row>
        <table:table-row table:style-name="ro1">
          <table:table-cell office:value-type="float" office:value="0.506434" calcext:value-type="float">
            <text:p>0.506434</text:p>
          </table:table-cell>
          <table:table-cell office:value-type="float" office:value="0.506399" calcext:value-type="float">
            <text:p>0.506399</text:p>
          </table:table-cell>
          <table:table-cell office:value-type="float" office:value="0.506292" calcext:value-type="float">
            <text:p>0.506292</text:p>
          </table:table-cell>
          <table:table-cell office:value-type="float" office:value="0.506119" calcext:value-type="float">
            <text:p>0.506119</text:p>
          </table:table-cell>
          <table:table-cell office:value-type="float" office:value="0.505885" calcext:value-type="float">
            <text:p>0.505885</text:p>
          </table:table-cell>
          <table:table-cell office:value-type="float" office:value="0.505598" calcext:value-type="float">
            <text:p>0.505598</text:p>
          </table:table-cell>
          <table:table-cell office:value-type="float" office:value="0.505269" calcext:value-type="float">
            <text:p>0.505269</text:p>
          </table:table-cell>
          <table:table-cell office:value-type="float" office:value="0.504908" calcext:value-type="float">
            <text:p>0.504908</text:p>
          </table:table-cell>
          <table:table-cell office:value-type="float" office:value="0.504527" calcext:value-type="float">
            <text:p>0.504527</text:p>
          </table:table-cell>
          <table:table-cell office:value-type="float" office:value="0.504138" calcext:value-type="float">
            <text:p>0.504138</text:p>
          </table:table-cell>
          <table:table-cell office:value-type="float" office:value="0.503754" calcext:value-type="float">
            <text:p>0.503754</text:p>
          </table:table-cell>
          <table:table-cell office:value-type="float" office:value="0.503384" calcext:value-type="float">
            <text:p>0.503384</text:p>
          </table:table-cell>
          <table:table-cell office:value-type="float" office:value="0.503038" calcext:value-type="float">
            <text:p>0.503038</text:p>
          </table:table-cell>
          <table:table-cell office:value-type="float" office:value="0.502726" calcext:value-type="float">
            <text:p>0.502726</text:p>
          </table:table-cell>
          <table:table-cell office:value-type="float" office:value="0.502453" calcext:value-type="float">
            <text:p>0.502453</text:p>
          </table:table-cell>
          <table:table-cell office:value-type="float" office:value="0.502223" calcext:value-type="float">
            <text:p>0.502223</text:p>
          </table:table-cell>
          <table:table-cell office:value-type="float" office:value="0.50204" calcext:value-type="float">
            <text:p>0.50204</text:p>
          </table:table-cell>
          <table:table-cell office:value-type="float" office:value="0.501903" calcext:value-type="float">
            <text:p>0.501903</text:p>
          </table:table-cell>
          <table:table-cell office:value-type="float" office:value="0.50181" calcext:value-type="float">
            <text:p>0.50181</text:p>
          </table:table-cell>
          <table:table-cell office:value-type="float" office:value="0.501759" calcext:value-type="float">
            <text:p>0.501759</text:p>
          </table:table-cell>
          <table:table-cell office:value-type="float" office:value="0.501744" calcext:value-type="float">
            <text:p>0.501744</text:p>
          </table:table-cell>
        </table:table-row>
        <table:table-row table:style-name="ro1">
          <table:table-cell office:value-type="float" office:value="0.506304" calcext:value-type="float">
            <text:p>0.506304</text:p>
          </table:table-cell>
          <table:table-cell office:value-type="float" office:value="0.50627" calcext:value-type="float">
            <text:p>0.50627</text:p>
          </table:table-cell>
          <table:table-cell office:value-type="float" office:value="0.506167" calcext:value-type="float">
            <text:p>0.506167</text:p>
          </table:table-cell>
          <table:table-cell office:value-type="float" office:value="0.505999" calcext:value-type="float">
            <text:p>0.505999</text:p>
          </table:table-cell>
          <table:table-cell office:value-type="float" office:value="0.505772" calcext:value-type="float">
            <text:p>0.505772</text:p>
          </table:table-cell>
          <table:table-cell office:value-type="float" office:value="0.505494" calcext:value-type="float">
            <text:p>0.505494</text:p>
          </table:table-cell>
          <table:table-cell office:value-type="float" office:value="0.505174" calcext:value-type="float">
            <text:p>0.505174</text:p>
          </table:table-cell>
          <table:table-cell office:value-type="float" office:value="0.504824" calcext:value-type="float">
            <text:p>0.504824</text:p>
          </table:table-cell>
          <table:table-cell office:value-type="float" office:value="0.504455" calcext:value-type="float">
            <text:p>0.504455</text:p>
          </table:table-cell>
          <table:table-cell office:value-type="float" office:value="0.504078" calcext:value-type="float">
            <text:p>0.504078</text:p>
          </table:table-cell>
          <table:table-cell office:value-type="float" office:value="0.503704" calcext:value-type="float">
            <text:p>0.503704</text:p>
          </table:table-cell>
          <table:table-cell office:value-type="float" office:value="0.503345" calcext:value-type="float">
            <text:p>0.503345</text:p>
          </table:table-cell>
          <table:table-cell office:value-type="float" office:value="0.50301" calcext:value-type="float">
            <text:p>0.50301</text:p>
          </table:table-cell>
          <table:table-cell office:value-type="float" office:value="0.502707" calcext:value-type="float">
            <text:p>0.502707</text:p>
          </table:table-cell>
          <table:table-cell office:value-type="float" office:value="0.502442" calcext:value-type="float">
            <text:p>0.502442</text:p>
          </table:table-cell>
          <table:table-cell office:value-type="float" office:value="0.50222" calcext:value-type="float">
            <text:p>0.50222</text:p>
          </table:table-cell>
          <table:table-cell office:value-type="float" office:value="0.502042" calcext:value-type="float">
            <text:p>0.502042</text:p>
          </table:table-cell>
          <table:table-cell office:value-type="float" office:value="0.501909" calcext:value-type="float">
            <text:p>0.501909</text:p>
          </table:table-cell>
          <table:table-cell office:value-type="float" office:value="0.501819" calcext:value-type="float">
            <text:p>0.501819</text:p>
          </table:table-cell>
          <table:table-cell office:value-type="float" office:value="0.50177" calcext:value-type="float">
            <text:p>0.50177</text:p>
          </table:table-cell>
          <table:table-cell office:value-type="float" office:value="0.501756" calcext:value-type="float">
            <text:p>0.501756</text:p>
          </table:table-cell>
        </table:table-row>
        <table:table-row table:style-name="ro1">
          <table:table-cell office:value-type="float" office:value="0.506155" calcext:value-type="float">
            <text:p>0.506155</text:p>
          </table:table-cell>
          <table:table-cell office:value-type="float" office:value="0.506122" calcext:value-type="float">
            <text:p>0.506122</text:p>
          </table:table-cell>
          <table:table-cell office:value-type="float" office:value="0.506023" calcext:value-type="float">
            <text:p>0.506023</text:p>
          </table:table-cell>
          <table:table-cell office:value-type="float" office:value="0.505861" calcext:value-type="float">
            <text:p>0.505861</text:p>
          </table:table-cell>
          <table:table-cell office:value-type="float" office:value="0.505642" calcext:value-type="float">
            <text:p>0.505642</text:p>
          </table:table-cell>
          <table:table-cell office:value-type="float" office:value="0.505374" calcext:value-type="float">
            <text:p>0.505374</text:p>
          </table:table-cell>
          <table:table-cell office:value-type="float" office:value="0.505066" calcext:value-type="float">
            <text:p>0.505066</text:p>
          </table:table-cell>
          <table:table-cell office:value-type="float" office:value="0.504728" calcext:value-type="float">
            <text:p>0.504728</text:p>
          </table:table-cell>
          <table:table-cell office:value-type="float" office:value="0.504372" calcext:value-type="float">
            <text:p>0.504372</text:p>
          </table:table-cell>
          <table:table-cell office:value-type="float" office:value="0.504008" calcext:value-type="float">
            <text:p>0.504008</text:p>
          </table:table-cell>
          <table:table-cell office:value-type="float" office:value="0.503648" calcext:value-type="float">
            <text:p>0.503648</text:p>
          </table:table-cell>
          <table:table-cell office:value-type="float" office:value="0.503302" calcext:value-type="float">
            <text:p>0.503302</text:p>
          </table:table-cell>
          <table:table-cell office:value-type="float" office:value="0.502979" calcext:value-type="float">
            <text:p>0.502979</text:p>
          </table:table-cell>
          <table:table-cell office:value-type="float" office:value="0.502686" calcext:value-type="float">
            <text:p>0.502686</text:p>
          </table:table-cell>
          <table:table-cell office:value-type="float" office:value="0.502431" calcext:value-type="float">
            <text:p>0.502431</text:p>
          </table:table-cell>
          <table:table-cell office:value-type="float" office:value="0.502216" calcext:value-type="float">
            <text:p>0.502216</text:p>
          </table:table-cell>
          <table:table-cell office:value-type="float" office:value="0.502045" calcext:value-type="float">
            <text:p>0.502045</text:p>
          </table:table-cell>
          <table:table-cell office:value-type="float" office:value="0.501916" calcext:value-type="float">
            <text:p>0.501916</text:p>
          </table:table-cell>
          <table:table-cell office:value-type="float" office:value="0.50183" calcext:value-type="float">
            <text:p>0.50183</text:p>
          </table:table-cell>
          <table:table-cell office:value-type="float" office:value="0.501782" calcext:value-type="float">
            <text:p>0.501782</text:p>
          </table:table-cell>
          <table:table-cell office:value-type="float" office:value="0.501768" calcext:value-type="float">
            <text:p>0.501768</text:p>
          </table:table-cell>
        </table:table-row>
        <table:table-row table:style-name="ro1">
          <table:table-cell office:value-type="float" office:value="0.506028" calcext:value-type="float">
            <text:p>0.506028</text:p>
          </table:table-cell>
          <table:table-cell office:value-type="float" office:value="0.505996" calcext:value-type="float">
            <text:p>0.505996</text:p>
          </table:table-cell>
          <table:table-cell office:value-type="float" office:value="0.5059" calcext:value-type="float">
            <text:p>0.5059</text:p>
          </table:table-cell>
          <table:table-cell office:value-type="float" office:value="0.505743" calcext:value-type="float">
            <text:p>0.505743</text:p>
          </table:table-cell>
          <table:table-cell office:value-type="float" office:value="0.505531" calcext:value-type="float">
            <text:p>0.505531</text:p>
          </table:table-cell>
          <table:table-cell office:value-type="float" office:value="0.505271" calcext:value-type="float">
            <text:p>0.505271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504645" calcext:value-type="float">
            <text:p>0.504645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503948" calcext:value-type="float">
            <text:p>0.503948</text:p>
          </table:table-cell>
          <table:table-cell office:value-type="float" office:value="0.503599" calcext:value-type="float">
            <text:p>0.503599</text:p>
          </table:table-cell>
          <table:table-cell office:value-type="float" office:value="0.503264" calcext:value-type="float">
            <text:p>0.503264</text:p>
          </table:table-cell>
          <table:table-cell office:value-type="float" office:value="0.502951" calcext:value-type="float">
            <text:p>0.502951</text:p>
          </table:table-cell>
          <table:table-cell office:value-type="float" office:value="0.502668" calcext:value-type="float">
            <text:p>0.502668</text:p>
          </table:table-cell>
          <table:table-cell office:value-type="float" office:value="0.502421" calcext:value-type="float">
            <text:p>0.502421</text:p>
          </table:table-cell>
          <table:table-cell office:value-type="float" office:value="0.502213" calcext:value-type="float">
            <text:p>0.502213</text:p>
          </table:table-cell>
          <table:table-cell office:value-type="float" office:value="0.502047" calcext:value-type="float">
            <text:p>0.502047</text:p>
          </table:table-cell>
          <table:table-cell office:value-type="float" office:value="0.501923" calcext:value-type="float">
            <text:p>0.501923</text:p>
          </table:table-cell>
          <table:table-cell office:value-type="float" office:value="0.501839" calcext:value-type="float">
            <text:p>0.501839</text:p>
          </table:table-cell>
          <table:table-cell office:value-type="float" office:value="0.501793" calcext:value-type="float">
            <text:p>0.501793</text:p>
          </table:table-cell>
          <table:table-cell office:value-type="float" office:value="0.501779" calcext:value-type="float">
            <text:p>0.501779</text:p>
          </table:table-cell>
        </table:table-row>
        <table:table-row table:style-name="ro1">
          <table:table-cell office:value-type="float" office:value="0.505898" calcext:value-type="float">
            <text:p>0.505898</text:p>
          </table:table-cell>
          <table:table-cell office:value-type="float" office:value="0.505867" calcext:value-type="float">
            <text:p>0.505867</text:p>
          </table:table-cell>
          <table:table-cell office:value-type="float" office:value="0.505774" calcext:value-type="float">
            <text:p>0.505774</text:p>
          </table:table-cell>
          <table:table-cell office:value-type="float" office:value="0.505622" calcext:value-type="float">
            <text:p>0.505622</text:p>
          </table:table-cell>
          <table:table-cell office:value-type="float" office:value="0.505417" calcext:value-type="float">
            <text:p>0.505417</text:p>
          </table:table-cell>
          <table:table-cell office:value-type="float" office:value="0.505166" calcext:value-type="float">
            <text:p>0.505166</text:p>
          </table:table-cell>
          <table:table-cell office:value-type="float" office:value="0.504878" calcext:value-type="float">
            <text:p>0.504878</text:p>
          </table:table-cell>
          <table:table-cell office:value-type="float" office:value="0.504561" calcext:value-type="float">
            <text:p>0.504561</text:p>
          </table:table-cell>
          <table:table-cell office:value-type="float" office:value="0.504228" calcext:value-type="float">
            <text:p>0.504228</text:p>
          </table:table-cell>
          <table:table-cell office:value-type="float" office:value="0.503887" calcext:value-type="float">
            <text:p>0.503887</text:p>
          </table:table-cell>
          <table:table-cell office:value-type="float" office:value="0.50355" calcext:value-type="float">
            <text:p>0.50355</text:p>
          </table:table-cell>
          <table:table-cell office:value-type="float" office:value="0.503226" calcext:value-type="float">
            <text:p>0.503226</text:p>
          </table:table-cell>
          <table:table-cell office:value-type="float" office:value="0.502923" calcext:value-type="float">
            <text:p>0.502923</text:p>
          </table:table-cell>
          <table:table-cell office:value-type="float" office:value="0.50265" calcext:value-type="float">
            <text:p>0.5026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50221" calcext:value-type="float">
            <text:p>0.50221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0.501929" calcext:value-type="float">
            <text:p>0.501929</text:p>
          </table:table-cell>
          <table:table-cell office:value-type="float" office:value="0.501848" calcext:value-type="float">
            <text:p>0.501848</text:p>
          </table:table-cell>
          <table:table-cell office:value-type="float" office:value="0.501803" calcext:value-type="float">
            <text:p>0.501803</text:p>
          </table:table-cell>
          <table:table-cell office:value-type="float" office:value="0.50179" calcext:value-type="float">
            <text:p>0.50179</text:p>
          </table:table-cell>
        </table:table-row>
        <table:table-row table:style-name="ro1">
          <table:table-cell office:value-type="float" office:value="0.505772" calcext:value-type="float">
            <text:p>0.505772</text:p>
          </table:table-cell>
          <table:table-cell office:value-type="float" office:value="0.505742" calcext:value-type="float">
            <text:p>0.505742</text:p>
          </table:table-cell>
          <table:table-cell office:value-type="float" office:value="0.505652" calcext:value-type="float">
            <text:p>0.505652</text:p>
          </table:table-cell>
          <table:table-cell office:value-type="float" office:value="0.505505" calcext:value-type="float">
            <text:p>0.505505</text:p>
          </table:table-cell>
          <table:table-cell office:value-type="float" office:value="0.505307" calcext:value-type="float">
            <text:p>0.505307</text:p>
          </table:table-cell>
          <table:table-cell office:value-type="float" office:value="0.505065" calcext:value-type="float">
            <text:p>0.505065</text:p>
          </table:table-cell>
          <table:table-cell office:value-type="float" office:value="0.504786" calcext:value-type="float">
            <text:p>0.504786</text:p>
          </table:table-cell>
          <table:table-cell office:value-type="float" office:value="0.50448" calcext:value-type="float">
            <text:p>0.50448</text:p>
          </table:table-cell>
          <table:table-cell office:value-type="float" office:value="0.504157" calcext:value-type="float">
            <text:p>0.504157</text:p>
          </table:table-cell>
          <table:table-cell office:value-type="float" office:value="0.503828" calcext:value-type="float">
            <text:p>0.503828</text:p>
          </table:table-cell>
          <table:table-cell office:value-type="float" office:value="0.503502" calcext:value-type="float">
            <text:p>0.503502</text:p>
          </table:table-cell>
          <table:table-cell office:value-type="float" office:value="0.503189" calcext:value-type="float">
            <text:p>0.503189</text:p>
          </table:table-cell>
          <table:table-cell office:value-type="float" office:value="0.502897" calcext:value-type="float">
            <text:p>0.502897</text:p>
          </table:table-cell>
          <table:table-cell office:value-type="float" office:value="0.502632" calcext:value-type="float">
            <text:p>0.502632</text:p>
          </table:table-cell>
          <table:table-cell office:value-type="float" office:value="0.502401" calcext:value-type="float">
            <text:p>0.502401</text:p>
          </table:table-cell>
          <table:table-cell office:value-type="float" office:value="0.502207" calcext:value-type="float">
            <text:p>0.502207</text:p>
          </table:table-cell>
          <table:table-cell office:value-type="float" office:value="0.502051" calcext:value-type="float">
            <text:p>0.502051</text:p>
          </table:table-cell>
          <table:table-cell office:value-type="float" office:value="0.501935" calcext:value-type="float">
            <text:p>0.501935</text:p>
          </table:table-cell>
          <table:table-cell office:value-type="float" office:value="0.501857" calcext:value-type="float">
            <text:p>0.501857</text:p>
          </table:table-cell>
          <table:table-cell office:value-type="float" office:value="0.501814" calcext:value-type="float">
            <text:p>0.501814</text:p>
          </table:table-cell>
          <table:table-cell office:value-type="float" office:value="0.501801" calcext:value-type="float">
            <text:p>0.501801</text:p>
          </table:table-cell>
        </table:table-row>
        <table:table-row table:style-name="ro1">
          <table:table-cell office:value-type="float" office:value="0.50565" calcext:value-type="float">
            <text:p>0.50565</text:p>
          </table:table-cell>
          <table:table-cell office:value-type="float" office:value="0.505622" calcext:value-type="float">
            <text:p>0.505622</text:p>
          </table:table-cell>
          <table:table-cell office:value-type="float" office:value="0.505535" calcext:value-type="float">
            <text:p>0.505535</text:p>
          </table:table-cell>
          <table:table-cell office:value-type="float" office:value="0.505393" calcext:value-type="float">
            <text:p>0.505393</text:p>
          </table:table-cell>
          <table:table-cell office:value-type="float" office:value="0.505201" calcext:value-type="float">
            <text:p>0.505201</text:p>
          </table:table-cell>
          <table:table-cell office:value-type="float" office:value="0.504967" calcext:value-type="float">
            <text:p>0.504967</text:p>
          </table:table-cell>
          <table:table-cell office:value-type="float" office:value="0.504697" calcext:value-type="float">
            <text:p>0.504697</text:p>
          </table:table-cell>
          <table:table-cell office:value-type="float" office:value="0.504401" calcext:value-type="float">
            <text:p>0.504401</text:p>
          </table:table-cell>
          <table:table-cell office:value-type="float" office:value="0.504089" calcext:value-type="float">
            <text:p>0.504089</text:p>
          </table:table-cell>
          <table:table-cell office:value-type="float" office:value="0.503771" calcext:value-type="float">
            <text:p>0.503771</text:p>
          </table:table-cell>
          <table:table-cell office:value-type="float" office:value="0.503456" calcext:value-type="float">
            <text:p>0.503456</text:p>
          </table:table-cell>
          <table:table-cell office:value-type="float" office:value="0.503153" calcext:value-type="float">
            <text:p>0.503153</text:p>
          </table:table-cell>
          <table:table-cell office:value-type="float" office:value="0.502871" calcext:value-type="float">
            <text:p>0.502871</text:p>
          </table:table-cell>
          <table:table-cell office:value-type="float" office:value="0.502615" calcext:value-type="float">
            <text:p>0.502615</text:p>
          </table:table-cell>
          <table:table-cell office:value-type="float" office:value="0.502391" calcext:value-type="float">
            <text:p>0.502391</text:p>
          </table:table-cell>
          <table:table-cell office:value-type="float" office:value="0.502203" calcext:value-type="float">
            <text:p>0.502203</text:p>
          </table:table-cell>
          <table:table-cell office:value-type="float" office:value="0.502053" calcext:value-type="float">
            <text:p>0.502053</text:p>
          </table:table-cell>
          <table:table-cell office:value-type="float" office:value="0.501941" calcext:value-type="float">
            <text:p>0.501941</text:p>
          </table:table-cell>
          <table:table-cell office:value-type="float" office:value="0.501866" calcext:value-type="float">
            <text:p>0.501866</text:p>
          </table:table-cell>
          <table:table-cell office:value-type="float" office:value="0.501824" calcext:value-type="float">
            <text:p>0.501824</text:p>
          </table:table-cell>
          <table:table-cell office:value-type="float" office:value="0.501812" calcext:value-type="float">
            <text:p>0.501812</text:p>
          </table:table-cell>
        </table:table-row>
        <table:table-row table:style-name="ro1">
          <table:table-cell office:value-type="float" office:value="0.50555" calcext:value-type="float">
            <text:p>0.50555</text:p>
          </table:table-cell>
          <table:table-cell office:value-type="float" office:value="0.505523" calcext:value-type="float">
            <text:p>0.505523</text:p>
          </table:table-cell>
          <table:table-cell office:value-type="float" office:value="0.505438" calcext:value-type="float">
            <text:p>0.505438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505114" calcext:value-type="float">
            <text:p>0.505114</text:p>
          </table:table-cell>
          <table:table-cell office:value-type="float" office:value="0.504886" calcext:value-type="float">
            <text:p>0.504886</text:p>
          </table:table-cell>
          <table:table-cell office:value-type="float" office:value="0.504624" calcext:value-type="float">
            <text:p>0.504624</text:p>
          </table:table-cell>
          <table:table-cell office:value-type="float" office:value="0.504337" calcext:value-type="float">
            <text:p>0.504337</text:p>
          </table:table-cell>
          <table:table-cell office:value-type="float" office:value="0.504034" calcext:value-type="float">
            <text:p>0.504034</text:p>
          </table:table-cell>
          <table:table-cell office:value-type="float" office:value="0.503724" calcext:value-type="float">
            <text:p>0.503724</text:p>
          </table:table-cell>
          <table:table-cell office:value-type="float" office:value="0.503418" calcext:value-type="float">
            <text:p>0.503418</text:p>
          </table:table-cell>
          <table:table-cell office:value-type="float" office:value="0.503124" calcext:value-type="float">
            <text:p>0.503124</text:p>
          </table:table-cell>
          <table:table-cell office:value-type="float" office:value="0.502849" calcext:value-type="float">
            <text:p>0.502849</text:p>
          </table:table-cell>
          <table:table-cell office:value-type="float" office:value="0.502601" calcext:value-type="float">
            <text:p>0.502601</text:p>
          </table:table-cell>
          <table:table-cell office:value-type="float" office:value="0.502383" calcext:value-type="float">
            <text:p>0.502383</text:p>
          </table:table-cell>
          <table:table-cell office:value-type="float" office:value="0.502201" calcext:value-type="float">
            <text:p>0.502201</text:p>
          </table:table-cell>
          <table:table-cell office:value-type="float" office:value="0.502055" calcext:value-type="float">
            <text:p>0.502055</text:p>
          </table:table-cell>
          <table:table-cell office:value-type="float" office:value="0.501946" calcext:value-type="float">
            <text:p>0.501946</text:p>
          </table:table-cell>
          <table:table-cell office:value-type="float" office:value="0.501873" calcext:value-type="float">
            <text:p>0.501873</text:p>
          </table:table-cell>
          <table:table-cell office:value-type="float" office:value="0.501832" calcext:value-type="float">
            <text:p>0.501832</text:p>
          </table:table-cell>
          <table:table-cell office:value-type="float" office:value="0.50182" calcext:value-type="float">
            <text:p>0.50182</text:p>
          </table:table-cell>
        </table:table-row>
        <table:table-row table:style-name="ro1">
          <table:table-cell office:value-type="float" office:value="0.505449" calcext:value-type="float">
            <text:p>0.505449</text:p>
          </table:table-cell>
          <table:table-cell office:value-type="float" office:value="0.505421" calcext:value-type="float">
            <text:p>0.505421</text:p>
          </table:table-cell>
          <table:table-cell office:value-type="float" office:value="0.505339" calcext:value-type="float">
            <text:p>0.505339</text:p>
          </table:table-cell>
          <table:table-cell office:value-type="float" office:value="0.505205" calcext:value-type="float">
            <text:p>0.505205</text:p>
          </table:table-cell>
          <table:table-cell office:value-type="float" office:value="0.505025" calcext:value-type="float">
            <text:p>0.505025</text:p>
          </table:table-cell>
          <table:table-cell office:value-type="float" office:value="0.504803" calcext:value-type="float">
            <text:p>0.504803</text:p>
          </table:table-cell>
          <table:table-cell office:value-type="float" office:value="0.504549" calcext:value-type="float">
            <text:p>0.504549</text:p>
          </table:table-cell>
          <table:table-cell office:value-type="float" office:value="0.504271" calcext:value-type="float">
            <text:p>0.504271</text:p>
          </table:table-cell>
          <table:table-cell office:value-type="float" office:value="0.503976" calcext:value-type="float">
            <text:p>0.503976</text:p>
          </table:table-cell>
          <table:table-cell office:value-type="float" office:value="0.503676" calcext:value-type="float">
            <text:p>0.503676</text:p>
          </table:table-cell>
          <table:table-cell office:value-type="float" office:value="0.503379" calcext:value-type="float">
            <text:p>0.503379</text:p>
          </table:table-cell>
          <table:table-cell office:value-type="float" office:value="0.503094" calcext:value-type="float">
            <text:p>0.503094</text:p>
          </table:table-cell>
          <table:table-cell office:value-type="float" office:value="0.502827" calcext:value-type="float">
            <text:p>0.502827</text:p>
          </table:table-cell>
          <table:table-cell office:value-type="float" office:value="0.502586" calcext:value-type="float">
            <text:p>0.502586</text:p>
          </table:table-cell>
          <table:table-cell office:value-type="float" office:value="0.502375" calcext:value-type="float">
            <text:p>0.502375</text:p>
          </table:table-cell>
          <table:table-cell office:value-type="float" office:value="0.502198" calcext:value-type="float">
            <text:p>0.502198</text:p>
          </table:table-cell>
          <table:table-cell office:value-type="float" office:value="0.502057" calcext:value-type="float">
            <text:p>0.502057</text:p>
          </table:table-cell>
          <table:table-cell office:value-type="float" office:value="0.501951" calcext:value-type="float">
            <text:p>0.501951</text:p>
          </table:table-cell>
          <table:table-cell office:value-type="float" office:value="0.50188" calcext:value-type="float">
            <text:p>0.50188</text:p>
          </table:table-cell>
          <table:table-cell office:value-type="float" office:value="0.50184" calcext:value-type="float">
            <text:p>0.50184</text:p>
          </table:table-cell>
          <table:table-cell office:value-type="float" office:value="0.501829" calcext:value-type="float">
            <text:p>0.501829</text:p>
          </table:table-cell>
        </table:table-row>
        <table:table-row table:style-name="ro1">
          <table:table-cell office:value-type="float" office:value="0.505335" calcext:value-type="float">
            <text:p>0.505335</text:p>
          </table:table-cell>
          <table:table-cell office:value-type="float" office:value="0.505309" calcext:value-type="float">
            <text:p>0.505309</text:p>
          </table:table-cell>
          <table:table-cell office:value-type="float" office:value="0.50523" calcext:value-type="float">
            <text:p>0.50523</text:p>
          </table:table-cell>
          <table:table-cell office:value-type="float" office:value="0.5051" calcext:value-type="float">
            <text:p>0.5051</text:p>
          </table:table-cell>
          <table:table-cell office:value-type="float" office:value="0.504926" calcext:value-type="float">
            <text:p>0.504926</text:p>
          </table:table-cell>
          <table:table-cell office:value-type="float" office:value="0.504712" calcext:value-type="float">
            <text:p>0.504712</text:p>
          </table:table-cell>
          <table:table-cell office:value-type="float" office:value="0.504467" calcext:value-type="float">
            <text:p>0.504467</text:p>
          </table:table-cell>
          <table:table-cell office:value-type="float" office:value="0.504197" calcext:value-type="float">
            <text:p>0.504197</text:p>
          </table:table-cell>
          <table:table-cell office:value-type="float" office:value="0.503913" calcext:value-type="float">
            <text:p>0.503913</text:p>
          </table:table-cell>
          <table:table-cell office:value-type="float" office:value="0.503623" calcext:value-type="float">
            <text:p>0.503623</text:p>
          </table:table-cell>
          <table:table-cell office:value-type="float" office:value="0.503336" calcext:value-type="float">
            <text:p>0.503336</text:p>
          </table:table-cell>
          <table:table-cell office:value-type="float" office:value="0.50306" calcext:value-type="float">
            <text:p>0.50306</text:p>
          </table:table-cell>
          <table:table-cell office:value-type="float" office:value="0.502803" calcext:value-type="float">
            <text:p>0.502803</text:p>
          </table:table-cell>
          <table:table-cell office:value-type="float" office:value="0.50257" calcext:value-type="float">
            <text:p>0.50257</text:p>
          </table:table-cell>
          <table:table-cell office:value-type="float" office:value="0.502367" calcext:value-type="float">
            <text:p>0.502367</text:p>
          </table:table-cell>
          <table:table-cell office:value-type="float" office:value="0.502196" calcext:value-type="float">
            <text:p>0.502196</text:p>
          </table:table-cell>
          <table:table-cell office:value-type="float" office:value="0.502059" calcext:value-type="float">
            <text:p>0.502059</text:p>
          </table:table-cell>
          <table:table-cell office:value-type="float" office:value="0.501957" calcext:value-type="float">
            <text:p>0.501957</text:p>
          </table:table-cell>
          <table:table-cell office:value-type="float" office:value="0.501888" calcext:value-type="float">
            <text:p>0.501888</text:p>
          </table:table-cell>
          <table:table-cell office:value-type="float" office:value="0.50185" calcext:value-type="float">
            <text:p>0.50185</text:p>
          </table:table-cell>
          <table:table-cell office:value-type="float" office:value="0.501839" calcext:value-type="float">
            <text:p>0.501839</text:p>
          </table:table-cell>
        </table:table-row>
        <table:table-row table:style-name="ro1">
          <table:table-cell office:value-type="float" office:value="0.505218" calcext:value-type="float">
            <text:p>0.505218</text:p>
          </table:table-cell>
          <table:table-cell office:value-type="float" office:value="0.505193" calcext:value-type="float">
            <text:p>0.505193</text:p>
          </table:table-cell>
          <table:table-cell office:value-type="float" office:value="0.505117" calcext:value-type="float">
            <text:p>0.505117</text:p>
          </table:table-cell>
          <table:table-cell office:value-type="float" office:value="0.504992" calcext:value-type="float">
            <text:p>0.504992</text:p>
          </table:table-cell>
          <table:table-cell office:value-type="float" office:value="0.504824" calcext:value-type="float">
            <text:p>0.504824</text:p>
          </table:table-cell>
          <table:table-cell office:value-type="float" office:value="0.504618" calcext:value-type="float">
            <text:p>0.504618</text:p>
          </table:table-cell>
          <table:table-cell office:value-type="float" office:value="0.504381" calcext:value-type="float">
            <text:p>0.504381</text:p>
          </table:table-cell>
          <table:table-cell office:value-type="float" office:value="0.504122" calcext:value-type="float">
            <text:p>0.504122</text:p>
          </table:table-cell>
          <table:table-cell office:value-type="float" office:value="0.503848" calcext:value-type="float">
            <text:p>0.503848</text:p>
          </table:table-cell>
          <table:table-cell office:value-type="float" office:value="0.503569" calcext:value-type="float">
            <text:p>0.503569</text:p>
          </table:table-cell>
          <table:table-cell office:value-type="float" office:value="0.503292" calcext:value-type="float">
            <text:p>0.503292</text:p>
          </table:table-cell>
          <table:table-cell office:value-type="float" office:value="0.503026" calcext:value-type="float">
            <text:p>0.503026</text:p>
          </table:table-cell>
          <table:table-cell office:value-type="float" office:value="0.502778" calcext:value-type="float">
            <text:p>0.502778</text:p>
          </table:table-cell>
          <table:table-cell office:value-type="float" office:value="0.502554" calcext:value-type="float">
            <text:p>0.502554</text:p>
          </table:table-cell>
          <table:table-cell office:value-type="float" office:value="0.502357" calcext:value-type="float">
            <text:p>0.502357</text:p>
          </table:table-cell>
          <table:table-cell office:value-type="float" office:value="0.502193" calcext:value-type="float">
            <text:p>0.502193</text:p>
          </table:table-cell>
          <table:table-cell office:value-type="float" office:value="0.502061" calcext:value-type="float">
            <text:p>0.502061</text:p>
          </table:table-cell>
          <table:table-cell office:value-type="float" office:value="0.501962" calcext:value-type="float">
            <text:p>0.501962</text:p>
          </table:table-cell>
          <table:table-cell office:value-type="float" office:value="0.501896" calcext:value-type="float">
            <text:p>0.501896</text:p>
          </table:table-cell>
          <table:table-cell office:value-type="float" office:value="0.501859" calcext:value-type="float">
            <text:p>0.501859</text:p>
          </table:table-cell>
          <table:table-cell office:value-type="float" office:value="0.501849" calcext:value-type="float">
            <text:p>0.501849</text:p>
          </table:table-cell>
        </table:table-row>
        <table:table-row table:style-name="ro1">
          <table:table-cell office:value-type="float" office:value="0.505138" calcext:value-type="float">
            <text:p>0.505138</text:p>
          </table:table-cell>
          <table:table-cell office:value-type="float" office:value="0.505114" calcext:value-type="float">
            <text:p>0.505114</text:p>
          </table:table-cell>
          <table:table-cell office:value-type="float" office:value="0.505039" calcext:value-type="float">
            <text:p>0.505039</text:p>
          </table:table-cell>
          <table:table-cell office:value-type="float" office:value="0.504918" calcext:value-type="float">
            <text:p>0.504918</text:p>
          </table:table-cell>
          <table:table-cell office:value-type="float" office:value="0.504754" calcext:value-type="float">
            <text:p>0.504754</text:p>
          </table:table-cell>
          <table:table-cell office:value-type="float" office:value="0.504553" calcext:value-type="float">
            <text:p>0.504553</text:p>
          </table:table-cell>
          <table:table-cell office:value-type="float" office:value="0.504323" calcext:value-type="float">
            <text:p>0.504323</text:p>
          </table:table-cell>
          <table:table-cell office:value-type="float" office:value="0.50407" calcext:value-type="float">
            <text:p>0.50407</text:p>
          </table:table-cell>
          <table:table-cell office:value-type="float" office:value="0.503803" calcext:value-type="float">
            <text:p>0.503803</text:p>
          </table:table-cell>
          <table:table-cell office:value-type="float" office:value="0.503531" calcext:value-type="float">
            <text:p>0.503531</text:p>
          </table:table-cell>
          <table:table-cell office:value-type="float" office:value="0.503262" calcext:value-type="float">
            <text:p>0.503262</text:p>
          </table:table-cell>
          <table:table-cell office:value-type="float" office:value="0.503003" calcext:value-type="float">
            <text:p>0.503003</text:p>
          </table:table-cell>
          <table:table-cell office:value-type="float" office:value="0.502761" calcext:value-type="float">
            <text:p>0.502761</text:p>
          </table:table-cell>
          <table:table-cell office:value-type="float" office:value="0.502542" calcext:value-type="float">
            <text:p>0.502542</text:p>
          </table:table-cell>
          <table:table-cell office:value-type="float" office:value="0.502351" calcext:value-type="float">
            <text:p>0.502351</text:p>
          </table:table-cell>
          <table:table-cell office:value-type="float" office:value="0.502191" calcext:value-type="float">
            <text:p>0.502191</text:p>
          </table:table-cell>
          <table:table-cell office:value-type="float" office:value="0.502062" calcext:value-type="float">
            <text:p>0.502062</text:p>
          </table:table-cell>
          <table:table-cell office:value-type="float" office:value="0.501966" calcext:value-type="float">
            <text:p>0.501966</text:p>
          </table:table-cell>
          <table:table-cell office:value-type="float" office:value="0.501902" calcext:value-type="float">
            <text:p>0.501902</text:p>
          </table:table-cell>
          <table:table-cell office:value-type="float" office:value="0.501866" calcext:value-type="float">
            <text:p>0.501866</text:p>
          </table:table-cell>
          <table:table-cell office:value-type="float" office:value="0.501856" calcext:value-type="float">
            <text:p>0.501856</text:p>
          </table:table-cell>
        </table:table-row>
        <table:table-row table:style-name="ro1">
          <table:table-cell office:value-type="float" office:value="0.505048" calcext:value-type="float">
            <text:p>0.505048</text:p>
          </table:table-cell>
          <table:table-cell office:value-type="float" office:value="0.505023" calcext:value-type="float">
            <text:p>0.505023</text:p>
          </table:table-cell>
          <table:table-cell office:value-type="float" office:value="0.504951" calcext:value-type="float">
            <text:p>0.504951</text:p>
          </table:table-cell>
          <table:table-cell office:value-type="float" office:value="0.504833" calcext:value-type="float">
            <text:p>0.504833</text:p>
          </table:table-cell>
          <table:table-cell office:value-type="float" office:value="0.504675" calcext:value-type="float">
            <text:p>0.504675</text:p>
          </table:table-cell>
          <table:table-cell office:value-type="float" office:value="0.50448" calcext:value-type="float">
            <text:p>0.50448</text:p>
          </table:table-cell>
          <table:table-cell office:value-type="float" office:value="0.504256" calcext:value-type="float">
            <text:p>0.504256</text:p>
          </table:table-cell>
          <table:table-cell office:value-type="float" office:value="0.504011" calcext:value-type="float">
            <text:p>0.504011</text:p>
          </table:table-cell>
          <table:table-cell office:value-type="float" office:value="0.503752" calcext:value-type="float">
            <text:p>0.503752</text:p>
          </table:table-cell>
          <table:table-cell office:value-type="float" office:value="0.503488" calcext:value-type="float">
            <text:p>0.503488</text:p>
          </table:table-cell>
          <table:table-cell office:value-type="float" office:value="0.503227" calcext:value-type="float">
            <text:p>0.503227</text:p>
          </table:table-cell>
          <table:table-cell office:value-type="float" office:value="0.502976" calcext:value-type="float">
            <text:p>0.502976</text:p>
          </table:table-cell>
          <table:table-cell office:value-type="float" office:value="0.502741" calcext:value-type="float">
            <text:p>0.502741</text:p>
          </table:table-cell>
          <table:table-cell office:value-type="float" office:value="0.502529" calcext:value-type="float">
            <text:p>0.502529</text:p>
          </table:table-cell>
          <table:table-cell office:value-type="float" office:value="0.502344" calcext:value-type="float">
            <text:p>0.502344</text:p>
          </table:table-cell>
          <table:table-cell office:value-type="float" office:value="0.502188" calcext:value-type="float">
            <text:p>0.502188</text:p>
          </table:table-cell>
          <table:table-cell office:value-type="float" office:value="0.502064" calcext:value-type="float">
            <text:p>0.502064</text:p>
          </table:table-cell>
          <table:table-cell office:value-type="float" office:value="0.501971" calcext:value-type="float">
            <text:p>0.501971</text:p>
          </table:table-cell>
          <table:table-cell office:value-type="float" office:value="0.501908" calcext:value-type="float">
            <text:p>0.501908</text:p>
          </table:table-cell>
          <table:table-cell office:value-type="float" office:value="0.501873" calcext:value-type="float">
            <text:p>0.501873</text:p>
          </table:table-cell>
          <table:table-cell office:value-type="float" office:value="0.501864" calcext:value-type="float">
            <text:p>0.501864</text:p>
          </table:table-cell>
        </table:table-row>
        <table:table-row table:style-name="ro1">
          <table:table-cell office:value-type="float" office:value="0.504939" calcext:value-type="float">
            <text:p>0.504939</text:p>
          </table:table-cell>
          <table:table-cell office:value-type="float" office:value="0.504916" calcext:value-type="float">
            <text:p>0.504916</text:p>
          </table:table-cell>
          <table:table-cell office:value-type="float" office:value="0.504847" calcext:value-type="float">
            <text:p>0.504847</text:p>
          </table:table-cell>
          <table:table-cell office:value-type="float" office:value="0.504733" calcext:value-type="float">
            <text:p>0.504733</text:p>
          </table:table-cell>
          <table:table-cell office:value-type="float" office:value="0.50458" calcext:value-type="float">
            <text:p>0.50458</text:p>
          </table:table-cell>
          <table:table-cell office:value-type="float" office:value="0.504393" calcext:value-type="float">
            <text:p>0.504393</text:p>
          </table:table-cell>
          <table:table-cell office:value-type="float" office:value="0.504177" calcext:value-type="float">
            <text:p>0.504177</text:p>
          </table:table-cell>
          <table:table-cell office:value-type="float" office:value="0.503941" calcext:value-type="float">
            <text:p>0.503941</text:p>
          </table:table-cell>
          <table:table-cell office:value-type="float" office:value="0.503692" calcext:value-type="float">
            <text:p>0.503692</text:p>
          </table:table-cell>
          <table:table-cell office:value-type="float" office:value="0.503438" calcext:value-type="float">
            <text:p>0.503438</text:p>
          </table:table-cell>
          <table:table-cell office:value-type="float" office:value="0.503186" calcext:value-type="float">
            <text:p>0.503186</text:p>
          </table:table-cell>
          <table:table-cell office:value-type="float" office:value="0.502944" calcext:value-type="float">
            <text:p>0.502944</text:p>
          </table:table-cell>
          <table:table-cell office:value-type="float" office:value="0.502718" calcext:value-type="float">
            <text:p>0.502718</text:p>
          </table:table-cell>
          <table:table-cell office:value-type="float" office:value="0.502514" calcext:value-type="float">
            <text:p>0.502514</text:p>
          </table:table-cell>
          <table:table-cell office:value-type="float" office:value="0.502336" calcext:value-type="float">
            <text:p>0.502336</text:p>
          </table:table-cell>
          <table:table-cell office:value-type="float" office:value="0.502186" calcext:value-type="float">
            <text:p>0.502186</text:p>
          </table:table-cell>
          <table:table-cell office:value-type="float" office:value="0.502066" calcext:value-type="float">
            <text:p>0.502066</text:p>
          </table:table-cell>
          <table:table-cell office:value-type="float" office:value="0.501976" calcext:value-type="float">
            <text:p>0.501976</text:p>
          </table:table-cell>
          <table:table-cell office:value-type="float" office:value="0.501916" calcext:value-type="float">
            <text:p>0.501916</text:p>
          </table:table-cell>
          <table:table-cell office:value-type="float" office:value="0.501882" calcext:value-type="float">
            <text:p>0.501882</text:p>
          </table:table-cell>
          <table:table-cell office:value-type="float" office:value="0.501873" calcext:value-type="float">
            <text:p>0.501873</text:p>
          </table:table-cell>
        </table:table-row>
        <table:table-row table:style-name="ro1">
          <table:table-cell office:value-type="float" office:value="0.504854" calcext:value-type="float">
            <text:p>0.504854</text:p>
          </table:table-cell>
          <table:table-cell office:value-type="float" office:value="0.504832" calcext:value-type="float">
            <text:p>0.504832</text:p>
          </table:table-cell>
          <table:table-cell office:value-type="float" office:value="0.504764" calcext:value-type="float">
            <text:p>0.504764</text:p>
          </table:table-cell>
          <table:table-cell office:value-type="float" office:value="0.504654" calcext:value-type="float">
            <text:p>0.504654</text:p>
          </table:table-cell>
          <table:table-cell office:value-type="float" office:value="0.504506" calcext:value-type="float">
            <text:p>0.504506</text:p>
          </table:table-cell>
          <table:table-cell office:value-type="float" office:value="0.504324" calcext:value-type="float">
            <text:p>0.504324</text:p>
          </table:table-cell>
          <table:table-cell office:value-type="float" office:value="0.504115" calcext:value-type="float">
            <text:p>0.504115</text:p>
          </table:table-cell>
          <table:table-cell office:value-type="float" office:value="0.503886" calcext:value-type="float">
            <text:p>0.503886</text:p>
          </table:table-cell>
          <table:table-cell office:value-type="float" office:value="0.503644" calcext:value-type="float">
            <text:p>0.503644</text:p>
          </table:table-cell>
          <table:table-cell office:value-type="float" office:value="0.503398" calcext:value-type="float">
            <text:p>0.503398</text:p>
          </table:table-cell>
          <table:table-cell office:value-type="float" office:value="0.503154" calcext:value-type="float">
            <text:p>0.503154</text:p>
          </table:table-cell>
          <table:table-cell office:value-type="float" office:value="0.502919" calcext:value-type="float">
            <text:p>0.502919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502502" calcext:value-type="float">
            <text:p>0.502502</text:p>
          </table:table-cell>
          <table:table-cell office:value-type="float" office:value="0.502329" calcext:value-type="float">
            <text:p>0.502329</text:p>
          </table:table-cell>
          <table:table-cell office:value-type="float" office:value="0.502184" calcext:value-type="float">
            <text:p>0.502184</text:p>
          </table:table-cell>
          <table:table-cell office:value-type="float" office:value="0.502067" calcext:value-type="float">
            <text:p>0.502067</text:p>
          </table:table-cell>
          <table:table-cell office:value-type="float" office:value="0.50198" calcext:value-type="float">
            <text:p>0.50198</text:p>
          </table:table-cell>
          <table:table-cell office:value-type="float" office:value="0.501922" calcext:value-type="float">
            <text:p>0.501922</text:p>
          </table:table-cell>
          <table:table-cell office:value-type="float" office:value="0.501889" calcext:value-type="float">
            <text:p>0.501889</text:p>
          </table:table-cell>
          <table:table-cell office:value-type="float" office:value="0.50188" calcext:value-type="float">
            <text:p>0.50188</text:p>
          </table:table-cell>
        </table:table-row>
        <table:table-row table:style-name="ro1">
          <table:table-cell office:value-type="float" office:value="0.504763" calcext:value-type="float">
            <text:p>0.504763</text:p>
          </table:table-cell>
          <table:table-cell office:value-type="float" office:value="0.504742" calcext:value-type="float">
            <text:p>0.504742</text:p>
          </table:table-cell>
          <table:table-cell office:value-type="float" office:value="0.504676" calcext:value-type="float">
            <text:p>0.504676</text:p>
          </table:table-cell>
          <table:table-cell office:value-type="float" office:value="0.50457" calcext:value-type="float">
            <text:p>0.50457</text:p>
          </table:table-cell>
          <table:table-cell office:value-type="float" office:value="0.504426" calcext:value-type="float">
            <text:p>0.504426</text:p>
          </table:table-cell>
          <table:table-cell office:value-type="float" office:value="0.504251" calcext:value-type="float">
            <text:p>0.504251</text:p>
          </table:table-cell>
          <table:table-cell office:value-type="float" office:value="0.504049" calcext:value-type="float">
            <text:p>0.504049</text:p>
          </table:table-cell>
          <table:table-cell office:value-type="float" office:value="0.503827" calcext:value-type="float">
            <text:p>0.503827</text:p>
          </table:table-cell>
          <table:table-cell office:value-type="float" office:value="0.503594" calcext:value-type="float">
            <text:p>0.503594</text:p>
          </table:table-cell>
          <table:table-cell office:value-type="float" office:value="0.503355" calcext:value-type="float">
            <text:p>0.503355</text:p>
          </table:table-cell>
          <table:table-cell office:value-type="float" office:value="0.503119" calcext:value-type="float">
            <text:p>0.503119</text:p>
          </table:table-cell>
          <table:table-cell office:value-type="float" office:value="0.502892" calcext:value-type="float">
            <text:p>0.502892</text:p>
          </table:table-cell>
          <table:table-cell office:value-type="float" office:value="0.502681" calcext:value-type="float">
            <text:p>0.502681</text:p>
          </table:table-cell>
          <table:table-cell office:value-type="float" office:value="0.502489" calcext:value-type="float">
            <text:p>0.502489</text:p>
          </table:table-cell>
          <table:table-cell office:value-type="float" office:value="0.502322" calcext:value-type="float">
            <text:p>0.502322</text:p>
          </table:table-cell>
          <table:table-cell office:value-type="float" office:value="0.502181" calcext:value-type="float">
            <text:p>0.502181</text:p>
          </table:table-cell>
          <table:table-cell office:value-type="float" office:value="0.502069" calcext:value-type="float">
            <text:p>0.502069</text:p>
          </table:table-cell>
          <table:table-cell office:value-type="float" office:value="0.501985" calcext:value-type="float">
            <text:p>0.501985</text:p>
          </table:table-cell>
          <table:table-cell office:value-type="float" office:value="0.501928" calcext:value-type="float">
            <text:p>0.501928</text:p>
          </table:table-cell>
          <table:table-cell office:value-type="float" office:value="0.501897" calcext:value-type="float">
            <text:p>0.501897</text:p>
          </table:table-cell>
          <table:table-cell office:value-type="float" office:value="0.501888" calcext:value-type="float">
            <text:p>0.501888</text:p>
          </table:table-cell>
        </table:table-row>
        <table:table-row table:style-name="ro1">
          <table:table-cell office:value-type="float" office:value="0.50467" calcext:value-type="float">
            <text:p>0.50467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504587" calcext:value-type="float">
            <text:p>0.504587</text:p>
          </table:table-cell>
          <table:table-cell office:value-type="float" office:value="0.504484" calcext:value-type="float">
            <text:p>0.504484</text:p>
          </table:table-cell>
          <table:table-cell office:value-type="float" office:value="0.504346" calcext:value-type="float">
            <text:p>0.504346</text:p>
          </table:table-cell>
          <table:table-cell office:value-type="float" office:value="0.504176" calcext:value-type="float">
            <text:p>0.504176</text:p>
          </table:table-cell>
          <table:table-cell office:value-type="float" office:value="0.503981" calcext:value-type="float">
            <text:p>0.503981</text:p>
          </table:table-cell>
          <table:table-cell office:value-type="float" office:value="0.503767" calcext:value-type="float">
            <text:p>0.503767</text:p>
          </table:table-cell>
          <table:table-cell office:value-type="float" office:value="0.503542" calcext:value-type="float">
            <text:p>0.503542</text:p>
          </table:table-cell>
          <table:table-cell office:value-type="float" office:value="0.503312" calcext:value-type="float">
            <text:p>0.503312</text:p>
          </table:table-cell>
          <table:table-cell office:value-type="float" office:value="0.503084" calcext:value-type="float">
            <text:p>0.503084</text:p>
          </table:table-cell>
          <table:table-cell office:value-type="float" office:value="0.502865" calcext:value-type="float">
            <text:p>0.502865</text:p>
          </table:table-cell>
          <table:table-cell office:value-type="float" office:value="0.502661" calcext:value-type="float">
            <text:p>0.502661</text:p>
          </table:table-cell>
          <table:table-cell office:value-type="float" office:value="0.502476" calcext:value-type="float">
            <text:p>0.502476</text:p>
          </table:table-cell>
          <table:table-cell office:value-type="float" office:value="0.502315" calcext:value-type="float">
            <text:p>0.502315</text:p>
          </table:table-cell>
          <table:table-cell office:value-type="float" office:value="0.502179" calcext:value-type="float">
            <text:p>0.502179</text:p>
          </table:table-cell>
          <table:table-cell office:value-type="float" office:value="0.50207" calcext:value-type="float">
            <text:p>0.50207</text:p>
          </table:table-cell>
          <table:table-cell office:value-type="float" office:value="0.501989" calcext:value-type="float">
            <text:p>0.501989</text:p>
          </table:table-cell>
          <table:table-cell office:value-type="float" office:value="0.501935" calcext:value-type="float">
            <text:p>0.501935</text:p>
          </table:table-cell>
          <table:table-cell office:value-type="float" office:value="0.501905" calcext:value-type="float">
            <text:p>0.501905</text:p>
          </table:table-cell>
          <table:table-cell office:value-type="float" office:value="0.501896" calcext:value-type="float">
            <text:p>0.501896</text:p>
          </table:table-cell>
        </table:table-row>
        <table:table-row table:style-name="ro1">
          <table:table-cell office:value-type="float" office:value="0.504598" calcext:value-type="float">
            <text:p>0.504598</text:p>
          </table:table-cell>
          <table:table-cell office:value-type="float" office:value="0.504578" calcext:value-type="float">
            <text:p>0.504578</text:p>
          </table:table-cell>
          <table:table-cell office:value-type="float" office:value="0.504517" calcext:value-type="float">
            <text:p>0.504517</text:p>
          </table:table-cell>
          <table:table-cell office:value-type="float" office:value="0.504417" calcext:value-type="float">
            <text:p>0.504417</text:p>
          </table:table-cell>
          <table:table-cell office:value-type="float" office:value="0.504282" calcext:value-type="float">
            <text:p>0.504282</text:p>
          </table:table-cell>
          <table:table-cell office:value-type="float" office:value="0.504118" calcext:value-type="float">
            <text:p>0.504118</text:p>
          </table:table-cell>
          <table:table-cell office:value-type="float" office:value="0.503928" calcext:value-type="float">
            <text:p>0.503928</text:p>
          </table:table-cell>
          <table:table-cell office:value-type="float" office:value="0.50372" calcext:value-type="float">
            <text:p>0.50372</text:p>
          </table:table-cell>
          <table:table-cell office:value-type="float" office:value="0.503501" calcext:value-type="float">
            <text:p>0.503501</text:p>
          </table:table-cell>
          <table:table-cell office:value-type="float" office:value="0.503278" calcext:value-type="float">
            <text:p>0.503278</text:p>
          </table:table-cell>
          <table:table-cell office:value-type="float" office:value="0.503057" calcext:value-type="float">
            <text:p>0.503057</text:p>
          </table:table-cell>
          <table:table-cell office:value-type="float" office:value="0.502844" calcext:value-type="float">
            <text:p>0.502844</text:p>
          </table:table-cell>
          <table:table-cell office:value-type="float" office:value="0.502645" calcext:value-type="float">
            <text:p>0.502645</text:p>
          </table:table-cell>
          <table:table-cell office:value-type="float" office:value="0.502466" calcext:value-type="float">
            <text:p>0.502466</text:p>
          </table:table-cell>
          <table:table-cell office:value-type="float" office:value="0.502309" calcext:value-type="float">
            <text:p>0.502309</text:p>
          </table:table-cell>
          <table:table-cell office:value-type="float" office:value="0.502177" calcext:value-type="float">
            <text:p>0.502177</text:p>
          </table:table-cell>
          <table:table-cell office:value-type="float" office:value="0.502072" calcext:value-type="float">
            <text:p>0.502072</text:p>
          </table:table-cell>
          <table:table-cell office:value-type="float" office:value="0.501993" calcext:value-type="float">
            <text:p>0.501993</text:p>
          </table:table-cell>
          <table:table-cell office:value-type="float" office:value="0.50194" calcext:value-type="float">
            <text:p>0.50194</text:p>
          </table:table-cell>
          <table:table-cell office:value-type="float" office:value="0.50191" calcext:value-type="float">
            <text:p>0.50191</text:p>
          </table:table-cell>
          <table:table-cell office:value-type="float" office:value="0.501902" calcext:value-type="float">
            <text:p>0.501902</text:p>
          </table:table-cell>
        </table:table-row>
        <table:table-row table:style-name="ro1">
          <table:table-cell office:value-type="float" office:value="0.504522" calcext:value-type="float">
            <text:p>0.504522</text:p>
          </table:table-cell>
          <table:table-cell office:value-type="float" office:value="0.504502" calcext:value-type="float">
            <text:p>0.504502</text:p>
          </table:table-cell>
          <table:table-cell office:value-type="float" office:value="0.504443" calcext:value-type="float">
            <text:p>0.504443</text:p>
          </table:table-cell>
          <table:table-cell office:value-type="float" office:value="0.504346" calcext:value-type="float">
            <text:p>0.504346</text:p>
          </table:table-cell>
          <table:table-cell office:value-type="float" office:value="0.504216" calcext:value-type="float">
            <text:p>0.504216</text:p>
          </table:table-cell>
          <table:table-cell office:value-type="float" office:value="0.504056" calcext:value-type="float">
            <text:p>0.504056</text:p>
          </table:table-cell>
          <table:table-cell office:value-type="float" office:value="0.503873" calcext:value-type="float">
            <text:p>0.503873</text:p>
          </table:table-cell>
          <table:table-cell office:value-type="float" office:value="0.503671" calcext:value-type="float">
            <text:p>0.503671</text:p>
          </table:table-cell>
          <table:table-cell office:value-type="float" office:value="0.503459" calcext:value-type="float">
            <text:p>0.503459</text:p>
          </table:table-cell>
          <table:table-cell office:value-type="float" office:value="0.503242" calcext:value-type="float">
            <text:p>0.503242</text:p>
          </table:table-cell>
          <table:table-cell office:value-type="float" office:value="0.503028" calcext:value-type="float">
            <text:p>0.503028</text:p>
          </table:table-cell>
          <table:table-cell office:value-type="float" office:value="0.502822" calcext:value-type="float">
            <text:p>0.502822</text:p>
          </table:table-cell>
          <table:table-cell office:value-type="float" office:value="0.502629" calcext:value-type="float">
            <text:p>0.502629</text:p>
          </table:table-cell>
          <table:table-cell office:value-type="float" office:value="0.502455" calcext:value-type="float">
            <text:p>0.502455</text:p>
          </table:table-cell>
          <table:table-cell office:value-type="float" office:value="0.502303" calcext:value-type="float">
            <text:p>0.502303</text:p>
          </table:table-cell>
          <table:table-cell office:value-type="float" office:value="0.502175" calcext:value-type="float">
            <text:p>0.502175</text:p>
          </table:table-cell>
          <table:table-cell office:value-type="float" office:value="0.502073" calcext:value-type="float">
            <text:p>0.502073</text:p>
          </table:table-cell>
          <table:table-cell office:value-type="float" office:value="0.501997" calcext:value-type="float">
            <text:p>0.501997</text:p>
          </table:table-cell>
          <table:table-cell office:value-type="float" office:value="0.501945" calcext:value-type="float">
            <text:p>0.501945</text:p>
          </table:table-cell>
          <table:table-cell office:value-type="float" office:value="0.501917" calcext:value-type="float">
            <text:p>0.501917</text:p>
          </table:table-cell>
          <table:table-cell office:value-type="float" office:value="0.501909" calcext:value-type="float">
            <text:p>0.501909</text:p>
          </table:table-cell>
        </table:table-row>
        <table:table-row table:style-name="ro1">
          <table:table-cell office:value-type="float" office:value="0.504438" calcext:value-type="float">
            <text:p>0.504438</text:p>
          </table:table-cell>
          <table:table-cell office:value-type="float" office:value="0.504419" calcext:value-type="float">
            <text:p>0.504419</text:p>
          </table:table-cell>
          <table:table-cell office:value-type="float" office:value="0.504362" calcext:value-type="float">
            <text:p>0.504362</text:p>
          </table:table-cell>
          <table:table-cell office:value-type="float" office:value="0.504269" calcext:value-type="float">
            <text:p>0.504269</text:p>
          </table:table-cell>
          <table:table-cell office:value-type="float" office:value="0.504143" calcext:value-type="float">
            <text:p>0.504143</text:p>
          </table:table-cell>
          <table:table-cell office:value-type="float" office:value="0.503989" calcext:value-type="float">
            <text:p>0.503989</text:p>
          </table:table-cell>
          <table:table-cell office:value-type="float" office:value="0.503811" calcext:value-type="float">
            <text:p>0.503811</text:p>
          </table:table-cell>
          <table:table-cell office:value-type="float" office:value="0.503617" calcext:value-type="float">
            <text:p>0.503617</text:p>
          </table:table-cell>
          <table:table-cell office:value-type="float" office:value="0.503412" calcext:value-type="float">
            <text:p>0.503412</text:p>
          </table:table-cell>
          <table:table-cell office:value-type="float" office:value="0.503203" calcext:value-type="float">
            <text:p>0.503203</text:p>
          </table:table-cell>
          <table:table-cell office:value-type="float" office:value="0.502996" calcext:value-type="float">
            <text:p>0.502996</text:p>
          </table:table-cell>
          <table:table-cell office:value-type="float" office:value="0.502797" calcext:value-type="float">
            <text:p>0.502797</text:p>
          </table:table-cell>
          <table:table-cell office:value-type="float" office:value="0.502611" calcext:value-type="float">
            <text:p>0.502611</text:p>
          </table:table-cell>
          <table:table-cell office:value-type="float" office:value="0.502443" calcext:value-type="float">
            <text:p>0.502443</text:p>
          </table:table-cell>
          <table:table-cell office:value-type="float" office:value="0.502296" calcext:value-type="float">
            <text:p>0.502296</text:p>
          </table:table-cell>
          <table:table-cell office:value-type="float" office:value="0.502173" calcext:value-type="float">
            <text:p>0.502173</text:p>
          </table:table-cell>
          <table:table-cell office:value-type="float" office:value="0.502075" calcext:value-type="float">
            <text:p>0.502075</text:p>
          </table:table-cell>
          <table:table-cell office:value-type="float" office:value="0.502001" calcext:value-type="float">
            <text:p>0.502001</text:p>
          </table:table-cell>
          <table:table-cell office:value-type="float" office:value="0.501951" calcext:value-type="float">
            <text:p>0.501951</text:p>
          </table:table-cell>
          <table:table-cell office:value-type="float" office:value="0.501924" calcext:value-type="float">
            <text:p>0.501924</text:p>
          </table:table-cell>
          <table:table-cell office:value-type="float" office:value="0.501916" calcext:value-type="float">
            <text:p>0.501916</text:p>
          </table:table-cell>
        </table:table-row>
        <table:table-row table:style-name="ro1">
          <table:table-cell office:value-type="float" office:value="0.504356" calcext:value-type="float">
            <text:p>0.504356</text:p>
          </table:table-cell>
          <table:table-cell office:value-type="float" office:value="0.504339" calcext:value-type="float">
            <text:p>0.504339</text:p>
          </table:table-cell>
          <table:table-cell office:value-type="float" office:value="0.504284" calcext:value-type="float">
            <text:p>0.504284</text:p>
          </table:table-cell>
          <table:table-cell office:value-type="float" office:value="0.504194" calcext:value-type="float">
            <text:p>0.504194</text:p>
          </table:table-cell>
          <table:table-cell office:value-type="float" office:value="0.504072" calcext:value-type="float">
            <text:p>0.504072</text:p>
          </table:table-cell>
          <table:table-cell office:value-type="float" office:value="0.503923" calcext:value-type="float">
            <text:p>0.503923</text:p>
          </table:table-cell>
          <table:table-cell office:value-type="float" office:value="0.503752" calcext:value-type="float">
            <text:p>0.503752</text:p>
          </table:table-cell>
          <table:table-cell office:value-type="float" office:value="0.503565" calcext:value-type="float">
            <text:p>0.503565</text:p>
          </table:table-cell>
          <table:table-cell office:value-type="float" office:value="0.503367" calcext:value-type="float">
            <text:p>0.503367</text:p>
          </table:table-cell>
          <table:table-cell office:value-type="float" office:value="0.503165" calcext:value-type="float">
            <text:p>0.503165</text:p>
          </table:table-cell>
          <table:table-cell office:value-type="float" office:value="0.502965" calcext:value-type="float">
            <text:p>0.502965</text:p>
          </table:table-cell>
          <table:table-cell office:value-type="float" office:value="0.502773" calcext:value-type="float">
            <text:p>0.502773</text:p>
          </table:table-cell>
          <table:table-cell office:value-type="float" office:value="0.502594" calcext:value-type="float">
            <text:p>0.502594</text:p>
          </table:table-cell>
          <table:table-cell office:value-type="float" office:value="0.502432" calcext:value-type="float">
            <text:p>0.502432</text:p>
          </table:table-cell>
          <table:table-cell office:value-type="float" office:value="0.50229" calcext:value-type="float">
            <text:p>0.50229</text:p>
          </table:table-cell>
          <table:table-cell office:value-type="float" office:value="0.502171" calcext:value-type="float">
            <text:p>0.502171</text:p>
          </table:table-cell>
          <table:table-cell office:value-type="float" office:value="0.502076" calcext:value-type="float">
            <text:p>0.502076</text:p>
          </table:table-cell>
          <table:table-cell office:value-type="float" office:value="0.502005" calcext:value-type="float">
            <text:p>0.502005</text:p>
          </table:table-cell>
          <table:table-cell office:value-type="float" office:value="0.501957" calcext:value-type="float">
            <text:p>0.501957</text:p>
          </table:table-cell>
          <table:table-cell office:value-type="float" office:value="0.50193" calcext:value-type="float">
            <text:p>0.50193</text:p>
          </table:table-cell>
          <table:table-cell office:value-type="float" office:value="0.501923" calcext:value-type="float">
            <text:p>0.501923</text:p>
          </table:table-cell>
        </table:table-row>
        <table:table-row table:style-name="ro1">
          <table:table-cell office:value-type="float" office:value="0.504295" calcext:value-type="float">
            <text:p>0.504295</text:p>
          </table:table-cell>
          <table:table-cell office:value-type="float" office:value="0.504278" calcext:value-type="float">
            <text:p>0.504278</text:p>
          </table:table-cell>
          <table:table-cell office:value-type="float" office:value="0.504224" calcext:value-type="float">
            <text:p>0.504224</text:p>
          </table:table-cell>
          <table:table-cell office:value-type="float" office:value="0.504137" calcext:value-type="float">
            <text:p>0.504137</text:p>
          </table:table-cell>
          <table:table-cell office:value-type="float" office:value="0.504018" calcext:value-type="float">
            <text:p>0.504018</text:p>
          </table:table-cell>
          <table:table-cell office:value-type="float" office:value="0.503874" calcext:value-type="float">
            <text:p>0.503874</text:p>
          </table:table-cell>
          <table:table-cell office:value-type="float" office:value="0.503707" calcext:value-type="float">
            <text:p>0.503707</text:p>
          </table:table-cell>
          <table:table-cell office:value-type="float" office:value="0.503525" calcext:value-type="float">
            <text:p>0.503525</text:p>
          </table:table-cell>
          <table:table-cell office:value-type="float" office:value="0.503332" calcext:value-type="float">
            <text:p>0.503332</text:p>
          </table:table-cell>
          <table:table-cell office:value-type="float" office:value="0.503136" calcext:value-type="float">
            <text:p>0.503136</text:p>
          </table:table-cell>
          <table:table-cell office:value-type="float" office:value="0.502942" calcext:value-type="float">
            <text:p>0.502942</text:p>
          </table:table-cell>
          <table:table-cell office:value-type="float" office:value="0.502755" calcext:value-type="float">
            <text:p>0.502755</text:p>
          </table:table-cell>
          <table:table-cell office:value-type="float" office:value="0.502581" calcext:value-type="float">
            <text:p>0.502581</text:p>
          </table:table-cell>
          <table:table-cell office:value-type="float" office:value="0.502423" calcext:value-type="float">
            <text:p>0.502423</text:p>
          </table:table-cell>
          <table:table-cell office:value-type="float" office:value="0.502285" calcext:value-type="float">
            <text:p>0.502285</text:p>
          </table:table-cell>
          <table:table-cell office:value-type="float" office:value="0.50217" calcext:value-type="float">
            <text:p>0.50217</text:p>
          </table:table-cell>
          <table:table-cell office:value-type="float" office:value="0.502077" calcext:value-type="float">
            <text:p>0.502077</text:p>
          </table:table-cell>
          <table:table-cell office:value-type="float" office:value="0.502008" calcext:value-type="float">
            <text:p>0.502008</text:p>
          </table:table-cell>
          <table:table-cell office:value-type="float" office:value="0.501961" calcext:value-type="float">
            <text:p>0.501961</text:p>
          </table:table-cell>
          <table:table-cell office:value-type="float" office:value="0.501935" calcext:value-type="float">
            <text:p>0.501935</text:p>
          </table:table-cell>
          <table:table-cell office:value-type="float" office:value="0.501928" calcext:value-type="float">
            <text:p>0.501928</text:p>
          </table:table-cell>
        </table:table-row>
        <table:table-row table:style-name="ro1">
          <table:table-cell office:value-type="float" office:value="0.50423" calcext:value-type="float">
            <text:p>0.50423</text:p>
          </table:table-cell>
          <table:table-cell office:value-type="float" office:value="0.504213" calcext:value-type="float">
            <text:p>0.504213</text:p>
          </table:table-cell>
          <table:table-cell office:value-type="float" office:value="0.50416" calcext:value-type="float">
            <text:p>0.50416</text:p>
          </table:table-cell>
          <table:table-cell office:value-type="float" office:value="0.504076" calcext:value-type="float">
            <text:p>0.504076</text:p>
          </table:table-cell>
          <table:table-cell office:value-type="float" office:value="0.503961" calcext:value-type="float">
            <text:p>0.503961</text:p>
          </table:table-cell>
          <table:table-cell office:value-type="float" office:value="0.50382" calcext:value-type="float">
            <text:p>0.50382</text:p>
          </table:table-cell>
          <table:table-cell office:value-type="float" office:value="0.503659" calcext:value-type="float">
            <text:p>0.503659</text:p>
          </table:table-cell>
          <table:table-cell office:value-type="float" office:value="0.503482" calcext:value-type="float">
            <text:p>0.503482</text:p>
          </table:table-cell>
          <table:table-cell office:value-type="float" office:value="0.503296" calcext:value-type="float">
            <text:p>0.503296</text:p>
          </table:table-cell>
          <table:table-cell office:value-type="float" office:value="0.503105" calcext:value-type="float">
            <text:p>0.503105</text:p>
          </table:table-cell>
          <table:table-cell office:value-type="float" office:value="0.502917" calcext:value-type="float">
            <text:p>0.502917</text:p>
          </table:table-cell>
          <table:table-cell office:value-type="float" office:value="0.502736" calcext:value-type="float">
            <text:p>0.502736</text:p>
          </table:table-cell>
          <table:table-cell office:value-type="float" office:value="0.502567" calcext:value-type="float">
            <text:p>0.502567</text:p>
          </table:table-cell>
          <table:table-cell office:value-type="float" office:value="0.502414" calcext:value-type="float">
            <text:p>0.502414</text:p>
          </table:table-cell>
          <table:table-cell office:value-type="float" office:value="0.50228" calcext:value-type="float">
            <text:p>0.50228</text:p>
          </table:table-cell>
          <table:table-cell office:value-type="float" office:value="0.502168" calcext:value-type="float">
            <text:p>0.502168</text:p>
          </table:table-cell>
          <table:table-cell office:value-type="float" office:value="0.502078" calcext:value-type="float">
            <text:p>0.502078</text:p>
          </table:table-cell>
          <table:table-cell office:value-type="float" office:value="0.502011" calcext:value-type="float">
            <text:p>0.502011</text:p>
          </table:table-cell>
          <table:table-cell office:value-type="float" office:value="0.501966" calcext:value-type="float">
            <text:p>0.501966</text:p>
          </table:table-cell>
          <table:table-cell office:value-type="float" office:value="0.501941" calcext:value-type="float">
            <text:p>0.501941</text:p>
          </table:table-cell>
          <table:table-cell office:value-type="float" office:value="0.501934" calcext:value-type="float">
            <text:p>0.501934</text:p>
          </table:table-cell>
        </table:table-row>
        <table:table-row table:style-name="ro1">
          <table:table-cell office:value-type="float" office:value="0.504155" calcext:value-type="float">
            <text:p>0.504155</text:p>
          </table:table-cell>
          <table:table-cell office:value-type="float" office:value="0.504139" calcext:value-type="float">
            <text:p>0.504139</text:p>
          </table:table-cell>
          <table:table-cell office:value-type="float" office:value="0.504088" calcext:value-type="float">
            <text:p>0.504088</text:p>
          </table:table-cell>
          <table:table-cell office:value-type="float" office:value="0.504006" calcext:value-type="float">
            <text:p>0.504006</text:p>
          </table:table-cell>
          <table:table-cell office:value-type="float" office:value="0.503896" calcext:value-type="float">
            <text:p>0.503896</text:p>
          </table:table-cell>
          <table:table-cell office:value-type="float" office:value="0.50376" calcext:value-type="float">
            <text:p>0.50376</text:p>
          </table:table-cell>
          <table:table-cell office:value-type="float" office:value="0.503605" calcext:value-type="float">
            <text:p>0.503605</text:p>
          </table:table-cell>
          <table:table-cell office:value-type="float" office:value="0.503434" calcext:value-type="float">
            <text:p>0.503434</text:p>
          </table:table-cell>
          <table:table-cell office:value-type="float" office:value="0.503254" calcext:value-type="float">
            <text:p>0.503254</text:p>
          </table:table-cell>
          <table:table-cell office:value-type="float" office:value="0.50307" calcext:value-type="float">
            <text:p>0.50307</text:p>
          </table:table-cell>
          <table:table-cell office:value-type="float" office:value="0.502889" calcext:value-type="float">
            <text:p>0.502889</text:p>
          </table:table-cell>
          <table:table-cell office:value-type="float" office:value="0.502714" calcext:value-type="float">
            <text:p>0.502714</text:p>
          </table:table-cell>
          <table:table-cell office:value-type="float" office:value="0.502551" calcext:value-type="float">
            <text:p>0.502551</text:p>
          </table:table-cell>
          <table:table-cell office:value-type="float" office:value="0.502403" calcext:value-type="float">
            <text:p>0.502403</text:p>
          </table:table-cell>
          <table:table-cell office:value-type="float" office:value="0.502274" calcext:value-type="float">
            <text:p>0.502274</text:p>
          </table:table-cell>
          <table:table-cell office:value-type="float" office:value="0.502166" calcext:value-type="float">
            <text:p>0.502166</text:p>
          </table:table-cell>
          <table:table-cell office:value-type="float" office:value="0.502079" calcext:value-type="float">
            <text:p>0.502079</text:p>
          </table:table-cell>
          <table:table-cell office:value-type="float" office:value="0.502015" calcext:value-type="float">
            <text:p>0.502015</text:p>
          </table:table-cell>
          <table:table-cell office:value-type="float" office:value="0.501971" calcext:value-type="float">
            <text:p>0.501971</text:p>
          </table:table-cell>
          <table:table-cell office:value-type="float" office:value="0.501947" calcext:value-type="float">
            <text:p>0.501947</text:p>
          </table:table-cell>
          <table:table-cell office:value-type="float" office:value="0.50194" calcext:value-type="float">
            <text:p>0.50194</text:p>
          </table:table-cell>
        </table:table-row>
        <table:table-row table:style-name="ro1">
          <table:table-cell office:value-type="float" office:value="0.50409" calcext:value-type="float">
            <text:p>0.50409</text:p>
          </table:table-cell>
          <table:table-cell office:value-type="float" office:value="0.504074" calcext:value-type="float">
            <text:p>0.504074</text:p>
          </table:table-cell>
          <table:table-cell office:value-type="float" office:value="0.504026" calcext:value-type="float">
            <text:p>0.504026</text:p>
          </table:table-cell>
          <table:table-cell office:value-type="float" office:value="0.503946" calcext:value-type="float">
            <text:p>0.503946</text:p>
          </table:table-cell>
          <table:table-cell office:value-type="float" office:value="0.503839" calcext:value-type="float">
            <text:p>0.503839</text:p>
          </table:table-cell>
          <table:table-cell office:value-type="float" office:value="0.503708" calcext:value-type="float">
            <text:p>0.503708</text:p>
          </table:table-cell>
          <table:table-cell office:value-type="float" office:value="0.503557" calcext:value-type="float">
            <text:p>0.503557</text:p>
          </table:table-cell>
          <table:table-cell office:value-type="float" office:value="0.503392" calcext:value-type="float">
            <text:p>0.503392</text:p>
          </table:table-cell>
          <table:table-cell office:value-type="float" office:value="0.503218" calcext:value-type="float">
            <text:p>0.503218</text:p>
          </table:table-cell>
          <table:table-cell office:value-type="float" office:value="0.50304" calcext:value-type="float">
            <text:p>0.50304</text:p>
          </table:table-cell>
          <table:table-cell office:value-type="float" office:value="0.502864" calcext:value-type="float">
            <text:p>0.502864</text:p>
          </table:table-cell>
          <table:table-cell office:value-type="float" office:value="0.502695" calcext:value-type="float">
            <text:p>0.502695</text:p>
          </table:table-cell>
          <table:table-cell office:value-type="float" office:value="0.502537" calcext:value-type="float">
            <text:p>0.502537</text:p>
          </table:table-cell>
          <table:table-cell office:value-type="float" office:value="0.502394" calcext:value-type="float">
            <text:p>0.502394</text:p>
          </table:table-cell>
          <table:table-cell office:value-type="float" office:value="0.502269" calcext:value-type="float">
            <text:p>0.502269</text:p>
          </table:table-cell>
          <table:table-cell office:value-type="float" office:value="0.502164" calcext:value-type="float">
            <text:p>0.502164</text:p>
          </table:table-cell>
          <table:table-cell office:value-type="float" office:value="0.502081" calcext:value-type="float">
            <text:p>0.502081</text:p>
          </table:table-cell>
          <table:table-cell office:value-type="float" office:value="0.502018" calcext:value-type="float">
            <text:p>0.502018</text:p>
          </table:table-cell>
          <table:table-cell office:value-type="float" office:value="0.501976" calcext:value-type="float">
            <text:p>0.501976</text:p>
          </table:table-cell>
          <table:table-cell office:value-type="float" office:value="0.501952" calcext:value-type="float">
            <text:p>0.501952</text:p>
          </table:table-cell>
          <table:table-cell office:value-type="float" office:value="0.501946" calcext:value-type="float">
            <text:p>0.501946</text:p>
          </table:table-cell>
        </table:table-row>
        <table:table-row table:style-name="ro1">
          <table:table-cell office:value-type="float" office:value="0.504024" calcext:value-type="float">
            <text:p>0.504024</text:p>
          </table:table-cell>
          <table:table-cell office:value-type="float" office:value="0.504009" calcext:value-type="float">
            <text:p>0.504009</text:p>
          </table:table-cell>
          <table:table-cell office:value-type="float" office:value="0.503962" calcext:value-type="float">
            <text:p>0.503962</text:p>
          </table:table-cell>
          <table:table-cell office:value-type="float" office:value="0.503886" calcext:value-type="float">
            <text:p>0.503886</text:p>
          </table:table-cell>
          <table:table-cell office:value-type="float" office:value="0.503782" calcext:value-type="float">
            <text:p>0.503782</text:p>
          </table:table-cell>
          <table:table-cell office:value-type="float" office:value="0.503655" calcext:value-type="float">
            <text:p>0.503655</text:p>
          </table:table-cell>
          <table:table-cell office:value-type="float" office:value="0.503509" calcext:value-type="float">
            <text:p>0.503509</text:p>
          </table:table-cell>
          <table:table-cell office:value-type="float" office:value="0.50335" calcext:value-type="float">
            <text:p>0.50335</text:p>
          </table:table-cell>
          <table:table-cell office:value-type="float" office:value="0.503181" calcext:value-type="float">
            <text:p>0.503181</text:p>
          </table:table-cell>
          <table:table-cell office:value-type="float" office:value="0.503009" calcext:value-type="float">
            <text:p>0.503009</text:p>
          </table:table-cell>
          <table:table-cell office:value-type="float" office:value="0.502839" calcext:value-type="float">
            <text:p>0.502839</text:p>
          </table:table-cell>
          <table:table-cell office:value-type="float" office:value="0.502676" calcext:value-type="float">
            <text:p>0.502676</text:p>
          </table:table-cell>
          <table:table-cell office:value-type="float" office:value="0.502523" calcext:value-type="float">
            <text:p>0.502523</text:p>
          </table:table-cell>
          <table:table-cell office:value-type="float" office:value="0.502385" calcext:value-type="float">
            <text:p>0.502385</text:p>
          </table:table-cell>
          <table:table-cell office:value-type="float" office:value="0.502264" calcext:value-type="float">
            <text:p>0.502264</text:p>
          </table:table-cell>
          <table:table-cell office:value-type="float" office:value="0.502163" calcext:value-type="float">
            <text:p>0.502163</text:p>
          </table:table-cell>
          <table:table-cell office:value-type="float" office:value="0.502082" calcext:value-type="float">
            <text:p>0.502082</text:p>
          </table:table-cell>
          <table:table-cell office:value-type="float" office:value="0.502021" calcext:value-type="float">
            <text:p>0.502021</text:p>
          </table:table-cell>
          <table:table-cell office:value-type="float" office:value="0.50198" calcext:value-type="float">
            <text:p>0.50198</text:p>
          </table:table-cell>
          <table:table-cell office:value-type="float" office:value="0.501958" calcext:value-type="float">
            <text:p>0.501958</text:p>
          </table:table-cell>
          <table:table-cell office:value-type="float" office:value="0.501951" calcext:value-type="float">
            <text:p>0.501951</text:p>
          </table:table-cell>
        </table:table-row>
        <table:table-row table:style-name="ro1">
          <table:table-cell office:value-type="float" office:value="0.503961" calcext:value-type="float">
            <text:p>0.503961</text:p>
          </table:table-cell>
          <table:table-cell office:value-type="float" office:value="0.503946" calcext:value-type="float">
            <text:p>0.503946</text:p>
          </table:table-cell>
          <table:table-cell office:value-type="float" office:value="0.503901" calcext:value-type="float">
            <text:p>0.503901</text:p>
          </table:table-cell>
          <table:table-cell office:value-type="float" office:value="0.503827" calcext:value-type="float">
            <text:p>0.503827</text:p>
          </table:table-cell>
          <table:table-cell office:value-type="float" office:value="0.503727" calcext:value-type="float">
            <text:p>0.503727</text:p>
          </table:table-cell>
          <table:table-cell office:value-type="float" office:value="0.503604" calcext:value-type="float">
            <text:p>0.503604</text:p>
          </table:table-cell>
          <table:table-cell office:value-type="float" office:value="0.503463" calcext:value-type="float">
            <text:p>0.503463</text:p>
          </table:table-cell>
          <table:table-cell office:value-type="float" office:value="0.503309" calcext:value-type="float">
            <text:p>0.503309</text:p>
          </table:table-cell>
          <table:table-cell office:value-type="float" office:value="0.503146" calcext:value-type="float">
            <text:p>0.503146</text:p>
          </table:table-cell>
          <table:table-cell office:value-type="float" office:value="0.50298" calcext:value-type="float">
            <text:p>0.50298</text:p>
          </table:table-cell>
          <table:table-cell office:value-type="float" office:value="0.502815" calcext:value-type="float">
            <text:p>0.502815</text:p>
          </table:table-cell>
          <table:table-cell office:value-type="float" office:value="0.502657" calcext:value-type="float">
            <text:p>0.502657</text:p>
          </table:table-cell>
          <table:table-cell office:value-type="float" office:value="0.502509" calcext:value-type="float">
            <text:p>0.502509</text:p>
          </table:table-cell>
          <table:table-cell office:value-type="float" office:value="0.502376" calcext:value-type="float">
            <text:p>0.502376</text:p>
          </table:table-cell>
          <table:table-cell office:value-type="float" office:value="0.502259" calcext:value-type="float">
            <text:p>0.502259</text:p>
          </table:table-cell>
          <table:table-cell office:value-type="float" office:value="0.502161" calcext:value-type="float">
            <text:p>0.502161</text:p>
          </table:table-cell>
          <table:table-cell office:value-type="float" office:value="0.502083" calcext:value-type="float">
            <text:p>0.502083</text:p>
          </table:table-cell>
          <table:table-cell office:value-type="float" office:value="0.502024" calcext:value-type="float">
            <text:p>0.502024</text:p>
          </table:table-cell>
          <table:table-cell office:value-type="float" office:value="0.501985" calcext:value-type="float">
            <text:p>0.501985</text:p>
          </table:table-cell>
          <table:table-cell office:value-type="float" office:value="0.501963" calcext:value-type="float">
            <text:p>0.501963</text:p>
          </table:table-cell>
          <table:table-cell office:value-type="float" office:value="0.501957" calcext:value-type="float">
            <text:p>0.501957</text:p>
          </table:table-cell>
        </table:table-row>
        <table:table-row table:style-name="ro1">
          <table:table-cell office:value-type="float" office:value="0.503899" calcext:value-type="float">
            <text:p>0.503899</text:p>
          </table:table-cell>
          <table:table-cell office:value-type="float" office:value="0.503886" calcext:value-type="float">
            <text:p>0.503886</text:p>
          </table:table-cell>
          <table:table-cell office:value-type="float" office:value="0.503842" calcext:value-type="float">
            <text:p>0.503842</text:p>
          </table:table-cell>
          <table:table-cell office:value-type="float" office:value="0.50377" calcext:value-type="float">
            <text:p>0.50377</text:p>
          </table:table-cell>
          <table:table-cell office:value-type="float" office:value="0.503673" calcext:value-type="float">
            <text:p>0.503673</text:p>
          </table:table-cell>
          <table:table-cell office:value-type="float" office:value="0.503555" calcext:value-type="float">
            <text:p>0.503555</text:p>
          </table:table-cell>
          <table:table-cell office:value-type="float" office:value="0.503418" calcext:value-type="float">
            <text:p>0.503418</text:p>
          </table:table-cell>
          <table:table-cell office:value-type="float" office:value="0.503269" calcext:value-type="float">
            <text:p>0.503269</text:p>
          </table:table-cell>
          <table:table-cell office:value-type="float" office:value="0.503112" calcext:value-type="float">
            <text:p>0.503112</text:p>
          </table:table-cell>
          <table:table-cell office:value-type="float" office:value="0.502951" calcext:value-type="float">
            <text:p>0.502951</text:p>
          </table:table-cell>
          <table:table-cell office:value-type="float" office:value="0.502792" calcext:value-type="float">
            <text:p>0.502792</text:p>
          </table:table-cell>
          <table:table-cell office:value-type="float" office:value="0.502639" calcext:value-type="float">
            <text:p>0.502639</text:p>
          </table:table-cell>
          <table:table-cell office:value-type="float" office:value="0.502496" calcext:value-type="float">
            <text:p>0.502496</text:p>
          </table:table-cell>
          <table:table-cell office:value-type="float" office:value="0.502367" calcext:value-type="float">
            <text:p>0.502367</text:p>
          </table:table-cell>
          <table:table-cell office:value-type="float" office:value="0.502254" calcext:value-type="float">
            <text:p>0.502254</text:p>
          </table:table-cell>
          <table:table-cell office:value-type="float" office:value="0.50216" calcext:value-type="float">
            <text:p>0.50216</text:p>
          </table:table-cell>
          <table:table-cell office:value-type="float" office:value="0.502084" calcext:value-type="float">
            <text:p>0.502084</text:p>
          </table:table-cell>
          <table:table-cell office:value-type="float" office:value="0.502027" calcext:value-type="float">
            <text:p>0.502027</text:p>
          </table:table-cell>
          <table:table-cell office:value-type="float" office:value="0.501989" calcext:value-type="float">
            <text:p>0.501989</text:p>
          </table:table-cell>
          <table:table-cell office:value-type="float" office:value="0.501968" calcext:value-type="float">
            <text:p>0.501968</text:p>
          </table:table-cell>
          <table:table-cell office:value-type="float" office:value="0.501962" calcext:value-type="float">
            <text:p>0.501962</text:p>
          </table:table-cell>
        </table:table-row>
        <table:table-row table:style-name="ro1">
          <table:table-cell office:value-type="float" office:value="0.503849" calcext:value-type="float">
            <text:p>0.503849</text:p>
          </table:table-cell>
          <table:table-cell office:value-type="float" office:value="0.503836" calcext:value-type="float">
            <text:p>0.503836</text:p>
          </table:table-cell>
          <table:table-cell office:value-type="float" office:value="0.503793" calcext:value-type="float">
            <text:p>0.503793</text:p>
          </table:table-cell>
          <table:table-cell office:value-type="float" office:value="0.503723" calcext:value-type="float">
            <text:p>0.503723</text:p>
          </table:table-cell>
          <table:table-cell office:value-type="float" office:value="0.503629" calcext:value-type="float">
            <text:p>0.503629</text:p>
          </table:table-cell>
          <table:table-cell office:value-type="float" office:value="0.503514" calcext:value-type="float">
            <text:p>0.503514</text:p>
          </table:table-cell>
          <table:table-cell office:value-type="float" office:value="0.503382" calcext:value-type="float">
            <text:p>0.503382</text:p>
          </table:table-cell>
          <table:table-cell office:value-type="float" office:value="0.503237" calcext:value-type="float">
            <text:p>0.503237</text:p>
          </table:table-cell>
          <table:table-cell office:value-type="float" office:value="0.503083" calcext:value-type="float">
            <text:p>0.503083</text:p>
          </table:table-cell>
          <table:table-cell office:value-type="float" office:value="0.502927" calcext:value-type="float">
            <text:p>0.502927</text:p>
          </table:table-cell>
          <table:table-cell office:value-type="float" office:value="0.502773" calcext:value-type="float">
            <text:p>0.502773</text:p>
          </table:table-cell>
          <table:table-cell office:value-type="float" office:value="0.502624" calcext:value-type="float">
            <text:p>0.502624</text:p>
          </table:table-cell>
          <table:table-cell office:value-type="float" office:value="0.502485" calcext:value-type="float">
            <text:p>0.502485</text:p>
          </table:table-cell>
          <table:table-cell office:value-type="float" office:value="0.50236" calcext:value-type="float">
            <text:p>0.50236</text:p>
          </table:table-cell>
          <table:table-cell office:value-type="float" office:value="0.50225" calcext:value-type="float">
            <text:p>0.50225</text:p>
          </table:table-cell>
          <table:table-cell office:value-type="float" office:value="0.502158" calcext:value-type="float">
            <text:p>0.502158</text:p>
          </table:table-cell>
          <table:table-cell office:value-type="float" office:value="0.502085" calcext:value-type="float">
            <text:p>0.502085</text:p>
          </table:table-cell>
          <table:table-cell office:value-type="float" office:value="0.50203" calcext:value-type="float">
            <text:p>0.50203</text:p>
          </table:table-cell>
          <table:table-cell office:value-type="float" office:value="0.501993" calcext:value-type="float">
            <text:p>0.501993</text:p>
          </table:table-cell>
          <table:table-cell office:value-type="float" office:value="0.501972" calcext:value-type="float">
            <text:p>0.501972</text:p>
          </table:table-cell>
          <table:table-cell office:value-type="float" office:value="0.501966" calcext:value-type="float">
            <text:p>0.501966</text:p>
          </table:table-cell>
        </table:table-row>
        <table:table-row table:style-name="ro1">
          <table:table-cell office:value-type="float" office:value="0.503798" calcext:value-type="float">
            <text:p>0.503798</text:p>
          </table:table-cell>
          <table:table-cell office:value-type="float" office:value="0.503785" calcext:value-type="float">
            <text:p>0.503785</text:p>
          </table:table-cell>
          <table:table-cell office:value-type="float" office:value="0.503743" calcext:value-type="float">
            <text:p>0.503743</text:p>
          </table:table-cell>
          <table:table-cell office:value-type="float" office:value="0.503675" calcext:value-type="float">
            <text:p>0.503675</text:p>
          </table:table-cell>
          <table:table-cell office:value-type="float" office:value="0.503584" calcext:value-type="float">
            <text:p>0.503584</text:p>
          </table:table-cell>
          <table:table-cell office:value-type="float" office:value="0.503472" calcext:value-type="float">
            <text:p>0.503472</text:p>
          </table:table-cell>
          <table:table-cell office:value-type="float" office:value="0.503344" calcext:value-type="float">
            <text:p>0.503344</text:p>
          </table:table-cell>
          <table:table-cell office:value-type="float" office:value="0.503203" calcext:value-type="float">
            <text:p>0.503203</text:p>
          </table:table-cell>
          <table:table-cell office:value-type="float" office:value="0.503055" calcext:value-type="float">
            <text:p>0.503055</text:p>
          </table:table-cell>
          <table:table-cell office:value-type="float" office:value="0.502903" calcext:value-type="float">
            <text:p>0.502903</text:p>
          </table:table-cell>
          <table:table-cell office:value-type="float" office:value="0.502753" calcext:value-type="float">
            <text:p>0.502753</text:p>
          </table:table-cell>
          <table:table-cell office:value-type="float" office:value="0.502609" calcext:value-type="float">
            <text:p>0.502609</text:p>
          </table:table-cell>
          <table:table-cell office:value-type="float" office:value="0.502474" calcext:value-type="float">
            <text:p>0.502474</text:p>
          </table:table-cell>
          <table:table-cell office:value-type="float" office:value="0.502353" calcext:value-type="float">
            <text:p>0.502353</text:p>
          </table:table-cell>
          <table:table-cell office:value-type="float" office:value="0.502246" calcext:value-type="float">
            <text:p>0.502246</text:p>
          </table:table-cell>
          <table:table-cell office:value-type="float" office:value="0.502157" calcext:value-type="float">
            <text:p>0.502157</text:p>
          </table:table-cell>
          <table:table-cell office:value-type="float" office:value="0.502086" calcext:value-type="float">
            <text:p>0.502086</text:p>
          </table:table-cell>
          <table:table-cell office:value-type="float" office:value="0.502032" calcext:value-type="float">
            <text:p>0.502032</text:p>
          </table:table-cell>
          <table:table-cell office:value-type="float" office:value="0.501996" calcext:value-type="float">
            <text:p>0.501996</text:p>
          </table:table-cell>
          <table:table-cell office:value-type="float" office:value="0.501976" calcext:value-type="float">
            <text:p>0.501976</text:p>
          </table:table-cell>
          <table:table-cell office:value-type="float" office:value="0.501971" calcext:value-type="float">
            <text:p>0.501971</text:p>
          </table:table-cell>
        </table:table-row>
        <table:table-row table:style-name="ro1">
          <table:table-cell office:value-type="float" office:value="0.503741" calcext:value-type="float">
            <text:p>0.503741</text:p>
          </table:table-cell>
          <table:table-cell office:value-type="float" office:value="0.503728" calcext:value-type="float">
            <text:p>0.503728</text:p>
          </table:table-cell>
          <table:table-cell office:value-type="float" office:value="0.503688" calcext:value-type="float">
            <text:p>0.503688</text:p>
          </table:table-cell>
          <table:table-cell office:value-type="float" office:value="0.503622" calcext:value-type="float">
            <text:p>0.503622</text:p>
          </table:table-cell>
          <table:table-cell office:value-type="float" office:value="0.503534" calcext:value-type="float">
            <text:p>0.503534</text:p>
          </table:table-cell>
          <table:table-cell office:value-type="float" office:value="0.503426" calcext:value-type="float">
            <text:p>0.503426</text:p>
          </table:table-cell>
          <table:table-cell office:value-type="float" office:value="0.503302" calcext:value-type="float">
            <text:p>0.503302</text:p>
          </table:table-cell>
          <table:table-cell office:value-type="float" office:value="0.503166" calcext:value-type="float">
            <text:p>0.503166</text:p>
          </table:table-cell>
          <table:table-cell office:value-type="float" office:value="0.503023" calcext:value-type="float">
            <text:p>0.503023</text:p>
          </table:table-cell>
          <table:table-cell office:value-type="float" office:value="0.502876" calcext:value-type="float">
            <text:p>0.502876</text:p>
          </table:table-cell>
          <table:table-cell office:value-type="float" office:value="0.502732" calcext:value-type="float">
            <text:p>0.502732</text:p>
          </table:table-cell>
          <table:table-cell office:value-type="float" office:value="0.502592" calcext:value-type="float">
            <text:p>0.502592</text:p>
          </table:table-cell>
          <table:table-cell office:value-type="float" office:value="0.502462" calcext:value-type="float">
            <text:p>0.502462</text:p>
          </table:table-cell>
          <table:table-cell office:value-type="float" office:value="0.502345" calcext:value-type="float">
            <text:p>0.502345</text:p>
          </table:table-cell>
          <table:table-cell office:value-type="float" office:value="0.502242" calcext:value-type="float">
            <text:p>0.502242</text:p>
          </table:table-cell>
          <table:table-cell office:value-type="float" office:value="0.502156" calcext:value-type="float">
            <text:p>0.502156</text:p>
          </table:table-cell>
          <table:table-cell office:value-type="float" office:value="0.502087" calcext:value-type="float">
            <text:p>0.502087</text:p>
          </table:table-cell>
          <table:table-cell office:value-type="float" office:value="0.502035" calcext:value-type="float">
            <text:p>0.502035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1981" calcext:value-type="float">
            <text:p>0.501981</text:p>
          </table:table-cell>
          <table:table-cell office:value-type="float" office:value="0.501976" calcext:value-type="float">
            <text:p>0.501976</text:p>
          </table:table-cell>
        </table:table-row>
        <table:table-row table:style-name="ro1">
          <table:table-cell office:value-type="float" office:value="0.503709" calcext:value-type="float">
            <text:p>0.503709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503657" calcext:value-type="float">
            <text:p>0.503657</text:p>
          </table:table-cell>
          <table:table-cell office:value-type="float" office:value="0.503593" calcext:value-type="float">
            <text:p>0.503593</text:p>
          </table:table-cell>
          <table:table-cell office:value-type="float" office:value="0.503506" calcext:value-type="float">
            <text:p>0.503506</text:p>
          </table:table-cell>
          <table:table-cell office:value-type="float" office:value="0.503401" calcext:value-type="float">
            <text:p>0.503401</text:p>
          </table:table-cell>
          <table:table-cell office:value-type="float" office:value="0.503279" calcext:value-type="float">
            <text:p>0.503279</text:p>
          </table:table-cell>
          <table:table-cell office:value-type="float" office:value="0.503146" calcext:value-type="float">
            <text:p>0.503146</text:p>
          </table:table-cell>
          <table:table-cell office:value-type="float" office:value="0.503005" calcext:value-type="float">
            <text:p>0.503005</text:p>
          </table:table-cell>
          <table:table-cell office:value-type="float" office:value="0.502861" calcext:value-type="float">
            <text:p>0.502861</text:p>
          </table:table-cell>
          <table:table-cell office:value-type="float" office:value="0.502719" calcext:value-type="float">
            <text:p>0.502719</text:p>
          </table:table-cell>
          <table:table-cell office:value-type="float" office:value="0.502583" calcext:value-type="float">
            <text:p>0.502583</text:p>
          </table:table-cell>
          <table:table-cell office:value-type="float" office:value="0.502455" calcext:value-type="float">
            <text:p>0.502455</text:p>
          </table:table-cell>
          <table:table-cell office:value-type="float" office:value="0.50234" calcext:value-type="float">
            <text:p>0.50234</text:p>
          </table:table-cell>
          <table:table-cell office:value-type="float" office:value="0.502239" calcext:value-type="float">
            <text:p>0.502239</text:p>
          </table:table-cell>
          <table:table-cell office:value-type="float" office:value="0.502155" calcext:value-type="float">
            <text:p>0.502155</text:p>
          </table:table-cell>
          <table:table-cell office:value-type="float" office:value="0.502087" calcext:value-type="float">
            <text:p>0.502087</text:p>
          </table:table-cell>
          <table:table-cell office:value-type="float" office:value="0.502037" calcext:value-type="float">
            <text:p>0.502037</text:p>
          </table:table-cell>
          <table:table-cell office:value-type="float" office:value="0.502003" calcext:value-type="float">
            <text:p>0.502003</text:p>
          </table:table-cell>
          <table:table-cell office:value-type="float" office:value="0.501984" calcext:value-type="float">
            <text:p>0.501984</text:p>
          </table:table-cell>
          <table:table-cell office:value-type="float" office:value="0.501978" calcext:value-type="float">
            <text:p>0.501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9T00:41:01.001770089</dc:date>
    <meta:editing-duration>PT50S</meta:editing-duration>
    <meta:editing-cycles>1</meta:editing-cycles>
    <meta:document-statistic meta:table-count="1" meta:cell-count="541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IMPLE_DIFFUSION_SPHE0.B2:SIMPLE_DIFFUSION_SPHE0.U2" svg:x="0.32cm" svg:y="0.18cm" svg:width="13.063cm" svg:height="8.64cm">
          <chartooo:coordinate-region svg:x="1.418cm" svg:y="0.379cm" svg:width="11.77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MPLE_DIFFUSION_SPHE0.B2:SIMPLE_DIFFUSION_SPHE0.U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0548116">
                <text:p>0.00548116</text:p>
                <draw:g>
                  <svg:desc>SIMPLE_DIFFUSION_SPHE0.B2:SIMPLE_DIFFUSION_SPHE0.U2</svg:desc>
                </draw:g>
              </table:table-cell>
              <table:table-cell office:value-type="float" office:value="0.00544024">
                <text:p>0.00544024</text:p>
              </table:table-cell>
              <table:table-cell office:value-type="float" office:value="0.00537274">
                <text:p>0.00537274</text:p>
              </table:table-cell>
              <table:table-cell office:value-type="float" office:value="0.00527963">
                <text:p>0.00527963</text:p>
              </table:table-cell>
              <table:table-cell office:value-type="float" office:value="0.0051623">
                <text:p>0.0051623</text:p>
              </table:table-cell>
              <table:table-cell office:value-type="float" office:value="0.00502242">
                <text:p>0.00502242</text:p>
              </table:table-cell>
              <table:table-cell office:value-type="float" office:value="0.00486199">
                <text:p>0.00486199</text:p>
              </table:table-cell>
              <table:table-cell office:value-type="float" office:value="0.00468323">
                <text:p>0.00468323</text:p>
              </table:table-cell>
              <table:table-cell office:value-type="float" office:value="0.00448857">
                <text:p>0.00448857</text:p>
              </table:table-cell>
              <table:table-cell office:value-type="float" office:value="0.00428057">
                <text:p>0.00428057</text:p>
              </table:table-cell>
              <table:table-cell office:value-type="float" office:value="0.00406187">
                <text:p>0.00406187</text:p>
              </table:table-cell>
              <table:table-cell office:value-type="float" office:value="0.00383514">
                <text:p>0.00383514</text:p>
              </table:table-cell>
              <table:table-cell office:value-type="float" office:value="0.00360303">
                <text:p>0.00360303</text:p>
              </table:table-cell>
              <table:table-cell office:value-type="float" office:value="0.0033681">
                <text:p>0.0033681</text:p>
              </table:table-cell>
              <table:table-cell office:value-type="float" office:value="0.0031328">
                <text:p>0.0031328</text:p>
              </table:table-cell>
              <table:table-cell office:value-type="float" office:value="0.00289943">
                <text:p>0.00289943</text:p>
              </table:table-cell>
              <table:table-cell office:value-type="float" office:value="0.00267007">
                <text:p>0.00267007</text:p>
              </table:table-cell>
              <table:table-cell office:value-type="float" office:value="0.0024468">
                <text:p>0.0024468</text:p>
              </table:table-cell>
              <table:table-cell office:value-type="float" office:value="0.00223403">
                <text:p>0.00223403</text:p>
              </table:table-cell>
              <table:table-cell office:value-type="float" office:value="0.00206825">
                <text:p>0.00206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